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Good" style:base-cell-address="'model-2596727_best___file-NUE_1_2019-06-27_range_8'.A1"/>
    </style:style>
    <style:style style:name="ce2" style:family="table-cell" style:parent-style-name="Default">
      <style:table-cell-properties fo:background-color="#ed1c24"/>
      <style:map style:condition="cell-content()=1" style:apply-style-name="Good" style:base-cell-address="'model-2596727_best___file-NUE_1_2019-06-27_range_8'.A1"/>
    </style:style>
    <style:style style:name="ce3" style:family="table-cell" style:parent-style-name="Default">
      <style:table-cell-properties fo:background-color="#ed1c24"/>
      <style:map style:condition="cell-content()=1" style:apply-style-name="Good" style:base-cell-address="'model-2596727_best___file-NUE_1_2019-06-27_range_8'.A1"/>
    </style:style>
  </office:automatic-styles>
  <office:body>
    <office:spreadsheet>
      <table:calculation-settings table:automatic-find-labels="false" table:use-regular-expressions="false" table:use-wildcards="true"/>
      <table:table table:name="model-2596727_best___file-NUE_1_2019-06-27_range_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number-columns-repeated="2" table:default-cell-style-name="ce1"/>
        <table:table-column table:style-name="co5" table:visibility="collapse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prob_0</text:p>
          </table:table-cell>
          <table:table-cell office:value-type="string" calcext:value-type="string">
            <text:p>prob_1</text:p>
          </table:table-cell>
          <table:table-cell office:value-type="string" calcext:value-type="string">
            <text:p>softmax_0</text:p>
          </table:table-cell>
          <table:table-cell office:value-type="string" calcext:value-type="string">
            <text:p>softmax_1</text:p>
          </table:table-cell>
          <table:table-cell office:value-type="string" calcext:value-type="string">
            <text:p>naive_based</text:p>
          </table:table-cell>
          <table:table-cell office:value-type="string" calcext:value-type="string">
            <text:p>prob_based</text:p>
          </table:table-cell>
          <table:table-cell office:value-type="string" calcext:value-type="string">
            <text:p>softmax_based</text:p>
          </table:table-cell>
        </table:table-row>
        <table:table-row table:style-name="ro1">
          <table:table-cell office:value-type="string" calcext:value-type="string">
            <text:p>G03610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100831031799" calcext:value-type="float">
            <text:p>2.96100831031799</text:p>
          </table:table-cell>
          <table:table-cell office:value-type="float" office:value="1.36833071708679" calcext:value-type="float">
            <text:p>1.36833071708679</text:p>
          </table:table-cell>
          <table:table-cell office:value-type="float" office:value="0.830992460250855" calcext:value-type="float">
            <text:p>0.830992460250855</text:p>
          </table:table-cell>
          <table:table-cell office:value-type="float" office:value="0.169007509946823" calcext:value-type="float">
            <text:p>0.1690075099468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0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441110610962" calcext:value-type="float">
            <text:p>5.12441110610962</text:p>
          </table:table-cell>
          <table:table-cell office:value-type="float" office:value="-0.492219716310501" calcext:value-type="float">
            <text:p>-0.492219716310501</text:p>
          </table:table-cell>
          <table:table-cell office:value-type="float" office:value="0.99637633562088" calcext:value-type="float">
            <text:p>0.99637633562088</text:p>
          </table:table-cell>
          <table:table-cell office:value-type="float" office:value="0.0036236944142729" calcext:value-type="float">
            <text:p>0.003623694414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0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1242785453796" calcext:value-type="float">
            <text:p>3.21242785453796</text:p>
          </table:table-cell>
          <table:table-cell office:value-type="float" office:value="0.992773413658142" calcext:value-type="float">
            <text:p>0.992773413658142</text:p>
          </table:table-cell>
          <table:table-cell office:value-type="float" office:value="0.902000665664673" calcext:value-type="float">
            <text:p>0.902000665664673</text:p>
          </table:table-cell>
          <table:table-cell office:value-type="float" office:value="0.0979993343353271" calcext:value-type="float">
            <text:p>0.0979993343353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0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0994234085083" calcext:value-type="float">
            <text:p>5.70994234085083</text:p>
          </table:table-cell>
          <table:table-cell office:value-type="float" office:value="-0.66160774230957" calcext:value-type="float">
            <text:p>-0.66160774230957</text:p>
          </table:table-cell>
          <table:table-cell office:value-type="float" office:value="0.998293459415436" calcext:value-type="float">
            <text:p>0.998293459415436</text:p>
          </table:table-cell>
          <table:table-cell office:value-type="float" office:value="0.0017065899446606" calcext:value-type="float">
            <text:p>0.0017065899446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0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273603439331" calcext:value-type="float">
            <text:p>11.6273603439331</text:p>
          </table:table-cell>
          <table:table-cell office:value-type="float" office:value="-6.08394289016724" calcext:value-type="float">
            <text:p>-6.08394289016724</text:p>
          </table:table-cell>
          <table:table-cell office:value-type="float" office:value="1" calcext:value-type="float">
            <text:p>1</text:p>
          </table:table-cell>
          <table:table-cell office:value-type="float" office:value="0.0000000203272456644754" calcext:value-type="float">
            <text:p>2.03272456644754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0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600219726563" calcext:value-type="float">
            <text:p>12.9600219726563</text:p>
          </table:table-cell>
          <table:table-cell office:value-type="float" office:value="-7.22792673110962" calcext:value-type="float">
            <text:p>-7.22792673110962</text:p>
          </table:table-cell>
          <table:table-cell office:value-type="float" office:value="1" calcext:value-type="float">
            <text:p>1</text:p>
          </table:table-cell>
          <table:table-cell office:value-type="float" office:value="0.00000000170799063781146" calcext:value-type="float">
            <text:p>1.70799063781146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0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550483703613" calcext:value-type="float">
            <text:p>20.6550483703613</text:p>
          </table:table-cell>
          <table:table-cell office:value-type="float" office:value="-13.2740592956543" calcext:value-type="float">
            <text:p>-13.2740592956543</text:p>
          </table:table-cell>
          <table:table-cell office:value-type="float" office:value="1" calcext:value-type="float">
            <text:p>1</text:p>
          </table:table-cell>
          <table:table-cell office:value-type="float" office:value="1.83982163000623E-015" calcext:value-type="float">
            <text:p>1.8398216300062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0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960090637207" calcext:value-type="float">
            <text:p>36.2960090637207</text:p>
          </table:table-cell>
          <table:table-cell office:value-type="float" office:value="-24.6681385040283" calcext:value-type="float">
            <text:p>-24.6681385040283</text:p>
          </table:table-cell>
          <table:table-cell office:value-type="float" office:value="1" calcext:value-type="float">
            <text:p>1</text:p>
          </table:table-cell>
          <table:table-cell office:value-type="float" office:value="3.33892195926796E-027" calcext:value-type="float">
            <text:p>3.33892195926796E-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0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529630661011" calcext:value-type="float">
            <text:p>11.7529630661011</text:p>
          </table:table-cell>
          <table:table-cell office:value-type="float" office:value="-6.3724627494812" calcext:value-type="float">
            <text:p>-6.3724627494812</text:p>
          </table:table-cell>
          <table:table-cell office:value-type="float" office:value="1" calcext:value-type="float">
            <text:p>1</text:p>
          </table:table-cell>
          <table:table-cell office:value-type="float" office:value="0.0000000134346942459729" calcext:value-type="float">
            <text:p>1.34346942459729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09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14942860603333" calcext:value-type="float">
            <text:p>-3.14942860603333</text:p>
          </table:table-cell>
          <table:table-cell office:value-type="float" office:value="8.60264396667481" calcext:value-type="float">
            <text:p>8.60264396667481</text:p>
          </table:table-cell>
          <table:table-cell office:value-type="float" office:value="0.00000787293083703844" calcext:value-type="float">
            <text:p>7.87293083703844E-06</text:p>
          </table:table-cell>
          <table:table-cell office:value-type="float" office:value="0.99999213218689" calcext:value-type="float">
            <text:p>0.999992132186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09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2304291725159" calcext:value-type="float">
            <text:p>-3.52304291725159</text:p>
          </table:table-cell>
          <table:table-cell office:value-type="float" office:value="8.20599365234375" calcext:value-type="float">
            <text:p>8.20599365234375</text:p>
          </table:table-cell>
          <table:table-cell office:value-type="float" office:value="0.00000805639410828007" calcext:value-type="float">
            <text:p>8.05639410828007E-06</text:p>
          </table:table-cell>
          <table:table-cell office:value-type="float" office:value="0.99999189376831" calcext:value-type="float">
            <text:p>0.99999189376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0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318546295166" calcext:value-type="float">
            <text:p>21.5318546295166</text:p>
          </table:table-cell>
          <table:table-cell office:value-type="float" office:value="-13.0576734542847" calcext:value-type="float">
            <text:p>-13.0576734542847</text:p>
          </table:table-cell>
          <table:table-cell office:value-type="float" office:value="1" calcext:value-type="float">
            <text:p>1</text:p>
          </table:table-cell>
          <table:table-cell office:value-type="float" office:value="9.50515597695069E-016" calcext:value-type="float">
            <text:p>9.50515597695069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0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473892211914" calcext:value-type="float">
            <text:p>21.3473892211914</text:p>
          </table:table-cell>
          <table:table-cell office:value-type="float" office:value="-13.1114301681519" calcext:value-type="float">
            <text:p>-13.1114301681519</text:p>
          </table:table-cell>
          <table:table-cell office:value-type="float" office:value="1" calcext:value-type="float">
            <text:p>1</text:p>
          </table:table-cell>
          <table:table-cell office:value-type="float" office:value="1.08323941366183E-015" calcext:value-type="float">
            <text:p>1.0832394136618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0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470699310303" calcext:value-type="float">
            <text:p>19.1470699310303</text:p>
          </table:table-cell>
          <table:table-cell office:value-type="float" office:value="-11.6506814956665" calcext:value-type="float">
            <text:p>-11.650681495666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421411190177409" calcext:value-type="float">
            <text:p>4.21411190177409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0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885925292969" calcext:value-type="float">
            <text:p>18.0885925292969</text:p>
          </table:table-cell>
          <table:table-cell office:value-type="float" office:value="-10.9813680648804" calcext:value-type="float">
            <text:p>-10.981368064880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37178928840648" calcext:value-type="float">
            <text:p>2.37178928840648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0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169200897217" calcext:value-type="float">
            <text:p>27.5169200897217</text:p>
          </table:table-cell>
          <table:table-cell office:value-type="float" office:value="-18.0770168304443" calcext:value-type="float">
            <text:p>-18.0770168304443</text:p>
          </table:table-cell>
          <table:table-cell office:value-type="float" office:value="1" calcext:value-type="float">
            <text:p>1</text:p>
          </table:table-cell>
          <table:table-cell office:value-type="float" office:value="1.58053745569897E-020" calcext:value-type="float">
            <text:p>1.58053745569897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9393157958984" calcext:value-type="float">
            <text:p>8.69393157958984</text:p>
          </table:table-cell>
          <table:table-cell office:value-type="float" office:value="-3.26635456085205" calcext:value-type="float">
            <text:p>-3.26635456085205</text:p>
          </table:table-cell>
          <table:table-cell office:value-type="float" office:value="0.999993562698364" calcext:value-type="float">
            <text:p>0.999993562698364</text:p>
          </table:table-cell>
          <table:table-cell office:value-type="float" office:value="0.00000639309200778371" calcext:value-type="float">
            <text:p>6.39309200778371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0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.07830715179443" calcext:value-type="float">
            <text:p>-9.07830715179443</text:p>
          </table:table-cell>
          <table:table-cell office:value-type="float" office:value="15.5537490844727" calcext:value-type="float">
            <text:p>15.5537490844727</text:p>
          </table:table-cell>
          <table:table-cell office:value-type="float" office:value="0.0000000000200647380654839" calcext:value-type="float">
            <text:p>2.00647380654839E-1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10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07349896430969" calcext:value-type="float">
            <text:p>-0.207349896430969</text:p>
          </table:table-cell>
          <table:table-cell office:value-type="float" office:value="5.38337516784668" calcext:value-type="float">
            <text:p>5.38337516784668</text:p>
          </table:table-cell>
          <table:table-cell office:value-type="float" office:value="0.0037184429820626" calcext:value-type="float">
            <text:p>0.003718442982063</text:p>
          </table:table-cell>
          <table:table-cell office:value-type="float" office:value="0.996281564235687" calcext:value-type="float">
            <text:p>0.9962815642356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59684753418" calcext:value-type="float">
            <text:p>36.059684753418</text:p>
          </table:table-cell>
          <table:table-cell office:value-type="float" office:value="-23.3377723693848" calcext:value-type="float">
            <text:p>-23.3377723693848</text:p>
          </table:table-cell>
          <table:table-cell office:value-type="float" office:value="1" calcext:value-type="float">
            <text:p>1</text:p>
          </table:table-cell>
          <table:table-cell office:value-type="float" office:value="1.5996026857262E-026" calcext:value-type="float">
            <text:p>1.5996026857262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409732818603" calcext:value-type="float">
            <text:p>30.4409732818603</text:p>
          </table:table-cell>
          <table:table-cell office:value-type="float" office:value="-19.6791133880615" calcext:value-type="float">
            <text:p>-19.6791133880615</text:p>
          </table:table-cell>
          <table:table-cell office:value-type="float" office:value="1" calcext:value-type="float">
            <text:p>1</text:p>
          </table:table-cell>
          <table:table-cell office:value-type="float" office:value="1.71049934391197E-022" calcext:value-type="float">
            <text:p>1.71049934391197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43465423584" calcext:value-type="float">
            <text:p>38.743465423584</text:p>
          </table:table-cell>
          <table:table-cell office:value-type="float" office:value="-26.0920677185059" calcext:value-type="float">
            <text:p>-26.0920677185059</text:p>
          </table:table-cell>
          <table:table-cell office:value-type="float" office:value="1" calcext:value-type="float">
            <text:p>1</text:p>
          </table:table-cell>
          <table:table-cell office:value-type="float" office:value="6.95481710384911E-029" calcext:value-type="float">
            <text:p>6.95481710384911E-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142036437988" calcext:value-type="float">
            <text:p>25.9142036437988</text:p>
          </table:table-cell>
          <table:table-cell office:value-type="float" office:value="-16.9116687774658" calcext:value-type="float">
            <text:p>-16.9116687774658</text:p>
          </table:table-cell>
          <table:table-cell office:value-type="float" office:value="1" calcext:value-type="float">
            <text:p>1</text:p>
          </table:table-cell>
          <table:table-cell office:value-type="float" office:value="2.51743992528024E-019" calcext:value-type="float">
            <text:p>2.51743992528024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656574249268" calcext:value-type="float">
            <text:p>16.7656574249268</text:p>
          </table:table-cell>
          <table:table-cell office:value-type="float" office:value="-10.0196514129639" calcext:value-type="float">
            <text:p>-10.019651412963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3296364837222" calcext:value-type="float">
            <text:p>2.3296364837222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0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650706052780151" calcext:value-type="float">
            <text:p>-0.650706052780151</text:p>
          </table:table-cell>
          <table:table-cell office:value-type="float" office:value="5.62743425369263" calcext:value-type="float">
            <text:p>5.62743425369263</text:p>
          </table:table-cell>
          <table:table-cell office:value-type="float" office:value="0.0018733722390607" calcext:value-type="float">
            <text:p>0.001873372239061</text:p>
          </table:table-cell>
          <table:table-cell office:value-type="float" office:value="0.998126685619354" calcext:value-type="float">
            <text:p>0.9981266856193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1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2982978820801" calcext:value-type="float">
            <text:p>9.72982978820801</text:p>
          </table:table-cell>
          <table:table-cell office:value-type="float" office:value="-4.54923057556152" calcext:value-type="float">
            <text:p>-4.54923057556152</text:p>
          </table:table-cell>
          <table:table-cell office:value-type="float" office:value="0.999999403953552" calcext:value-type="float">
            <text:p>0.999999403953552</text:p>
          </table:table-cell>
          <table:table-cell office:value-type="float" office:value="0.000000629046269295941" calcext:value-type="float">
            <text:p>6.29046269295941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64807510376" calcext:value-type="float">
            <text:p>30.464807510376</text:p>
          </table:table-cell>
          <table:table-cell office:value-type="float" office:value="-19.9528503417969" calcext:value-type="float">
            <text:p>-19.9528503417969</text:p>
          </table:table-cell>
          <table:table-cell office:value-type="float" office:value="1" calcext:value-type="float">
            <text:p>1</text:p>
          </table:table-cell>
          <table:table-cell office:value-type="float" office:value="1.27025298588593E-022" calcext:value-type="float">
            <text:p>1.27025298588593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281917572021" calcext:value-type="float">
            <text:p>27.3281917572021</text:p>
          </table:table-cell>
          <table:table-cell office:value-type="float" office:value="-17.6482696533203" calcext:value-type="float">
            <text:p>-17.6482696533203</text:p>
          </table:table-cell>
          <table:table-cell office:value-type="float" office:value="1" calcext:value-type="float">
            <text:p>1</text:p>
          </table:table-cell>
          <table:table-cell office:value-type="float" office:value="2.93069186298743E-020" calcext:value-type="float">
            <text:p>2.93069186298743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785087585449" calcext:value-type="float">
            <text:p>24.1785087585449</text:p>
          </table:table-cell>
          <table:table-cell office:value-type="float" office:value="-15.7768898010254" calcext:value-type="float">
            <text:p>-15.7768898010254</text:p>
          </table:table-cell>
          <table:table-cell office:value-type="float" office:value="1" calcext:value-type="float">
            <text:p>1</text:p>
          </table:table-cell>
          <table:table-cell office:value-type="float" office:value="4.44212615271288E-018" calcext:value-type="float">
            <text:p>4.44212615271288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235111236572" calcext:value-type="float">
            <text:p>28.3235111236572</text:p>
          </table:table-cell>
          <table:table-cell office:value-type="float" office:value="-18.7070999145508" calcext:value-type="float">
            <text:p>-18.7070999145508</text:p>
          </table:table-cell>
          <table:table-cell office:value-type="float" office:value="1" calcext:value-type="float">
            <text:p>1</text:p>
          </table:table-cell>
          <table:table-cell office:value-type="float" office:value="3.75721428534211E-021" calcext:value-type="float">
            <text:p>3.75721428534211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034141540527" calcext:value-type="float">
            <text:p>20.0034141540527</text:p>
          </table:table-cell>
          <table:table-cell office:value-type="float" office:value="-12.1888055801392" calcext:value-type="float">
            <text:p>-12.188805580139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04495371502835" calcext:value-type="float">
            <text:p>1.04495371502835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6452941894531" calcext:value-type="float">
            <text:p>7.56452941894531</text:p>
          </table:table-cell>
          <table:table-cell office:value-type="float" office:value="-2.85776472091675" calcext:value-type="float">
            <text:p>-2.85776472091675</text:p>
          </table:table-cell>
          <table:table-cell office:value-type="float" office:value="0.999970197677612" calcext:value-type="float">
            <text:p>0.999970197677612</text:p>
          </table:table-cell>
          <table:table-cell office:value-type="float" office:value="0.000029760622055619" calcext:value-type="float">
            <text:p>2.9760622055619E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16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98673057556152" calcext:value-type="float">
            <text:p>-2.98673057556152</text:p>
          </table:table-cell>
          <table:table-cell office:value-type="float" office:value="8.05594921112061" calcext:value-type="float">
            <text:p>8.05594921112061</text:p>
          </table:table-cell>
          <table:table-cell office:value-type="float" office:value="0.0000160036161105381" calcext:value-type="float">
            <text:p>1.60036161105381E-05</text:p>
          </table:table-cell>
          <table:table-cell office:value-type="float" office:value="0.9999840259552" calcext:value-type="float">
            <text:p>0.99998402595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1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62663269043" calcext:value-type="float">
            <text:p>18.362663269043</text:p>
          </table:table-cell>
          <table:table-cell office:value-type="float" office:value="-11.1697616577148" calcext:value-type="float">
            <text:p>-11.169761657714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49358796814811" calcext:value-type="float">
            <text:p>1.49358796814811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718780517578" calcext:value-type="float">
            <text:p>34.9718780517578</text:p>
          </table:table-cell>
          <table:table-cell office:value-type="float" office:value="-23.1190509796143" calcext:value-type="float">
            <text:p>-23.1190509796143</text:p>
          </table:table-cell>
          <table:table-cell office:value-type="float" office:value="1" calcext:value-type="float">
            <text:p>1</text:p>
          </table:table-cell>
          <table:table-cell office:value-type="float" office:value="5.90786991494474E-026" calcext:value-type="float">
            <text:p>5.90786991494474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596771240234" calcext:value-type="float">
            <text:p>29.0596771240234</text:p>
          </table:table-cell>
          <table:table-cell office:value-type="float" office:value="-18.9823474884033" calcext:value-type="float">
            <text:p>-18.9823474884033</text:p>
          </table:table-cell>
          <table:table-cell office:value-type="float" office:value="1" calcext:value-type="float">
            <text:p>1</text:p>
          </table:table-cell>
          <table:table-cell office:value-type="float" office:value="1.36651570053146E-021" calcext:value-type="float">
            <text:p>1.36651570053146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413776397705" calcext:value-type="float">
            <text:p>24.4413776397705</text:p>
          </table:table-cell>
          <table:table-cell office:value-type="float" office:value="-15.8594627380371" calcext:value-type="float">
            <text:p>-15.8594627380371</text:p>
          </table:table-cell>
          <table:table-cell office:value-type="float" office:value="1" calcext:value-type="float">
            <text:p>1</text:p>
          </table:table-cell>
          <table:table-cell office:value-type="float" office:value="3.14460857591067E-018" calcext:value-type="float">
            <text:p>3.14460857591067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770622253418" calcext:value-type="float">
            <text:p>19.9770622253418</text:p>
          </table:table-cell>
          <table:table-cell office:value-type="float" office:value="-12.3320779800415" calcext:value-type="float">
            <text:p>-12.3320779800415</text:p>
          </table:table-cell>
          <table:table-cell office:value-type="float" office:value="1" calcext:value-type="float">
            <text:p>1</text:p>
          </table:table-cell>
          <table:table-cell office:value-type="float" office:value="9.29649152797696E-015" calcext:value-type="float">
            <text:p>9.29649152797696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434608459473" calcext:value-type="float">
            <text:p>13.5434608459473</text:p>
          </table:table-cell>
          <table:table-cell office:value-type="float" office:value="-7.68764352798462" calcext:value-type="float">
            <text:p>-7.6876435279846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60179522476389" calcext:value-type="float">
            <text:p>6.0179522476389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2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6580972671509" calcext:value-type="float">
            <text:p>-5.56580972671509</text:p>
          </table:table-cell>
          <table:table-cell office:value-type="float" office:value="10.4805278778076" calcext:value-type="float">
            <text:p>10.4805278778076</text:p>
          </table:table-cell>
          <table:table-cell office:value-type="float" office:value="0.000000107439575458557" calcext:value-type="float">
            <text:p>1.07439575458557E-07</text:p>
          </table:table-cell>
          <table:table-cell office:value-type="float" office:value="0.99999988079071" calcext:value-type="float">
            <text:p>0.999999880790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1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0130577087402" calcext:value-type="float">
            <text:p>9.80130577087402</text:p>
          </table:table-cell>
          <table:table-cell office:value-type="float" office:value="-4.86264324188232" calcext:value-type="float">
            <text:p>-4.86264324188232</text:p>
          </table:table-cell>
          <table:table-cell office:value-type="float" office:value="0.999999523162842" calcext:value-type="float">
            <text:p>0.999999523162842</text:p>
          </table:table-cell>
          <table:table-cell office:value-type="float" office:value="0.000000428082699954757" calcext:value-type="float">
            <text:p>4.28082699954757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213207244873" calcext:value-type="float">
            <text:p>22.6213207244873</text:p>
          </table:table-cell>
          <table:table-cell office:value-type="float" office:value="-13.9145822525024" calcext:value-type="float">
            <text:p>-13.9145822525024</text:p>
          </table:table-cell>
          <table:table-cell office:value-type="float" office:value="1" calcext:value-type="float">
            <text:p>1</text:p>
          </table:table-cell>
          <table:table-cell office:value-type="float" office:value="1.35724589001089E-016" calcext:value-type="float">
            <text:p>1.35724589001089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527339935303" calcext:value-type="float">
            <text:p>21.4527339935303</text:p>
          </table:table-cell>
          <table:table-cell office:value-type="float" office:value="-13.3672580718994" calcext:value-type="float">
            <text:p>-13.3672580718994</text:p>
          </table:table-cell>
          <table:table-cell office:value-type="float" office:value="1" calcext:value-type="float">
            <text:p>1</text:p>
          </table:table-cell>
          <table:table-cell office:value-type="float" office:value="7.54865545258106E-016" calcext:value-type="float">
            <text:p>7.54865545258106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861034393311" calcext:value-type="float">
            <text:p>23.5861034393311</text:p>
          </table:table-cell>
          <table:table-cell office:value-type="float" office:value="-14.8102998733521" calcext:value-type="float">
            <text:p>-14.8102998733521</text:p>
          </table:table-cell>
          <table:table-cell office:value-type="float" office:value="1" calcext:value-type="float">
            <text:p>1</text:p>
          </table:table-cell>
          <table:table-cell office:value-type="float" office:value="2.11180351894033E-017" calcext:value-type="float">
            <text:p>2.11180351894033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056667327881" calcext:value-type="float">
            <text:p>28.5056667327881</text:p>
          </table:table-cell>
          <table:table-cell office:value-type="float" office:value="-18.8005218505859" calcext:value-type="float">
            <text:p>-18.8005218505859</text:p>
          </table:table-cell>
          <table:table-cell office:value-type="float" office:value="1" calcext:value-type="float">
            <text:p>1</text:p>
          </table:table-cell>
          <table:table-cell office:value-type="float" office:value="2.85221669705283E-021" calcext:value-type="float">
            <text:p>2.85221669705283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267133712769" calcext:value-type="float">
            <text:p>15.5267133712769</text:p>
          </table:table-cell>
          <table:table-cell office:value-type="float" office:value="-9.00734901428223" calcext:value-type="float">
            <text:p>-9.0073490142822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21305647418735" calcext:value-type="float">
            <text:p>2.21305647418735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G0361130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03242349624634" calcext:value-type="float">
            <text:p>3.03242349624634</text:p>
          </table:table-cell>
          <table:table-cell table:style-name="ce2" office:value-type="float" office:value="2.0968918800354" calcext:value-type="float">
            <text:p>2.0968918800354</text:p>
          </table:table-cell>
          <table:table-cell table:style-name="ce2" office:value-type="float" office:value="0.718196213245392" calcext:value-type="float">
            <text:p>0.718196213245392</text:p>
          </table:table-cell>
          <table:table-cell table:style-name="ce2" office:value-type="float" office:value="0.28180381655693" calcext:value-type="float">
            <text:p>0.28180381655693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1630487442017" calcext:value-type="float">
            <text:p>6.61630487442017</text:p>
          </table:table-cell>
          <table:table-cell office:value-type="float" office:value="-1.31048977375031" calcext:value-type="float">
            <text:p>-1.31048977375031</text:p>
          </table:table-cell>
          <table:table-cell office:value-type="float" office:value="0.99963915348053" calcext:value-type="float">
            <text:p>0.99963915348053</text:p>
          </table:table-cell>
          <table:table-cell office:value-type="float" office:value="0.0003608113038353" calcext:value-type="float">
            <text:p>0.0003608113038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174980163574" calcext:value-type="float">
            <text:p>19.0174980163574</text:p>
          </table:table-cell>
          <table:table-cell office:value-type="float" office:value="-11.317925453186" calcext:value-type="float">
            <text:p>-11.31792545318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669103647813439" calcext:value-type="float">
            <text:p>6.69103647813439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898139953613" calcext:value-type="float">
            <text:p>18.2898139953613</text:p>
          </table:table-cell>
          <table:table-cell office:value-type="float" office:value="-10.7334146499634" calcext:value-type="float">
            <text:p>-10.733414649963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48526324303153" calcext:value-type="float">
            <text:p>2.48526324303153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795822143555" calcext:value-type="float">
            <text:p>18.5795822143555</text:p>
          </table:table-cell>
          <table:table-cell office:value-type="float" office:value="-11.0704679489136" calcext:value-type="float">
            <text:p>-11.070467948913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32784205180737" calcext:value-type="float">
            <text:p>1.32784205180737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331466674805" calcext:value-type="float">
            <text:p>35.7331466674805</text:p>
          </table:table-cell>
          <table:table-cell office:value-type="float" office:value="-23.3713283538818" calcext:value-type="float">
            <text:p>-23.3713283538818</text:p>
          </table:table-cell>
          <table:table-cell office:value-type="float" office:value="1" calcext:value-type="float">
            <text:p>1</text:p>
          </table:table-cell>
          <table:table-cell office:value-type="float" office:value="2.14413349300323E-026" calcext:value-type="float">
            <text:p>2.14413349300323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066337585449" calcext:value-type="float">
            <text:p>18.0066337585449</text:p>
          </table:table-cell>
          <table:table-cell office:value-type="float" office:value="-10.8142004013062" calcext:value-type="float">
            <text:p>-10.814200401306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04277870261105" calcext:value-type="float">
            <text:p>3.04277870261105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3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4122930765152" calcext:value-type="float">
            <text:p>-0.54122930765152</text:p>
          </table:table-cell>
          <table:table-cell office:value-type="float" office:value="5.75957775115967" calcext:value-type="float">
            <text:p>5.75957775115967</text:p>
          </table:table-cell>
          <table:table-cell office:value-type="float" office:value="0.0018314629560336" calcext:value-type="float">
            <text:p>0.001831462956034</text:p>
          </table:table-cell>
          <table:table-cell office:value-type="float" office:value="0.998168468475342" calcext:value-type="float">
            <text:p>0.9981684684753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38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43897128105164" calcext:value-type="float">
            <text:p>-2.43897128105164</text:p>
          </table:table-cell>
          <table:table-cell office:value-type="float" office:value="6.81551790237427" calcext:value-type="float">
            <text:p>6.81551790237427</text:p>
          </table:table-cell>
          <table:table-cell office:value-type="float" office:value="0.0000956720105023123" calcext:value-type="float">
            <text:p>9.56720105023123E-05</text:p>
          </table:table-cell>
          <table:table-cell office:value-type="float" office:value="0.999904274940491" calcext:value-type="float">
            <text:p>0.9999042749404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1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938861846924" calcext:value-type="float">
            <text:p>23.2938861846924</text:p>
          </table:table-cell>
          <table:table-cell office:value-type="float" office:value="-14.276403427124" calcext:value-type="float">
            <text:p>-14.276403427124</text:p>
          </table:table-cell>
          <table:table-cell office:value-type="float" office:value="1" calcext:value-type="float">
            <text:p>1</text:p>
          </table:table-cell>
          <table:table-cell office:value-type="float" office:value="4.82425828398564E-017" calcext:value-type="float">
            <text:p>4.82425828398564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993515014648" calcext:value-type="float">
            <text:p>34.4993515014648</text:p>
          </table:table-cell>
          <table:table-cell office:value-type="float" office:value="-21.9456806182861" calcext:value-type="float">
            <text:p>-21.9456806182861</text:p>
          </table:table-cell>
          <table:table-cell office:value-type="float" office:value="1" calcext:value-type="float">
            <text:p>1</text:p>
          </table:table-cell>
          <table:table-cell office:value-type="float" office:value="3.06361971847826E-025" calcext:value-type="float">
            <text:p>3.06361971847826E-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243019104004" calcext:value-type="float">
            <text:p>37.6243019104004</text:p>
          </table:table-cell>
          <table:table-cell office:value-type="float" office:value="-25.1422348022461" calcext:value-type="float">
            <text:p>-25.1422348022461</text:p>
          </table:table-cell>
          <table:table-cell office:value-type="float" office:value="1" calcext:value-type="float">
            <text:p>1</text:p>
          </table:table-cell>
          <table:table-cell office:value-type="float" office:value="5.50604111800867E-028" calcext:value-type="float">
            <text:p>5.50604111800867E-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086799621582" calcext:value-type="float">
            <text:p>47.086799621582</text:p>
          </table:table-cell>
          <table:table-cell office:value-type="float" office:value="-31.8667583465576" calcext:value-type="float">
            <text:p>-31.8667583465576</text:p>
          </table:table-cell>
          <table:table-cell office:value-type="float" office:value="1" calcext:value-type="float">
            <text:p>1</text:p>
          </table:table-cell>
          <table:table-cell office:value-type="float" office:value="5.13930779351497E-035" calcext:value-type="float">
            <text:p>5.13930779351497E-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19189453125" calcext:value-type="float">
            <text:p>31.419189453125</text:p>
          </table:table-cell>
          <table:table-cell office:value-type="float" office:value="-21.0484237670898" calcext:value-type="float">
            <text:p>-21.0484237670898</text:p>
          </table:table-cell>
          <table:table-cell office:value-type="float" office:value="1" calcext:value-type="float">
            <text:p>1</text:p>
          </table:table-cell>
          <table:table-cell office:value-type="float" office:value="1.63532885136233E-023" calcext:value-type="float">
            <text:p>1.63532885136233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285676956177" calcext:value-type="float">
            <text:p>11.1285676956177</text:p>
          </table:table-cell>
          <table:table-cell office:value-type="float" office:value="-5.69569063186646" calcext:value-type="float">
            <text:p>-5.69569063186646</text:p>
          </table:table-cell>
          <table:table-cell office:value-type="float" office:value="1" calcext:value-type="float">
            <text:p>1</text:p>
          </table:table-cell>
          <table:table-cell office:value-type="float" office:value="0.0000000493534209056179" calcext:value-type="float">
            <text:p>4.93534209056179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4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63710784912109" calcext:value-type="float">
            <text:p>-7.63710784912109</text:p>
          </table:table-cell>
          <table:table-cell office:value-type="float" office:value="13.3894004821777" calcext:value-type="float">
            <text:p>13.3894004821777</text:p>
          </table:table-cell>
          <table:table-cell office:value-type="float" office:value="0.000000000738419991819228" calcext:value-type="float">
            <text:p>7.38419991819228E-1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1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3197393417358" calcext:value-type="float">
            <text:p>5.93197393417358</text:p>
          </table:table-cell>
          <table:table-cell office:value-type="float" office:value="-2.0424656867981" calcext:value-type="float">
            <text:p>-2.0424656867981</text:p>
          </table:table-cell>
          <table:table-cell office:value-type="float" office:value="0.999655961990356" calcext:value-type="float">
            <text:p>0.999655961990356</text:p>
          </table:table-cell>
          <table:table-cell office:value-type="float" office:value="0.0003440293075982" calcext:value-type="float">
            <text:p>0.0003440293075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49390411377" calcext:value-type="float">
            <text:p>27.449390411377</text:p>
          </table:table-cell>
          <table:table-cell office:value-type="float" office:value="-17.5917778015137" calcext:value-type="float">
            <text:p>-17.5917778015137</text:p>
          </table:table-cell>
          <table:table-cell office:value-type="float" office:value="1" calcext:value-type="float">
            <text:p>1</text:p>
          </table:table-cell>
          <table:table-cell office:value-type="float" office:value="2.74706649117118E-020" calcext:value-type="float">
            <text:p>2.74706649117118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89030456543" calcext:value-type="float">
            <text:p>41.889030456543</text:p>
          </table:table-cell>
          <table:table-cell office:value-type="float" office:value="-28.1240501403809" calcext:value-type="float">
            <text:p>-28.1240501403809</text:p>
          </table:table-cell>
          <table:table-cell office:value-type="float" office:value="1" calcext:value-type="float">
            <text:p>1</text:p>
          </table:table-cell>
          <table:table-cell office:value-type="float" office:value="3.92380178873689E-031" calcext:value-type="float">
            <text:p>3.92380178873689E-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055156707764" calcext:value-type="float">
            <text:p>20.9055156707764</text:p>
          </table:table-cell>
          <table:table-cell office:value-type="float" office:value="-13.0333518981934" calcext:value-type="float">
            <text:p>-13.0333518981934</text:p>
          </table:table-cell>
          <table:table-cell office:value-type="float" office:value="1" calcext:value-type="float">
            <text:p>1</text:p>
          </table:table-cell>
          <table:table-cell office:value-type="float" office:value="1.82195622284098E-015" calcext:value-type="float">
            <text:p>1.8219562228409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296653747559" calcext:value-type="float">
            <text:p>20.1296653747559</text:p>
          </table:table-cell>
          <table:table-cell office:value-type="float" office:value="-12.3464555740356" calcext:value-type="float">
            <text:p>-12.3464555740356</text:p>
          </table:table-cell>
          <table:table-cell office:value-type="float" office:value="1" calcext:value-type="float">
            <text:p>1</text:p>
          </table:table-cell>
          <table:table-cell office:value-type="float" office:value="7.86683882641505E-015" calcext:value-type="float">
            <text:p>7.8668388264150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370105743408" calcext:value-type="float">
            <text:p>12.6370105743408</text:p>
          </table:table-cell>
          <table:table-cell office:value-type="float" office:value="-6.60814380645752" calcext:value-type="float">
            <text:p>-6.60814380645752</text:p>
          </table:table-cell>
          <table:table-cell office:value-type="float" office:value="1" calcext:value-type="float">
            <text:p>1</text:p>
          </table:table-cell>
          <table:table-cell office:value-type="float" office:value="0.00000000438465308505442" calcext:value-type="float">
            <text:p>4.38465308505442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5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22132480144501" calcext:value-type="float">
            <text:p>-1.22132480144501</text:p>
          </table:table-cell>
          <table:table-cell office:value-type="float" office:value="7.0701756477356" calcext:value-type="float">
            <text:p>7.0701756477356</text:p>
          </table:table-cell>
          <table:table-cell office:value-type="float" office:value="0.0002505753946024" calcext:value-type="float">
            <text:p>0.000250575394602</text:p>
          </table:table-cell>
          <table:table-cell office:value-type="float" office:value="0.99974936246872" calcext:value-type="float">
            <text:p>0.999749362468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1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2612037658691" calcext:value-type="float">
            <text:p>9.32612037658691</text:p>
          </table:table-cell>
          <table:table-cell office:value-type="float" office:value="-4.14990997314453" calcext:value-type="float">
            <text:p>-4.14990997314453</text:p>
          </table:table-cell>
          <table:table-cell office:value-type="float" office:value="0.999998569488525" calcext:value-type="float">
            <text:p>0.999998569488525</text:p>
          </table:table-cell>
          <table:table-cell office:value-type="float" office:value="0.00000140421559535753" calcext:value-type="float">
            <text:p>1.40421559535753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612350463867" calcext:value-type="float">
            <text:p>30.4612350463867</text:p>
          </table:table-cell>
          <table:table-cell office:value-type="float" office:value="-19.5918083190918" calcext:value-type="float">
            <text:p>-19.5918083190918</text:p>
          </table:table-cell>
          <table:table-cell office:value-type="float" office:value="1" calcext:value-type="float">
            <text:p>1</text:p>
          </table:table-cell>
          <table:table-cell office:value-type="float" office:value="1.82910855687091E-022" calcext:value-type="float">
            <text:p>1.82910855687091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731338500977" calcext:value-type="float">
            <text:p>35.6731338500977</text:p>
          </table:table-cell>
          <table:table-cell office:value-type="float" office:value="-23.4747734069824" calcext:value-type="float">
            <text:p>-23.4747734069824</text:p>
          </table:table-cell>
          <table:table-cell office:value-type="float" office:value="1" calcext:value-type="float">
            <text:p>1</text:p>
          </table:table-cell>
          <table:table-cell office:value-type="float" office:value="2.053006345829E-026" calcext:value-type="float">
            <text:p>2.053006345829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896751403809" calcext:value-type="float">
            <text:p>26.3896751403809</text:p>
          </table:table-cell>
          <table:table-cell office:value-type="float" office:value="-17.1046905517578" calcext:value-type="float">
            <text:p>-17.1046905517578</text:p>
          </table:table-cell>
          <table:table-cell office:value-type="float" office:value="1" calcext:value-type="float">
            <text:p>1</text:p>
          </table:table-cell>
          <table:table-cell office:value-type="float" office:value="1.29014054745492E-019" calcext:value-type="float">
            <text:p>1.29014054745492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454963684082" calcext:value-type="float">
            <text:p>21.1454963684082</text:p>
          </table:table-cell>
          <table:table-cell office:value-type="float" office:value="-13.4192476272583" calcext:value-type="float">
            <text:p>-13.4192476272583</text:p>
          </table:table-cell>
          <table:table-cell office:value-type="float" office:value="1" calcext:value-type="float">
            <text:p>1</text:p>
          </table:table-cell>
          <table:table-cell office:value-type="float" office:value="9.74367516094158E-016" calcext:value-type="float">
            <text:p>9.74367516094158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509979248047" calcext:value-type="float">
            <text:p>13.8509979248047</text:p>
          </table:table-cell>
          <table:table-cell office:value-type="float" office:value="-7.22818183898926" calcext:value-type="float">
            <text:p>-7.2281818389892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700532909458928" calcext:value-type="float">
            <text:p>7.00532909458928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0773687362671" calcext:value-type="float">
            <text:p>6.30773687362671</text:p>
          </table:table-cell>
          <table:table-cell office:value-type="float" office:value="-1.30492794513702" calcext:value-type="float">
            <text:p>-1.30492794513702</text:p>
          </table:table-cell>
          <table:table-cell office:value-type="float" office:value="0.999506115913391" calcext:value-type="float">
            <text:p>0.999506115913391</text:p>
          </table:table-cell>
          <table:table-cell office:value-type="float" office:value="0.000493909290526" calcext:value-type="float">
            <text:p>0.0004939092905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6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3984546661377" calcext:value-type="float">
            <text:p>-3.53984546661377</text:p>
          </table:table-cell>
          <table:table-cell office:value-type="float" office:value="8.33898067474365" calcext:value-type="float">
            <text:p>8.33898067474365</text:p>
          </table:table-cell>
          <table:table-cell office:value-type="float" office:value="0.00000693566880727303" calcext:value-type="float">
            <text:p>6.93566880727303E-06</text:p>
          </table:table-cell>
          <table:table-cell office:value-type="float" office:value="0.999993085861206" calcext:value-type="float">
            <text:p>0.9999930858612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1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21230506897" calcext:value-type="float">
            <text:p>15.721230506897</text:p>
          </table:table-cell>
          <table:table-cell office:value-type="float" office:value="-9.1864185333252" calcext:value-type="float">
            <text:p>-9.186418533325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52315833557015" calcext:value-type="float">
            <text:p>1.52315833557015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917102813721" calcext:value-type="float">
            <text:p>23.3917102813721</text:p>
          </table:table-cell>
          <table:table-cell office:value-type="float" office:value="-14.6032991409302" calcext:value-type="float">
            <text:p>-14.6032991409302</text:p>
          </table:table-cell>
          <table:table-cell office:value-type="float" office:value="1" calcext:value-type="float">
            <text:p>1</text:p>
          </table:table-cell>
          <table:table-cell office:value-type="float" office:value="3.15483509254173E-017" calcext:value-type="float">
            <text:p>3.15483509254173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449794769287" calcext:value-type="float">
            <text:p>28.1449794769287</text:p>
          </table:table-cell>
          <table:table-cell office:value-type="float" office:value="-18.4418907165527" calcext:value-type="float">
            <text:p>-18.4418907165527</text:p>
          </table:table-cell>
          <table:table-cell office:value-type="float" office:value="1" calcext:value-type="float">
            <text:p>1</text:p>
          </table:table-cell>
          <table:table-cell office:value-type="float" office:value="5.85571818501372E-021" calcext:value-type="float">
            <text:p>5.85571818501372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762428283691" calcext:value-type="float">
            <text:p>30.1762428283691</text:p>
          </table:table-cell>
          <table:table-cell office:value-type="float" office:value="-20.4988975524902" calcext:value-type="float">
            <text:p>-20.4988975524902</text:p>
          </table:table-cell>
          <table:table-cell office:value-type="float" office:value="1" calcext:value-type="float">
            <text:p>1</text:p>
          </table:table-cell>
          <table:table-cell office:value-type="float" office:value="9.81897566865745E-023" calcext:value-type="float">
            <text:p>9.81897566865745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809413909912" calcext:value-type="float">
            <text:p>21.3809413909912</text:p>
          </table:table-cell>
          <table:table-cell office:value-type="float" office:value="-13.8085832595825" calcext:value-type="float">
            <text:p>-13.8085832595825</text:p>
          </table:table-cell>
          <table:table-cell office:value-type="float" office:value="1" calcext:value-type="float">
            <text:p>1</text:p>
          </table:table-cell>
          <table:table-cell office:value-type="float" office:value="5.21654822626777E-016" calcext:value-type="float">
            <text:p>5.21654822626777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251678466797" calcext:value-type="float">
            <text:p>11.6251678466797</text:p>
          </table:table-cell>
          <table:table-cell office:value-type="float" office:value="-6.02617406845093" calcext:value-type="float">
            <text:p>-6.02617406845093</text:p>
          </table:table-cell>
          <table:table-cell office:value-type="float" office:value="1" calcext:value-type="float">
            <text:p>1</text:p>
          </table:table-cell>
          <table:table-cell office:value-type="float" office:value="0.0000000215833768635321" calcext:value-type="float">
            <text:p>2.15833768635321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6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465769797563553" calcext:value-type="float">
            <text:p>-0.465769797563553</text:p>
          </table:table-cell>
          <table:table-cell office:value-type="float" office:value="5.37723541259766" calcext:value-type="float">
            <text:p>5.37723541259766</text:p>
          </table:table-cell>
          <table:table-cell office:value-type="float" office:value="0.0028917279560118" calcext:value-type="float">
            <text:p>0.002891727956012</text:p>
          </table:table-cell>
          <table:table-cell office:value-type="float" office:value="0.997108280658722" calcext:value-type="float">
            <text:p>0.9971082806587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168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68533551692963" calcext:value-type="float">
            <text:p>0.868533551692963</text:p>
          </table:table-cell>
          <table:table-cell office:value-type="float" office:value="2.96060013771057" calcext:value-type="float">
            <text:p>2.96060013771057</text:p>
          </table:table-cell>
          <table:table-cell office:value-type="float" office:value="0.109870307147503" calcext:value-type="float">
            <text:p>0.109870307147503</text:p>
          </table:table-cell>
          <table:table-cell office:value-type="float" office:value="0.890129685401917" calcext:value-type="float">
            <text:p>0.8901296854019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648677825928" calcext:value-type="float">
            <text:p>23.7648677825928</text:p>
          </table:table-cell>
          <table:table-cell office:value-type="float" office:value="-14.6004247665405" calcext:value-type="float">
            <text:p>-14.6004247665405</text:p>
          </table:table-cell>
          <table:table-cell office:value-type="float" office:value="1" calcext:value-type="float">
            <text:p>1</text:p>
          </table:table-cell>
          <table:table-cell office:value-type="float" office:value="2.17854011988887E-017" calcext:value-type="float">
            <text:p>2.17854011988887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750102996826" calcext:value-type="float">
            <text:p>25.0750102996826</text:p>
          </table:table-cell>
          <table:table-cell office:value-type="float" office:value="-16.3278160095215" calcext:value-type="float">
            <text:p>-16.3278160095215</text:p>
          </table:table-cell>
          <table:table-cell office:value-type="float" office:value="1" calcext:value-type="float">
            <text:p>1</text:p>
          </table:table-cell>
          <table:table-cell office:value-type="float" office:value="1.044676484288E-018" calcext:value-type="float">
            <text:p>1.044676484288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867790222168" calcext:value-type="float">
            <text:p>23.6867790222168</text:p>
          </table:table-cell>
          <table:table-cell office:value-type="float" office:value="-15.2600889205933" calcext:value-type="float">
            <text:p>-15.2600889205933</text:p>
          </table:table-cell>
          <table:table-cell office:value-type="float" office:value="1" calcext:value-type="float">
            <text:p>1</text:p>
          </table:table-cell>
          <table:table-cell office:value-type="float" office:value="1.21783865983549E-017" calcext:value-type="float">
            <text:p>1.21783865983549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967239379883" calcext:value-type="float">
            <text:p>19.1967239379883</text:p>
          </table:table-cell>
          <table:table-cell office:value-type="float" office:value="-12.1563844680786" calcext:value-type="float">
            <text:p>-12.156384468078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41834614942045" calcext:value-type="float">
            <text:p>2.41834614942045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093320846558" calcext:value-type="float">
            <text:p>14.6093320846558</text:p>
          </table:table-cell>
          <table:table-cell office:value-type="float" office:value="-8.15523624420166" calcext:value-type="float">
            <text:p>-8.1552362442016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29859456521331" calcext:value-type="float">
            <text:p>1.29859456521331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7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17397284507751" calcext:value-type="float">
            <text:p>-0.517397284507751</text:p>
          </table:table-cell>
          <table:table-cell office:value-type="float" office:value="5.67814302444458" calcext:value-type="float">
            <text:p>5.67814302444458</text:p>
          </table:table-cell>
          <table:table-cell office:value-type="float" office:value="0.0020343544892966" calcext:value-type="float">
            <text:p>0.002034354489297</text:p>
          </table:table-cell>
          <table:table-cell office:value-type="float" office:value="0.997965693473816" calcext:value-type="float">
            <text:p>0.9979656934738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7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88958120346069" calcext:value-type="float">
            <text:p>-5.88958120346069</text:p>
          </table:table-cell>
          <table:table-cell office:value-type="float" office:value="11.4129467010498" calcext:value-type="float">
            <text:p>11.4129467010498</text:p>
          </table:table-cell>
          <table:table-cell office:value-type="float" office:value="0.0000000305919662935139" calcext:value-type="float">
            <text:p>3.05919662935139E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1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678153991699" calcext:value-type="float">
            <text:p>21.4678153991699</text:p>
          </table:table-cell>
          <table:table-cell office:value-type="float" office:value="-13.2615079879761" calcext:value-type="float">
            <text:p>-13.2615079879761</text:p>
          </table:table-cell>
          <table:table-cell office:value-type="float" office:value="1" calcext:value-type="float">
            <text:p>1</text:p>
          </table:table-cell>
          <table:table-cell office:value-type="float" office:value="8.26506109629217E-016" calcext:value-type="float">
            <text:p>8.26506109629217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842864990234" calcext:value-type="float">
            <text:p>32.7842864990234</text:p>
          </table:table-cell>
          <table:table-cell office:value-type="float" office:value="-21.6980743408203" calcext:value-type="float">
            <text:p>-21.6980743408203</text:p>
          </table:table-cell>
          <table:table-cell office:value-type="float" office:value="1" calcext:value-type="float">
            <text:p>1</text:p>
          </table:table-cell>
          <table:table-cell office:value-type="float" office:value="2.18077737627567E-024" calcext:value-type="float">
            <text:p>2.18077737627567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512245178223" calcext:value-type="float">
            <text:p>36.2512245178223</text:p>
          </table:table-cell>
          <table:table-cell office:value-type="float" office:value="-24.0098190307617" calcext:value-type="float">
            <text:p>-24.0098190307617</text:p>
          </table:table-cell>
          <table:table-cell office:value-type="float" office:value="1" calcext:value-type="float">
            <text:p>1</text:p>
          </table:table-cell>
          <table:table-cell office:value-type="float" office:value="6.74467985058199E-027" calcext:value-type="float">
            <text:p>6.74467985058199E-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226104736328" calcext:value-type="float">
            <text:p>32.7226104736328</text:p>
          </table:table-cell>
          <table:table-cell office:value-type="float" office:value="-21.3419857025146" calcext:value-type="float">
            <text:p>-21.3419857025146</text:p>
          </table:table-cell>
          <table:table-cell office:value-type="float" office:value="1" calcext:value-type="float">
            <text:p>1</text:p>
          </table:table-cell>
          <table:table-cell office:value-type="float" office:value="3.31164202442233E-024" calcext:value-type="float">
            <text:p>3.31164202442233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769481658936" calcext:value-type="float">
            <text:p>27.0769481658936</text:p>
          </table:table-cell>
          <table:table-cell office:value-type="float" office:value="-17.2508850097656" calcext:value-type="float">
            <text:p>-17.2508850097656</text:p>
          </table:table-cell>
          <table:table-cell office:value-type="float" office:value="1" calcext:value-type="float">
            <text:p>1</text:p>
          </table:table-cell>
          <table:table-cell office:value-type="float" office:value="5.60616425655501E-020" calcext:value-type="float">
            <text:p>5.60616425655501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1842918395996" calcext:value-type="float">
            <text:p>8.11842918395996</text:p>
          </table:table-cell>
          <table:table-cell office:value-type="float" office:value="-3.01928043365479" calcext:value-type="float">
            <text:p>-3.01928043365479</text:p>
          </table:table-cell>
          <table:table-cell office:value-type="float" office:value="0.999985456466675" calcext:value-type="float">
            <text:p>0.999985456466675</text:p>
          </table:table-cell>
          <table:table-cell office:value-type="float" office:value="0.0000145528429129627" calcext:value-type="float">
            <text:p>1.45528429129627E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8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64026832580566" calcext:value-type="float">
            <text:p>-5.64026832580566</text:p>
          </table:table-cell>
          <table:table-cell office:value-type="float" office:value="11.363450050354" calcext:value-type="float">
            <text:p>11.363450050354</text:p>
          </table:table-cell>
          <table:table-cell office:value-type="float" office:value="0.000000041245687754099" calcext:value-type="float">
            <text:p>4.1245687754099E-0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1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299396514893" calcext:value-type="float">
            <text:p>11.0299396514893</text:p>
          </table:table-cell>
          <table:table-cell office:value-type="float" office:value="-5.66103076934814" calcext:value-type="float">
            <text:p>-5.66103076934814</text:p>
          </table:table-cell>
          <table:table-cell office:value-type="float" office:value="1" calcext:value-type="float">
            <text:p>1</text:p>
          </table:table-cell>
          <table:table-cell office:value-type="float" office:value="0.0000000563901458860983" calcext:value-type="float">
            <text:p>5.63901458860983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491493225098" calcext:value-type="float">
            <text:p>27.7491493225098</text:p>
          </table:table-cell>
          <table:table-cell office:value-type="float" office:value="-17.807596206665" calcext:value-type="float">
            <text:p>-17.807596206665</text:p>
          </table:table-cell>
          <table:table-cell office:value-type="float" office:value="1" calcext:value-type="float">
            <text:p>1</text:p>
          </table:table-cell>
          <table:table-cell office:value-type="float" office:value="1.64042355490196E-020" calcext:value-type="float">
            <text:p>1.64042355490196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538799285889" calcext:value-type="float">
            <text:p>26.3538799285889</text:p>
          </table:table-cell>
          <table:table-cell office:value-type="float" office:value="-16.7520427703857" calcext:value-type="float">
            <text:p>-16.7520427703857</text:p>
          </table:table-cell>
          <table:table-cell office:value-type="float" office:value="1" calcext:value-type="float">
            <text:p>1</text:p>
          </table:table-cell>
          <table:table-cell office:value-type="float" office:value="1.90254810835555E-019" calcext:value-type="float">
            <text:p>1.90254810835555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251312255859" calcext:value-type="float">
            <text:p>33.0251312255859</text:p>
          </table:table-cell>
          <table:table-cell office:value-type="float" office:value="-22.1784973144531" calcext:value-type="float">
            <text:p>-22.1784973144531</text:p>
          </table:table-cell>
          <table:table-cell office:value-type="float" office:value="1" calcext:value-type="float">
            <text:p>1</text:p>
          </table:table-cell>
          <table:table-cell office:value-type="float" office:value="1.06015352318537E-024" calcext:value-type="float">
            <text:p>1.06015352318537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336055755615" calcext:value-type="float">
            <text:p>29.5336055755615</text:p>
          </table:table-cell>
          <table:table-cell office:value-type="float" office:value="-19.344446182251" calcext:value-type="float">
            <text:p>-19.344446182251</text:p>
          </table:table-cell>
          <table:table-cell office:value-type="float" office:value="1" calcext:value-type="float">
            <text:p>1</text:p>
          </table:table-cell>
          <table:table-cell office:value-type="float" office:value="5.92286461162739E-022" calcext:value-type="float">
            <text:p>5.92286461162739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334007263184" calcext:value-type="float">
            <text:p>13.8334007263184</text:p>
          </table:table-cell>
          <table:table-cell office:value-type="float" office:value="-7.49457597732544" calcext:value-type="float">
            <text:p>-7.4945759773254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54623255918429" calcext:value-type="float">
            <text:p>5.4623255918429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8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47155570983887" calcext:value-type="float">
            <text:p>-2.47155570983887</text:p>
          </table:table-cell>
          <table:table-cell office:value-type="float" office:value="8.61337280273438" calcext:value-type="float">
            <text:p>8.61337280273438</text:p>
          </table:table-cell>
          <table:table-cell office:value-type="float" office:value="0.000015341578546213" calcext:value-type="float">
            <text:p>1.5341578546213E-05</text:p>
          </table:table-cell>
          <table:table-cell office:value-type="float" office:value="0.999984622001648" calcext:value-type="float">
            <text:p>0.9999846220016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1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8861598968506" calcext:value-type="float">
            <text:p>9.98861598968506</text:p>
          </table:table-cell>
          <table:table-cell office:value-type="float" office:value="-4.15190029144287" calcext:value-type="float">
            <text:p>-4.15190029144287</text:p>
          </table:table-cell>
          <table:table-cell office:value-type="float" office:value="0.999999284744263" calcext:value-type="float">
            <text:p>0.999999284744263</text:p>
          </table:table-cell>
          <table:table-cell office:value-type="float" office:value="0.000000722522713658691" calcext:value-type="float">
            <text:p>7.22522713658691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029304504395" calcext:value-type="float">
            <text:p>21.2029304504395</text:p>
          </table:table-cell>
          <table:table-cell office:value-type="float" office:value="-12.8915309906006" calcext:value-type="float">
            <text:p>-12.8915309906006</text:p>
          </table:table-cell>
          <table:table-cell office:value-type="float" office:value="1" calcext:value-type="float">
            <text:p>1</text:p>
          </table:table-cell>
          <table:table-cell office:value-type="float" office:value="1.55942450182837E-015" calcext:value-type="float">
            <text:p>1.55942450182837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695827484131" calcext:value-type="float">
            <text:p>26.2695827484131</text:p>
          </table:table-cell>
          <table:table-cell office:value-type="float" office:value="-16.8259429931641" calcext:value-type="float">
            <text:p>-16.8259429931641</text:p>
          </table:table-cell>
          <table:table-cell office:value-type="float" office:value="1" calcext:value-type="float">
            <text:p>1</text:p>
          </table:table-cell>
          <table:table-cell office:value-type="float" office:value="1.9224283604025E-019" calcext:value-type="float">
            <text:p>1.9224283604025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813346862793" calcext:value-type="float">
            <text:p>14.4813346862793</text:p>
          </table:table-cell>
          <table:table-cell office:value-type="float" office:value="-8.33191871643066" calcext:value-type="float">
            <text:p>-8.3319187164306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23688684294798" calcext:value-type="float">
            <text:p>1.23688684294798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373031616211" calcext:value-type="float">
            <text:p>17.3373031616211</text:p>
          </table:table-cell>
          <table:table-cell office:value-type="float" office:value="-10.4683542251587" calcext:value-type="float">
            <text:p>-10.468354225158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839763263267568" calcext:value-type="float">
            <text:p>8.39763263267568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078439712524" calcext:value-type="float">
            <text:p>14.5078439712524</text:p>
          </table:table-cell>
          <table:table-cell office:value-type="float" office:value="-8.49075698852539" calcext:value-type="float">
            <text:p>-8.4907569885253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02762562348424" calcext:value-type="float">
            <text:p>1.02762562348424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9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70184588432312" calcext:value-type="float">
            <text:p>-3.70184588432312</text:p>
          </table:table-cell>
          <table:table-cell office:value-type="float" office:value="9.67767238616943" calcext:value-type="float">
            <text:p>9.67767238616943</text:p>
          </table:table-cell>
          <table:table-cell office:value-type="float" office:value="0.00000154649421801878" calcext:value-type="float">
            <text:p>1.54649421801878E-06</text:p>
          </table:table-cell>
          <table:table-cell office:value-type="float" office:value="0.999998450279236" calcext:value-type="float">
            <text:p>0.9999984502792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1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3997373580933" calcext:value-type="float">
            <text:p>5.03997373580933</text:p>
          </table:table-cell>
          <table:table-cell office:value-type="float" office:value="-0.546517133712769" calcext:value-type="float">
            <text:p>-0.546517133712769</text:p>
          </table:table-cell>
          <table:table-cell office:value-type="float" office:value="0.996265828609467" calcext:value-type="float">
            <text:p>0.996265828609467</text:p>
          </table:table-cell>
          <table:table-cell office:value-type="float" office:value="0.0037341620773077" calcext:value-type="float">
            <text:p>0.003734162077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360626220703" calcext:value-type="float">
            <text:p>21.1360626220703</text:p>
          </table:table-cell>
          <table:table-cell office:value-type="float" office:value="-13.0314855575562" calcext:value-type="float">
            <text:p>-13.0314855575562</text:p>
          </table:table-cell>
          <table:table-cell office:value-type="float" office:value="1" calcext:value-type="float">
            <text:p>1</text:p>
          </table:table-cell>
          <table:table-cell office:value-type="float" office:value="1.44951244780147E-015" calcext:value-type="float">
            <text:p>1.44951244780147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1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353786468506" calcext:value-type="float">
            <text:p>31.3353786468506</text:p>
          </table:table-cell>
          <table:table-cell office:value-type="float" office:value="-20.1650409698486" calcext:value-type="float">
            <text:p>-20.1650409698486</text:p>
          </table:table-cell>
          <table:table-cell office:value-type="float" office:value="1" calcext:value-type="float">
            <text:p>1</text:p>
          </table:table-cell>
          <table:table-cell office:value-type="float" office:value="4.30181691943995E-023" calcext:value-type="float">
            <text:p>4.30181691943995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677207946777" calcext:value-type="float">
            <text:p>26.6677207946777</text:p>
          </table:table-cell>
          <table:table-cell office:value-type="float" office:value="-17.05029296875" calcext:value-type="float">
            <text:p>-17.05029296875</text:p>
          </table:table-cell>
          <table:table-cell office:value-type="float" office:value="1" calcext:value-type="float">
            <text:p>1</text:p>
          </table:table-cell>
          <table:table-cell office:value-type="float" office:value="1.03159174069303E-019" calcext:value-type="float">
            <text:p>1.03159174069303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052658081055" calcext:value-type="float">
            <text:p>32.9052658081055</text:p>
          </table:table-cell>
          <table:table-cell office:value-type="float" office:value="-21.9297313690186" calcext:value-type="float">
            <text:p>-21.9297313690186</text:p>
          </table:table-cell>
          <table:table-cell office:value-type="float" office:value="1" calcext:value-type="float">
            <text:p>1</text:p>
          </table:table-cell>
          <table:table-cell office:value-type="float" office:value="1.53271877491336E-024" calcext:value-type="float">
            <text:p>1.53271877491336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091377258301" calcext:value-type="float">
            <text:p>22.9091377258301</text:p>
          </table:table-cell>
          <table:table-cell office:value-type="float" office:value="-14.5531463623047" calcext:value-type="float">
            <text:p>-14.5531463623047</text:p>
          </table:table-cell>
          <table:table-cell office:value-type="float" office:value="1" calcext:value-type="float">
            <text:p>1</text:p>
          </table:table-cell>
          <table:table-cell office:value-type="float" office:value="5.37448360733264E-017" calcext:value-type="float">
            <text:p>5.37448360733264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452705383301" calcext:value-type="float">
            <text:p>16.4452705383301</text:p>
          </table:table-cell>
          <table:table-cell office:value-type="float" office:value="-10.0187883377075" calcext:value-type="float">
            <text:p>-10.018788337707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21222280545708" calcext:value-type="float">
            <text:p>3.21222280545708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0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21595717966556" calcext:value-type="float">
            <text:p>0.062159571796656</text:p>
          </table:table-cell>
          <table:table-cell office:value-type="float" office:value="5.21247720718384" calcext:value-type="float">
            <text:p>5.21247720718384</text:p>
          </table:table-cell>
          <table:table-cell office:value-type="float" office:value="0.0057641449384391" calcext:value-type="float">
            <text:p>0.005764144938439</text:p>
          </table:table-cell>
          <table:table-cell office:value-type="float" office:value="0.994235932826996" calcext:value-type="float">
            <text:p>0.9942359328269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20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6906290054321" calcext:value-type="float">
            <text:p>4.36906290054321</text:p>
          </table:table-cell>
          <table:table-cell office:value-type="float" office:value="0.141087099909782" calcext:value-type="float">
            <text:p>0.141087099909782</text:p>
          </table:table-cell>
          <table:table-cell office:value-type="float" office:value="0.9856276512146" calcext:value-type="float">
            <text:p>0.9856276512146</text:p>
          </table:table-cell>
          <table:table-cell office:value-type="float" office:value="0.014372301287949" calcext:value-type="float">
            <text:p>0.014372301287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093505859375" calcext:value-type="float">
            <text:p>17.2093505859375</text:p>
          </table:table-cell>
          <table:table-cell office:value-type="float" office:value="-10.3060436248779" calcext:value-type="float">
            <text:p>-10.306043624877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12257696627954" calcext:value-type="float">
            <text:p>1.12257696627954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462791442871" calcext:value-type="float">
            <text:p>24.3462791442871</text:p>
          </table:table-cell>
          <table:table-cell office:value-type="float" office:value="-15.6689910888672" calcext:value-type="float">
            <text:p>-15.6689910888672</text:p>
          </table:table-cell>
          <table:table-cell office:value-type="float" office:value="1" calcext:value-type="float">
            <text:p>1</text:p>
          </table:table-cell>
          <table:table-cell office:value-type="float" office:value="4.18397383688304E-018" calcext:value-type="float">
            <text:p>4.18397383688304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596160888672" calcext:value-type="float">
            <text:p>19.5596160888672</text:p>
          </table:table-cell>
          <table:table-cell office:value-type="float" office:value="-11.7368192672729" calcext:value-type="float">
            <text:p>-11.736819267272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55935426524871" calcext:value-type="float">
            <text:p>2.55935426524871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635608673096" calcext:value-type="float">
            <text:p>25.1635608673096</text:p>
          </table:table-cell>
          <table:table-cell office:value-type="float" office:value="-16.4468994140625" calcext:value-type="float">
            <text:p>-16.4468994140625</text:p>
          </table:table-cell>
          <table:table-cell office:value-type="float" office:value="1" calcext:value-type="float">
            <text:p>1</text:p>
          </table:table-cell>
          <table:table-cell office:value-type="float" office:value="8.48804251138506E-019" calcext:value-type="float">
            <text:p>8.48804251138506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653450012207" calcext:value-type="float">
            <text:p>19.3653450012207</text:p>
          </table:table-cell>
          <table:table-cell office:value-type="float" office:value="-12.2273635864258" calcext:value-type="float">
            <text:p>-12.227363586425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90309736285837" calcext:value-type="float">
            <text:p>1.90309736285837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4639091491699" calcext:value-type="float">
            <text:p>9.14639091491699</text:p>
          </table:table-cell>
          <table:table-cell office:value-type="float" office:value="-4.12569522857666" calcext:value-type="float">
            <text:p>-4.12569522857666</text:p>
          </table:table-cell>
          <table:table-cell office:value-type="float" office:value="0.999998331069946" calcext:value-type="float">
            <text:p>0.999998331069946</text:p>
          </table:table-cell>
          <table:table-cell office:value-type="float" office:value="0.00000172189049862936" calcext:value-type="float">
            <text:p>1.72189049862936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G0361212.JP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26246285438538" calcext:value-type="float">
            <text:p>3.26246285438538</text:p>
          </table:table-cell>
          <table:table-cell table:style-name="ce3" office:value-type="float" office:value="1.20818066596985" calcext:value-type="float">
            <text:p>1.20818066596985</text:p>
          </table:table-cell>
          <table:table-cell table:style-name="ce3" office:value-type="float" office:value="0.886379599571228" calcext:value-type="float">
            <text:p>0.886379599571228</text:p>
          </table:table-cell>
          <table:table-cell table:style-name="ce3" office:value-type="float" office:value="0.113620400428772" calcext:value-type="float">
            <text:p>0.113620400428772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955368041992" calcext:value-type="float">
            <text:p>32.4955368041992</text:p>
          </table:table-cell>
          <table:table-cell office:value-type="float" office:value="-21.0208492279053" calcext:value-type="float">
            <text:p>-21.0208492279053</text:p>
          </table:table-cell>
          <table:table-cell office:value-type="float" office:value="1" calcext:value-type="float">
            <text:p>1</text:p>
          </table:table-cell>
          <table:table-cell office:value-type="float" office:value="5.72964939920537E-024" calcext:value-type="float">
            <text:p>5.72964939920537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927581787109" calcext:value-type="float">
            <text:p>38.5927581787109</text:p>
          </table:table-cell>
          <table:table-cell office:value-type="float" office:value="-25.760612487793" calcext:value-type="float">
            <text:p>-25.760612487793</text:p>
          </table:table-cell>
          <table:table-cell office:value-type="float" office:value="1" calcext:value-type="float">
            <text:p>1</text:p>
          </table:table-cell>
          <table:table-cell office:value-type="float" office:value="1.12638337798166E-028" calcext:value-type="float">
            <text:p>1.12638337798166E-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504123687744" calcext:value-type="float">
            <text:p>23.8504123687744</text:p>
          </table:table-cell>
          <table:table-cell office:value-type="float" office:value="-15.0714654922485" calcext:value-type="float">
            <text:p>-15.0714654922485</text:p>
          </table:table-cell>
          <table:table-cell office:value-type="float" office:value="1" calcext:value-type="float">
            <text:p>1</text:p>
          </table:table-cell>
          <table:table-cell office:value-type="float" office:value="1.2486560180187E-017" calcext:value-type="float">
            <text:p>1.2486560180187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130958557129" calcext:value-type="float">
            <text:p>31.0130958557129</text:p>
          </table:table-cell>
          <table:table-cell office:value-type="float" office:value="-20.6531238555908" calcext:value-type="float">
            <text:p>-20.6531238555908</text:p>
          </table:table-cell>
          <table:table-cell office:value-type="float" office:value="1" calcext:value-type="float">
            <text:p>1</text:p>
          </table:table-cell>
          <table:table-cell office:value-type="float" office:value="3.64455947022642E-023" calcext:value-type="float">
            <text:p>3.64455947022642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068073272705" calcext:value-type="float">
            <text:p>19.0068073272705</text:p>
          </table:table-cell>
          <table:table-cell office:value-type="float" office:value="-11.8683280944824" calcext:value-type="float">
            <text:p>-11.868328094482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90030923411253" calcext:value-type="float">
            <text:p>3.90030923411253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6221561431885" calcext:value-type="float">
            <text:p>9.76221561431885</text:p>
          </table:table-cell>
          <table:table-cell office:value-type="float" office:value="-4.60733461380005" calcext:value-type="float">
            <text:p>-4.60733461380005</text:p>
          </table:table-cell>
          <table:table-cell office:value-type="float" office:value="0.999999403953552" calcext:value-type="float">
            <text:p>0.999999403953552</text:p>
          </table:table-cell>
          <table:table-cell office:value-type="float" office:value="0.000000574623243210226" calcext:value-type="float">
            <text:p>5.74623243210226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1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0920991897583" calcext:value-type="float">
            <text:p>-6.0920991897583</text:p>
          </table:table-cell>
          <table:table-cell office:value-type="float" office:value="11.6101236343384" calcext:value-type="float">
            <text:p>11.6101236343384</text:p>
          </table:table-cell>
          <table:table-cell office:value-type="float" office:value="0.0000000205126760022267" calcext:value-type="float">
            <text:p>2.05126760022267E-0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2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8883934021" calcext:value-type="float">
            <text:p>17.28883934021</text:p>
          </table:table-cell>
          <table:table-cell office:value-type="float" office:value="-10.5453548431397" calcext:value-type="float">
            <text:p>-10.545354843139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816136980046067" calcext:value-type="float">
            <text:p>8.16136980046067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492969512939" calcext:value-type="float">
            <text:p>26.9492969512939</text:p>
          </table:table-cell>
          <table:table-cell office:value-type="float" office:value="-16.9060707092285" calcext:value-type="float">
            <text:p>-16.9060707092285</text:p>
          </table:table-cell>
          <table:table-cell office:value-type="float" office:value="1" calcext:value-type="float">
            <text:p>1</text:p>
          </table:table-cell>
          <table:table-cell office:value-type="float" office:value="8.99197347750852E-020" calcext:value-type="float">
            <text:p>8.99197347750852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747226715088" calcext:value-type="float">
            <text:p>27.6747226715088</text:p>
          </table:table-cell>
          <table:table-cell office:value-type="float" office:value="-18.1600818634033" calcext:value-type="float">
            <text:p>-18.1600818634033</text:p>
          </table:table-cell>
          <table:table-cell office:value-type="float" office:value="1" calcext:value-type="float">
            <text:p>1</text:p>
          </table:table-cell>
          <table:table-cell office:value-type="float" office:value="1.24221646541759E-020" calcext:value-type="float">
            <text:p>1.24221646541759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285219192505" calcext:value-type="float">
            <text:p>13.6285219192505</text:p>
          </table:table-cell>
          <table:table-cell office:value-type="float" office:value="-7.69798183441162" calcext:value-type="float">
            <text:p>-7.6979818344116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547037470877143" calcext:value-type="float">
            <text:p>5.47037470877143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5487899780273" calcext:value-type="float">
            <text:p>9.75487899780273</text:p>
          </table:table-cell>
          <table:table-cell office:value-type="float" office:value="-4.35649490356445" calcext:value-type="float">
            <text:p>-4.35649490356445</text:p>
          </table:table-cell>
          <table:table-cell office:value-type="float" office:value="0.999999284744263" calcext:value-type="float">
            <text:p>0.999999284744263</text:p>
          </table:table-cell>
          <table:table-cell office:value-type="float" office:value="0.000000743888563192741" calcext:value-type="float">
            <text:p>7.43888563192741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8391971588135" calcext:value-type="float">
            <text:p>8.38391971588135</text:p>
          </table:table-cell>
          <table:table-cell office:value-type="float" office:value="-3.11315608024597" calcext:value-type="float">
            <text:p>-3.11315608024597</text:p>
          </table:table-cell>
          <table:table-cell office:value-type="float" office:value="0.999989867210388" calcext:value-type="float">
            <text:p>0.999989867210388</text:p>
          </table:table-cell>
          <table:table-cell office:value-type="float" office:value="0.0000101596542663174" calcext:value-type="float">
            <text:p>1.01596542663174E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2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16676914691925" calcext:value-type="float">
            <text:p>-1.16676914691925</text:p>
          </table:table-cell>
          <table:table-cell office:value-type="float" office:value="5.93166971206665" calcext:value-type="float">
            <text:p>5.93166971206665</text:p>
          </table:table-cell>
          <table:table-cell office:value-type="float" office:value="0.0008257118170149" calcext:value-type="float">
            <text:p>0.000825711817015</text:p>
          </table:table-cell>
          <table:table-cell office:value-type="float" office:value="0.999174296855926" calcext:value-type="float">
            <text:p>0.9991742968559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2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804531097412" calcext:value-type="float">
            <text:p>23.3804531097412</text:p>
          </table:table-cell>
          <table:table-cell office:value-type="float" office:value="-14.8893747329712" calcext:value-type="float">
            <text:p>-14.8893747329712</text:p>
          </table:table-cell>
          <table:table-cell office:value-type="float" office:value="1" calcext:value-type="float">
            <text:p>1</text:p>
          </table:table-cell>
          <table:table-cell office:value-type="float" office:value="2.39675996077546E-017" calcext:value-type="float">
            <text:p>2.39675996077546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527938842773" calcext:value-type="float">
            <text:p>24.1527938842773</text:p>
          </table:table-cell>
          <table:table-cell office:value-type="float" office:value="-15.18932056427" calcext:value-type="float">
            <text:p>-15.18932056427</text:p>
          </table:table-cell>
          <table:table-cell office:value-type="float" office:value="1" calcext:value-type="float">
            <text:p>1</text:p>
          </table:table-cell>
          <table:table-cell office:value-type="float" office:value="8.20232874434011E-018" calcext:value-type="float">
            <text:p>8.20232874434011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22537612915" calcext:value-type="float">
            <text:p>20.622537612915</text:p>
          </table:table-cell>
          <table:table-cell office:value-type="float" office:value="-12.9748697280884" calcext:value-type="float">
            <text:p>-12.9748697280884</text:p>
          </table:table-cell>
          <table:table-cell office:value-type="float" office:value="1" calcext:value-type="float">
            <text:p>1</text:p>
          </table:table-cell>
          <table:table-cell office:value-type="float" office:value="2.56348613431707E-015" calcext:value-type="float">
            <text:p>2.56348613431707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140636444092" calcext:value-type="float">
            <text:p>17.2140636444092</text:p>
          </table:table-cell>
          <table:table-cell office:value-type="float" office:value="-10.177339553833" calcext:value-type="float">
            <text:p>-10.17733955383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2707634423903" calcext:value-type="float">
            <text:p>1.2707634423903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27220916748" calcext:value-type="float">
            <text:p>21.327220916748</text:p>
          </table:table-cell>
          <table:table-cell office:value-type="float" office:value="-13.3111686706543" calcext:value-type="float">
            <text:p>-13.3111686706543</text:p>
          </table:table-cell>
          <table:table-cell office:value-type="float" office:value="1" calcext:value-type="float">
            <text:p>1</text:p>
          </table:table-cell>
          <table:table-cell office:value-type="float" office:value="9.05187476555702E-016" calcext:value-type="float">
            <text:p>9.05187476555702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329257965088" calcext:value-type="float">
            <text:p>16.8329257965088</text:p>
          </table:table-cell>
          <table:table-cell office:value-type="float" office:value="-9.97258472442627" calcext:value-type="float">
            <text:p>-9.9725847244262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228304397956181" calcext:value-type="float">
            <text:p>2.28304397956181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33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9315810203552" calcext:value-type="float">
            <text:p>0.549315810203552</text:p>
          </table:table-cell>
          <table:table-cell office:value-type="float" office:value="4.93212413787842" calcext:value-type="float">
            <text:p>4.93212413787842</text:p>
          </table:table-cell>
          <table:table-cell office:value-type="float" office:value="0.0123361535370349" calcext:value-type="float">
            <text:p>0.012336153537035</text:p>
          </table:table-cell>
          <table:table-cell office:value-type="float" office:value="0.987663805484772" calcext:value-type="float">
            <text:p>0.9876638054847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23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0205593109131" calcext:value-type="float">
            <text:p>9.70205593109131</text:p>
          </table:table-cell>
          <table:table-cell office:value-type="float" office:value="-4.93618679046631" calcext:value-type="float">
            <text:p>-4.93618679046631</text:p>
          </table:table-cell>
          <table:table-cell office:value-type="float" office:value="0.999999523162842" calcext:value-type="float">
            <text:p>0.999999523162842</text:p>
          </table:table-cell>
          <table:table-cell office:value-type="float" office:value="0.00000043922975123678" calcext:value-type="float">
            <text:p>4.3922975123678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42790222168" calcext:value-type="float">
            <text:p>17.742790222168</text:p>
          </table:table-cell>
          <table:table-cell office:value-type="float" office:value="-10.9513444900513" calcext:value-type="float">
            <text:p>-10.951344490051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45379107258292" calcext:value-type="float">
            <text:p>3.45379107258292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475574493408" calcext:value-type="float">
            <text:p>17.4475574493408</text:p>
          </table:table-cell>
          <table:table-cell office:value-type="float" office:value="-10.9055194854736" calcext:value-type="float">
            <text:p>-10.905519485473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485752605673684" calcext:value-type="float">
            <text:p>4.85752605673684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44464302063" calcext:value-type="float">
            <text:p>13.844464302063</text:p>
          </table:table-cell>
          <table:table-cell office:value-type="float" office:value="-7.38707971572876" calcext:value-type="float">
            <text:p>-7.3870797157287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601530159016761" calcext:value-type="float">
            <text:p>6.01530159016761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450298309326" calcext:value-type="float">
            <text:p>14.3450298309326</text:p>
          </table:table-cell>
          <table:table-cell office:value-type="float" office:value="-7.87259149551392" calcext:value-type="float">
            <text:p>-7.8725914955139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24393309489201" calcext:value-type="float">
            <text:p>2.24393309489201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260009765625" calcext:value-type="float">
            <text:p>18.5260009765625</text:p>
          </table:table-cell>
          <table:table-cell office:value-type="float" office:value="-11.1686725616455" calcext:value-type="float">
            <text:p>-11.168672561645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26989307199128" calcext:value-type="float">
            <text:p>1.26989307199128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102542877197" calcext:value-type="float">
            <text:p>20.6102542877197</text:p>
          </table:table-cell>
          <table:table-cell office:value-type="float" office:value="-12.7433681488037" calcext:value-type="float">
            <text:p>-12.7433681488037</text:p>
          </table:table-cell>
          <table:table-cell office:value-type="float" office:value="1" calcext:value-type="float">
            <text:p>1</text:p>
          </table:table-cell>
          <table:table-cell office:value-type="float" office:value="3.27119042031927E-015" calcext:value-type="float">
            <text:p>3.27119042031927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4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72185051441193" calcext:value-type="float">
            <text:p>-1.72185051441193</text:p>
          </table:table-cell>
          <table:table-cell office:value-type="float" office:value="6.81010246276856" calcext:value-type="float">
            <text:p>6.81010246276856</text:p>
          </table:table-cell>
          <table:table-cell office:value-type="float" office:value="0.0001970309240277" calcext:value-type="float">
            <text:p>0.000197030924028</text:p>
          </table:table-cell>
          <table:table-cell office:value-type="float" office:value="0.999803006649017" calcext:value-type="float">
            <text:p>0.9998030066490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2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52969455719" calcext:value-type="float">
            <text:p>2.7552969455719</text:p>
          </table:table-cell>
          <table:table-cell office:value-type="float" office:value="1.54824221134186" calcext:value-type="float">
            <text:p>1.54824221134186</text:p>
          </table:table-cell>
          <table:table-cell office:value-type="float" office:value="0.769777417182922" calcext:value-type="float">
            <text:p>0.769777417182922</text:p>
          </table:table-cell>
          <table:table-cell office:value-type="float" office:value="0.2302226126194" calcext:value-type="float">
            <text:p>0.2302226126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865566253662" calcext:value-type="float">
            <text:p>23.8865566253662</text:p>
          </table:table-cell>
          <table:table-cell office:value-type="float" office:value="-14.7513246536255" calcext:value-type="float">
            <text:p>-14.7513246536255</text:p>
          </table:table-cell>
          <table:table-cell office:value-type="float" office:value="1" calcext:value-type="float">
            <text:p>1</text:p>
          </table:table-cell>
          <table:table-cell office:value-type="float" office:value="1.65875008000014E-017" calcext:value-type="float">
            <text:p>1.65875008000014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049015045166" calcext:value-type="float">
            <text:p>23.4049015045166</text:p>
          </table:table-cell>
          <table:table-cell office:value-type="float" office:value="-14.6839895248413" calcext:value-type="float">
            <text:p>-14.6839895248413</text:p>
          </table:table-cell>
          <table:table-cell office:value-type="float" office:value="1" calcext:value-type="float">
            <text:p>1</text:p>
          </table:table-cell>
          <table:table-cell office:value-type="float" office:value="2.87213751552336E-017" calcext:value-type="float">
            <text:p>2.87213751552336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825122833252" calcext:value-type="float">
            <text:p>30.1825122833252</text:p>
          </table:table-cell>
          <table:table-cell office:value-type="float" office:value="-19.5450057983398" calcext:value-type="float">
            <text:p>-19.5450057983398</text:p>
          </table:table-cell>
          <table:table-cell office:value-type="float" office:value="1" calcext:value-type="float">
            <text:p>1</text:p>
          </table:table-cell>
          <table:table-cell office:value-type="float" office:value="2.53287711883852E-022" calcext:value-type="float">
            <text:p>2.53287711883852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669040679932" calcext:value-type="float">
            <text:p>26.0669040679932</text:p>
          </table:table-cell>
          <table:table-cell office:value-type="float" office:value="-16.8153915405273" calcext:value-type="float">
            <text:p>-16.8153915405273</text:p>
          </table:table-cell>
          <table:table-cell office:value-type="float" office:value="1" calcext:value-type="float">
            <text:p>1</text:p>
          </table:table-cell>
          <table:table-cell office:value-type="float" office:value="2.37933979556903E-019" calcext:value-type="float">
            <text:p>2.37933979556903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684093475342" calcext:value-type="float">
            <text:p>21.6684093475342</text:p>
          </table:table-cell>
          <table:table-cell office:value-type="float" office:value="-13.8253936767578" calcext:value-type="float">
            <text:p>-13.8253936767578</text:p>
          </table:table-cell>
          <table:table-cell office:value-type="float" office:value="1" calcext:value-type="float">
            <text:p>1</text:p>
          </table:table-cell>
          <table:table-cell office:value-type="float" office:value="3.84801191646557E-016" calcext:value-type="float">
            <text:p>3.84801191646557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4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9478116035461" calcext:value-type="float">
            <text:p>-2.59478116035461</text:p>
          </table:table-cell>
          <table:table-cell office:value-type="float" office:value="7.43970680236816" calcext:value-type="float">
            <text:p>7.43970680236816</text:p>
          </table:table-cell>
          <table:table-cell office:value-type="float" office:value="0.0000438589595432859" calcext:value-type="float">
            <text:p>4.38589595432859E-05</text:p>
          </table:table-cell>
          <table:table-cell office:value-type="float" office:value="0.999956130981445" calcext:value-type="float">
            <text:p>0.9999561309814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249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90474420785904" calcext:value-type="float">
            <text:p>-0.190474420785904</text:p>
          </table:table-cell>
          <table:table-cell office:value-type="float" office:value="5.08869934082031" calcext:value-type="float">
            <text:p>5.08869934082031</text:p>
          </table:table-cell>
          <table:table-cell office:value-type="float" office:value="0.0050707953050732" calcext:value-type="float">
            <text:p>0.005070795305073</text:p>
          </table:table-cell>
          <table:table-cell office:value-type="float" office:value="0.994929194450378" calcext:value-type="float">
            <text:p>0.994929194450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519947052002" calcext:value-type="float">
            <text:p>17.1519947052002</text:p>
          </table:table-cell>
          <table:table-cell office:value-type="float" office:value="-10.4711952209473" calcext:value-type="float">
            <text:p>-10.471195220947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00786187121754" calcext:value-type="float">
            <text:p>1.00786187121754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060340881348" calcext:value-type="float">
            <text:p>17.8060340881348</text:p>
          </table:table-cell>
          <table:table-cell office:value-type="float" office:value="-10.4921894073486" calcext:value-type="float">
            <text:p>-10.492189407348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513142154635882" calcext:value-type="float">
            <text:p>5.13142154635882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715795516968" calcext:value-type="float">
            <text:p>12.4715795516968</text:p>
          </table:table-cell>
          <table:table-cell office:value-type="float" office:value="-6.70007848739624" calcext:value-type="float">
            <text:p>-6.70007848739624</text:p>
          </table:table-cell>
          <table:table-cell office:value-type="float" office:value="1" calcext:value-type="float">
            <text:p>1</text:p>
          </table:table-cell>
          <table:table-cell office:value-type="float" office:value="0.00000000471905359233915" calcext:value-type="float">
            <text:p>4.71905359233915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998840332031" calcext:value-type="float">
            <text:p>10.0998840332031</text:p>
          </table:table-cell>
          <table:table-cell office:value-type="float" office:value="-5.25592708587647" calcext:value-type="float">
            <text:p>-5.25592708587647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14316628444067" calcext:value-type="float">
            <text:p>2.14316628444067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5399503707886" calcext:value-type="float">
            <text:p>6.65399503707886</text:p>
          </table:table-cell>
          <table:table-cell office:value-type="float" office:value="-1.41064274311066" calcext:value-type="float">
            <text:p>-1.41064274311066</text:p>
          </table:table-cell>
          <table:table-cell office:value-type="float" office:value="0.999685645103455" calcext:value-type="float">
            <text:p>0.999685645103455</text:p>
          </table:table-cell>
          <table:table-cell office:value-type="float" office:value="0.0003143660433124" calcext:value-type="float">
            <text:p>0.000314366043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5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23523783683777" calcext:value-type="float">
            <text:p>-2.23523783683777</text:p>
          </table:table-cell>
          <table:table-cell office:value-type="float" office:value="6.81488752365112" calcext:value-type="float">
            <text:p>6.81488752365112</text:p>
          </table:table-cell>
          <table:table-cell office:value-type="float" office:value="0.0001173625714727" calcext:value-type="float">
            <text:p>0.000117362571473</text:p>
          </table:table-cell>
          <table:table-cell office:value-type="float" office:value="0.999882578849792" calcext:value-type="float">
            <text:p>0.9998825788497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2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71858596802" calcext:value-type="float">
            <text:p>13.3371858596802</text:p>
          </table:table-cell>
          <table:table-cell office:value-type="float" office:value="-7.14610385894775" calcext:value-type="float">
            <text:p>-7.14610385894775</text:p>
          </table:table-cell>
          <table:table-cell office:value-type="float" office:value="1" calcext:value-type="float">
            <text:p>1</text:p>
          </table:table-cell>
          <table:table-cell office:value-type="float" office:value="0.0000000012712187968944" calcext:value-type="float">
            <text:p>1.2712187968944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876838684082" calcext:value-type="float">
            <text:p>28.8876838684082</text:p>
          </table:table-cell>
          <table:table-cell office:value-type="float" office:value="-18.3845062255859" calcext:value-type="float">
            <text:p>-18.3845062255859</text:p>
          </table:table-cell>
          <table:table-cell office:value-type="float" office:value="1" calcext:value-type="float">
            <text:p>1</text:p>
          </table:table-cell>
          <table:table-cell office:value-type="float" office:value="2.95086061042887E-021" calcext:value-type="float">
            <text:p>2.95086061042887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344215393066" calcext:value-type="float">
            <text:p>26.4344215393066</text:p>
          </table:table-cell>
          <table:table-cell office:value-type="float" office:value="-16.6942253112793" calcext:value-type="float">
            <text:p>-16.6942253112793</text:p>
          </table:table-cell>
          <table:table-cell office:value-type="float" office:value="1" calcext:value-type="float">
            <text:p>1</text:p>
          </table:table-cell>
          <table:table-cell office:value-type="float" office:value="1.85980174074429E-019" calcext:value-type="float">
            <text:p>1.85980174074429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309532165527" calcext:value-type="float">
            <text:p>29.7309532165527</text:p>
          </table:table-cell>
          <table:table-cell office:value-type="float" office:value="-19.4890327453613" calcext:value-type="float">
            <text:p>-19.4890327453613</text:p>
          </table:table-cell>
          <table:table-cell office:value-type="float" office:value="1" calcext:value-type="float">
            <text:p>1</text:p>
          </table:table-cell>
          <table:table-cell office:value-type="float" office:value="4.207573284815E-022" calcext:value-type="float">
            <text:p>4.207573284815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850166320801" calcext:value-type="float">
            <text:p>26.1850166320801</text:p>
          </table:table-cell>
          <table:table-cell office:value-type="float" office:value="-17.177547454834" calcext:value-type="float">
            <text:p>-17.177547454834</text:p>
          </table:table-cell>
          <table:table-cell office:value-type="float" office:value="1" calcext:value-type="float">
            <text:p>1</text:p>
          </table:table-cell>
          <table:table-cell office:value-type="float" office:value="1.47189784817999E-019" calcext:value-type="float">
            <text:p>1.47189784817999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824542999268" calcext:value-type="float">
            <text:p>17.9824542999268</text:p>
          </table:table-cell>
          <table:table-cell office:value-type="float" office:value="-10.8783473968506" calcext:value-type="float">
            <text:p>-10.878347396850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92356715008921" calcext:value-type="float">
            <text:p>2.92356715008921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0694437026978" calcext:value-type="float">
            <text:p>4.30694437026978</text:p>
          </table:table-cell>
          <table:table-cell office:value-type="float" office:value="0.75907826423645" calcext:value-type="float">
            <text:p>0.75907826423645</text:p>
          </table:table-cell>
          <table:table-cell office:value-type="float" office:value="0.972019493579864" calcext:value-type="float">
            <text:p>0.972019493579864</text:p>
          </table:table-cell>
          <table:table-cell office:value-type="float" office:value="0.0279805529862642" calcext:value-type="float">
            <text:p>0.027980552986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63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33758759498596" calcext:value-type="float">
            <text:p>-2.33758759498596</text:p>
          </table:table-cell>
          <table:table-cell office:value-type="float" office:value="7.50910615921021" calcext:value-type="float">
            <text:p>7.50910615921021</text:p>
          </table:table-cell>
          <table:table-cell office:value-type="float" office:value="0.0000529190656379797" calcext:value-type="float">
            <text:p>5.29190656379797E-05</text:p>
          </table:table-cell>
          <table:table-cell office:value-type="float" office:value="0.999947071075439" calcext:value-type="float">
            <text:p>0.9999470710754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2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437999725342" calcext:value-type="float">
            <text:p>21.9437999725342</text:p>
          </table:table-cell>
          <table:table-cell office:value-type="float" office:value="-13.8380527496338" calcext:value-type="float">
            <text:p>-13.8380527496338</text:p>
          </table:table-cell>
          <table:table-cell office:value-type="float" office:value="1" calcext:value-type="float">
            <text:p>1</text:p>
          </table:table-cell>
          <table:table-cell office:value-type="float" office:value="2.88495345488756E-016" calcext:value-type="float">
            <text:p>2.88495345488756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8621273040772" calcext:value-type="float">
            <text:p>9.48621273040772</text:p>
          </table:table-cell>
          <table:table-cell office:value-type="float" office:value="-4.23714351654053" calcext:value-type="float">
            <text:p>-4.23714351654053</text:p>
          </table:table-cell>
          <table:table-cell office:value-type="float" office:value="0.999998927116394" calcext:value-type="float">
            <text:p>0.999998927116394</text:p>
          </table:table-cell>
          <table:table-cell office:value-type="float" office:value="0.00000109653285562672" calcext:value-type="float">
            <text:p>1.09653285562672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06982421875" calcext:value-type="float">
            <text:p>13.406982421875</text:p>
          </table:table-cell>
          <table:table-cell office:value-type="float" office:value="-7.74466419219971" calcext:value-type="float">
            <text:p>-7.7446641921997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651563913933728" calcext:value-type="float">
            <text:p>6.51563913933728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316925048828" calcext:value-type="float">
            <text:p>20.5316925048828</text:p>
          </table:table-cell>
          <table:table-cell office:value-type="float" office:value="-13.0292873382568" calcext:value-type="float">
            <text:p>-13.0292873382568</text:p>
          </table:table-cell>
          <table:table-cell office:value-type="float" office:value="1" calcext:value-type="float">
            <text:p>1</text:p>
          </table:table-cell>
          <table:table-cell office:value-type="float" office:value="2.65858654671181E-015" calcext:value-type="float">
            <text:p>2.65858654671181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325172424316" calcext:value-type="float">
            <text:p>12.7325172424316</text:p>
          </table:table-cell>
          <table:table-cell office:value-type="float" office:value="-6.68187189102173" calcext:value-type="float">
            <text:p>-6.68187189102173</text:p>
          </table:table-cell>
          <table:table-cell office:value-type="float" office:value="1" calcext:value-type="float">
            <text:p>1</text:p>
          </table:table-cell>
          <table:table-cell office:value-type="float" office:value="0.00000000370201469479525" calcext:value-type="float">
            <text:p>3.70201469479525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6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270072221755981" calcext:value-type="float">
            <text:p>-0.270072221755981</text:p>
          </table:table-cell>
          <table:table-cell office:value-type="float" office:value="5.56722021102905" calcext:value-type="float">
            <text:p>5.56722021102905</text:p>
          </table:table-cell>
          <table:table-cell office:value-type="float" office:value="0.0029082461260259" calcext:value-type="float">
            <text:p>0.002908246126026</text:p>
          </table:table-cell>
          <table:table-cell office:value-type="float" office:value="0.997091770172119" calcext:value-type="float">
            <text:p>0.9970917701721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2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1222248077393" calcext:value-type="float">
            <text:p>4.81222248077393</text:p>
          </table:table-cell>
          <table:table-cell office:value-type="float" office:value="-0.426938116550446" calcext:value-type="float">
            <text:p>-0.426938116550446</text:p>
          </table:table-cell>
          <table:table-cell office:value-type="float" office:value="0.994723320007324" calcext:value-type="float">
            <text:p>0.994723320007324</text:p>
          </table:table-cell>
          <table:table-cell office:value-type="float" office:value="0.0052767163142561" calcext:value-type="float">
            <text:p>0.005276716314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561340332031" calcext:value-type="float">
            <text:p>20.2561340332031</text:p>
          </table:table-cell>
          <table:table-cell office:value-type="float" office:value="-12.2169485092163" calcext:value-type="float">
            <text:p>-12.2169485092163</text:p>
          </table:table-cell>
          <table:table-cell office:value-type="float" office:value="1" calcext:value-type="float">
            <text:p>1</text:p>
          </table:table-cell>
          <table:table-cell office:value-type="float" office:value="7.89076327201025E-015" calcext:value-type="float">
            <text:p>7.89076327201025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560735702515" calcext:value-type="float">
            <text:p>15.1560735702515</text:p>
          </table:table-cell>
          <table:table-cell office:value-type="float" office:value="-8.15163516998291" calcext:value-type="float">
            <text:p>-8.151635169982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75438093272151" calcext:value-type="float">
            <text:p>7.5438093272151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81280708313" calcext:value-type="float">
            <text:p>15.081280708313</text:p>
          </table:table-cell>
          <table:table-cell office:value-type="float" office:value="-8.43026638031006" calcext:value-type="float">
            <text:p>-8.4302663803100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615268738735075" calcext:value-type="float">
            <text:p>6.15268738735075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081150054932" calcext:value-type="float">
            <text:p>19.3081150054932</text:p>
          </table:table-cell>
          <table:table-cell office:value-type="float" office:value="-12.1338701248169" calcext:value-type="float">
            <text:p>-12.133870124816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21268163703601" calcext:value-type="float">
            <text:p>2.21268163703601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065196990967" calcext:value-type="float">
            <text:p>13.6065196990967</text:p>
          </table:table-cell>
          <table:table-cell office:value-type="float" office:value="-7.67330265045166" calcext:value-type="float">
            <text:p>-7.6733026504516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573178837726118" calcext:value-type="float">
            <text:p>5.73178837726118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144510269165" calcext:value-type="float">
            <text:p>11.5144510269165</text:p>
          </table:table-cell>
          <table:table-cell office:value-type="float" office:value="-5.82664728164673" calcext:value-type="float">
            <text:p>-5.82664728164673</text:p>
          </table:table-cell>
          <table:table-cell office:value-type="float" office:value="1" calcext:value-type="float">
            <text:p>1</text:p>
          </table:table-cell>
          <table:table-cell office:value-type="float" office:value="0.0000000294344868478902" calcext:value-type="float">
            <text:p>2.94344868478902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7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7845311164856" calcext:value-type="float">
            <text:p>-7.7845311164856</text:p>
          </table:table-cell>
          <table:table-cell office:value-type="float" office:value="13.9720916748047" calcext:value-type="float">
            <text:p>13.9720916748047</text:p>
          </table:table-cell>
          <table:table-cell office:value-type="float" office:value="0.000000000355810686469837" calcext:value-type="float">
            <text:p>3.55810686469837E-1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2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9891376495361" calcext:value-type="float">
            <text:p>9.49891376495361</text:p>
          </table:table-cell>
          <table:table-cell office:value-type="float" office:value="-4.37211084365845" calcext:value-type="float">
            <text:p>-4.37211084365845</text:p>
          </table:table-cell>
          <table:table-cell office:value-type="float" office:value="0.999999046325684" calcext:value-type="float">
            <text:p>0.999999046325684</text:p>
          </table:table-cell>
          <table:table-cell office:value-type="float" office:value="0.000000945997328472004" calcext:value-type="float">
            <text:p>9.45997328472004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677444458008" calcext:value-type="float">
            <text:p>19.8677444458008</text:p>
          </table:table-cell>
          <table:table-cell office:value-type="float" office:value="-11.7729263305664" calcext:value-type="float">
            <text:p>-11.77292633056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81397492784053" calcext:value-type="float">
            <text:p>1.81397492784053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136070251465" calcext:value-type="float">
            <text:p>28.0136070251465</text:p>
          </table:table-cell>
          <table:table-cell office:value-type="float" office:value="-17.6409015655518" calcext:value-type="float">
            <text:p>-17.6409015655518</text:p>
          </table:table-cell>
          <table:table-cell office:value-type="float" office:value="1" calcext:value-type="float">
            <text:p>1</text:p>
          </table:table-cell>
          <table:table-cell office:value-type="float" office:value="1.48764054926529E-020" calcext:value-type="float">
            <text:p>1.48764054926529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551372528076" calcext:value-type="float">
            <text:p>27.9551372528076</text:p>
          </table:table-cell>
          <table:table-cell office:value-type="float" office:value="-18.2136554718018" calcext:value-type="float">
            <text:p>-18.2136554718018</text:p>
          </table:table-cell>
          <table:table-cell office:value-type="float" office:value="1" calcext:value-type="float">
            <text:p>1</text:p>
          </table:table-cell>
          <table:table-cell office:value-type="float" office:value="8.89504309623637E-021" calcext:value-type="float">
            <text:p>8.89504309623637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838905334473" calcext:value-type="float">
            <text:p>30.4838905334473</text:p>
          </table:table-cell>
          <table:table-cell office:value-type="float" office:value="-20.5678081512451" calcext:value-type="float">
            <text:p>-20.5678081512451</text:p>
          </table:table-cell>
          <table:table-cell office:value-type="float" office:value="1" calcext:value-type="float">
            <text:p>1</text:p>
          </table:table-cell>
          <table:table-cell office:value-type="float" office:value="6.73798095347582E-023" calcext:value-type="float">
            <text:p>6.73798095347582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547510147095" calcext:value-type="float">
            <text:p>13.4547510147095</text:p>
          </table:table-cell>
          <table:table-cell office:value-type="float" office:value="-7.47975015640259" calcext:value-type="float">
            <text:p>-7.479750156402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809583178273954" calcext:value-type="float">
            <text:p>8.09583178273954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8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.37055587768555" calcext:value-type="float">
            <text:p>-9.37055587768555</text:p>
          </table:table-cell>
          <table:table-cell office:value-type="float" office:value="15.7311191558838" calcext:value-type="float">
            <text:p>15.7311191558838</text:p>
          </table:table-cell>
          <table:table-cell office:value-type="float" office:value="0.0000000000125452998683828" calcext:value-type="float">
            <text:p>1.25452998683828E-1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2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947498321533" calcext:value-type="float">
            <text:p>16.1947498321533</text:p>
          </table:table-cell>
          <table:table-cell office:value-type="float" office:value="-9.44517707824707" calcext:value-type="float">
            <text:p>-9.4451770782470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732354281385295" calcext:value-type="float">
            <text:p>7.32354281385295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1290397644043" calcext:value-type="float">
            <text:p>45.1290397644043</text:p>
          </table:table-cell>
          <table:table-cell office:value-type="float" office:value="-30.2894897460938" calcext:value-type="float">
            <text:p>-30.2894897460938</text:p>
          </table:table-cell>
          <table:table-cell office:value-type="float" office:value="1" calcext:value-type="float">
            <text:p>1</text:p>
          </table:table-cell>
          <table:table-cell office:value-type="float" office:value="1.76257314749239E-033" calcext:value-type="float">
            <text:p>1.76257314749239E-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02954864502" calcext:value-type="float">
            <text:p>44.102954864502</text:p>
          </table:table-cell>
          <table:table-cell office:value-type="float" office:value="-29.9746799468994" calcext:value-type="float">
            <text:p>-29.9746799468994</text:p>
          </table:table-cell>
          <table:table-cell office:value-type="float" office:value="1" calcext:value-type="float">
            <text:p>1</text:p>
          </table:table-cell>
          <table:table-cell office:value-type="float" office:value="6.73738113656847E-033" calcext:value-type="float">
            <text:p>6.73738113656847E-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590038299561" calcext:value-type="float">
            <text:p>23.0590038299561</text:p>
          </table:table-cell>
          <table:table-cell office:value-type="float" office:value="-14.8881511688232" calcext:value-type="float">
            <text:p>-14.8881511688232</text:p>
          </table:table-cell>
          <table:table-cell office:value-type="float" office:value="1" calcext:value-type="float">
            <text:p>1</text:p>
          </table:table-cell>
          <table:table-cell office:value-type="float" office:value="3.30948147114219E-017" calcext:value-type="float">
            <text:p>3.30948147114219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077922821045" calcext:value-type="float">
            <text:p>24.2077922821045</text:p>
          </table:table-cell>
          <table:table-cell office:value-type="float" office:value="-15.9468288421631" calcext:value-type="float">
            <text:p>-15.9468288421631</text:p>
          </table:table-cell>
          <table:table-cell office:value-type="float" office:value="1" calcext:value-type="float">
            <text:p>1</text:p>
          </table:table-cell>
          <table:table-cell office:value-type="float" office:value="3.63973366157623E-018" calcext:value-type="float">
            <text:p>3.63973366157623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76889038086" calcext:value-type="float">
            <text:p>33.3576889038086</text:p>
          </table:table-cell>
          <table:table-cell office:value-type="float" office:value="-22.8871669769287" calcext:value-type="float">
            <text:p>-22.8871669769287</text:p>
          </table:table-cell>
          <table:table-cell office:value-type="float" office:value="1" calcext:value-type="float">
            <text:p>1</text:p>
          </table:table-cell>
          <table:table-cell office:value-type="float" office:value="3.74255877301351E-025" calcext:value-type="float">
            <text:p>3.74255877301351E-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8424615859985" calcext:value-type="float">
            <text:p>5.58424615859985</text:p>
          </table:table-cell>
          <table:table-cell office:value-type="float" office:value="-0.116633623838425" calcext:value-type="float">
            <text:p>-0.116633623838425</text:p>
          </table:table-cell>
          <table:table-cell office:value-type="float" office:value="0.9966681599617" calcext:value-type="float">
            <text:p>0.9966681599617</text:p>
          </table:table-cell>
          <table:table-cell office:value-type="float" office:value="0.003331885440275" calcext:value-type="float">
            <text:p>0.003331885440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9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69059181213379" calcext:value-type="float">
            <text:p>-4.69059181213379</text:p>
          </table:table-cell>
          <table:table-cell office:value-type="float" office:value="9.96819686889648" calcext:value-type="float">
            <text:p>9.96819686889648</text:p>
          </table:table-cell>
          <table:table-cell office:value-type="float" office:value="0.000000430297433240412" calcext:value-type="float">
            <text:p>4.30297433240412E-07</text:p>
          </table:table-cell>
          <table:table-cell office:value-type="float" office:value="0.999999523162842" calcext:value-type="float">
            <text:p>0.9999995231628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2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5513648986816" calcext:value-type="float">
            <text:p>9.75513648986816</text:p>
          </table:table-cell>
          <table:table-cell office:value-type="float" office:value="-4.86983156204224" calcext:value-type="float">
            <text:p>-4.86983156204224</text:p>
          </table:table-cell>
          <table:table-cell office:value-type="float" office:value="0.999999523162842" calcext:value-type="float">
            <text:p>0.999999523162842</text:p>
          </table:table-cell>
          <table:table-cell office:value-type="float" office:value="0.000000445099487933476" calcext:value-type="float">
            <text:p>4.45099487933476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342437744141" calcext:value-type="float">
            <text:p>23.3342437744141</text:p>
          </table:table-cell>
          <table:table-cell office:value-type="float" office:value="-14.7898473739624" calcext:value-type="float">
            <text:p>-14.7898473739624</text:p>
          </table:table-cell>
          <table:table-cell office:value-type="float" office:value="1" calcext:value-type="float">
            <text:p>1</text:p>
          </table:table-cell>
          <table:table-cell office:value-type="float" office:value="2.77279130415839E-017" calcext:value-type="float">
            <text:p>2.77279130415839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302303314209" calcext:value-type="float">
            <text:p>21.7302303314209</text:p>
          </table:table-cell>
          <table:table-cell office:value-type="float" office:value="-13.857310295105" calcext:value-type="float">
            <text:p>-13.857310295105</text:p>
          </table:table-cell>
          <table:table-cell office:value-type="float" office:value="1" calcext:value-type="float">
            <text:p>1</text:p>
          </table:table-cell>
          <table:table-cell office:value-type="float" office:value="3.50370811118107E-016" calcext:value-type="float">
            <text:p>3.50370811118107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645481109619" calcext:value-type="float">
            <text:p>20.9645481109619</text:p>
          </table:table-cell>
          <table:table-cell office:value-type="float" office:value="-13.3945512771606" calcext:value-type="float">
            <text:p>-13.3945512771606</text:p>
          </table:table-cell>
          <table:table-cell office:value-type="float" office:value="1" calcext:value-type="float">
            <text:p>1</text:p>
          </table:table-cell>
          <table:table-cell office:value-type="float" office:value="1.19682960238307E-015" calcext:value-type="float">
            <text:p>1.19682960238307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869998931885" calcext:value-type="float">
            <text:p>26.0869998931885</text:p>
          </table:table-cell>
          <table:table-cell office:value-type="float" office:value="-17.6505641937256" calcext:value-type="float">
            <text:p>-17.6505641937256</text:p>
          </table:table-cell>
          <table:table-cell office:value-type="float" office:value="1" calcext:value-type="float">
            <text:p>1</text:p>
          </table:table-cell>
          <table:table-cell office:value-type="float" office:value="1.01161965867339E-019" calcext:value-type="float">
            <text:p>1.01161965867339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872961044312" calcext:value-type="float">
            <text:p>12.4872961044312</text:p>
          </table:table-cell>
          <table:table-cell office:value-type="float" office:value="-6.55019521713257" calcext:value-type="float">
            <text:p>-6.55019521713257</text:p>
          </table:table-cell>
          <table:table-cell office:value-type="float" office:value="1" calcext:value-type="float">
            <text:p>1</text:p>
          </table:table-cell>
          <table:table-cell office:value-type="float" office:value="0.00000000539663158605208" calcext:value-type="float">
            <text:p>5.39663158605208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299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55783319473267" calcext:value-type="float">
            <text:p>-4.55783319473267</text:p>
          </table:table-cell>
          <table:table-cell office:value-type="float" office:value="9.37703704833984" calcext:value-type="float">
            <text:p>9.37703704833984</text:p>
          </table:table-cell>
          <table:table-cell office:value-type="float" office:value="0.000000887488226908317" calcext:value-type="float">
            <text:p>8.87488226908317E-07</text:p>
          </table:table-cell>
          <table:table-cell office:value-type="float" office:value="0.999999165534973" calcext:value-type="float">
            <text:p>0.9999991655349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30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4075880050659" calcext:value-type="float">
            <text:p>4.34075880050659</text:p>
          </table:table-cell>
          <table:table-cell office:value-type="float" office:value="-0.210428476333618" calcext:value-type="float">
            <text:p>-0.210428476333618</text:p>
          </table:table-cell>
          <table:table-cell office:value-type="float" office:value="0.989555537700653" calcext:value-type="float">
            <text:p>0.989555537700653</text:p>
          </table:table-cell>
          <table:table-cell office:value-type="float" office:value="0.0104444259777665" calcext:value-type="float">
            <text:p>0.010444425977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502815246582" calcext:value-type="float">
            <text:p>28.5502815246582</text:p>
          </table:table-cell>
          <table:table-cell office:value-type="float" office:value="-18.8389549255371" calcext:value-type="float">
            <text:p>-18.8389549255371</text:p>
          </table:table-cell>
          <table:table-cell office:value-type="float" office:value="1" calcext:value-type="float">
            <text:p>1</text:p>
          </table:table-cell>
          <table:table-cell office:value-type="float" office:value="2.62492034903065E-021" calcext:value-type="float">
            <text:p>2.62492034903065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789848327637" calcext:value-type="float">
            <text:p>33.9789848327637</text:p>
          </table:table-cell>
          <table:table-cell office:value-type="float" office:value="-22.5982646942139" calcext:value-type="float">
            <text:p>-22.5982646942139</text:p>
          </table:table-cell>
          <table:table-cell office:value-type="float" office:value="1" calcext:value-type="float">
            <text:p>1</text:p>
          </table:table-cell>
          <table:table-cell office:value-type="float" office:value="2.68419192117086E-025" calcext:value-type="float">
            <text:p>2.68419192117086E-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303611755371" calcext:value-type="float">
            <text:p>32.5303611755371</text:p>
          </table:table-cell>
          <table:table-cell office:value-type="float" office:value="-21.526424407959" calcext:value-type="float">
            <text:p>-21.526424407959</text:p>
          </table:table-cell>
          <table:table-cell office:value-type="float" office:value="1" calcext:value-type="float">
            <text:p>1</text:p>
          </table:table-cell>
          <table:table-cell office:value-type="float" office:value="3.33761566415719E-024" calcext:value-type="float">
            <text:p>3.33761566415719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317844390869" calcext:value-type="float">
            <text:p>24.6317844390869</text:p>
          </table:table-cell>
          <table:table-cell office:value-type="float" office:value="-16.2322311401367" calcext:value-type="float">
            <text:p>-16.2322311401367</text:p>
          </table:table-cell>
          <table:table-cell office:value-type="float" office:value="1" calcext:value-type="float">
            <text:p>1</text:p>
          </table:table-cell>
          <table:table-cell office:value-type="float" office:value="1.79054141691673E-018" calcext:value-type="float">
            <text:p>1.79054141691673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274745941162" calcext:value-type="float">
            <text:p>17.3274745941162</text:p>
          </table:table-cell>
          <table:table-cell office:value-type="float" office:value="-10.2284393310547" calcext:value-type="float">
            <text:p>-10.228439331054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07799966869715" calcext:value-type="float">
            <text:p>1.07799966869715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617341995239" calcext:value-type="float">
            <text:p>11.0617341995239</text:p>
          </table:table-cell>
          <table:table-cell office:value-type="float" office:value="-5.15737533569336" calcext:value-type="float">
            <text:p>-5.15737533569336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903921204553626" calcext:value-type="float">
            <text:p>9.03921204553626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0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27517986297607" calcext:value-type="float">
            <text:p>-4.27517986297607</text:p>
          </table:table-cell>
          <table:table-cell office:value-type="float" office:value="9.3907880783081" calcext:value-type="float">
            <text:p>9.3907880783081</text:p>
          </table:table-cell>
          <table:table-cell office:value-type="float" office:value="0.00000116130161131878" calcext:value-type="float">
            <text:p>1.16130161131878E-06</text:p>
          </table:table-cell>
          <table:table-cell office:value-type="float" office:value="0.999998807907104" calcext:value-type="float">
            <text:p>0.9999988079071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3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099136352539" calcext:value-type="float">
            <text:p>18.3099136352539</text:p>
          </table:table-cell>
          <table:table-cell office:value-type="float" office:value="-10.8920478820801" calcext:value-type="float">
            <text:p>-10.892047882080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07849633771656" calcext:value-type="float">
            <text:p>2.07849633771656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826953887939" calcext:value-type="float">
            <text:p>17.6826953887939</text:p>
          </table:table-cell>
          <table:table-cell office:value-type="float" office:value="-10.4087257385254" calcext:value-type="float">
            <text:p>-10.408725738525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631031143137617" calcext:value-type="float">
            <text:p>6.31031143137617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115640640259" calcext:value-type="float">
            <text:p>15.7115640640259</text:p>
          </table:table-cell>
          <table:table-cell office:value-type="float" office:value="-8.97729778289795" calcext:value-type="float">
            <text:p>-8.9772977828979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8956735486908" calcext:value-type="float">
            <text:p>1.8956735486908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53995513916" calcext:value-type="float">
            <text:p>26.153995513916</text:p>
          </table:table-cell>
          <table:table-cell office:value-type="float" office:value="-16.9913749694824" calcext:value-type="float">
            <text:p>-16.9913749694824</text:p>
          </table:table-cell>
          <table:table-cell office:value-type="float" office:value="1" calcext:value-type="float">
            <text:p>1</text:p>
          </table:table-cell>
          <table:table-cell office:value-type="float" office:value="1.8289578559128E-019" calcext:value-type="float">
            <text:p>1.8289578559128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795078277588" calcext:value-type="float">
            <text:p>22.5795078277588</text:p>
          </table:table-cell>
          <table:table-cell office:value-type="float" office:value="-14.2012071609497" calcext:value-type="float">
            <text:p>-14.2012071609497</text:p>
          </table:table-cell>
          <table:table-cell office:value-type="float" office:value="1" calcext:value-type="float">
            <text:p>1</text:p>
          </table:table-cell>
          <table:table-cell office:value-type="float" office:value="1.06252223185163E-016" calcext:value-type="float">
            <text:p>1.06252223185163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7940635681152" calcext:value-type="float">
            <text:p>9.97940635681152</text:p>
          </table:table-cell>
          <table:table-cell office:value-type="float" office:value="-4.802414894104" calcext:value-type="float">
            <text:p>-4.802414894104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380484038942086" calcext:value-type="float">
            <text:p>3.80484038942086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1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36073112487793" calcext:value-type="float">
            <text:p>-5.36073112487793</text:p>
          </table:table-cell>
          <table:table-cell office:value-type="float" office:value="10.3527317047119" calcext:value-type="float">
            <text:p>10.3527317047119</text:p>
          </table:table-cell>
          <table:table-cell office:value-type="float" office:value="0.000000149875191368665" calcext:value-type="float">
            <text:p>1.49875191368665E-07</text:p>
          </table:table-cell>
          <table:table-cell office:value-type="float" office:value="0.99999988079071" calcext:value-type="float">
            <text:p>0.999999880790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3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1995935440064" calcext:value-type="float">
            <text:p>6.61995935440064</text:p>
          </table:table-cell>
          <table:table-cell office:value-type="float" office:value="-2.2937159538269" calcext:value-type="float">
            <text:p>-2.2937159538269</text:p>
          </table:table-cell>
          <table:table-cell office:value-type="float" office:value="0.999865412712097" calcext:value-type="float">
            <text:p>0.999865412712097</text:p>
          </table:table-cell>
          <table:table-cell office:value-type="float" office:value="0.0001345183554803" calcext:value-type="float">
            <text:p>0.00013451835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844543457031" calcext:value-type="float">
            <text:p>13.2844543457031</text:p>
          </table:table-cell>
          <table:table-cell office:value-type="float" office:value="-6.8173623085022" calcext:value-type="float">
            <text:p>-6.8173623085022</text:p>
          </table:table-cell>
          <table:table-cell office:value-type="float" office:value="1" calcext:value-type="float">
            <text:p>1</text:p>
          </table:table-cell>
          <table:table-cell office:value-type="float" office:value="0.00000000186162496529363" calcext:value-type="float">
            <text:p>1.86162496529363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407855987549" calcext:value-type="float">
            <text:p>30.7407855987549</text:p>
          </table:table-cell>
          <table:table-cell office:value-type="float" office:value="-19.6029415130615" calcext:value-type="float">
            <text:p>-19.6029415130615</text:p>
          </table:table-cell>
          <table:table-cell office:value-type="float" office:value="1" calcext:value-type="float">
            <text:p>1</text:p>
          </table:table-cell>
          <table:table-cell office:value-type="float" office:value="1.36771971684299E-022" calcext:value-type="float">
            <text:p>1.36771971684299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982555389404" calcext:value-type="float">
            <text:p>27.1982555389404</text:p>
          </table:table-cell>
          <table:table-cell office:value-type="float" office:value="-17.3155784606934" calcext:value-type="float">
            <text:p>-17.3155784606934</text:p>
          </table:table-cell>
          <table:table-cell office:value-type="float" office:value="1" calcext:value-type="float">
            <text:p>1</text:p>
          </table:table-cell>
          <table:table-cell office:value-type="float" office:value="4.65466421404894E-020" calcext:value-type="float">
            <text:p>4.65466421404894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555095672607" calcext:value-type="float">
            <text:p>26.5555095672607</text:p>
          </table:table-cell>
          <table:table-cell office:value-type="float" office:value="-16.8462142944336" calcext:value-type="float">
            <text:p>-16.8462142944336</text:p>
          </table:table-cell>
          <table:table-cell office:value-type="float" office:value="1" calcext:value-type="float">
            <text:p>1</text:p>
          </table:table-cell>
          <table:table-cell office:value-type="float" office:value="1.41537000532873E-019" calcext:value-type="float">
            <text:p>1.41537000532873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974048614502" calcext:value-type="float">
            <text:p>26.6974048614502</text:p>
          </table:table-cell>
          <table:table-cell office:value-type="float" office:value="-17.7105979919434" calcext:value-type="float">
            <text:p>-17.7105979919434</text:p>
          </table:table-cell>
          <table:table-cell office:value-type="float" office:value="1" calcext:value-type="float">
            <text:p>1</text:p>
          </table:table-cell>
          <table:table-cell office:value-type="float" office:value="5.17426385505523E-020" calcext:value-type="float">
            <text:p>5.17426385505523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21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31565463542938" calcext:value-type="float">
            <text:p>-1.31565463542938</text:p>
          </table:table-cell>
          <table:table-cell office:value-type="float" office:value="6.9807596206665" calcext:value-type="float">
            <text:p>6.9807596206665</text:p>
          </table:table-cell>
          <table:table-cell office:value-type="float" office:value="0.0002493473293725" calcext:value-type="float">
            <text:p>0.000249347329373</text:p>
          </table:table-cell>
          <table:table-cell office:value-type="float" office:value="0.999750673770904" calcext:value-type="float">
            <text:p>0.9997506737709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32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45808839797974" calcext:value-type="float">
            <text:p>7.45808839797974</text:p>
          </table:table-cell>
          <table:table-cell office:value-type="float" office:value="-2.38109421730041" calcext:value-type="float">
            <text:p>-2.38109421730041</text:p>
          </table:table-cell>
          <table:table-cell office:value-type="float" office:value="0.999946713447571" calcext:value-type="float">
            <text:p>0.999946713447571</text:p>
          </table:table-cell>
          <table:table-cell office:value-type="float" office:value="0.0000533180245838594" calcext:value-type="float">
            <text:p>5.33180245838594E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562244415283" calcext:value-type="float">
            <text:p>23.9562244415283</text:p>
          </table:table-cell>
          <table:table-cell office:value-type="float" office:value="-15.0014162063599" calcext:value-type="float">
            <text:p>-15.0014162063599</text:p>
          </table:table-cell>
          <table:table-cell office:value-type="float" office:value="1" calcext:value-type="float">
            <text:p>1</text:p>
          </table:table-cell>
          <table:table-cell office:value-type="float" office:value="1.20478963751828E-017" calcext:value-type="float">
            <text:p>1.20478963751828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487407684326" calcext:value-type="float">
            <text:p>24.1487407684326</text:p>
          </table:table-cell>
          <table:table-cell office:value-type="float" office:value="-15.4694623947144" calcext:value-type="float">
            <text:p>-15.4694623947144</text:p>
          </table:table-cell>
          <table:table-cell office:value-type="float" office:value="1" calcext:value-type="float">
            <text:p>1</text:p>
          </table:table-cell>
          <table:table-cell office:value-type="float" office:value="6.22348152213206E-018" calcext:value-type="float">
            <text:p>6.22348152213206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463310241699" calcext:value-type="float">
            <text:p>21.9463310241699</text:p>
          </table:table-cell>
          <table:table-cell office:value-type="float" office:value="-13.9326601028442" calcext:value-type="float">
            <text:p>-13.9326601028442</text:p>
          </table:table-cell>
          <table:table-cell office:value-type="float" office:value="1" calcext:value-type="float">
            <text:p>1</text:p>
          </table:table-cell>
          <table:table-cell office:value-type="float" office:value="2.61789693681028E-016" calcext:value-type="float">
            <text:p>2.61789693681028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272113800049" calcext:value-type="float">
            <text:p>20.8272113800049</text:p>
          </table:table-cell>
          <table:table-cell office:value-type="float" office:value="-12.7393522262573" calcext:value-type="float">
            <text:p>-12.7393522262573</text:p>
          </table:table-cell>
          <table:table-cell office:value-type="float" office:value="1" calcext:value-type="float">
            <text:p>1</text:p>
          </table:table-cell>
          <table:table-cell office:value-type="float" office:value="2.64379057518917E-015" calcext:value-type="float">
            <text:p>2.64379057518917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134004592896" calcext:value-type="float">
            <text:p>10.6134004592896</text:p>
          </table:table-cell>
          <table:table-cell office:value-type="float" office:value="-4.2608060836792" calcext:value-type="float">
            <text:p>-4.2608060836792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346907768289384" calcext:value-type="float">
            <text:p>3.46907768289384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28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07116889953613" calcext:value-type="float">
            <text:p>-1.07116889953613</text:p>
          </table:table-cell>
          <table:table-cell office:value-type="float" office:value="5.65022230148315" calcext:value-type="float">
            <text:p>5.65022230148315</text:p>
          </table:table-cell>
          <table:table-cell office:value-type="float" office:value="0.0012034109095111" calcext:value-type="float">
            <text:p>0.001203410909511</text:p>
          </table:table-cell>
          <table:table-cell office:value-type="float" office:value="0.998796582221985" calcext:value-type="float">
            <text:p>0.9987965822219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32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090383529663" calcext:value-type="float">
            <text:p>13.6090383529663</text:p>
          </table:table-cell>
          <table:table-cell office:value-type="float" office:value="-7.46567344665527" calcext:value-type="float">
            <text:p>-7.4656734466552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703670510748822" calcext:value-type="float">
            <text:p>7.03670510748822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957607269287" calcext:value-type="float">
            <text:p>28.6957607269287</text:p>
          </table:table-cell>
          <table:table-cell office:value-type="float" office:value="-17.9300308227539" calcext:value-type="float">
            <text:p>-17.9300308227539</text:p>
          </table:table-cell>
          <table:table-cell office:value-type="float" office:value="1" calcext:value-type="float">
            <text:p>1</text:p>
          </table:table-cell>
          <table:table-cell office:value-type="float" office:value="5.63216293094846E-021" calcext:value-type="float">
            <text:p>5.63216293094846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519901275635" calcext:value-type="float">
            <text:p>19.9519901275635</text:p>
          </table:table-cell>
          <table:table-cell office:value-type="float" office:value="-11.7981967926025" calcext:value-type="float">
            <text:p>-11.798196792602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62580706682775" calcext:value-type="float">
            <text:p>1.62580706682775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534492492676" calcext:value-type="float">
            <text:p>23.9534492492676</text:p>
          </table:table-cell>
          <table:table-cell office:value-type="float" office:value="-14.8423328399658" calcext:value-type="float">
            <text:p>-14.8423328399658</text:p>
          </table:table-cell>
          <table:table-cell office:value-type="float" office:value="1" calcext:value-type="float">
            <text:p>1</text:p>
          </table:table-cell>
          <table:table-cell office:value-type="float" office:value="1.4164625920107E-017" calcext:value-type="float">
            <text:p>1.4164625920107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244667053223" calcext:value-type="float">
            <text:p>33.3244667053223</text:p>
          </table:table-cell>
          <table:table-cell office:value-type="float" office:value="-21.5613059997559" calcext:value-type="float">
            <text:p>-21.5613059997559</text:p>
          </table:table-cell>
          <table:table-cell office:value-type="float" office:value="1" calcext:value-type="float">
            <text:p>1</text:p>
          </table:table-cell>
          <table:table-cell office:value-type="float" office:value="1.45683972355435E-024" calcext:value-type="float">
            <text:p>1.45683972355435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974193572998" calcext:value-type="float">
            <text:p>23.4974193572998</text:p>
          </table:table-cell>
          <table:table-cell office:value-type="float" office:value="-14.7799787521362" calcext:value-type="float">
            <text:p>-14.7799787521362</text:p>
          </table:table-cell>
          <table:table-cell office:value-type="float" office:value="1" calcext:value-type="float">
            <text:p>1</text:p>
          </table:table-cell>
          <table:table-cell office:value-type="float" office:value="2.37868887680526E-017" calcext:value-type="float">
            <text:p>2.37868887680526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35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1155149936676" calcext:value-type="float">
            <text:p>-3.1155149936676</text:p>
          </table:table-cell>
          <table:table-cell office:value-type="float" office:value="9.80810070037842" calcext:value-type="float">
            <text:p>9.80810070037842</text:p>
          </table:table-cell>
          <table:table-cell office:value-type="float" office:value="0.00000243974295699445" calcext:value-type="float">
            <text:p>2.43974295699445E-06</text:p>
          </table:table-cell>
          <table:table-cell office:value-type="float" office:value="0.999997615814209" calcext:value-type="float">
            <text:p>0.9999976158142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33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05149745941162" calcext:value-type="float">
            <text:p>7.05149745941162</text:p>
          </table:table-cell>
          <table:table-cell office:value-type="float" office:value="-2.46276378631592" calcext:value-type="float">
            <text:p>-2.46276378631592</text:p>
          </table:table-cell>
          <table:table-cell office:value-type="float" office:value="0.999926209449768" calcext:value-type="float">
            <text:p>0.999926209449768</text:p>
          </table:table-cell>
          <table:table-cell office:value-type="float" office:value="0.0000737864829716273" calcext:value-type="float">
            <text:p>7.37864829716273E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997356414795" calcext:value-type="float">
            <text:p>24.6997356414795</text:p>
          </table:table-cell>
          <table:table-cell office:value-type="float" office:value="-15.7273664474487" calcext:value-type="float">
            <text:p>-15.7273664474487</text:p>
          </table:table-cell>
          <table:table-cell office:value-type="float" office:value="1" calcext:value-type="float">
            <text:p>1</text:p>
          </table:table-cell>
          <table:table-cell office:value-type="float" office:value="2.77161608730311E-018" calcext:value-type="float">
            <text:p>2.77161608730311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820381164551" calcext:value-type="float">
            <text:p>25.3820381164551</text:p>
          </table:table-cell>
          <table:table-cell office:value-type="float" office:value="-16.2160472869873" calcext:value-type="float">
            <text:p>-16.2160472869873</text:p>
          </table:table-cell>
          <table:table-cell office:value-type="float" office:value="1" calcext:value-type="float">
            <text:p>1</text:p>
          </table:table-cell>
          <table:table-cell office:value-type="float" office:value="8.59373344620249E-019" calcext:value-type="float">
            <text:p>8.59373344620249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420234680176" calcext:value-type="float">
            <text:p>21.7420234680176</text:p>
          </table:table-cell>
          <table:table-cell office:value-type="float" office:value="-13.7768707275391" calcext:value-type="float">
            <text:p>-13.7768707275391</text:p>
          </table:table-cell>
          <table:table-cell office:value-type="float" office:value="1" calcext:value-type="float">
            <text:p>1</text:p>
          </table:table-cell>
          <table:table-cell office:value-type="float" office:value="3.75266882913144E-016" calcext:value-type="float">
            <text:p>3.75266882913144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231624603271" calcext:value-type="float">
            <text:p>28.4231624603271</text:p>
          </table:table-cell>
          <table:table-cell office:value-type="float" office:value="-18.6534957885742" calcext:value-type="float">
            <text:p>-18.6534957885742</text:p>
          </table:table-cell>
          <table:table-cell office:value-type="float" office:value="1" calcext:value-type="float">
            <text:p>1</text:p>
          </table:table-cell>
          <table:table-cell office:value-type="float" office:value="3.58811441510862E-021" calcext:value-type="float">
            <text:p>3.58811441510862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176002502441" calcext:value-type="float">
            <text:p>23.3176002502441</text:p>
          </table:table-cell>
          <table:table-cell office:value-type="float" office:value="-14.5101680755615" calcext:value-type="float">
            <text:p>-14.5101680755615</text:p>
          </table:table-cell>
          <table:table-cell office:value-type="float" office:value="1" calcext:value-type="float">
            <text:p>1</text:p>
          </table:table-cell>
          <table:table-cell office:value-type="float" office:value="3.72914923881525E-017" calcext:value-type="float">
            <text:p>3.72914923881525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5814933776856" calcext:value-type="float">
            <text:p>5.55814933776856</text:p>
          </table:table-cell>
          <table:table-cell office:value-type="float" office:value="-0.668064594268799" calcext:value-type="float">
            <text:p>-0.668064594268799</text:p>
          </table:table-cell>
          <table:table-cell office:value-type="float" office:value="0.998026907444" calcext:value-type="float">
            <text:p>0.998026907444</text:p>
          </table:table-cell>
          <table:table-cell office:value-type="float" office:value="0.0019730220083147" calcext:value-type="float">
            <text:p>0.0019730220083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4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22998929023743" calcext:value-type="float">
            <text:p>-1.22998929023743</text:p>
          </table:table-cell>
          <table:table-cell office:value-type="float" office:value="5.49391078948975" calcext:value-type="float">
            <text:p>5.49391078948975</text:p>
          </table:table-cell>
          <table:table-cell office:value-type="float" office:value="0.0012003993615508" calcext:value-type="float">
            <text:p>0.001200399361551</text:p>
          </table:table-cell>
          <table:table-cell office:value-type="float" office:value="0.998799562454224" calcext:value-type="float">
            <text:p>0.9987995624542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3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2199687957764" calcext:value-type="float">
            <text:p>9.62199687957764</text:p>
          </table:table-cell>
          <table:table-cell office:value-type="float" office:value="-4.14816665649414" calcext:value-type="float">
            <text:p>-4.14816665649414</text:p>
          </table:table-cell>
          <table:table-cell office:value-type="float" office:value="0.999998927116394" calcext:value-type="float">
            <text:p>0.999998927116394</text:p>
          </table:table-cell>
          <table:table-cell office:value-type="float" office:value="0.00000104638979792071" calcext:value-type="float">
            <text:p>1.04638979792071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076705932617" calcext:value-type="float">
            <text:p>31.8076705932617</text:p>
          </table:table-cell>
          <table:table-cell office:value-type="float" office:value="-20.307165145874" calcext:value-type="float">
            <text:p>-20.307165145874</text:p>
          </table:table-cell>
          <table:table-cell office:value-type="float" office:value="1" calcext:value-type="float">
            <text:p>1</text:p>
          </table:table-cell>
          <table:table-cell office:value-type="float" office:value="2.32709218097549E-023" calcext:value-type="float">
            <text:p>2.32709218097549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185520172119" calcext:value-type="float">
            <text:p>31.3185520172119</text:p>
          </table:table-cell>
          <table:table-cell office:value-type="float" office:value="-20.3222484588623" calcext:value-type="float">
            <text:p>-20.3222484588623</text:p>
          </table:table-cell>
          <table:table-cell office:value-type="float" office:value="1" calcext:value-type="float">
            <text:p>1</text:p>
          </table:table-cell>
          <table:table-cell office:value-type="float" office:value="3.73839605262427E-023" calcext:value-type="float">
            <text:p>3.73839605262427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077754974365" calcext:value-type="float">
            <text:p>27.8077754974365</text:p>
          </table:table-cell>
          <table:table-cell office:value-type="float" office:value="-17.6476459503174" calcext:value-type="float">
            <text:p>-17.6476459503174</text:p>
          </table:table-cell>
          <table:table-cell office:value-type="float" office:value="1" calcext:value-type="float">
            <text:p>1</text:p>
          </table:table-cell>
          <table:table-cell office:value-type="float" office:value="1.8153538367636E-020" calcext:value-type="float">
            <text:p>1.8153538367636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288665771484" calcext:value-type="float">
            <text:p>20.7288665771484</text:p>
          </table:table-cell>
          <table:table-cell office:value-type="float" office:value="-12.8658485412598" calcext:value-type="float">
            <text:p>-12.8658485412598</text:p>
          </table:table-cell>
          <table:table-cell office:value-type="float" office:value="1" calcext:value-type="float">
            <text:p>1</text:p>
          </table:table-cell>
          <table:table-cell office:value-type="float" office:value="2.57039940547432E-015" calcext:value-type="float">
            <text:p>2.57039940547432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438823699951" calcext:value-type="float">
            <text:p>19.5438823699951</text:p>
          </table:table-cell>
          <table:table-cell office:value-type="float" office:value="-12.292441368103" calcext:value-type="float">
            <text:p>-12.29244136810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4916285776532" calcext:value-type="float">
            <text:p>1.4916285776532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5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75622951984406" calcext:value-type="float">
            <text:p>-1.75622951984406</text:p>
          </table:table-cell>
          <table:table-cell office:value-type="float" office:value="6.88779783248901" calcext:value-type="float">
            <text:p>6.88779783248901</text:p>
          </table:table-cell>
          <table:table-cell office:value-type="float" office:value="0.0001761448511388" calcext:value-type="float">
            <text:p>0.000176144851139</text:p>
          </table:table-cell>
          <table:table-cell office:value-type="float" office:value="0.999823868274689" calcext:value-type="float">
            <text:p>0.9998238682746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3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2753705978394" calcext:value-type="float">
            <text:p>6.32753705978394</text:p>
          </table:table-cell>
          <table:table-cell office:value-type="float" office:value="-1.47276294231415" calcext:value-type="float">
            <text:p>-1.47276294231415</text:p>
          </table:table-cell>
          <table:table-cell office:value-type="float" office:value="0.999590575695038" calcext:value-type="float">
            <text:p>0.999590575695038</text:p>
          </table:table-cell>
          <table:table-cell office:value-type="float" office:value="0.0004094443283975" calcext:value-type="float">
            <text:p>0.0004094443283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69412231445" calcext:value-type="float">
            <text:p>33.3569412231445</text:p>
          </table:table-cell>
          <table:table-cell office:value-type="float" office:value="-21.9628791809082" calcext:value-type="float">
            <text:p>-21.9628791809082</text:p>
          </table:table-cell>
          <table:table-cell office:value-type="float" office:value="1" calcext:value-type="float">
            <text:p>1</text:p>
          </table:table-cell>
          <table:table-cell office:value-type="float" office:value="9.43859254107231E-025" calcext:value-type="float">
            <text:p>9.43859254107231E-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906322479248" calcext:value-type="float">
            <text:p>26.2906322479248</text:p>
          </table:table-cell>
          <table:table-cell office:value-type="float" office:value="-16.7293243408203" calcext:value-type="float">
            <text:p>-16.7293243408203</text:p>
          </table:table-cell>
          <table:table-cell office:value-type="float" office:value="1" calcext:value-type="float">
            <text:p>1</text:p>
          </table:table-cell>
          <table:table-cell office:value-type="float" office:value="2.0733346677127E-019" calcext:value-type="float">
            <text:p>2.0733346677127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046421051025" calcext:value-type="float">
            <text:p>25.4046421051025</text:p>
          </table:table-cell>
          <table:table-cell office:value-type="float" office:value="-16.3113079071045" calcext:value-type="float">
            <text:p>-16.3113079071045</text:p>
          </table:table-cell>
          <table:table-cell office:value-type="float" office:value="1" calcext:value-type="float">
            <text:p>1</text:p>
          </table:table-cell>
          <table:table-cell office:value-type="float" office:value="7.63823695811506E-019" calcext:value-type="float">
            <text:p>7.63823695811506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460250854492" calcext:value-type="float">
            <text:p>26.2460250854492</text:p>
          </table:table-cell>
          <table:table-cell office:value-type="float" office:value="-16.8865623474121" calcext:value-type="float">
            <text:p>-16.8865623474121</text:p>
          </table:table-cell>
          <table:table-cell office:value-type="float" office:value="1" calcext:value-type="float">
            <text:p>1</text:p>
          </table:table-cell>
          <table:table-cell office:value-type="float" office:value="1.85248752542476E-019" calcext:value-type="float">
            <text:p>1.85248752542476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710189819336" calcext:value-type="float">
            <text:p>16.2710189819336</text:p>
          </table:table-cell>
          <table:table-cell office:value-type="float" office:value="-9.91959857940674" calcext:value-type="float">
            <text:p>-9.9195985794067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422240324302048" calcext:value-type="float">
            <text:p>4.22240324302048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5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78908634185791" calcext:value-type="float">
            <text:p>-6.78908634185791</text:p>
          </table:table-cell>
          <table:table-cell office:value-type="float" office:value="12.8395614624023" calcext:value-type="float">
            <text:p>12.8395614624023</text:p>
          </table:table-cell>
          <table:table-cell office:value-type="float" office:value="0.00000000298804403442432" calcext:value-type="float">
            <text:p>2.98804403442432E-0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3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0226125717163" calcext:value-type="float">
            <text:p>5.90226125717163</text:p>
          </table:table-cell>
          <table:table-cell office:value-type="float" office:value="-1.40057003498077" calcext:value-type="float">
            <text:p>-1.40057003498077</text:p>
          </table:table-cell>
          <table:table-cell office:value-type="float" office:value="0.999326825141907" calcext:value-type="float">
            <text:p>0.999326825141907</text:p>
          </table:table-cell>
          <table:table-cell office:value-type="float" office:value="0.0006731754401698" calcext:value-type="float">
            <text:p>0.00067317544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767177581787" calcext:value-type="float">
            <text:p>23.1767177581787</text:p>
          </table:table-cell>
          <table:table-cell office:value-type="float" office:value="-14.6091012954712" calcext:value-type="float">
            <text:p>-14.6091012954712</text:p>
          </table:table-cell>
          <table:table-cell office:value-type="float" office:value="1" calcext:value-type="float">
            <text:p>1</text:p>
          </table:table-cell>
          <table:table-cell office:value-type="float" office:value="3.88890064528415E-017" calcext:value-type="float">
            <text:p>3.88890064528415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241889953613" calcext:value-type="float">
            <text:p>23.5241889953613</text:p>
          </table:table-cell>
          <table:table-cell office:value-type="float" office:value="-14.5710649490356" calcext:value-type="float">
            <text:p>-14.5710649490356</text:p>
          </table:table-cell>
          <table:table-cell office:value-type="float" office:value="1" calcext:value-type="float">
            <text:p>1</text:p>
          </table:table-cell>
          <table:table-cell office:value-type="float" office:value="2.85392035145698E-017" calcext:value-type="float">
            <text:p>2.85392035145698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366828918457" calcext:value-type="float">
            <text:p>33.2366828918457</text:p>
          </table:table-cell>
          <table:table-cell office:value-type="float" office:value="-21.8504638671875" calcext:value-type="float">
            <text:p>-21.8504638671875</text:p>
          </table:table-cell>
          <table:table-cell office:value-type="float" office:value="1" calcext:value-type="float">
            <text:p>1</text:p>
          </table:table-cell>
          <table:table-cell office:value-type="float" office:value="1.19112178839197E-024" calcext:value-type="float">
            <text:p>1.19112178839197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920768737793" calcext:value-type="float">
            <text:p>34.9920768737793</text:p>
          </table:table-cell>
          <table:table-cell office:value-type="float" office:value="-23.5363082885742" calcext:value-type="float">
            <text:p>-23.5363082885742</text:p>
          </table:table-cell>
          <table:table-cell office:value-type="float" office:value="1" calcext:value-type="float">
            <text:p>1</text:p>
          </table:table-cell>
          <table:table-cell office:value-type="float" office:value="3.81456741392652E-026" calcext:value-type="float">
            <text:p>3.81456741392652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877296447754" calcext:value-type="float">
            <text:p>12.8877296447754</text:p>
          </table:table-cell>
          <table:table-cell office:value-type="float" office:value="-7.12063407897949" calcext:value-type="float">
            <text:p>-7.12063407897949</text:p>
          </table:table-cell>
          <table:table-cell office:value-type="float" office:value="1" calcext:value-type="float">
            <text:p>1</text:p>
          </table:table-cell>
          <table:table-cell office:value-type="float" office:value="0.00000000204398653558258" calcext:value-type="float">
            <text:p>2.04398653558258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6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23147630691528" calcext:value-type="float">
            <text:p>-3.23147630691528</text:p>
          </table:table-cell>
          <table:table-cell office:value-type="float" office:value="9.16929817199707" calcext:value-type="float">
            <text:p>9.16929817199707</text:p>
          </table:table-cell>
          <table:table-cell office:value-type="float" office:value="0.0000041153848542308" calcext:value-type="float">
            <text:p>4.1153848542308E-06</text:p>
          </table:table-cell>
          <table:table-cell office:value-type="float" office:value="0.999995827674866" calcext:value-type="float">
            <text:p>0.9999958276748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3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031631469727" calcext:value-type="float">
            <text:p>3.07031631469727</text:p>
          </table:table-cell>
          <table:table-cell office:value-type="float" office:value="1.88442194461823" calcext:value-type="float">
            <text:p>1.88442194461823</text:p>
          </table:table-cell>
          <table:table-cell office:value-type="float" office:value="0.766005992889404" calcext:value-type="float">
            <text:p>0.766005992889404</text:p>
          </table:table-cell>
          <table:table-cell office:value-type="float" office:value="0.233994022011757" calcext:value-type="float">
            <text:p>0.2339940220117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402183532715" calcext:value-type="float">
            <text:p>36.0402183532715</text:p>
          </table:table-cell>
          <table:table-cell office:value-type="float" office:value="-23.263988494873" calcext:value-type="float">
            <text:p>-23.263988494873</text:p>
          </table:table-cell>
          <table:table-cell office:value-type="float" office:value="1" calcext:value-type="float">
            <text:p>1</text:p>
          </table:table-cell>
          <table:table-cell office:value-type="float" office:value="1.75594212896617E-026" calcext:value-type="float">
            <text:p>1.75594212896617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857139587402" calcext:value-type="float">
            <text:p>38.4857139587402</text:p>
          </table:table-cell>
          <table:table-cell office:value-type="float" office:value="-25.5575294494629" calcext:value-type="float">
            <text:p>-25.5575294494629</text:p>
          </table:table-cell>
          <table:table-cell office:value-type="float" office:value="1" calcext:value-type="float">
            <text:p>1</text:p>
          </table:table-cell>
          <table:table-cell office:value-type="float" office:value="1.53593478806803E-028" calcext:value-type="float">
            <text:p>1.53593478806803E-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0159721374512" calcext:value-type="float">
            <text:p>36.0159721374512</text:p>
          </table:table-cell>
          <table:table-cell office:value-type="float" office:value="-24.0314292907715" calcext:value-type="float">
            <text:p>-24.0314292907715</text:p>
          </table:table-cell>
          <table:table-cell office:value-type="float" office:value="1" calcext:value-type="float">
            <text:p>1</text:p>
          </table:table-cell>
          <table:table-cell office:value-type="float" office:value="8.35112343947065E-027" calcext:value-type="float">
            <text:p>8.35112343947065E-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67652130127" calcext:value-type="float">
            <text:p>32.167652130127</text:p>
          </table:table-cell>
          <table:table-cell office:value-type="float" office:value="-21.7563629150391" calcext:value-type="float">
            <text:p>-21.7563629150391</text:p>
          </table:table-cell>
          <table:table-cell office:value-type="float" office:value="1" calcext:value-type="float">
            <text:p>1</text:p>
          </table:table-cell>
          <table:table-cell office:value-type="float" office:value="3.81151675322056E-024" calcext:value-type="float">
            <text:p>3.81151675322056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96964263916" calcext:value-type="float">
            <text:p>17.196964263916</text:p>
          </table:table-cell>
          <table:table-cell office:value-type="float" office:value="-10.5157308578491" calcext:value-type="float">
            <text:p>-10.51573085784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92157141293181" calcext:value-type="float">
            <text:p>9.2157141293181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7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985141336917877" calcext:value-type="float">
            <text:p>-0.985141336917877</text:p>
          </table:table-cell>
          <table:table-cell office:value-type="float" office:value="5.60354423522949" calcext:value-type="float">
            <text:p>5.60354423522949</text:p>
          </table:table-cell>
          <table:table-cell office:value-type="float" office:value="0.0013739571440964" calcext:value-type="float">
            <text:p>0.001373957144096</text:p>
          </table:table-cell>
          <table:table-cell office:value-type="float" office:value="0.998626112937927" calcext:value-type="float">
            <text:p>0.9986261129379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3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7707252502441" calcext:value-type="float">
            <text:p>8.67707252502441</text:p>
          </table:table-cell>
          <table:table-cell office:value-type="float" office:value="-3.71115636825562" calcext:value-type="float">
            <text:p>-3.71115636825562</text:p>
          </table:table-cell>
          <table:table-cell office:value-type="float" office:value="0.999995827674866" calcext:value-type="float">
            <text:p>0.999995827674866</text:p>
          </table:table-cell>
          <table:table-cell office:value-type="float" office:value="0.00000416733610109077" calcext:value-type="float">
            <text:p>4.16733610109077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644100189209" calcext:value-type="float">
            <text:p>29.2644100189209</text:p>
          </table:table-cell>
          <table:table-cell office:value-type="float" office:value="-18.79762840271" calcext:value-type="float">
            <text:p>-18.79762840271</text:p>
          </table:table-cell>
          <table:table-cell office:value-type="float" office:value="1" calcext:value-type="float">
            <text:p>1</text:p>
          </table:table-cell>
          <table:table-cell office:value-type="float" office:value="1.33943583483832E-021" calcext:value-type="float">
            <text:p>1.33943583483832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468948364258" calcext:value-type="float">
            <text:p>33.7468948364258</text:p>
          </table:table-cell>
          <table:table-cell office:value-type="float" office:value="-22.2596092224121" calcext:value-type="float">
            <text:p>-22.2596092224121</text:p>
          </table:table-cell>
          <table:table-cell office:value-type="float" office:value="1" calcext:value-type="float">
            <text:p>1</text:p>
          </table:table-cell>
          <table:table-cell office:value-type="float" office:value="4.74989865024001E-025" calcext:value-type="float">
            <text:p>4.74989865024001E-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106178283691" calcext:value-type="float">
            <text:p>37.4106178283691</text:p>
          </table:table-cell>
          <table:table-cell office:value-type="float" office:value="-24.7145290374756" calcext:value-type="float">
            <text:p>-24.7145290374756</text:p>
          </table:table-cell>
          <table:table-cell office:value-type="float" office:value="1" calcext:value-type="float">
            <text:p>1</text:p>
          </table:table-cell>
          <table:table-cell office:value-type="float" office:value="1.0456645003021E-027" calcext:value-type="float">
            <text:p>1.0456645003021E-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115600585938" calcext:value-type="float">
            <text:p>30.4115600585938</text:p>
          </table:table-cell>
          <table:table-cell office:value-type="float" office:value="-19.9381370544434" calcext:value-type="float">
            <text:p>-19.9381370544434</text:p>
          </table:table-cell>
          <table:table-cell office:value-type="float" office:value="1" calcext:value-type="float">
            <text:p>1</text:p>
          </table:table-cell>
          <table:table-cell office:value-type="float" office:value="1.35957879851885E-022" calcext:value-type="float">
            <text:p>1.35957879851885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645492553711" calcext:value-type="float">
            <text:p>31.2645492553711</text:p>
          </table:table-cell>
          <table:table-cell office:value-type="float" office:value="-20.9052257537842" calcext:value-type="float">
            <text:p>-20.9052257537842</text:p>
          </table:table-cell>
          <table:table-cell office:value-type="float" office:value="1" calcext:value-type="float">
            <text:p>1</text:p>
          </table:table-cell>
          <table:table-cell office:value-type="float" office:value="2.20269197166576E-023" calcext:value-type="float">
            <text:p>2.20269197166576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7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7609238624573" calcext:value-type="float">
            <text:p>3.17609238624573</text:p>
          </table:table-cell>
          <table:table-cell office:value-type="float" office:value="2.17347049713135" calcext:value-type="float">
            <text:p>2.17347049713135</text:p>
          </table:table-cell>
          <table:table-cell office:value-type="float" office:value="0.731573760509491" calcext:value-type="float">
            <text:p>0.731573760509491</text:p>
          </table:table-cell>
          <table:table-cell office:value-type="float" office:value="0.268426239490509" calcext:value-type="float">
            <text:p>0.2684262394905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79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36469757556915" calcext:value-type="float">
            <text:p>-1.36469757556915</text:p>
          </table:table-cell>
          <table:table-cell office:value-type="float" office:value="6.10276556015015" calcext:value-type="float">
            <text:p>6.10276556015015</text:p>
          </table:table-cell>
          <table:table-cell office:value-type="float" office:value="0.0005710497498512" calcext:value-type="float">
            <text:p>0.000571049749851</text:p>
          </table:table-cell>
          <table:table-cell office:value-type="float" office:value="0.999428927898407" calcext:value-type="float">
            <text:p>0.9994289278984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3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500022888184" calcext:value-type="float">
            <text:p>21.8500022888184</text:p>
          </table:table-cell>
          <table:table-cell office:value-type="float" office:value="-13.7232637405396" calcext:value-type="float">
            <text:p>-13.7232637405396</text:p>
          </table:table-cell>
          <table:table-cell office:value-type="float" office:value="1" calcext:value-type="float">
            <text:p>1</text:p>
          </table:table-cell>
          <table:table-cell office:value-type="float" office:value="3.55408089585649E-016" calcext:value-type="float">
            <text:p>3.55408089585649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491176605225" calcext:value-type="float">
            <text:p>27.4491176605225</text:p>
          </table:table-cell>
          <table:table-cell office:value-type="float" office:value="-17.8530502319336" calcext:value-type="float">
            <text:p>-17.8530502319336</text:p>
          </table:table-cell>
          <table:table-cell office:value-type="float" office:value="1" calcext:value-type="float">
            <text:p>1</text:p>
          </table:table-cell>
          <table:table-cell office:value-type="float" office:value="2.11600959406091E-020" calcext:value-type="float">
            <text:p>2.11600959406091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587478637695" calcext:value-type="float">
            <text:p>38.4587478637695</text:p>
          </table:table-cell>
          <table:table-cell office:value-type="float" office:value="-25.9826927185059" calcext:value-type="float">
            <text:p>-25.9826927185059</text:p>
          </table:table-cell>
          <table:table-cell office:value-type="float" office:value="1" calcext:value-type="float">
            <text:p>1</text:p>
          </table:table-cell>
          <table:table-cell office:value-type="float" office:value="1.03142973541602E-028" calcext:value-type="float">
            <text:p>1.03142973541602E-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49755859375" calcext:value-type="float">
            <text:p>31.249755859375</text:p>
          </table:table-cell>
          <table:table-cell office:value-type="float" office:value="-20.7226181030273" calcext:value-type="float">
            <text:p>-20.7226181030273</text:p>
          </table:table-cell>
          <table:table-cell office:value-type="float" office:value="1" calcext:value-type="float">
            <text:p>1</text:p>
          </table:table-cell>
          <table:table-cell office:value-type="float" office:value="2.6833958816314E-023" calcext:value-type="float">
            <text:p>2.6833958816314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0255355834961" calcext:value-type="float">
            <text:p>27.0255355834961</text:p>
          </table:table-cell>
          <table:table-cell office:value-type="float" office:value="-17.9183311462402" calcext:value-type="float">
            <text:p>-17.9183311462402</text:p>
          </table:table-cell>
          <table:table-cell office:value-type="float" office:value="1" calcext:value-type="float">
            <text:p>1</text:p>
          </table:table-cell>
          <table:table-cell office:value-type="float" office:value="3.02779640455262E-020" calcext:value-type="float">
            <text:p>3.02779640455262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0575408935547" calcext:value-type="float">
            <text:p>6.40575408935547</text:p>
          </table:table-cell>
          <table:table-cell office:value-type="float" office:value="-0.576143860816956" calcext:value-type="float">
            <text:p>-0.576143860816956</text:p>
          </table:table-cell>
          <table:table-cell office:value-type="float" office:value="0.999072313308716" calcext:value-type="float">
            <text:p>0.999072313308716</text:p>
          </table:table-cell>
          <table:table-cell office:value-type="float" office:value="0.000927677960135" calcext:value-type="float">
            <text:p>0.0009276779601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8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3114652633667" calcext:value-type="float">
            <text:p>-5.3114652633667</text:p>
          </table:table-cell>
          <table:table-cell office:value-type="float" office:value="10.9713859558105" calcext:value-type="float">
            <text:p>10.9713859558105</text:p>
          </table:table-cell>
          <table:table-cell office:value-type="float" office:value="0.000000084810011458103" calcext:value-type="float">
            <text:p>8.4810011458103E-08</text:p>
          </table:table-cell>
          <table:table-cell office:value-type="float" office:value="0.99999988079071" calcext:value-type="float">
            <text:p>0.999999880790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3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388967514038" calcext:value-type="float">
            <text:p>11.8388967514038</text:p>
          </table:table-cell>
          <table:table-cell office:value-type="float" office:value="-5.61780309677124" calcext:value-type="float">
            <text:p>-5.61780309677124</text:p>
          </table:table-cell>
          <table:table-cell office:value-type="float" office:value="1" calcext:value-type="float">
            <text:p>1</text:p>
          </table:table-cell>
          <table:table-cell office:value-type="float" office:value="0.0000000262211514723276" calcext:value-type="float">
            <text:p>2.62211514723276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672229766846" calcext:value-type="float">
            <text:p>29.1672229766846</text:p>
          </table:table-cell>
          <table:table-cell office:value-type="float" office:value="-18.568187713623" calcext:value-type="float">
            <text:p>-18.568187713623</text:p>
          </table:table-cell>
          <table:table-cell office:value-type="float" office:value="1" calcext:value-type="float">
            <text:p>1</text:p>
          </table:table-cell>
          <table:table-cell office:value-type="float" office:value="1.85683670214507E-021" calcext:value-type="float">
            <text:p>1.85683670214507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011726379394" calcext:value-type="float">
            <text:p>38.4011726379394</text:p>
          </table:table-cell>
          <table:table-cell office:value-type="float" office:value="-25.7188873291016" calcext:value-type="float">
            <text:p>-25.7188873291016</text:p>
          </table:table-cell>
          <table:table-cell office:value-type="float" office:value="1" calcext:value-type="float">
            <text:p>1</text:p>
          </table:table-cell>
          <table:table-cell office:value-type="float" office:value="1.42237281037973E-028" calcext:value-type="float">
            <text:p>1.42237281037973E-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197620391846" calcext:value-type="float">
            <text:p>26.0197620391846</text:p>
          </table:table-cell>
          <table:table-cell office:value-type="float" office:value="-16.4633083343506" calcext:value-type="float">
            <text:p>-16.4633083343506</text:p>
          </table:table-cell>
          <table:table-cell office:value-type="float" office:value="1" calcext:value-type="float">
            <text:p>1</text:p>
          </table:table-cell>
          <table:table-cell office:value-type="float" office:value="3.54680209110501E-019" calcext:value-type="float">
            <text:p>3.54680209110501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653900146484" calcext:value-type="float">
            <text:p>22.6653900146484</text:p>
          </table:table-cell>
          <table:table-cell office:value-type="float" office:value="-14.0427236557007" calcext:value-type="float">
            <text:p>-14.0427236557007</text:p>
          </table:table-cell>
          <table:table-cell office:value-type="float" office:value="1" calcext:value-type="float">
            <text:p>1</text:p>
          </table:table-cell>
          <table:table-cell office:value-type="float" office:value="1.14253203760699E-016" calcext:value-type="float">
            <text:p>1.14253203760699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952320098877" calcext:value-type="float">
            <text:p>18.5952320098877</text:p>
          </table:table-cell>
          <table:table-cell office:value-type="float" office:value="-11.5007305145264" calcext:value-type="float">
            <text:p>-11.50073051452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850138237801571" calcext:value-type="float">
            <text:p>8.50138237801571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93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24622452259064" calcext:value-type="float">
            <text:p>-0.324622452259064</text:p>
          </table:table-cell>
          <table:table-cell office:value-type="float" office:value="5.7400164604187" calcext:value-type="float">
            <text:p>5.7400164604187</text:p>
          </table:table-cell>
          <table:table-cell office:value-type="float" office:value="0.0023182097356766" calcext:value-type="float">
            <text:p>0.002318209735677</text:p>
          </table:table-cell>
          <table:table-cell office:value-type="float" office:value="0.997681736946106" calcext:value-type="float">
            <text:p>0.9976817369461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3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99875593185425" calcext:value-type="float">
            <text:p>6.99875593185425</text:p>
          </table:table-cell>
          <table:table-cell office:value-type="float" office:value="-1.72603833675385" calcext:value-type="float">
            <text:p>-1.72603833675385</text:p>
          </table:table-cell>
          <table:table-cell office:value-type="float" office:value="0.999837517738342" calcext:value-type="float">
            <text:p>0.999837517738342</text:p>
          </table:table-cell>
          <table:table-cell office:value-type="float" office:value="0.000162479802384" calcext:value-type="float">
            <text:p>0.000162479802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785537719727" calcext:value-type="float">
            <text:p>35.4785537719727</text:p>
          </table:table-cell>
          <table:table-cell office:value-type="float" office:value="-23.4957904815674" calcext:value-type="float">
            <text:p>-23.4957904815674</text:p>
          </table:table-cell>
          <table:table-cell office:value-type="float" office:value="1" calcext:value-type="float">
            <text:p>1</text:p>
          </table:table-cell>
          <table:table-cell office:value-type="float" office:value="2.44212862736399E-026" calcext:value-type="float">
            <text:p>2.44212862736399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629955291748" calcext:value-type="float">
            <text:p>30.9629955291748</text:p>
          </table:table-cell>
          <table:table-cell office:value-type="float" office:value="-20.1275539398193" calcext:value-type="float">
            <text:p>-20.1275539398193</text:p>
          </table:table-cell>
          <table:table-cell office:value-type="float" office:value="1" calcext:value-type="float">
            <text:p>1</text:p>
          </table:table-cell>
          <table:table-cell office:value-type="float" office:value="6.48121303971362E-023" calcext:value-type="float">
            <text:p>6.48121303971362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627841949463" calcext:value-type="float">
            <text:p>25.0627841949463</text:p>
          </table:table-cell>
          <table:table-cell office:value-type="float" office:value="-16.0672492980957" calcext:value-type="float">
            <text:p>-16.0672492980957</text:p>
          </table:table-cell>
          <table:table-cell office:value-type="float" office:value="1" calcext:value-type="float">
            <text:p>1</text:p>
          </table:table-cell>
          <table:table-cell office:value-type="float" office:value="1.37231114439168E-018" calcext:value-type="float">
            <text:p>1.37231114439168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670162200928" calcext:value-type="float">
            <text:p>18.4670162200928</text:p>
          </table:table-cell>
          <table:table-cell office:value-type="float" office:value="-11.1477146148682" calcext:value-type="float">
            <text:p>-11.147714614868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37557988003773" calcext:value-type="float">
            <text:p>1.37557988003773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3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720104217529" calcext:value-type="float">
            <text:p>22.6720104217529</text:p>
          </table:table-cell>
          <table:table-cell office:value-type="float" office:value="-14.3595094680786" calcext:value-type="float">
            <text:p>-14.3595094680786</text:p>
          </table:table-cell>
          <table:table-cell office:value-type="float" office:value="1" calcext:value-type="float">
            <text:p>1</text:p>
          </table:table-cell>
          <table:table-cell office:value-type="float" office:value="8.26827373344243E-017" calcext:value-type="float">
            <text:p>8.26827373344243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5352306365967" calcext:value-type="float">
            <text:p>9.55352306365967</text:p>
          </table:table-cell>
          <table:table-cell office:value-type="float" office:value="-4.18709564208984" calcext:value-type="float">
            <text:p>-4.18709564208984</text:p>
          </table:table-cell>
          <table:table-cell office:value-type="float" office:value="0.999998927116394" calcext:value-type="float">
            <text:p>0.999998927116394</text:p>
          </table:table-cell>
          <table:table-cell office:value-type="float" office:value="0.00000107776634195034" calcext:value-type="float">
            <text:p>1.07776634195034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0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99305772781372" calcext:value-type="float">
            <text:p>-3.99305772781372</text:p>
          </table:table-cell>
          <table:table-cell office:value-type="float" office:value="8.92318820953369" calcext:value-type="float">
            <text:p>8.92318820953369</text:p>
          </table:table-cell>
          <table:table-cell office:value-type="float" office:value="0.00000245778778662498" calcext:value-type="float">
            <text:p>2.45778778662498E-06</text:p>
          </table:table-cell>
          <table:table-cell office:value-type="float" office:value="0.999997496604919" calcext:value-type="float">
            <text:p>0.9999974966049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4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620994567871" calcext:value-type="float">
            <text:p>19.0620994567871</text:p>
          </table:table-cell>
          <table:table-cell office:value-type="float" office:value="-11.5300550460815" calcext:value-type="float">
            <text:p>-11.530055046081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517601708564276" calcext:value-type="float">
            <text:p>5.17601708564276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032928466797" calcext:value-type="float">
            <text:p>35.2032928466797</text:p>
          </table:table-cell>
          <table:table-cell office:value-type="float" office:value="-22.8977546691895" calcext:value-type="float">
            <text:p>-22.8977546691895</text:p>
          </table:table-cell>
          <table:table-cell office:value-type="float" office:value="1" calcext:value-type="float">
            <text:p>1</text:p>
          </table:table-cell>
          <table:table-cell office:value-type="float" office:value="5.84838117452493E-026" calcext:value-type="float">
            <text:p>5.84838117452493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496826171875" calcext:value-type="float">
            <text:p>44.0496826171875</text:p>
          </table:table-cell>
          <table:table-cell office:value-type="float" office:value="-29.4244174957275" calcext:value-type="float">
            <text:p>-29.4244174957275</text:p>
          </table:table-cell>
          <table:table-cell office:value-type="float" office:value="1" calcext:value-type="float">
            <text:p>1</text:p>
          </table:table-cell>
          <table:table-cell office:value-type="float" office:value="1.23198265838266E-032" calcext:value-type="float">
            <text:p>1.23198265838266E-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0169143676758" calcext:value-type="float">
            <text:p>55.0169143676758</text:p>
          </table:table-cell>
          <table:table-cell office:value-type="float" office:value="-37.7819175720215" calcext:value-type="float">
            <text:p>-37.7819175720215</text:p>
          </table:table-cell>
          <table:table-cell office:value-type="float" office:value="1" calcext:value-type="float">
            <text:p>1</text:p>
          </table:table-cell>
          <table:table-cell office:value-type="float" office:value="4.98862253299635E-041" calcext:value-type="float">
            <text:p>4.98862253299635E-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675903320313" calcext:value-type="float">
            <text:p>35.9675903320313</text:p>
          </table:table-cell>
          <table:table-cell office:value-type="float" office:value="-24.0921401977539" calcext:value-type="float">
            <text:p>-24.0921401977539</text:p>
          </table:table-cell>
          <table:table-cell office:value-type="float" office:value="1" calcext:value-type="float">
            <text:p>1</text:p>
          </table:table-cell>
          <table:table-cell office:value-type="float" office:value="8.24879415929349E-027" calcext:value-type="float">
            <text:p>8.24879415929349E-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970413208008" calcext:value-type="float">
            <text:p>24.8970413208008</text:p>
          </table:table-cell>
          <table:table-cell office:value-type="float" office:value="-15.6549348831177" calcext:value-type="float">
            <text:p>-15.6549348831177</text:p>
          </table:table-cell>
          <table:table-cell office:value-type="float" office:value="1" calcext:value-type="float">
            <text:p>1</text:p>
          </table:table-cell>
          <table:table-cell office:value-type="float" office:value="2.44625059041481E-018" calcext:value-type="float">
            <text:p>2.44625059041481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08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.76131296157837" calcext:value-type="float">
            <text:p>-7.76131296157837</text:p>
          </table:table-cell>
          <table:table-cell office:value-type="float" office:value="13.9748363494873" calcext:value-type="float">
            <text:p>13.9748363494873</text:p>
          </table:table-cell>
          <table:table-cell office:value-type="float" office:value="0.00000000036317046592238" calcext:value-type="float">
            <text:p>3.6317046592238E-1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40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19278192520142" calcext:value-type="float">
            <text:p>-2.19278192520142</text:p>
          </table:table-cell>
          <table:table-cell office:value-type="float" office:value="7.52547979354858" calcext:value-type="float">
            <text:p>7.52547979354858</text:p>
          </table:table-cell>
          <table:table-cell office:value-type="float" office:value="0.000060170885262778" calcext:value-type="float">
            <text:p>6.0170885262778E-05</text:p>
          </table:table-cell>
          <table:table-cell office:value-type="float" office:value="0.999939799308777" calcext:value-type="float">
            <text:p>0.9999397993087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412109375" calcext:value-type="float">
            <text:p>27.2412109375</text:p>
          </table:table-cell>
          <table:table-cell office:value-type="float" office:value="-17.5553417205811" calcext:value-type="float">
            <text:p>-17.5553417205811</text:p>
          </table:table-cell>
          <table:table-cell office:value-type="float" office:value="1" calcext:value-type="float">
            <text:p>1</text:p>
          </table:table-cell>
          <table:table-cell office:value-type="float" office:value="3.50835505935097E-020" calcext:value-type="float">
            <text:p>3.50835505935097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821891784668" calcext:value-type="float">
            <text:p>35.9821891784668</text:p>
          </table:table-cell>
          <table:table-cell office:value-type="float" office:value="-24.0090007781982" calcext:value-type="float">
            <text:p>-24.0090007781982</text:p>
          </table:table-cell>
          <table:table-cell office:value-type="float" office:value="1" calcext:value-type="float">
            <text:p>1</text:p>
          </table:table-cell>
          <table:table-cell office:value-type="float" office:value="8.83401416554279E-027" calcext:value-type="float">
            <text:p>8.83401416554279E-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303497314453" calcext:value-type="float">
            <text:p>38.0303497314453</text:p>
          </table:table-cell>
          <table:table-cell office:value-type="float" office:value="-25.7798404693604" calcext:value-type="float">
            <text:p>-25.7798404693604</text:p>
          </table:table-cell>
          <table:table-cell office:value-type="float" office:value="1" calcext:value-type="float">
            <text:p>1</text:p>
          </table:table-cell>
          <table:table-cell office:value-type="float" office:value="1.93904251804297E-028" calcext:value-type="float">
            <text:p>1.93904251804297E-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804847717285" calcext:value-type="float">
            <text:p>28.1804847717285</text:p>
          </table:table-cell>
          <table:table-cell office:value-type="float" office:value="-18.4251003265381" calcext:value-type="float">
            <text:p>-18.4251003265381</text:p>
          </table:table-cell>
          <table:table-cell office:value-type="float" office:value="1" calcext:value-type="float">
            <text:p>1</text:p>
          </table:table-cell>
          <table:table-cell office:value-type="float" office:value="5.74714871013222E-021" calcext:value-type="float">
            <text:p>5.74714871013222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292549133301" calcext:value-type="float">
            <text:p>16.5292549133301</text:p>
          </table:table-cell>
          <table:table-cell office:value-type="float" office:value="-9.9098424911499" calcext:value-type="float">
            <text:p>-9.909842491149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29340764729236" calcext:value-type="float">
            <text:p>3.29340764729236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15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589886829257011" calcext:value-type="float">
            <text:p>-0.058988682925701</text:p>
          </table:table-cell>
          <table:table-cell office:value-type="float" office:value="5.25336694717407" calcext:value-type="float">
            <text:p>5.25336694717407</text:p>
          </table:table-cell>
          <table:table-cell office:value-type="float" office:value="0.0049061113968491" calcext:value-type="float">
            <text:p>0.004906111396849</text:p>
          </table:table-cell>
          <table:table-cell office:value-type="float" office:value="0.995093941688538" calcext:value-type="float">
            <text:p>0.9950939416885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41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15054252743721" calcext:value-type="float">
            <text:p>0.081505425274372</text:p>
          </table:table-cell>
          <table:table-cell office:value-type="float" office:value="4.57024192810059" calcext:value-type="float">
            <text:p>4.57024192810059</text:p>
          </table:table-cell>
          <table:table-cell office:value-type="float" office:value="0.011110009625554" calcext:value-type="float">
            <text:p>0.011110009625554</text:p>
          </table:table-cell>
          <table:table-cell office:value-type="float" office:value="0.988889932632446" calcext:value-type="float">
            <text:p>0.988889932632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406524658203" calcext:value-type="float">
            <text:p>16.8406524658203</text:p>
          </table:table-cell>
          <table:table-cell office:value-type="float" office:value="-9.60568523406982" calcext:value-type="float">
            <text:p>-9.6056852340698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26964822404407" calcext:value-type="float">
            <text:p>3.26964822404407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680145263672" calcext:value-type="float">
            <text:p>42.6680145263672</text:p>
          </table:table-cell>
          <table:table-cell office:value-type="float" office:value="-28.6083488464355" calcext:value-type="float">
            <text:p>-28.6083488464355</text:p>
          </table:table-cell>
          <table:table-cell office:value-type="float" office:value="1" calcext:value-type="float">
            <text:p>1</text:p>
          </table:table-cell>
          <table:table-cell office:value-type="float" office:value="1.10934599231734E-031" calcext:value-type="float">
            <text:p>1.10934599231734E-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371109008789" calcext:value-type="float">
            <text:p>35.4371109008789</text:p>
          </table:table-cell>
          <table:table-cell office:value-type="float" office:value="-23.6550369262695" calcext:value-type="float">
            <text:p>-23.6550369262695</text:p>
          </table:table-cell>
          <table:table-cell office:value-type="float" office:value="1" calcext:value-type="float">
            <text:p>1</text:p>
          </table:table-cell>
          <table:table-cell office:value-type="float" office:value="2.17073243442797E-026" calcext:value-type="float">
            <text:p>2.17073243442797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440582275391" calcext:value-type="float">
            <text:p>39.1440582275391</text:p>
          </table:table-cell>
          <table:table-cell office:value-type="float" office:value="-26.810956954956" calcext:value-type="float">
            <text:p>-26.810956954956</text:p>
          </table:table-cell>
          <table:table-cell office:value-type="float" office:value="1" calcext:value-type="float">
            <text:p>1</text:p>
          </table:table-cell>
          <table:table-cell office:value-type="float" office:value="2.27038778115558E-029" calcext:value-type="float">
            <text:p>2.27038778115558E-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517337799072" calcext:value-type="float">
            <text:p>23.7517337799072</text:p>
          </table:table-cell>
          <table:table-cell office:value-type="float" office:value="-15.5768842697144" calcext:value-type="float">
            <text:p>-15.5768842697144</text:p>
          </table:table-cell>
          <table:table-cell office:value-type="float" office:value="1" calcext:value-type="float">
            <text:p>1</text:p>
          </table:table-cell>
          <table:table-cell office:value-type="float" office:value="8.31378223289489E-018" calcext:value-type="float">
            <text:p>8.31378223289489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488796234131" calcext:value-type="float">
            <text:p>2.85488796234131</text:p>
          </table:table-cell>
          <table:table-cell office:value-type="float" office:value="2.44741868972778" calcext:value-type="float">
            <text:p>2.44741868972778</text:p>
          </table:table-cell>
          <table:table-cell office:value-type="float" office:value="0.600480914115906" calcext:value-type="float">
            <text:p>0.600480914115906</text:p>
          </table:table-cell>
          <table:table-cell office:value-type="float" office:value="0.399519115686417" calcext:value-type="float">
            <text:p>0.399519115686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2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3350853919983" calcext:value-type="float">
            <text:p>2.03350853919983</text:p>
          </table:table-cell>
          <table:table-cell office:value-type="float" office:value="2.97389817237854" calcext:value-type="float">
            <text:p>2.97389817237854</text:p>
          </table:table-cell>
          <table:table-cell office:value-type="float" office:value="0.280821651220322" calcext:value-type="float">
            <text:p>0.280821651220322</text:p>
          </table:table-cell>
          <table:table-cell office:value-type="float" office:value="0.719178378582001" calcext:value-type="float">
            <text:p>0.7191783785820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4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67756652832" calcext:value-type="float">
            <text:p>37.567756652832</text:p>
          </table:table-cell>
          <table:table-cell office:value-type="float" office:value="-25.1351051330566" calcext:value-type="float">
            <text:p>-25.1351051330566</text:p>
          </table:table-cell>
          <table:table-cell office:value-type="float" office:value="1" calcext:value-type="float">
            <text:p>1</text:p>
          </table:table-cell>
          <table:table-cell office:value-type="float" office:value="5.86804083628564E-028" calcext:value-type="float">
            <text:p>5.86804083628564E-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989772796631" calcext:value-type="float">
            <text:p>24.3989772796631</text:p>
          </table:table-cell>
          <table:table-cell office:value-type="float" office:value="-14.6757984161377" calcext:value-type="float">
            <text:p>-14.6757984161377</text:p>
          </table:table-cell>
          <table:table-cell office:value-type="float" office:value="1" calcext:value-type="float">
            <text:p>1</text:p>
          </table:table-cell>
          <table:table-cell office:value-type="float" office:value="1.07161934916153E-017" calcext:value-type="float">
            <text:p>1.07161934916153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296417236328" calcext:value-type="float">
            <text:p>22.9296417236328</text:p>
          </table:table-cell>
          <table:table-cell office:value-type="float" office:value="-14.3269462585449" calcext:value-type="float">
            <text:p>-14.3269462585449</text:p>
          </table:table-cell>
          <table:table-cell office:value-type="float" office:value="1" calcext:value-type="float">
            <text:p>1</text:p>
          </table:table-cell>
          <table:table-cell office:value-type="float" office:value="6.60190780154251E-017" calcext:value-type="float">
            <text:p>6.60190780154251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29899597168" calcext:value-type="float">
            <text:p>34.029899597168</text:p>
          </table:table-cell>
          <table:table-cell office:value-type="float" office:value="-23.2108135223389" calcext:value-type="float">
            <text:p>-23.2108135223389</text:p>
          </table:table-cell>
          <table:table-cell office:value-type="float" office:value="1" calcext:value-type="float">
            <text:p>1</text:p>
          </table:table-cell>
          <table:table-cell office:value-type="float" office:value="1.38252606805414E-025" calcext:value-type="float">
            <text:p>1.38252606805414E-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399501800537" calcext:value-type="float">
            <text:p>17.7399501800537</text:p>
          </table:table-cell>
          <table:table-cell office:value-type="float" office:value="-10.8446626663208" calcext:value-type="float">
            <text:p>-10.844662666320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85354075038702" calcext:value-type="float">
            <text:p>3.85354075038702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927011489868" calcext:value-type="float">
            <text:p>13.3927011489868</text:p>
          </table:table-cell>
          <table:table-cell office:value-type="float" office:value="-7.27864837646484" calcext:value-type="float">
            <text:p>-7.27864837646484</text:p>
          </table:table-cell>
          <table:table-cell office:value-type="float" office:value="1" calcext:value-type="float">
            <text:p>1</text:p>
          </table:table-cell>
          <table:table-cell office:value-type="float" office:value="0.00000000105328856747633" calcext:value-type="float">
            <text:p>1.05328856747633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3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60333490371704" calcext:value-type="float">
            <text:p>-6.60333490371704</text:p>
          </table:table-cell>
          <table:table-cell office:value-type="float" office:value="12.1988716125488" calcext:value-type="float">
            <text:p>12.1988716125488</text:p>
          </table:table-cell>
          <table:table-cell office:value-type="float" office:value="0.0000000068281909015866" calcext:value-type="float">
            <text:p>6.8281909015866E-0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4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02649307251" calcext:value-type="float">
            <text:p>19.002649307251</text:p>
          </table:table-cell>
          <table:table-cell office:value-type="float" office:value="-11.3787927627563" calcext:value-type="float">
            <text:p>-11.378792762756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639008973773309" calcext:value-type="float">
            <text:p>6.39008973773309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990242004395" calcext:value-type="float">
            <text:p>35.6990242004395</text:p>
          </table:table-cell>
          <table:table-cell office:value-type="float" office:value="-23.2740116119385" calcext:value-type="float">
            <text:p>-23.2740116119385</text:p>
          </table:table-cell>
          <table:table-cell office:value-type="float" office:value="1" calcext:value-type="float">
            <text:p>1</text:p>
          </table:table-cell>
          <table:table-cell office:value-type="float" office:value="2.44531673475673E-026" calcext:value-type="float">
            <text:p>2.44531673475673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714660644531" calcext:value-type="float">
            <text:p>40.9714660644531</text:p>
          </table:table-cell>
          <table:table-cell office:value-type="float" office:value="-27.9485702514648" calcext:value-type="float">
            <text:p>-27.9485702514648</text:p>
          </table:table-cell>
          <table:table-cell office:value-type="float" office:value="1" calcext:value-type="float">
            <text:p>1</text:p>
          </table:table-cell>
          <table:table-cell office:value-type="float" office:value="1.17059996850366E-030" calcext:value-type="float">
            <text:p>1.17059996850366E-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2368621826172" calcext:value-type="float">
            <text:p>57.2368621826172</text:p>
          </table:table-cell>
          <table:table-cell office:value-type="float" office:value="-39.8120880126953" calcext:value-type="float">
            <text:p>-39.8120880126953</text:p>
          </table:table-cell>
          <table:table-cell office:value-type="float" office:value="1" calcext:value-type="float">
            <text:p>1</text:p>
          </table:table-cell>
          <table:table-cell office:value-type="float" office:value="7.11859619877007E-043" calcext:value-type="float">
            <text:p>7.11859619877007E-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708572387695" calcext:value-type="float">
            <text:p>37.8708572387695</text:p>
          </table:table-cell>
          <table:table-cell office:value-type="float" office:value="-26.0802612304687" calcext:value-type="float">
            <text:p>-26.0802612304687</text:p>
          </table:table-cell>
          <table:table-cell office:value-type="float" office:value="1" calcext:value-type="float">
            <text:p>1</text:p>
          </table:table-cell>
          <table:table-cell office:value-type="float" office:value="1.68415519918242E-028" calcext:value-type="float">
            <text:p>1.68415519918242E-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757488250732" calcext:value-type="float">
            <text:p>25.1757488250732</text:p>
          </table:table-cell>
          <table:table-cell office:value-type="float" office:value="-16.4872093200684" calcext:value-type="float">
            <text:p>-16.4872093200684</text:p>
          </table:table-cell>
          <table:table-cell office:value-type="float" office:value="1" calcext:value-type="float">
            <text:p>1</text:p>
          </table:table-cell>
          <table:table-cell office:value-type="float" office:value="8.0539329560384E-019" calcext:value-type="float">
            <text:p>8.0539329560384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4209146499634" calcext:value-type="float">
            <text:p>5.44209146499634</text:p>
          </table:table-cell>
          <table:table-cell office:value-type="float" office:value="-0.477514892816544" calcext:value-type="float">
            <text:p>-0.477514892816544</text:p>
          </table:table-cell>
          <table:table-cell office:value-type="float" office:value="0.99732095003128" calcext:value-type="float">
            <text:p>0.99732095003128</text:p>
          </table:table-cell>
          <table:table-cell office:value-type="float" office:value="0.002679061377421" calcext:value-type="float">
            <text:p>0.0026790613774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3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5718846321106" calcext:value-type="float">
            <text:p>-6.5718846321106</text:p>
          </table:table-cell>
          <table:table-cell office:value-type="float" office:value="12.9013967514038" calcext:value-type="float">
            <text:p>12.9013967514038</text:p>
          </table:table-cell>
          <table:table-cell office:value-type="float" office:value="0.00000000349028717039346" calcext:value-type="float">
            <text:p>3.49028717039346E-0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4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703914642334" calcext:value-type="float">
            <text:p>24.2703914642334</text:p>
          </table:table-cell>
          <table:table-cell office:value-type="float" office:value="-15.1562490463257" calcext:value-type="float">
            <text:p>-15.1562490463257</text:p>
          </table:table-cell>
          <table:table-cell office:value-type="float" office:value="1" calcext:value-type="float">
            <text:p>1</text:p>
          </table:table-cell>
          <table:table-cell office:value-type="float" office:value="7.53751210550267E-018" calcext:value-type="float">
            <text:p>7.53751210550267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453502655029" calcext:value-type="float">
            <text:p>30.8453502655029</text:p>
          </table:table-cell>
          <table:table-cell office:value-type="float" office:value="-19.6860446929932" calcext:value-type="float">
            <text:p>-19.6860446929932</text:p>
          </table:table-cell>
          <table:table-cell office:value-type="float" office:value="1" calcext:value-type="float">
            <text:p>1</text:p>
          </table:table-cell>
          <table:table-cell office:value-type="float" office:value="1.13368917250641E-022" calcext:value-type="float">
            <text:p>1.13368917250641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792999267578" calcext:value-type="float">
            <text:p>20.5792999267578</text:p>
          </table:table-cell>
          <table:table-cell office:value-type="float" office:value="-12.7257795333862" calcext:value-type="float">
            <text:p>-12.7257795333862</text:p>
          </table:table-cell>
          <table:table-cell office:value-type="float" office:value="1" calcext:value-type="float">
            <text:p>1</text:p>
          </table:table-cell>
          <table:table-cell office:value-type="float" office:value="3.43389761443206E-015" calcext:value-type="float">
            <text:p>3.43389761443206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111709594727" calcext:value-type="float">
            <text:p>35.4111709594727</text:p>
          </table:table-cell>
          <table:table-cell office:value-type="float" office:value="-23.8652820587158" calcext:value-type="float">
            <text:p>-23.8652820587158</text:p>
          </table:table-cell>
          <table:table-cell office:value-type="float" office:value="1" calcext:value-type="float">
            <text:p>1</text:p>
          </table:table-cell>
          <table:table-cell office:value-type="float" office:value="1.80536241578552E-026" calcext:value-type="float">
            <text:p>1.80536241578552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100402832031" calcext:value-type="float">
            <text:p>18.5100402832031</text:p>
          </table:table-cell>
          <table:table-cell office:value-type="float" office:value="-11.4738807678223" calcext:value-type="float">
            <text:p>-11.473880767822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950929940801877" calcext:value-type="float">
            <text:p>9.50929940801877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4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74995565414429" calcext:value-type="float">
            <text:p>-5.74995565414429</text:p>
          </table:table-cell>
          <table:table-cell office:value-type="float" office:value="11.675313949585" calcext:value-type="float">
            <text:p>11.675313949585</text:p>
          </table:table-cell>
          <table:table-cell office:value-type="float" office:value="0.0000000270583537798075" calcext:value-type="float">
            <text:p>2.70583537798075E-0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44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7640743255615" calcext:value-type="float">
            <text:p>5.57640743255615</text:p>
          </table:table-cell>
          <table:table-cell office:value-type="float" office:value="-0.638768553733826" calcext:value-type="float">
            <text:p>-0.638768553733826</text:p>
          </table:table-cell>
          <table:table-cell office:value-type="float" office:value="0.998005092144012" calcext:value-type="float">
            <text:p>0.998005092144012</text:p>
          </table:table-cell>
          <table:table-cell office:value-type="float" office:value="0.0019948768895119" calcext:value-type="float">
            <text:p>0.001994876889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742446899414" calcext:value-type="float">
            <text:p>44.3742446899414</text:p>
          </table:table-cell>
          <table:table-cell office:value-type="float" office:value="-29.6643199920654" calcext:value-type="float">
            <text:p>-29.6643199920654</text:p>
          </table:table-cell>
          <table:table-cell office:value-type="float" office:value="1" calcext:value-type="float">
            <text:p>1</text:p>
          </table:table-cell>
          <table:table-cell office:value-type="float" office:value="7.00582143462606E-033" calcext:value-type="float">
            <text:p>7.00582143462606E-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317207336426" calcext:value-type="float">
            <text:p>42.4317207336426</text:p>
          </table:table-cell>
          <table:table-cell office:value-type="float" office:value="-28.3601341247559" calcext:value-type="float">
            <text:p>-28.3601341247559</text:p>
          </table:table-cell>
          <table:table-cell office:value-type="float" office:value="1" calcext:value-type="float">
            <text:p>1</text:p>
          </table:table-cell>
          <table:table-cell office:value-type="float" office:value="1.80089366823518E-031" calcext:value-type="float">
            <text:p>1.80089366823518E-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182067871094" calcext:value-type="float">
            <text:p>32.8182067871094</text:p>
          </table:table-cell>
          <table:table-cell office:value-type="float" office:value="-21.6898040771484" calcext:value-type="float">
            <text:p>-21.6898040771484</text:p>
          </table:table-cell>
          <table:table-cell office:value-type="float" office:value="1" calcext:value-type="float">
            <text:p>1</text:p>
          </table:table-cell>
          <table:table-cell office:value-type="float" office:value="2.12555159088387E-024" calcext:value-type="float">
            <text:p>2.12555159088387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20919418335" calcext:value-type="float">
            <text:p>28.920919418335</text:p>
          </table:table-cell>
          <table:table-cell office:value-type="float" office:value="-19.114408493042" calcext:value-type="float">
            <text:p>-19.114408493042</text:p>
          </table:table-cell>
          <table:table-cell office:value-type="float" office:value="1" calcext:value-type="float">
            <text:p>1</text:p>
          </table:table-cell>
          <table:table-cell office:value-type="float" office:value="1.37569496175526E-021" calcext:value-type="float">
            <text:p>1.37569496175526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229007720947" calcext:value-type="float">
            <text:p>23.8229007720947</text:p>
          </table:table-cell>
          <table:table-cell office:value-type="float" office:value="-15.5315065383911" calcext:value-type="float">
            <text:p>-15.5315065383911</text:p>
          </table:table-cell>
          <table:table-cell office:value-type="float" office:value="1" calcext:value-type="float">
            <text:p>1</text:p>
          </table:table-cell>
          <table:table-cell office:value-type="float" office:value="8.10210092387828E-018" calcext:value-type="float">
            <text:p>8.10210092387828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073694229126" calcext:value-type="float">
            <text:p>11.1073694229126</text:p>
          </table:table-cell>
          <table:table-cell office:value-type="float" office:value="-5.36340093612671" calcext:value-type="float">
            <text:p>-5.36340093612671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70280606223605" calcext:value-type="float">
            <text:p>7.0280606223605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5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23674535751343" calcext:value-type="float">
            <text:p>-4.23674535751343</text:p>
          </table:table-cell>
          <table:table-cell office:value-type="float" office:value="9.39267349243164" calcext:value-type="float">
            <text:p>9.39267349243164</text:p>
          </table:table-cell>
          <table:table-cell office:value-type="float" office:value="0.00000120453069030191" calcext:value-type="float">
            <text:p>1.20453069030191E-06</text:p>
          </table:table-cell>
          <table:table-cell office:value-type="float" office:value="0.999998807907104" calcext:value-type="float">
            <text:p>0.9999988079071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4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30307006836" calcext:value-type="float">
            <text:p>13.3330307006836</text:p>
          </table:table-cell>
          <table:table-cell office:value-type="float" office:value="-7.28702592849731" calcext:value-type="float">
            <text:p>-7.28702592849731</text:p>
          </table:table-cell>
          <table:table-cell office:value-type="float" office:value="1" calcext:value-type="float">
            <text:p>1</text:p>
          </table:table-cell>
          <table:table-cell office:value-type="float" office:value="0.00000000110872389047501" calcext:value-type="float">
            <text:p>1.10872389047501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081722259521" calcext:value-type="float">
            <text:p>25.8081722259521</text:p>
          </table:table-cell>
          <table:table-cell office:value-type="float" office:value="-16.5406379699707" calcext:value-type="float">
            <text:p>-16.5406379699707</text:p>
          </table:table-cell>
          <table:table-cell office:value-type="float" office:value="1" calcext:value-type="float">
            <text:p>1</text:p>
          </table:table-cell>
          <table:table-cell office:value-type="float" office:value="4.05645107245971E-019" calcext:value-type="float">
            <text:p>4.05645107245971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663612365723" calcext:value-type="float">
            <text:p>30.2663612365723</text:p>
          </table:table-cell>
          <table:table-cell office:value-type="float" office:value="-20.1607723236084" calcext:value-type="float">
            <text:p>-20.1607723236084</text:p>
          </table:table-cell>
          <table:table-cell office:value-type="float" office:value="1" calcext:value-type="float">
            <text:p>1</text:p>
          </table:table-cell>
          <table:table-cell office:value-type="float" office:value="1.25827328107037E-022" calcext:value-type="float">
            <text:p>1.25827328107037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078742980957" calcext:value-type="float">
            <text:p>31.2078742980957</text:p>
          </table:table-cell>
          <table:table-cell office:value-type="float" office:value="-20.719295501709" calcext:value-type="float">
            <text:p>-20.719295501709</text:p>
          </table:table-cell>
          <table:table-cell office:value-type="float" office:value="1" calcext:value-type="float">
            <text:p>1</text:p>
          </table:table-cell>
          <table:table-cell office:value-type="float" office:value="2.80748023103468E-023" calcext:value-type="float">
            <text:p>2.80748023103468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905437469482" calcext:value-type="float">
            <text:p>23.0905437469482</text:p>
          </table:table-cell>
          <table:table-cell office:value-type="float" office:value="-14.4548854827881" calcext:value-type="float">
            <text:p>-14.4548854827881</text:p>
          </table:table-cell>
          <table:table-cell office:value-type="float" office:value="1" calcext:value-type="float">
            <text:p>1</text:p>
          </table:table-cell>
          <table:table-cell office:value-type="float" office:value="4.94569435360883E-017" calcext:value-type="float">
            <text:p>4.94569435360883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871517181396" calcext:value-type="float">
            <text:p>17.8871517181396</text:p>
          </table:table-cell>
          <table:table-cell office:value-type="float" office:value="-11.066951751709" calcext:value-type="float">
            <text:p>-11.06695175170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66313148833755" calcext:value-type="float">
            <text:p>2.66313148833755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5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39612698554993" calcext:value-type="float">
            <text:p>-3.39612698554993</text:p>
          </table:table-cell>
          <table:table-cell office:value-type="float" office:value="8.5482816696167" calcext:value-type="float">
            <text:p>8.5482816696167</text:p>
          </table:table-cell>
          <table:table-cell office:value-type="float" office:value="0.00000649540925223846" calcext:value-type="float">
            <text:p>6.49540925223846E-06</text:p>
          </table:table-cell>
          <table:table-cell office:value-type="float" office:value="0.999993562698364" calcext:value-type="float">
            <text:p>0.9999935626983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4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922258377075" calcext:value-type="float">
            <text:p>15.2922258377075</text:p>
          </table:table-cell>
          <table:table-cell office:value-type="float" office:value="-8.84691333770752" calcext:value-type="float">
            <text:p>-8.8469133377075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328477071931399" calcext:value-type="float">
            <text:p>3.28477071931399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802688598633" calcext:value-type="float">
            <text:p>30.0802688598633</text:p>
          </table:table-cell>
          <table:table-cell office:value-type="float" office:value="-19.3920078277588" calcext:value-type="float">
            <text:p>-19.3920078277588</text:p>
          </table:table-cell>
          <table:table-cell office:value-type="float" office:value="1" calcext:value-type="float">
            <text:p>1</text:p>
          </table:table-cell>
          <table:table-cell office:value-type="float" office:value="3.26936977685636E-022" calcext:value-type="float">
            <text:p>3.26936977685636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2259178161621" calcext:value-type="float">
            <text:p>50.2259178161621</text:p>
          </table:table-cell>
          <table:table-cell office:value-type="float" office:value="-34.8865966796875" calcext:value-type="float">
            <text:p>-34.8865966796875</text:p>
          </table:table-cell>
          <table:table-cell office:value-type="float" office:value="1" calcext:value-type="float">
            <text:p>1</text:p>
          </table:table-cell>
          <table:table-cell office:value-type="float" office:value="1.08668319306194E-037" calcext:value-type="float">
            <text:p>1.08668319306194E-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063865661621" calcext:value-type="float">
            <text:p>41.2063865661621</text:p>
          </table:table-cell>
          <table:table-cell office:value-type="float" office:value="-27.9462814331055" calcext:value-type="float">
            <text:p>-27.9462814331055</text:p>
          </table:table-cell>
          <table:table-cell office:value-type="float" office:value="1" calcext:value-type="float">
            <text:p>1</text:p>
          </table:table-cell>
          <table:table-cell office:value-type="float" office:value="9.27640050397735E-031" calcext:value-type="float">
            <text:p>9.27640050397735E-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02883911133" calcext:value-type="float">
            <text:p>38.3502883911133</text:p>
          </table:table-cell>
          <table:table-cell office:value-type="float" office:value="-26.4717464447021" calcext:value-type="float">
            <text:p>-26.4717464447021</text:p>
          </table:table-cell>
          <table:table-cell office:value-type="float" office:value="1" calcext:value-type="float">
            <text:p>1</text:p>
          </table:table-cell>
          <table:table-cell office:value-type="float" office:value="7.04931887510154E-029" calcext:value-type="float">
            <text:p>7.04931887510154E-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645496368408" calcext:value-type="float">
            <text:p>17.3645496368408</text:p>
          </table:table-cell>
          <table:table-cell office:value-type="float" office:value="-10.0633583068848" calcext:value-type="float">
            <text:p>-10.063358306884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22521112179419" calcext:value-type="float">
            <text:p>1.22521112179419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66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0064778327942" calcext:value-type="float">
            <text:p>1.00064778327942</text:p>
          </table:table-cell>
          <table:table-cell office:value-type="float" office:value="3.97439289093018" calcext:value-type="float">
            <text:p>3.97439289093018</text:p>
          </table:table-cell>
          <table:table-cell office:value-type="float" office:value="0.0486261695623397" calcext:value-type="float">
            <text:p>0.04862616956234</text:p>
          </table:table-cell>
          <table:table-cell office:value-type="float" office:value="0.951373755931854" calcext:value-type="float">
            <text:p>0.9513737559318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6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98201680183411" calcext:value-type="float">
            <text:p>-3.98201680183411</text:p>
          </table:table-cell>
          <table:table-cell office:value-type="float" office:value="8.76047801971436" calcext:value-type="float">
            <text:p>8.76047801971436</text:p>
          </table:table-cell>
          <table:table-cell office:value-type="float" office:value="0.00000292417712444148" calcext:value-type="float">
            <text:p>2.92417712444148E-06</text:p>
          </table:table-cell>
          <table:table-cell office:value-type="float" office:value="0.999997019767761" calcext:value-type="float">
            <text:p>0.9999970197677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4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28299331665" calcext:value-type="float">
            <text:p>26.028299331665</text:p>
          </table:table-cell>
          <table:table-cell office:value-type="float" office:value="-16.5546245574951" calcext:value-type="float">
            <text:p>-16.5546245574951</text:p>
          </table:table-cell>
          <table:table-cell office:value-type="float" office:value="1" calcext:value-type="float">
            <text:p>1</text:p>
          </table:table-cell>
          <table:table-cell office:value-type="float" office:value="3.20974951443832E-019" calcext:value-type="float">
            <text:p>3.20974951443832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530212402344" calcext:value-type="float">
            <text:p>47.2530212402344</text:p>
          </table:table-cell>
          <table:table-cell office:value-type="float" office:value="-31.7566432952881" calcext:value-type="float">
            <text:p>-31.7566432952881</text:p>
          </table:table-cell>
          <table:table-cell office:value-type="float" office:value="1" calcext:value-type="float">
            <text:p>1</text:p>
          </table:table-cell>
          <table:table-cell office:value-type="float" office:value="4.85889843748986E-035" calcext:value-type="float">
            <text:p>4.85889843748986E-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147869110107" calcext:value-type="float">
            <text:p>25.8147869110107</text:p>
          </table:table-cell>
          <table:table-cell office:value-type="float" office:value="-16.4941349029541" calcext:value-type="float">
            <text:p>-16.4941349029541</text:p>
          </table:table-cell>
          <table:table-cell office:value-type="float" office:value="1" calcext:value-type="float">
            <text:p>1</text:p>
          </table:table-cell>
          <table:table-cell office:value-type="float" office:value="4.22151858260985E-019" calcext:value-type="float">
            <text:p>4.22151858260985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520866394043" calcext:value-type="float">
            <text:p>35.7520866394043</text:p>
          </table:table-cell>
          <table:table-cell office:value-type="float" office:value="-23.9882793426514" calcext:value-type="float">
            <text:p>-23.9882793426514</text:p>
          </table:table-cell>
          <table:table-cell office:value-type="float" office:value="1" calcext:value-type="float">
            <text:p>1</text:p>
          </table:table-cell>
          <table:table-cell office:value-type="float" office:value="1.1352448753601E-026" calcext:value-type="float">
            <text:p>1.1352448753601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186389923096" calcext:value-type="float">
            <text:p>18.1186389923096</text:p>
          </table:table-cell>
          <table:table-cell office:value-type="float" office:value="-11.1392078399658" calcext:value-type="float">
            <text:p>-11.139207839965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965525181849" calcext:value-type="float">
            <text:p>1.965525181849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73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.31826686859131" calcext:value-type="float">
            <text:p>-8.31826686859131</text:p>
          </table:table-cell>
          <table:table-cell office:value-type="float" office:value="14.9578447341919" calcext:value-type="float">
            <text:p>14.9578447341919</text:p>
          </table:table-cell>
          <table:table-cell office:value-type="float" office:value="0.0000000000778597811224025" calcext:value-type="float">
            <text:p>7.78597811224025E-1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47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0079669952393" calcext:value-type="float">
            <text:p>2.10079669952393</text:p>
          </table:table-cell>
          <table:table-cell office:value-type="float" office:value="2.20204281806946" calcext:value-type="float">
            <text:p>2.20204281806946</text:p>
          </table:table-cell>
          <table:table-cell office:value-type="float" office:value="0.474710077047348" calcext:value-type="float">
            <text:p>0.474710077047348</text:p>
          </table:table-cell>
          <table:table-cell office:value-type="float" office:value="0.525289952754974" calcext:value-type="float">
            <text:p>0.5252899527549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15015411377" calcext:value-type="float">
            <text:p>37.715015411377</text:p>
          </table:table-cell>
          <table:table-cell office:value-type="float" office:value="-25.281925201416" calcext:value-type="float">
            <text:p>-25.281925201416</text:p>
          </table:table-cell>
          <table:table-cell office:value-type="float" office:value="1" calcext:value-type="float">
            <text:p>1</text:p>
          </table:table-cell>
          <table:table-cell office:value-type="float" office:value="4.37296838347705E-028" calcext:value-type="float">
            <text:p>4.37296838347705E-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157943725586" calcext:value-type="float">
            <text:p>40.9157943725586</text:p>
          </table:table-cell>
          <table:table-cell office:value-type="float" office:value="-27.7623043060303" calcext:value-type="float">
            <text:p>-27.7623043060303</text:p>
          </table:table-cell>
          <table:table-cell office:value-type="float" office:value="1" calcext:value-type="float">
            <text:p>1</text:p>
          </table:table-cell>
          <table:table-cell office:value-type="float" office:value="1.49100775509147E-030" calcext:value-type="float">
            <text:p>1.49100775509147E-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453567504883" calcext:value-type="float">
            <text:p>34.5453567504883</text:p>
          </table:table-cell>
          <table:table-cell office:value-type="float" office:value="-23.2554244995117" calcext:value-type="float">
            <text:p>-23.2554244995117</text:p>
          </table:table-cell>
          <table:table-cell office:value-type="float" office:value="1" calcext:value-type="float">
            <text:p>1</text:p>
          </table:table-cell>
          <table:table-cell office:value-type="float" office:value="7.89659133849482E-026" calcext:value-type="float">
            <text:p>7.89659133849482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148578643799" calcext:value-type="float">
            <text:p>26.9148578643799</text:p>
          </table:table-cell>
          <table:table-cell office:value-type="float" office:value="-17.8166770935059" calcext:value-type="float">
            <text:p>-17.8166770935059</text:p>
          </table:table-cell>
          <table:table-cell office:value-type="float" office:value="1" calcext:value-type="float">
            <text:p>1</text:p>
          </table:table-cell>
          <table:table-cell office:value-type="float" office:value="3.74403917226521E-020" calcext:value-type="float">
            <text:p>3.74403917226521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681140899658" calcext:value-type="float">
            <text:p>17.2681140899658</text:p>
          </table:table-cell>
          <table:table-cell office:value-type="float" office:value="-10.6046533584595" calcext:value-type="float">
            <text:p>-10.604653358459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785254619575099" calcext:value-type="float">
            <text:p>7.85254619575099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5166893005371" calcext:value-type="float">
            <text:p>6.75166893005371</text:p>
          </table:table-cell>
          <table:table-cell office:value-type="float" office:value="-1.8612471818924" calcext:value-type="float">
            <text:p>-1.8612471818924</text:p>
          </table:table-cell>
          <table:table-cell office:value-type="float" office:value="0.99981826543808" calcext:value-type="float">
            <text:p>0.99981826543808</text:p>
          </table:table-cell>
          <table:table-cell office:value-type="float" office:value="0.0001817101292544" calcext:value-type="float">
            <text:p>0.0001817101292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8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33421039581299" calcext:value-type="float">
            <text:p>-1.33421039581299</text:p>
          </table:table-cell>
          <table:table-cell office:value-type="float" office:value="6.24906158447266" calcext:value-type="float">
            <text:p>6.24906158447266</text:p>
          </table:table-cell>
          <table:table-cell office:value-type="float" office:value="0.0005086345481686" calcext:value-type="float">
            <text:p>0.000508634548169</text:p>
          </table:table-cell>
          <table:table-cell office:value-type="float" office:value="0.999491333961487" calcext:value-type="float">
            <text:p>0.9994913339614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614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7889270782471" calcext:value-type="float">
            <text:p>9.57889270782471</text:p>
          </table:table-cell>
          <table:table-cell office:value-type="float" office:value="-4.17707252502441" calcext:value-type="float">
            <text:p>-4.17707252502441</text:p>
          </table:table-cell>
          <table:table-cell office:value-type="float" office:value="0.999998927116394" calcext:value-type="float">
            <text:p>0.999998927116394</text:p>
          </table:table-cell>
          <table:table-cell office:value-type="float" office:value="0.00000106135280475428" calcext:value-type="float">
            <text:p>1.06135280475428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980087280273" calcext:value-type="float">
            <text:p>10.4980087280273</text:p>
          </table:table-cell>
          <table:table-cell office:value-type="float" office:value="-4.14826536178589" calcext:value-type="float">
            <text:p>-4.14826536178589</text:p>
          </table:table-cell>
          <table:table-cell office:value-type="float" office:value="0.999999523162842" calcext:value-type="float">
            <text:p>0.999999523162842</text:p>
          </table:table-cell>
          <table:table-cell office:value-type="float" office:value="0.000000435716060565028" calcext:value-type="float">
            <text:p>4.35716060565028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614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155439376831" calcext:value-type="float">
            <text:p>14.0155439376831</text:p>
          </table:table-cell>
          <table:table-cell office:value-type="float" office:value="-7.0623631477356" calcext:value-type="float">
            <text:p>-7.062363147735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701424696103459" calcext:value-type="float">
            <text:p>7.01424696103459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6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9658908843994" calcext:value-type="float">
            <text:p>9.09658908843994</text:p>
          </table:table-cell>
          <table:table-cell office:value-type="float" office:value="-3.46975922584534" calcext:value-type="float">
            <text:p>-3.46975922584534</text:p>
          </table:table-cell>
          <table:table-cell office:value-type="float" office:value="0.999996542930603" calcext:value-type="float">
            <text:p>0.999996542930603</text:p>
          </table:table-cell>
          <table:table-cell office:value-type="float" office:value="0.00000348740877598175" calcext:value-type="float">
            <text:p>3.48740877598175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6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238428115845" calcext:value-type="float">
            <text:p>12.0238428115845</text:p>
          </table:table-cell>
          <table:table-cell office:value-type="float" office:value="-5.79908561706543" calcext:value-type="float">
            <text:p>-5.79908561706543</text:p>
          </table:table-cell>
          <table:table-cell office:value-type="float" office:value="1" calcext:value-type="float">
            <text:p>1</text:p>
          </table:table-cell>
          <table:table-cell office:value-type="float" office:value="0.0000000181802608523185" calcext:value-type="float">
            <text:p>1.81802608523185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6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0481548309326" calcext:value-type="float">
            <text:p>8.10481548309326</text:p>
          </table:table-cell>
          <table:table-cell office:value-type="float" office:value="-2.99770975112915" calcext:value-type="float">
            <text:p>-2.99770975112915</text:p>
          </table:table-cell>
          <table:table-cell office:value-type="float" office:value="0.999984979629517" calcext:value-type="float">
            <text:p>0.999984979629517</text:p>
          </table:table-cell>
          <table:table-cell office:value-type="float" office:value="0.0000150739761011209" calcext:value-type="float">
            <text:p>1.50739761011209E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6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910726547241" calcext:value-type="float">
            <text:p>14.4910726547241</text:p>
          </table:table-cell>
          <table:table-cell office:value-type="float" office:value="-8.10520076751709" calcext:value-type="float">
            <text:p>-8.1052007675170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53660820179091" calcext:value-type="float">
            <text:p>1.53660820179091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6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586184501648" calcext:value-type="float">
            <text:p>5.6586184501648</text:p>
          </table:table-cell>
          <table:table-cell office:value-type="float" office:value="-0.947281360626221" calcext:value-type="float">
            <text:p>-0.947281360626221</text:p>
          </table:table-cell>
          <table:table-cell office:value-type="float" office:value="0.998649537563324" calcext:value-type="float">
            <text:p>0.998649537563324</text:p>
          </table:table-cell>
          <table:table-cell office:value-type="float" office:value="0.0013505393872037" calcext:value-type="float">
            <text:p>0.0013505393872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69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84673261642456" calcext:value-type="float">
            <text:p>-4.84673261642456</text:p>
          </table:table-cell>
          <table:table-cell office:value-type="float" office:value="10.1294708251953" calcext:value-type="float">
            <text:p>10.1294708251953</text:p>
          </table:table-cell>
          <table:table-cell office:value-type="float" office:value="0.000000313268770923969" calcext:value-type="float">
            <text:p>3.13268770923969E-07</text:p>
          </table:table-cell>
          <table:table-cell office:value-type="float" office:value="0.999999642372131" calcext:value-type="float">
            <text:p>0.9999996423721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6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950263023376" calcext:value-type="float">
            <text:p>3.02950263023376</text:p>
          </table:table-cell>
          <table:table-cell office:value-type="float" office:value="2.04462218284607" calcext:value-type="float">
            <text:p>2.04462218284607</text:p>
          </table:table-cell>
          <table:table-cell office:value-type="float" office:value="0.728075504302979" calcext:value-type="float">
            <text:p>0.728075504302979</text:p>
          </table:table-cell>
          <table:table-cell office:value-type="float" office:value="0.271924495697021" calcext:value-type="float">
            <text:p>0.271924495697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6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284259796143" calcext:value-type="float">
            <text:p>23.7284259796143</text:p>
          </table:table-cell>
          <table:table-cell office:value-type="float" office:value="-15.4744825363159" calcext:value-type="float">
            <text:p>-15.4744825363159</text:p>
          </table:table-cell>
          <table:table-cell office:value-type="float" office:value="1" calcext:value-type="float">
            <text:p>1</text:p>
          </table:table-cell>
          <table:table-cell office:value-type="float" office:value="9.42743534390974E-018" calcext:value-type="float">
            <text:p>9.42743534390974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6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527244567871" calcext:value-type="float">
            <text:p>32.9527244567871</text:p>
          </table:table-cell>
          <table:table-cell office:value-type="float" office:value="-21.8875064849853" calcext:value-type="float">
            <text:p>-21.8875064849853</text:p>
          </table:table-cell>
          <table:table-cell office:value-type="float" office:value="1" calcext:value-type="float">
            <text:p>1</text:p>
          </table:table-cell>
          <table:table-cell office:value-type="float" office:value="1.52471775318216E-024" calcext:value-type="float">
            <text:p>1.52471775318216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6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906398773193" calcext:value-type="float">
            <text:p>22.7906398773193</text:p>
          </table:table-cell>
          <table:table-cell office:value-type="float" office:value="-14.046028137207" calcext:value-type="float">
            <text:p>-14.046028137207</text:p>
          </table:table-cell>
          <table:table-cell office:value-type="float" office:value="1" calcext:value-type="float">
            <text:p>1</text:p>
          </table:table-cell>
          <table:table-cell office:value-type="float" office:value="1.00470263790642E-016" calcext:value-type="float">
            <text:p>1.00470263790642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6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449668884277" calcext:value-type="float">
            <text:p>45.8449668884277</text:p>
          </table:table-cell>
          <table:table-cell office:value-type="float" office:value="-31.8869018554687" calcext:value-type="float">
            <text:p>-31.8869018554687</text:p>
          </table:table-cell>
          <table:table-cell office:value-type="float" office:value="1" calcext:value-type="float">
            <text:p>1</text:p>
          </table:table-cell>
          <table:table-cell office:value-type="float" office:value="1.74371971043202E-034" calcext:value-type="float">
            <text:p>1.74371971043202E-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6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496864318848" calcext:value-type="float">
            <text:p>14.5496864318848</text:p>
          </table:table-cell>
          <table:table-cell office:value-type="float" office:value="-8.46255874633789" calcext:value-type="float">
            <text:p>-8.4625587463378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01369877769653" calcext:value-type="float">
            <text:p>1.01369877769653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69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30749654769897" calcext:value-type="float">
            <text:p>-6.30749654769897</text:p>
          </table:table-cell>
          <table:table-cell office:value-type="float" office:value="11.8363571166992" calcext:value-type="float">
            <text:p>11.8363571166992</text:p>
          </table:table-cell>
          <table:table-cell office:value-type="float" office:value="0.0000000131893767019164" calcext:value-type="float">
            <text:p>1.31893767019164E-0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6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517951965332" calcext:value-type="float">
            <text:p>18.8517951965332</text:p>
          </table:table-cell>
          <table:table-cell office:value-type="float" office:value="-11.8523759841919" calcext:value-type="float">
            <text:p>-11.852375984191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46275198842087" calcext:value-type="float">
            <text:p>4.6275198842087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4982681274414" calcext:value-type="float">
            <text:p>47.4982681274414</text:p>
          </table:table-cell>
          <table:table-cell office:value-type="float" office:value="-32.8587799072266" calcext:value-type="float">
            <text:p>-32.8587799072266</text:p>
          </table:table-cell>
          <table:table-cell office:value-type="float" office:value="1" calcext:value-type="float">
            <text:p>1</text:p>
          </table:table-cell>
          <table:table-cell office:value-type="float" office:value="1.26292475651691E-035" calcext:value-type="float">
            <text:p>1.26292475651691E-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254692077637" calcext:value-type="float">
            <text:p>34.1254692077637</text:p>
          </table:table-cell>
          <table:table-cell office:value-type="float" office:value="-22.5479507446289" calcext:value-type="float">
            <text:p>-22.5479507446289</text:p>
          </table:table-cell>
          <table:table-cell office:value-type="float" office:value="1" calcext:value-type="float">
            <text:p>1</text:p>
          </table:table-cell>
          <table:table-cell office:value-type="float" office:value="2.43807150956546E-025" calcext:value-type="float">
            <text:p>2.43807150956546E-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072402954102" calcext:value-type="float">
            <text:p>46.5072402954102</text:p>
          </table:table-cell>
          <table:table-cell office:value-type="float" office:value="-31.893518447876" calcext:value-type="float">
            <text:p>-31.893518447876</text:p>
          </table:table-cell>
          <table:table-cell office:value-type="float" office:value="1" calcext:value-type="float">
            <text:p>1</text:p>
          </table:table-cell>
          <table:table-cell office:value-type="float" office:value="8.93272449088946E-035" calcext:value-type="float">
            <text:p>8.93272449088946E-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590270996094" calcext:value-type="float">
            <text:p>26.1590270996094</text:p>
          </table:table-cell>
          <table:table-cell office:value-type="float" office:value="-17.1581745147705" calcext:value-type="float">
            <text:p>-17.1581745147705</text:p>
          </table:table-cell>
          <table:table-cell office:value-type="float" office:value="1" calcext:value-type="float">
            <text:p>1</text:p>
          </table:table-cell>
          <table:table-cell office:value-type="float" office:value="1.54020745714038E-019" calcext:value-type="float">
            <text:p>1.54020745714038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730520248413" calcext:value-type="float">
            <text:p>13.9730520248413</text:p>
          </table:table-cell>
          <table:table-cell office:value-type="float" office:value="-7.505455493927" calcext:value-type="float">
            <text:p>-7.50545549392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469896843657835" calcext:value-type="float">
            <text:p>4.69896843657835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0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898092269897" calcext:value-type="float">
            <text:p>1.07898092269897</text:p>
          </table:table-cell>
          <table:table-cell office:value-type="float" office:value="3.77317929267883" calcext:value-type="float">
            <text:p>3.77317929267883</text:p>
          </table:table-cell>
          <table:table-cell office:value-type="float" office:value="0.0633165687322616" calcext:value-type="float">
            <text:p>0.063316568732262</text:p>
          </table:table-cell>
          <table:table-cell office:value-type="float" office:value="0.936683416366577" calcext:value-type="float">
            <text:p>0.9366834163665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7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701807022095" calcext:value-type="float">
            <text:p>11.7701807022095</text:p>
          </table:table-cell>
          <table:table-cell office:value-type="float" office:value="-5.75060319900513" calcext:value-type="float">
            <text:p>-5.75060319900513</text:p>
          </table:table-cell>
          <table:table-cell office:value-type="float" office:value="1" calcext:value-type="float">
            <text:p>1</text:p>
          </table:table-cell>
          <table:table-cell office:value-type="float" office:value="0.0000000245934810294557" calcext:value-type="float">
            <text:p>2.45934810294557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789810180664" calcext:value-type="float">
            <text:p>37.9789810180664</text:p>
          </table:table-cell>
          <table:table-cell office:value-type="float" office:value="-25.1195392608643" calcext:value-type="float">
            <text:p>-25.1195392608643</text:p>
          </table:table-cell>
          <table:table-cell office:value-type="float" office:value="1" calcext:value-type="float">
            <text:p>1</text:p>
          </table:table-cell>
          <table:table-cell office:value-type="float" office:value="3.95058715032489E-028" calcext:value-type="float">
            <text:p>3.95058715032489E-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61589050293" calcext:value-type="float">
            <text:p>37.761589050293</text:p>
          </table:table-cell>
          <table:table-cell office:value-type="float" office:value="-25.4231452941895" calcext:value-type="float">
            <text:p>-25.4231452941895</text:p>
          </table:table-cell>
          <table:table-cell office:value-type="float" office:value="1" calcext:value-type="float">
            <text:p>1</text:p>
          </table:table-cell>
          <table:table-cell office:value-type="float" office:value="3.62425324720555E-028" calcext:value-type="float">
            <text:p>3.62425324720555E-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837478637695" calcext:value-type="float">
            <text:p>34.0837478637695</text:p>
          </table:table-cell>
          <table:table-cell office:value-type="float" office:value="-22.6220302581787" calcext:value-type="float">
            <text:p>-22.6220302581787</text:p>
          </table:table-cell>
          <table:table-cell office:value-type="float" office:value="1" calcext:value-type="float">
            <text:p>1</text:p>
          </table:table-cell>
          <table:table-cell office:value-type="float" office:value="2.36043822876846E-025" calcext:value-type="float">
            <text:p>2.36043822876846E-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201602935791" calcext:value-type="float">
            <text:p>49.201602935791</text:p>
          </table:table-cell>
          <table:table-cell office:value-type="float" office:value="-33.877368927002" calcext:value-type="float">
            <text:p>-33.877368927002</text:p>
          </table:table-cell>
          <table:table-cell office:value-type="float" office:value="1" calcext:value-type="float">
            <text:p>1</text:p>
          </table:table-cell>
          <table:table-cell office:value-type="float" office:value="8.3034956164694E-037" calcext:value-type="float">
            <text:p>8.3034956164694E-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674175262451" calcext:value-type="float">
            <text:p>23.6674175262451</text:p>
          </table:table-cell>
          <table:table-cell office:value-type="float" office:value="-15.0022506713867" calcext:value-type="float">
            <text:p>-15.0022506713867</text:p>
          </table:table-cell>
          <table:table-cell office:value-type="float" office:value="1" calcext:value-type="float">
            <text:p>1</text:p>
          </table:table-cell>
          <table:table-cell office:value-type="float" office:value="1.60685127944346E-017" calcext:value-type="float">
            <text:p>1.60685127944346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67730331421" calcext:value-type="float">
            <text:p>10.4667730331421</text:p>
          </table:table-cell>
          <table:table-cell office:value-type="float" office:value="-4.26449680328369" calcext:value-type="float">
            <text:p>-4.26449680328369</text:p>
          </table:table-cell>
          <table:table-cell office:value-type="float" office:value="0.999999642372131" calcext:value-type="float">
            <text:p>0.999999642372131</text:p>
          </table:table-cell>
          <table:table-cell office:value-type="float" office:value="0.000000400212485374141" calcext:value-type="float">
            <text:p>4.00212485374141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1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13106751441956" calcext:value-type="float">
            <text:p>-1.13106751441956</text:p>
          </table:table-cell>
          <table:table-cell office:value-type="float" office:value="6.56535339355469" calcext:value-type="float">
            <text:p>6.56535339355469</text:p>
          </table:table-cell>
          <table:table-cell office:value-type="float" office:value="0.0004542444658" calcext:value-type="float">
            <text:p>0.0004542444658</text:p>
          </table:table-cell>
          <table:table-cell office:value-type="float" office:value="0.999545753002167" calcext:value-type="float">
            <text:p>0.9995457530021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7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581157684326" calcext:value-type="float">
            <text:p>26.7581157684326</text:p>
          </table:table-cell>
          <table:table-cell office:value-type="float" office:value="-17.3042869567871" calcext:value-type="float">
            <text:p>-17.3042869567871</text:p>
          </table:table-cell>
          <table:table-cell office:value-type="float" office:value="1" calcext:value-type="float">
            <text:p>1</text:p>
          </table:table-cell>
          <table:table-cell office:value-type="float" office:value="7.31042256717391E-020" calcext:value-type="float">
            <text:p>7.31042256717391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290550231934" calcext:value-type="float">
            <text:p>37.1290550231934</text:p>
          </table:table-cell>
          <table:table-cell office:value-type="float" office:value="-24.8607692718506" calcext:value-type="float">
            <text:p>-24.8607692718506</text:p>
          </table:table-cell>
          <table:table-cell office:value-type="float" office:value="1" calcext:value-type="float">
            <text:p>1</text:p>
          </table:table-cell>
          <table:table-cell office:value-type="float" office:value="1.19718752015926E-027" calcext:value-type="float">
            <text:p>1.19718752015926E-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0815200805664" calcext:value-type="float">
            <text:p>35.0815200805664</text:p>
          </table:table-cell>
          <table:table-cell office:value-type="float" office:value="-23.3542156219482" calcext:value-type="float">
            <text:p>-23.3542156219482</text:p>
          </table:table-cell>
          <table:table-cell office:value-type="float" office:value="1" calcext:value-type="float">
            <text:p>1</text:p>
          </table:table-cell>
          <table:table-cell office:value-type="float" office:value="4.18486642655704E-026" calcext:value-type="float">
            <text:p>4.18486642655704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115417480469" calcext:value-type="float">
            <text:p>29.6115417480469</text:p>
          </table:table-cell>
          <table:table-cell office:value-type="float" office:value="-19.5587043762207" calcext:value-type="float">
            <text:p>-19.5587043762207</text:p>
          </table:table-cell>
          <table:table-cell office:value-type="float" office:value="1" calcext:value-type="float">
            <text:p>1</text:p>
          </table:table-cell>
          <table:table-cell office:value-type="float" office:value="4.42214976192236E-022" calcext:value-type="float">
            <text:p>4.42214976192236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221153259277" calcext:value-type="float">
            <text:p>19.4221153259277</text:p>
          </table:table-cell>
          <table:table-cell office:value-type="float" office:value="-12.229266166687" calcext:value-type="float">
            <text:p>-12.22926616668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79464800767644" calcext:value-type="float">
            <text:p>1.79464800767644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428686141968" calcext:value-type="float">
            <text:p>13.0428686141968</text:p>
          </table:table-cell>
          <table:table-cell office:value-type="float" office:value="-7.19085121154785" calcext:value-type="float">
            <text:p>-7.19085121154785</text:p>
          </table:table-cell>
          <table:table-cell office:value-type="float" office:value="1" calcext:value-type="float">
            <text:p>1</text:p>
          </table:table-cell>
          <table:table-cell office:value-type="float" office:value="0.00000000163157687360638" calcext:value-type="float">
            <text:p>1.63157687360638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2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86238819360733" calcext:value-type="float">
            <text:p>-0.86238819360733</text:p>
          </table:table-cell>
          <table:table-cell office:value-type="float" office:value="5.66855764389038" calcext:value-type="float">
            <text:p>5.66855764389038</text:p>
          </table:table-cell>
          <table:table-cell office:value-type="float" office:value="0.0014555050292983" calcext:value-type="float">
            <text:p>0.001455505029298</text:p>
          </table:table-cell>
          <table:table-cell office:value-type="float" office:value="0.998544573783874" calcext:value-type="float">
            <text:p>0.9985445737838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7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550857543945" calcext:value-type="float">
            <text:p>29.4550857543945</text:p>
          </table:table-cell>
          <table:table-cell office:value-type="float" office:value="-19.2029285430908" calcext:value-type="float">
            <text:p>-19.2029285430908</text:p>
          </table:table-cell>
          <table:table-cell office:value-type="float" office:value="1" calcext:value-type="float">
            <text:p>1</text:p>
          </table:table-cell>
          <table:table-cell office:value-type="float" office:value="7.38063463095866E-022" calcext:value-type="float">
            <text:p>7.38063463095866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009490966797" calcext:value-type="float">
            <text:p>35.8009490966797</text:p>
          </table:table-cell>
          <table:table-cell office:value-type="float" office:value="-23.8595275878906" calcext:value-type="float">
            <text:p>-23.8595275878906</text:p>
          </table:table-cell>
          <table:table-cell office:value-type="float" office:value="1" calcext:value-type="float">
            <text:p>1</text:p>
          </table:table-cell>
          <table:table-cell office:value-type="float" office:value="1.22965750494506E-026" calcext:value-type="float">
            <text:p>1.22965750494506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95055770874" calcext:value-type="float">
            <text:p>31.895055770874</text:p>
          </table:table-cell>
          <table:table-cell office:value-type="float" office:value="-20.9783706665039" calcext:value-type="float">
            <text:p>-20.9783706665039</text:p>
          </table:table-cell>
          <table:table-cell office:value-type="float" office:value="1" calcext:value-type="float">
            <text:p>1</text:p>
          </table:table-cell>
          <table:table-cell office:value-type="float" office:value="1.08983768851706E-023" calcext:value-type="float">
            <text:p>1.08983768851706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84302520752" calcext:value-type="float">
            <text:p>35.984302520752</text:p>
          </table:table-cell>
          <table:table-cell office:value-type="float" office:value="-24.0964469909668" calcext:value-type="float">
            <text:p>-24.0964469909668</text:p>
          </table:table-cell>
          <table:table-cell office:value-type="float" office:value="1" calcext:value-type="float">
            <text:p>1</text:p>
          </table:table-cell>
          <table:table-cell office:value-type="float" office:value="8.07722230501176E-027" calcext:value-type="float">
            <text:p>8.07722230501176E-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10262298584" calcext:value-type="float">
            <text:p>40.210262298584</text:p>
          </table:table-cell>
          <table:table-cell office:value-type="float" office:value="-27.168664932251" calcext:value-type="float">
            <text:p>-27.168664932251</text:p>
          </table:table-cell>
          <table:table-cell office:value-type="float" office:value="1" calcext:value-type="float">
            <text:p>1</text:p>
          </table:table-cell>
          <table:table-cell office:value-type="float" office:value="5.46641849482663E-030" calcext:value-type="float">
            <text:p>5.46641849482663E-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084575653076" calcext:value-type="float">
            <text:p>19.6084575653076</text:p>
          </table:table-cell>
          <table:table-cell office:value-type="float" office:value="-12.2557983398438" calcext:value-type="float">
            <text:p>-12.255798339843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45053934819507" calcext:value-type="float">
            <text:p>1.45053934819507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2858982086182" calcext:value-type="float">
            <text:p>8.92858982086182</text:p>
          </table:table-cell>
          <table:table-cell office:value-type="float" office:value="-3.80361127853394" calcext:value-type="float">
            <text:p>-3.80361127853394</text:p>
          </table:table-cell>
          <table:table-cell office:value-type="float" office:value="0.999997019767761" calcext:value-type="float">
            <text:p>0.999997019767761</text:p>
          </table:table-cell>
          <table:table-cell office:value-type="float" office:value="0.00000295443351205904" calcext:value-type="float">
            <text:p>2.95443351205904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G0350728.JP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.80733823776245" calcext:value-type="float">
            <text:p>5.80733823776245</text:p>
          </table:table-cell>
          <table:table-cell table:style-name="ce3" office:value-type="float" office:value="-1.16000187397003" calcext:value-type="float">
            <text:p>-1.16000187397003</text:p>
          </table:table-cell>
          <table:table-cell table:style-name="ce3" office:value-type="float" office:value="0.999058783054352" calcext:value-type="float">
            <text:p>0.999058783054352</text:p>
          </table:table-cell>
          <table:table-cell table:style-name="ce3" office:value-type="float" office:value="0.000941268983297" calcext:value-type="float">
            <text:p>0.000941268983297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635404586792" calcext:value-type="float">
            <text:p>15.0635404586792</text:p>
          </table:table-cell>
          <table:table-cell office:value-type="float" office:value="-8.29225635528564" calcext:value-type="float">
            <text:p>-8.292256355285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718962667178857" calcext:value-type="float">
            <text:p>7.18962667178857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846130371094" calcext:value-type="float">
            <text:p>10.3846130371094</text:p>
          </table:table-cell>
          <table:table-cell office:value-type="float" office:value="-5.0361065864563" calcext:value-type="float">
            <text:p>-5.0361065864563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00847622977562" calcext:value-type="float">
            <text:p>2.00847622977562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781093597412" calcext:value-type="float">
            <text:p>30.9781093597412</text:p>
          </table:table-cell>
          <table:table-cell office:value-type="float" office:value="-20.3911113739014" calcext:value-type="float">
            <text:p>-20.3911113739014</text:p>
          </table:table-cell>
          <table:table-cell office:value-type="float" office:value="1" calcext:value-type="float">
            <text:p>1</text:p>
          </table:table-cell>
          <table:table-cell office:value-type="float" office:value="4.90490833900174E-023" calcext:value-type="float">
            <text:p>4.90490833900174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608638763428" calcext:value-type="float">
            <text:p>25.6608638763428</text:p>
          </table:table-cell>
          <table:table-cell office:value-type="float" office:value="-16.789098739624" calcext:value-type="float">
            <text:p>-16.789098739624</text:p>
          </table:table-cell>
          <table:table-cell office:value-type="float" office:value="1" calcext:value-type="float">
            <text:p>1</text:p>
          </table:table-cell>
          <table:table-cell office:value-type="float" office:value="3.66619423879361E-019" calcext:value-type="float">
            <text:p>3.66619423879361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327234268188" calcext:value-type="float">
            <text:p>11.0327234268188</text:p>
          </table:table-cell>
          <table:table-cell office:value-type="float" office:value="-4.97936010360718" calcext:value-type="float">
            <text:p>-4.97936010360718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11183574347251" calcext:value-type="float">
            <text:p>1.11183574347251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3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0603094100952" calcext:value-type="float">
            <text:p>0.610603094100952</text:p>
          </table:table-cell>
          <table:table-cell office:value-type="float" office:value="4.22366285324097" calcext:value-type="float">
            <text:p>4.22366285324097</text:p>
          </table:table-cell>
          <table:table-cell office:value-type="float" office:value="0.0262609645724296" calcext:value-type="float">
            <text:p>0.02626096457243</text:p>
          </table:table-cell>
          <table:table-cell office:value-type="float" office:value="0.97373902797699" calcext:value-type="float">
            <text:p>0.973739027976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7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790927886963" calcext:value-type="float">
            <text:p>22.7790927886963</text:p>
          </table:table-cell>
          <table:table-cell office:value-type="float" office:value="-14.3403730392456" calcext:value-type="float">
            <text:p>-14.3403730392456</text:p>
          </table:table-cell>
          <table:table-cell office:value-type="float" office:value="1" calcext:value-type="float">
            <text:p>1</text:p>
          </table:table-cell>
          <table:table-cell office:value-type="float" office:value="7.57218536611129E-017" calcext:value-type="float">
            <text:p>7.57218536611129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023170471191" calcext:value-type="float">
            <text:p>32.4023170471191</text:p>
          </table:table-cell>
          <table:table-cell office:value-type="float" office:value="-21.3044738769531" calcext:value-type="float">
            <text:p>-21.3044738769531</text:p>
          </table:table-cell>
          <table:table-cell office:value-type="float" office:value="1" calcext:value-type="float">
            <text:p>1</text:p>
          </table:table-cell>
          <table:table-cell office:value-type="float" office:value="4.73627669873626E-024" calcext:value-type="float">
            <text:p>4.73627669873626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068450927734" calcext:value-type="float">
            <text:p>34.9068450927734</text:p>
          </table:table-cell>
          <table:table-cell office:value-type="float" office:value="-23.0271415710449" calcext:value-type="float">
            <text:p>-23.0271415710449</text:p>
          </table:table-cell>
          <table:table-cell office:value-type="float" office:value="1" calcext:value-type="float">
            <text:p>1</text:p>
          </table:table-cell>
          <table:table-cell office:value-type="float" office:value="6.91176998884593E-026" calcext:value-type="float">
            <text:p>6.91176998884593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219394683838" calcext:value-type="float">
            <text:p>29.8219394683838</text:p>
          </table:table-cell>
          <table:table-cell office:value-type="float" office:value="-19.5413417816162" calcext:value-type="float">
            <text:p>-19.5413417816162</text:p>
          </table:table-cell>
          <table:table-cell office:value-type="float" office:value="1" calcext:value-type="float">
            <text:p>1</text:p>
          </table:table-cell>
          <table:table-cell office:value-type="float" office:value="3.64585459050618E-022" calcext:value-type="float">
            <text:p>3.64585459050618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980346679687" calcext:value-type="float">
            <text:p>33.2980346679687</text:p>
          </table:table-cell>
          <table:table-cell office:value-type="float" office:value="-22.0977745056152" calcext:value-type="float">
            <text:p>-22.0977745056152</text:p>
          </table:table-cell>
          <table:table-cell office:value-type="float" office:value="1" calcext:value-type="float">
            <text:p>1</text:p>
          </table:table-cell>
          <table:table-cell office:value-type="float" office:value="8.74793988817065E-025" calcext:value-type="float">
            <text:p>8.74793988817065E-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311637878418" calcext:value-type="float">
            <text:p>21.4311637878418</text:p>
          </table:table-cell>
          <table:table-cell office:value-type="float" office:value="-13.4637994766235" calcext:value-type="float">
            <text:p>-13.4637994766235</text:p>
          </table:table-cell>
          <table:table-cell office:value-type="float" office:value="1" calcext:value-type="float">
            <text:p>1</text:p>
          </table:table-cell>
          <table:table-cell office:value-type="float" office:value="7.0034245795982E-016" calcext:value-type="float">
            <text:p>7.0034245795982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567525863647" calcext:value-type="float">
            <text:p>12.1567525863647</text:p>
          </table:table-cell>
          <table:table-cell office:value-type="float" office:value="-6.20868539810181" calcext:value-type="float">
            <text:p>-6.20868539810181</text:p>
          </table:table-cell>
          <table:table-cell office:value-type="float" office:value="1" calcext:value-type="float">
            <text:p>1</text:p>
          </table:table-cell>
          <table:table-cell office:value-type="float" office:value="0.0000000105679660578062" calcext:value-type="float">
            <text:p>1.05679660578062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4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78759670257568" calcext:value-type="float">
            <text:p>-7.78759670257568</text:p>
          </table:table-cell>
          <table:table-cell office:value-type="float" office:value="14.1721334457397" calcext:value-type="float">
            <text:p>14.1721334457397</text:p>
          </table:table-cell>
          <table:table-cell office:value-type="float" office:value="0.000000000290409196690433" calcext:value-type="float">
            <text:p>2.90409196690433E-1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7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871788024902" calcext:value-type="float">
            <text:p>43.4871788024902</text:p>
          </table:table-cell>
          <table:table-cell office:value-type="float" office:value="-29.4748458862305" calcext:value-type="float">
            <text:p>-29.4748458862305</text:p>
          </table:table-cell>
          <table:table-cell office:value-type="float" office:value="1" calcext:value-type="float">
            <text:p>1</text:p>
          </table:table-cell>
          <table:table-cell office:value-type="float" office:value="2.05587614289324E-032" calcext:value-type="float">
            <text:p>2.05587614289324E-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661323547363" calcext:value-type="float">
            <text:p>28.2661323547363</text:p>
          </table:table-cell>
          <table:table-cell office:value-type="float" office:value="-18.4179611206055" calcext:value-type="float">
            <text:p>-18.4179611206055</text:p>
          </table:table-cell>
          <table:table-cell office:value-type="float" office:value="1" calcext:value-type="float">
            <text:p>1</text:p>
          </table:table-cell>
          <table:table-cell office:value-type="float" office:value="5.31319554362012E-021" calcext:value-type="float">
            <text:p>5.31319554362012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929843902588" calcext:value-type="float">
            <text:p>24.8929843902588</text:p>
          </table:table-cell>
          <table:table-cell office:value-type="float" office:value="-15.8959188461304" calcext:value-type="float">
            <text:p>-15.8959188461304</text:p>
          </table:table-cell>
          <table:table-cell office:value-type="float" office:value="1" calcext:value-type="float">
            <text:p>1</text:p>
          </table:table-cell>
          <table:table-cell office:value-type="float" office:value="1.93021107014146E-018" calcext:value-type="float">
            <text:p>1.93021107014146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810733795166" calcext:value-type="float">
            <text:p>22.9810733795166</text:p>
          </table:table-cell>
          <table:table-cell office:value-type="float" office:value="-14.2333612442017" calcext:value-type="float">
            <text:p>-14.2333612442017</text:p>
          </table:table-cell>
          <table:table-cell office:value-type="float" office:value="1" calcext:value-type="float">
            <text:p>1</text:p>
          </table:table-cell>
          <table:table-cell office:value-type="float" office:value="6.88614228013901E-017" calcext:value-type="float">
            <text:p>6.88614228013901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4609451293945" calcext:value-type="float">
            <text:p>8.94609451293945</text:p>
          </table:table-cell>
          <table:table-cell office:value-type="float" office:value="-3.90313625335693" calcext:value-type="float">
            <text:p>-3.90313625335693</text:p>
          </table:table-cell>
          <table:table-cell office:value-type="float" office:value="0.99999737739563" calcext:value-type="float">
            <text:p>0.99999737739563</text:p>
          </table:table-cell>
          <table:table-cell office:value-type="float" office:value="0.00000262814205598261" calcext:value-type="float">
            <text:p>2.62814205598261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887676239014" calcext:value-type="float">
            <text:p>13.4887676239014</text:p>
          </table:table-cell>
          <table:table-cell office:value-type="float" office:value="-7.22848796844482" calcext:value-type="float">
            <text:p>-7.22848796844482</text:p>
          </table:table-cell>
          <table:table-cell office:value-type="float" office:value="1" calcext:value-type="float">
            <text:p>1</text:p>
          </table:table-cell>
          <table:table-cell office:value-type="float" office:value="0.0000000010060293709202" calcext:value-type="float">
            <text:p>1.0060293709202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4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71052169799805" calcext:value-type="float">
            <text:p>-2.71052169799805</text:p>
          </table:table-cell>
          <table:table-cell office:value-type="float" office:value="7.70922899246216" calcext:value-type="float">
            <text:p>7.70922899246216</text:p>
          </table:table-cell>
          <table:table-cell office:value-type="float" office:value="0.000029836442990927" calcext:value-type="float">
            <text:p>2.9836442990927E-05</text:p>
          </table:table-cell>
          <table:table-cell office:value-type="float" office:value="0.999970197677612" calcext:value-type="float">
            <text:p>0.9999701976776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7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999752044678" calcext:value-type="float">
            <text:p>20.9999752044678</text:p>
          </table:table-cell>
          <table:table-cell office:value-type="float" office:value="-13.1458492279053" calcext:value-type="float">
            <text:p>-13.1458492279053</text:p>
          </table:table-cell>
          <table:table-cell office:value-type="float" office:value="1" calcext:value-type="float">
            <text:p>1</text:p>
          </table:table-cell>
          <table:table-cell office:value-type="float" office:value="1.48134722821196E-015" calcext:value-type="float">
            <text:p>1.48134722821196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997375488281" calcext:value-type="float">
            <text:p>40.6997375488281</text:p>
          </table:table-cell>
          <table:table-cell office:value-type="float" office:value="-27.2120208740234" calcext:value-type="float">
            <text:p>-27.2120208740234</text:p>
          </table:table-cell>
          <table:table-cell office:value-type="float" office:value="1" calcext:value-type="float">
            <text:p>1</text:p>
          </table:table-cell>
          <table:table-cell office:value-type="float" office:value="3.20847064124738E-030" calcext:value-type="float">
            <text:p>3.20847064124738E-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190307617187" calcext:value-type="float">
            <text:p>35.8190307617187</text:p>
          </table:table-cell>
          <table:table-cell office:value-type="float" office:value="-23.8434944152832" calcext:value-type="float">
            <text:p>-23.8434944152832</text:p>
          </table:table-cell>
          <table:table-cell office:value-type="float" office:value="1" calcext:value-type="float">
            <text:p>1</text:p>
          </table:table-cell>
          <table:table-cell office:value-type="float" office:value="1.22714116191692E-026" calcext:value-type="float">
            <text:p>1.22714116191692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541069030762" calcext:value-type="float">
            <text:p>32.8541069030762</text:p>
          </table:table-cell>
          <table:table-cell office:value-type="float" office:value="-22.2960205078125" calcext:value-type="float">
            <text:p>-22.2960205078125</text:p>
          </table:table-cell>
          <table:table-cell office:value-type="float" office:value="1" calcext:value-type="float">
            <text:p>1</text:p>
          </table:table-cell>
          <table:table-cell office:value-type="float" office:value="1.11841760635363E-024" calcext:value-type="float">
            <text:p>1.11841760635363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800197601318" calcext:value-type="float">
            <text:p>25.7800197601318</text:p>
          </table:table-cell>
          <table:table-cell office:value-type="float" office:value="-16.9484081268311" calcext:value-type="float">
            <text:p>-16.9484081268311</text:p>
          </table:table-cell>
          <table:table-cell office:value-type="float" office:value="1" calcext:value-type="float">
            <text:p>1</text:p>
          </table:table-cell>
          <table:table-cell office:value-type="float" office:value="2.77510565211474E-019" calcext:value-type="float">
            <text:p>2.77510565211474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807035446167" calcext:value-type="float">
            <text:p>7.7807035446167</text:p>
          </table:table-cell>
          <table:table-cell office:value-type="float" office:value="-2.88232135772705" calcext:value-type="float">
            <text:p>-2.88232135772705</text:p>
          </table:table-cell>
          <table:table-cell office:value-type="float" office:value="0.999976634979248" calcext:value-type="float">
            <text:p>0.999976634979248</text:p>
          </table:table-cell>
          <table:table-cell office:value-type="float" office:value="0.0000233935970754828" calcext:value-type="float">
            <text:p>2.33935970754828E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5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48531532287598" calcext:value-type="float">
            <text:p>-3.48531532287598</text:p>
          </table:table-cell>
          <table:table-cell office:value-type="float" office:value="8.67144680023193" calcext:value-type="float">
            <text:p>8.67144680023193</text:p>
          </table:table-cell>
          <table:table-cell office:value-type="float" office:value="0.00000525270479556639" calcext:value-type="float">
            <text:p>5.25270479556639E-06</text:p>
          </table:table-cell>
          <table:table-cell office:value-type="float" office:value="0.99999475479126" calcext:value-type="float">
            <text:p>0.999994754791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7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889398574829" calcext:value-type="float">
            <text:p>13.3889398574829</text:p>
          </table:table-cell>
          <table:table-cell office:value-type="float" office:value="-7.38343524932861" calcext:value-type="float">
            <text:p>-7.3834352493286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952077083837821" calcext:value-type="float">
            <text:p>9.52077083837821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770538330078" calcext:value-type="float">
            <text:p>36.2770538330078</text:p>
          </table:table-cell>
          <table:table-cell office:value-type="float" office:value="-24.2395172119141" calcext:value-type="float">
            <text:p>-24.2395172119141</text:p>
          </table:table-cell>
          <table:table-cell office:value-type="float" office:value="1" calcext:value-type="float">
            <text:p>1</text:p>
          </table:table-cell>
          <table:table-cell office:value-type="float" office:value="5.22380686986641E-027" calcext:value-type="float">
            <text:p>5.22380686986641E-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661735534668" calcext:value-type="float">
            <text:p>32.5661735534668</text:p>
          </table:table-cell>
          <table:table-cell office:value-type="float" office:value="-21.4114360809326" calcext:value-type="float">
            <text:p>-21.4114360809326</text:p>
          </table:table-cell>
          <table:table-cell office:value-type="float" office:value="1" calcext:value-type="float">
            <text:p>1</text:p>
          </table:table-cell>
          <table:table-cell office:value-type="float" office:value="3.61262480306126E-024" calcext:value-type="float">
            <text:p>3.61262480306126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622707366943" calcext:value-type="float">
            <text:p>21.4622707366943</text:p>
          </table:table-cell>
          <table:table-cell office:value-type="float" office:value="-12.8454370498657" calcext:value-type="float">
            <text:p>-12.8454370498657</text:p>
          </table:table-cell>
          <table:table-cell office:value-type="float" office:value="1" calcext:value-type="float">
            <text:p>1</text:p>
          </table:table-cell>
          <table:table-cell office:value-type="float" office:value="1.25994456838183E-015" calcext:value-type="float">
            <text:p>1.2599445683818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351016998291" calcext:value-type="float">
            <text:p>19.7351016998291</text:p>
          </table:table-cell>
          <table:table-cell office:value-type="float" office:value="-12.0876426696777" calcext:value-type="float">
            <text:p>-12.087642669677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51202072645176" calcext:value-type="float">
            <text:p>1.51202072645176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999477386475" calcext:value-type="float">
            <text:p>19.2999477386475</text:p>
          </table:table-cell>
          <table:table-cell office:value-type="float" office:value="-11.716851234436" calcext:value-type="float">
            <text:p>-11.71685123443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38512685493352" calcext:value-type="float">
            <text:p>3.38512685493352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6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74058556556702" calcext:value-type="float">
            <text:p>-2.74058556556702</text:p>
          </table:table-cell>
          <table:table-cell office:value-type="float" office:value="8.20962619781494" calcext:value-type="float">
            <text:p>8.20962619781494</text:p>
          </table:table-cell>
          <table:table-cell office:value-type="float" office:value="0.0000175539953488624" calcext:value-type="float">
            <text:p>1.75539953488624E-05</text:p>
          </table:table-cell>
          <table:table-cell office:value-type="float" office:value="0.999982476234436" calcext:value-type="float">
            <text:p>0.9999824762344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76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493719100952" calcext:value-type="float">
            <text:p>2.23493719100952</text:p>
          </table:table-cell>
          <table:table-cell office:value-type="float" office:value="2.35105681419373" calcext:value-type="float">
            <text:p>2.35105681419373</text:p>
          </table:table-cell>
          <table:table-cell office:value-type="float" office:value="0.471002668142319" calcext:value-type="float">
            <text:p>0.471002668142319</text:p>
          </table:table-cell>
          <table:table-cell office:value-type="float" office:value="0.528997361660004" calcext:value-type="float">
            <text:p>0.52899736166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393692016602" calcext:value-type="float">
            <text:p>32.4393692016602</text:p>
          </table:table-cell>
          <table:table-cell office:value-type="float" office:value="-20.9236450195313" calcext:value-type="float">
            <text:p>-20.9236450195313</text:p>
          </table:table-cell>
          <table:table-cell office:value-type="float" office:value="1" calcext:value-type="float">
            <text:p>1</text:p>
          </table:table-cell>
          <table:table-cell office:value-type="float" office:value="6.67939888047666E-024" calcext:value-type="float">
            <text:p>6.67939888047666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780361175537" calcext:value-type="float">
            <text:p>25.2780361175537</text:p>
          </table:table-cell>
          <table:table-cell office:value-type="float" office:value="-15.6773910522461" calcext:value-type="float">
            <text:p>-15.6773910522461</text:p>
          </table:table-cell>
          <table:table-cell office:value-type="float" office:value="1" calcext:value-type="float">
            <text:p>1</text:p>
          </table:table-cell>
          <table:table-cell office:value-type="float" office:value="1.63411711698716E-018" calcext:value-type="float">
            <text:p>1.63411711698716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829437255859" calcext:value-type="float">
            <text:p>24.7829437255859</text:p>
          </table:table-cell>
          <table:table-cell office:value-type="float" office:value="-15.6997747421265" calcext:value-type="float">
            <text:p>-15.6997747421265</text:p>
          </table:table-cell>
          <table:table-cell office:value-type="float" office:value="1" calcext:value-type="float">
            <text:p>1</text:p>
          </table:table-cell>
          <table:table-cell office:value-type="float" office:value="2.62167202368985E-018" calcext:value-type="float">
            <text:p>2.62167202368985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813907623291" calcext:value-type="float">
            <text:p>18.6813907623291</text:p>
          </table:table-cell>
          <table:table-cell office:value-type="float" office:value="-10.9900798797607" calcext:value-type="float">
            <text:p>-10.990079879760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29970280414796" calcext:value-type="float">
            <text:p>1.29970280414796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11930847168" calcext:value-type="float">
            <text:p>26.111930847168</text:p>
          </table:table-cell>
          <table:table-cell office:value-type="float" office:value="-17.3571434020996" calcext:value-type="float">
            <text:p>-17.3571434020996</text:p>
          </table:table-cell>
          <table:table-cell office:value-type="float" office:value="1" calcext:value-type="float">
            <text:p>1</text:p>
          </table:table-cell>
          <table:table-cell office:value-type="float" office:value="1.32318615443247E-019" calcext:value-type="float">
            <text:p>1.32318615443247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44297313690186" calcext:value-type="float">
            <text:p>9.44297313690186</text:p>
          </table:table-cell>
          <table:table-cell office:value-type="float" office:value="-4.52808475494385" calcext:value-type="float">
            <text:p>-4.52808475494385</text:p>
          </table:table-cell>
          <table:table-cell office:value-type="float" office:value="0.999999165534973" calcext:value-type="float">
            <text:p>0.999999165534973</text:p>
          </table:table-cell>
          <table:table-cell office:value-type="float" office:value="0.000000855945870625874" calcext:value-type="float">
            <text:p>8.55945870625874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71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1635603904724" calcext:value-type="float">
            <text:p>-1.71635603904724</text:p>
          </table:table-cell>
          <table:table-cell office:value-type="float" office:value="6.55337524414063" calcext:value-type="float">
            <text:p>6.55337524414063</text:p>
          </table:table-cell>
          <table:table-cell office:value-type="float" office:value="0.0002560884749982" calcext:value-type="float">
            <text:p>0.000256088474998</text:p>
          </table:table-cell>
          <table:table-cell office:value-type="float" office:value="0.9997438788414" calcext:value-type="float">
            <text:p>0.99974387884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7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480339050293" calcext:value-type="float">
            <text:p>25.8480339050293</text:p>
          </table:table-cell>
          <table:table-cell office:value-type="float" office:value="-16.7386322021484" calcext:value-type="float">
            <text:p>-16.7386322021484</text:p>
          </table:table-cell>
          <table:table-cell office:value-type="float" office:value="1" calcext:value-type="float">
            <text:p>1</text:p>
          </table:table-cell>
          <table:table-cell office:value-type="float" office:value="3.19776030694118E-019" calcext:value-type="float">
            <text:p>3.19776030694118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543926239014" calcext:value-type="float">
            <text:p>26.2543926239014</text:p>
          </table:table-cell>
          <table:table-cell office:value-type="float" office:value="-16.5879859924316" calcext:value-type="float">
            <text:p>-16.5879859924316</text:p>
          </table:table-cell>
          <table:table-cell office:value-type="float" office:value="1" calcext:value-type="float">
            <text:p>1</text:p>
          </table:table-cell>
          <table:table-cell office:value-type="float" office:value="2.4762370249932E-019" calcext:value-type="float">
            <text:p>2.4762370249932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000289916992" calcext:value-type="float">
            <text:p>24.6000289916992</text:p>
          </table:table-cell>
          <table:table-cell office:value-type="float" office:value="-15.5150327682495" calcext:value-type="float">
            <text:p>-15.5150327682495</text:p>
          </table:table-cell>
          <table:table-cell office:value-type="float" office:value="1" calcext:value-type="float">
            <text:p>1</text:p>
          </table:table-cell>
          <table:table-cell office:value-type="float" office:value="3.78660164728655E-018" calcext:value-type="float">
            <text:p>3.78660164728655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916110992432" calcext:value-type="float">
            <text:p>25.8916110992432</text:p>
          </table:table-cell>
          <table:table-cell office:value-type="float" office:value="-16.8945941925049" calcext:value-type="float">
            <text:p>-16.8945941925049</text:p>
          </table:table-cell>
          <table:table-cell office:value-type="float" office:value="1" calcext:value-type="float">
            <text:p>1</text:p>
          </table:table-cell>
          <table:table-cell office:value-type="float" office:value="2.6193113536192E-019" calcext:value-type="float">
            <text:p>2.6193113536192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313018798828" calcext:value-type="float">
            <text:p>26.6313018798828</text:p>
          </table:table-cell>
          <table:table-cell office:value-type="float" office:value="-17.4656753540039" calcext:value-type="float">
            <text:p>-17.4656753540039</text:p>
          </table:table-cell>
          <table:table-cell office:value-type="float" office:value="1" calcext:value-type="float">
            <text:p>1</text:p>
          </table:table-cell>
          <table:table-cell office:value-type="float" office:value="7.06197370031478E-020" calcext:value-type="float">
            <text:p>7.06197370031478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08371686935425" calcext:value-type="float">
            <text:p>7.08371686935425</text:p>
          </table:table-cell>
          <table:table-cell office:value-type="float" office:value="-1.94286739826202" calcext:value-type="float">
            <text:p>-1.94286739826202</text:p>
          </table:table-cell>
          <table:table-cell office:value-type="float" office:value="0.999879837036133" calcext:value-type="float">
            <text:p>0.999879837036133</text:p>
          </table:table-cell>
          <table:table-cell office:value-type="float" office:value="0.0001201577906613" calcext:value-type="float">
            <text:p>0.0001201577906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78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1690616607666" calcext:value-type="float">
            <text:p>-1.1690616607666</text:p>
          </table:table-cell>
          <table:table-cell office:value-type="float" office:value="6.29384422302246" calcext:value-type="float">
            <text:p>6.29384422302246</text:p>
          </table:table-cell>
          <table:table-cell office:value-type="float" office:value="0.0005736565217375" calcext:value-type="float">
            <text:p>0.000573656521738</text:p>
          </table:table-cell>
          <table:table-cell office:value-type="float" office:value="0.999426364898681" calcext:value-type="float">
            <text:p>0.9994263648986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7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414031982422" calcext:value-type="float">
            <text:p>10.6414031982422</text:p>
          </table:table-cell>
          <table:table-cell office:value-type="float" office:value="-4.93146228790283" calcext:value-type="float">
            <text:p>-4.93146228790283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172500534745268" calcext:value-type="float">
            <text:p>1.72500534745268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24377822876" calcext:value-type="float">
            <text:p>23.524377822876</text:p>
          </table:table-cell>
          <table:table-cell office:value-type="float" office:value="-14.9025917053223" calcext:value-type="float">
            <text:p>-14.9025917053223</text:p>
          </table:table-cell>
          <table:table-cell office:value-type="float" office:value="1" calcext:value-type="float">
            <text:p>1</text:p>
          </table:table-cell>
          <table:table-cell office:value-type="float" office:value="2.04822840229298E-017" calcext:value-type="float">
            <text:p>2.04822840229298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446113586426" calcext:value-type="float">
            <text:p>37.6446113586426</text:p>
          </table:table-cell>
          <table:table-cell office:value-type="float" office:value="-25.7417373657227" calcext:value-type="float">
            <text:p>-25.7417373657227</text:p>
          </table:table-cell>
          <table:table-cell office:value-type="float" office:value="1" calcext:value-type="float">
            <text:p>1</text:p>
          </table:table-cell>
          <table:table-cell office:value-type="float" office:value="2.96250131090166E-028" calcext:value-type="float">
            <text:p>2.96250131090166E-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502159118652" calcext:value-type="float">
            <text:p>45.3502159118652</text:p>
          </table:table-cell>
          <table:table-cell office:value-type="float" office:value="-31.0558490753174" calcext:value-type="float">
            <text:p>-31.0558490753174</text:p>
          </table:table-cell>
          <table:table-cell office:value-type="float" office:value="1" calcext:value-type="float">
            <text:p>1</text:p>
          </table:table-cell>
          <table:table-cell office:value-type="float" office:value="6.56548400587291E-034" calcext:value-type="float">
            <text:p>6.56548400587291E-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424953460693" calcext:value-type="float">
            <text:p>30.4424953460693</text:p>
          </table:table-cell>
          <table:table-cell office:value-type="float" office:value="-20.3894233703613" calcext:value-type="float">
            <text:p>-20.3894233703613</text:p>
          </table:table-cell>
          <table:table-cell office:value-type="float" office:value="1" calcext:value-type="float">
            <text:p>1</text:p>
          </table:table-cell>
          <table:table-cell office:value-type="float" office:value="8.39419505507606E-023" calcext:value-type="float">
            <text:p>8.39419505507606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15450668335" calcext:value-type="float">
            <text:p>22.315450668335</text:p>
          </table:table-cell>
          <table:table-cell office:value-type="float" office:value="-14.5065069198608" calcext:value-type="float">
            <text:p>-14.5065069198608</text:p>
          </table:table-cell>
          <table:table-cell office:value-type="float" office:value="1" calcext:value-type="float">
            <text:p>1</text:p>
          </table:table-cell>
          <table:table-cell office:value-type="float" office:value="1.01959440356144E-016" calcext:value-type="float">
            <text:p>1.01959440356144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8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40432620048523" calcext:value-type="float">
            <text:p>-2.40432620048523</text:p>
          </table:table-cell>
          <table:table-cell office:value-type="float" office:value="8.06390476226807" calcext:value-type="float">
            <text:p>8.06390476226807</text:p>
          </table:table-cell>
          <table:table-cell office:value-type="float" office:value="0.0000284244870272232" calcext:value-type="float">
            <text:p>2.84244870272232E-05</text:p>
          </table:table-cell>
          <table:table-cell office:value-type="float" office:value="0.999971628189087" calcext:value-type="float">
            <text:p>0.9999716281890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786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03945130109787" calcext:value-type="float">
            <text:p>0.203945130109787</text:p>
          </table:table-cell>
          <table:table-cell office:value-type="float" office:value="4.91007089614868" calcext:value-type="float">
            <text:p>4.91007089614868</text:p>
          </table:table-cell>
          <table:table-cell office:value-type="float" office:value="0.0089587476104497" calcext:value-type="float">
            <text:p>0.00895874761045</text:p>
          </table:table-cell>
          <table:table-cell office:value-type="float" office:value="0.991041243076324" calcext:value-type="float">
            <text:p>0.991041243076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736431121826" calcext:value-type="float">
            <text:p>31.6736431121826</text:p>
          </table:table-cell>
          <table:table-cell office:value-type="float" office:value="-20.6169166564941" calcext:value-type="float">
            <text:p>-20.6169166564941</text:p>
          </table:table-cell>
          <table:table-cell office:value-type="float" office:value="1" calcext:value-type="float">
            <text:p>1</text:p>
          </table:table-cell>
          <table:table-cell office:value-type="float" office:value="1.95208742815605E-023" calcext:value-type="float">
            <text:p>1.95208742815605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928703308105" calcext:value-type="float">
            <text:p>31.9928703308105</text:p>
          </table:table-cell>
          <table:table-cell office:value-type="float" office:value="-20.7703094482422" calcext:value-type="float">
            <text:p>-20.7703094482422</text:p>
          </table:table-cell>
          <table:table-cell office:value-type="float" office:value="1" calcext:value-type="float">
            <text:p>1</text:p>
          </table:table-cell>
          <table:table-cell office:value-type="float" office:value="1.21686441021073E-023" calcext:value-type="float">
            <text:p>1.21686441021073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260925292969" calcext:value-type="float">
            <text:p>37.5260925292969</text:p>
          </table:table-cell>
          <table:table-cell office:value-type="float" office:value="-24.4241847991943" calcext:value-type="float">
            <text:p>-24.4241847991943</text:p>
          </table:table-cell>
          <table:table-cell office:value-type="float" office:value="1" calcext:value-type="float">
            <text:p>1</text:p>
          </table:table-cell>
          <table:table-cell office:value-type="float" office:value="1.24547665054437E-027" calcext:value-type="float">
            <text:p>1.24547665054437E-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905601501465" calcext:value-type="float">
            <text:p>19.3905601501465</text:p>
          </table:table-cell>
          <table:table-cell office:value-type="float" office:value="-11.8377046585083" calcext:value-type="float">
            <text:p>-11.837704658508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7399164480215" calcext:value-type="float">
            <text:p>2.7399164480215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216716766357" calcext:value-type="float">
            <text:p>19.1216716766357</text:p>
          </table:table-cell>
          <table:table-cell office:value-type="float" office:value="-11.8466196060181" calcext:value-type="float">
            <text:p>-11.846619606018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55337910788386" calcext:value-type="float">
            <text:p>3.55337910788386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1989717483521" calcext:value-type="float">
            <text:p>3.81989717483521</text:p>
          </table:table-cell>
          <table:table-cell office:value-type="float" office:value="0.680495858192444" calcext:value-type="float">
            <text:p>0.680495858192444</text:p>
          </table:table-cell>
          <table:table-cell office:value-type="float" office:value="0.958489060401916" calcext:value-type="float">
            <text:p>0.958489060401916</text:p>
          </table:table-cell>
          <table:table-cell office:value-type="float" office:value="0.0415109284222126" calcext:value-type="float">
            <text:p>0.0415109284222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9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39353704452515" calcext:value-type="float">
            <text:p>-4.39353704452515</text:p>
          </table:table-cell>
          <table:table-cell office:value-type="float" office:value="9.81152629852295" calcext:value-type="float">
            <text:p>9.81152629852295</text:p>
          </table:table-cell>
          <table:table-cell office:value-type="float" office:value="0.000000677359537348821" calcext:value-type="float">
            <text:p>6.77359537348821E-07</text:p>
          </table:table-cell>
          <table:table-cell office:value-type="float" office:value="0.999999284744263" calcext:value-type="float">
            <text:p>0.9999992847442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7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608903884888" calcext:value-type="float">
            <text:p>11.8608903884888</text:p>
          </table:table-cell>
          <table:table-cell office:value-type="float" office:value="-6.31476020812988" calcext:value-type="float">
            <text:p>-6.31476020812988</text:p>
          </table:table-cell>
          <table:table-cell office:value-type="float" office:value="1" calcext:value-type="float">
            <text:p>1</text:p>
          </table:table-cell>
          <table:table-cell office:value-type="float" office:value="0.0000000127765860113982" calcext:value-type="float">
            <text:p>1.27765860113982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69144821167" calcext:value-type="float">
            <text:p>20.969144821167</text:p>
          </table:table-cell>
          <table:table-cell office:value-type="float" office:value="-13.176495552063" calcext:value-type="float">
            <text:p>-13.176495552063</text:p>
          </table:table-cell>
          <table:table-cell office:value-type="float" office:value="1" calcext:value-type="float">
            <text:p>1</text:p>
          </table:table-cell>
          <table:table-cell office:value-type="float" office:value="1.48161849051332E-015" calcext:value-type="float">
            <text:p>1.48161849051332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462097167969" calcext:value-type="float">
            <text:p>39.6462097167969</text:p>
          </table:table-cell>
          <table:table-cell office:value-type="float" office:value="-27.4181671142578" calcext:value-type="float">
            <text:p>-27.4181671142578</text:p>
          </table:table-cell>
          <table:table-cell office:value-type="float" office:value="1" calcext:value-type="float">
            <text:p>1</text:p>
          </table:table-cell>
          <table:table-cell office:value-type="float" office:value="7.48705792502007E-030" calcext:value-type="float">
            <text:p>7.48705792502007E-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814292907715" calcext:value-type="float">
            <text:p>37.7814292907715</text:p>
          </table:table-cell>
          <table:table-cell office:value-type="float" office:value="-25.9846210479736" calcext:value-type="float">
            <text:p>-25.9846210479736</text:p>
          </table:table-cell>
          <table:table-cell office:value-type="float" office:value="1" calcext:value-type="float">
            <text:p>1</text:p>
          </table:table-cell>
          <table:table-cell office:value-type="float" office:value="2.02654100616451E-028" calcext:value-type="float">
            <text:p>2.02654100616451E-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545894622803" calcext:value-type="float">
            <text:p>23.3545894622803</text:p>
          </table:table-cell>
          <table:table-cell office:value-type="float" office:value="-15.1970367431641" calcext:value-type="float">
            <text:p>-15.1970367431641</text:p>
          </table:table-cell>
          <table:table-cell office:value-type="float" office:value="1" calcext:value-type="float">
            <text:p>1</text:p>
          </table:table-cell>
          <table:table-cell office:value-type="float" office:value="1.80817579088254E-017" calcext:value-type="float">
            <text:p>1.80817579088254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7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908008575439" calcext:value-type="float">
            <text:p>15.4908008575439</text:p>
          </table:table-cell>
          <table:table-cell office:value-type="float" office:value="-9.06880855560303" calcext:value-type="float">
            <text:p>-9.0688085556030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15723567481563" calcext:value-type="float">
            <text:p>2.15723567481563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0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75644683837891" calcext:value-type="float">
            <text:p>-2.75644683837891</text:p>
          </table:table-cell>
          <table:table-cell office:value-type="float" office:value="7.75936937332153" calcext:value-type="float">
            <text:p>7.75936937332153</text:p>
          </table:table-cell>
          <table:table-cell office:value-type="float" office:value="0.000027103635147796" calcext:value-type="float">
            <text:p>2.7103635147796E-05</text:p>
          </table:table-cell>
          <table:table-cell office:value-type="float" office:value="0.999972939491272" calcext:value-type="float">
            <text:p>0.9999729394912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8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30153465271" calcext:value-type="float">
            <text:p>9.830153465271</text:p>
          </table:table-cell>
          <table:table-cell office:value-type="float" office:value="-4.21722650527954" calcext:value-type="float">
            <text:p>-4.21722650527954</text:p>
          </table:table-cell>
          <table:table-cell office:value-type="float" office:value="0.999999165534973" calcext:value-type="float">
            <text:p>0.999999165534973</text:p>
          </table:table-cell>
          <table:table-cell office:value-type="float" office:value="0.000000793048570812971" calcext:value-type="float">
            <text:p>7.93048570812971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375549316406" calcext:value-type="float">
            <text:p>34.8375549316406</text:p>
          </table:table-cell>
          <table:table-cell office:value-type="float" office:value="-23.0790863037109" calcext:value-type="float">
            <text:p>-23.0790863037109</text:p>
          </table:table-cell>
          <table:table-cell office:value-type="float" office:value="1" calcext:value-type="float">
            <text:p>1</text:p>
          </table:table-cell>
          <table:table-cell office:value-type="float" office:value="7.03270359821147E-026" calcext:value-type="float">
            <text:p>7.03270359821147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56370544434" calcext:value-type="float">
            <text:p>40.8756370544434</text:p>
          </table:table-cell>
          <table:table-cell office:value-type="float" office:value="-27.4629726409912" calcext:value-type="float">
            <text:p>-27.4629726409912</text:p>
          </table:table-cell>
          <table:table-cell office:value-type="float" office:value="1" calcext:value-type="float">
            <text:p>1</text:p>
          </table:table-cell>
          <table:table-cell office:value-type="float" office:value="2.0937254623174E-030" calcext:value-type="float">
            <text:p>2.0937254623174E-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370922088623" calcext:value-type="float">
            <text:p>22.0370922088623</text:p>
          </table:table-cell>
          <table:table-cell office:value-type="float" office:value="-13.8452548980713" calcext:value-type="float">
            <text:p>-13.8452548980713</text:p>
          </table:table-cell>
          <table:table-cell office:value-type="float" office:value="1" calcext:value-type="float">
            <text:p>1</text:p>
          </table:table-cell>
          <table:table-cell office:value-type="float" office:value="2.6091235283613E-016" calcext:value-type="float">
            <text:p>2.6091235283613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001602172852" calcext:value-type="float">
            <text:p>33.5001602172852</text:p>
          </table:table-cell>
          <table:table-cell office:value-type="float" office:value="-22.6281967163086" calcext:value-type="float">
            <text:p>-22.6281967163086</text:p>
          </table:table-cell>
          <table:table-cell office:value-type="float" office:value="1" calcext:value-type="float">
            <text:p>1</text:p>
          </table:table-cell>
          <table:table-cell office:value-type="float" office:value="4.20498361223534E-025" calcext:value-type="float">
            <text:p>4.20498361223534E-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80992507935" calcext:value-type="float">
            <text:p>10.5780992507935</text:p>
          </table:table-cell>
          <table:table-cell office:value-type="float" office:value="-4.74359560012817" calcext:value-type="float">
            <text:p>-4.74359560012817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21754348217473" calcext:value-type="float">
            <text:p>2.21754348217473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07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.21002149581909" calcext:value-type="float">
            <text:p>-7.21002149581909</text:p>
          </table:table-cell>
          <table:table-cell office:value-type="float" office:value="13.615255355835" calcext:value-type="float">
            <text:p>13.615255355835</text:p>
          </table:table-cell>
          <table:table-cell office:value-type="float" office:value="0.000000000903019103937197" calcext:value-type="float">
            <text:p>9.03019103937197E-1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80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3726978302002" calcext:value-type="float">
            <text:p>5.33726978302002</text:p>
          </table:table-cell>
          <table:table-cell office:value-type="float" office:value="-0.626921534538269" calcext:value-type="float">
            <text:p>-0.626921534538269</text:p>
          </table:table-cell>
          <table:table-cell office:value-type="float" office:value="0.997437477111816" calcext:value-type="float">
            <text:p>0.997437477111816</text:p>
          </table:table-cell>
          <table:table-cell office:value-type="float" office:value="0.0025625377893447" calcext:value-type="float">
            <text:p>0.0025625377893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386009216309" calcext:value-type="float">
            <text:p>34.0386009216309</text:p>
          </table:table-cell>
          <table:table-cell office:value-type="float" office:value="-21.9835338592529" calcext:value-type="float">
            <text:p>-21.9835338592529</text:p>
          </table:table-cell>
          <table:table-cell office:value-type="float" office:value="1" calcext:value-type="float">
            <text:p>1</text:p>
          </table:table-cell>
          <table:table-cell office:value-type="float" office:value="4.67624024232919E-025" calcext:value-type="float">
            <text:p>4.67624024232919E-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358570098877" calcext:value-type="float">
            <text:p>29.7358570098877</text:p>
          </table:table-cell>
          <table:table-cell office:value-type="float" office:value="-19.2961692810059" calcext:value-type="float">
            <text:p>-19.2961692810059</text:p>
          </table:table-cell>
          <table:table-cell office:value-type="float" office:value="1" calcext:value-type="float">
            <text:p>1</text:p>
          </table:table-cell>
          <table:table-cell office:value-type="float" office:value="5.07762627875626E-022" calcext:value-type="float">
            <text:p>5.07762627875626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839630126953" calcext:value-type="float">
            <text:p>22.4839630126953</text:p>
          </table:table-cell>
          <table:table-cell office:value-type="float" office:value="-14.37073802948" calcext:value-type="float">
            <text:p>-14.37073802948</text:p>
          </table:table-cell>
          <table:table-cell office:value-type="float" office:value="1" calcext:value-type="float">
            <text:p>1</text:p>
          </table:table-cell>
          <table:table-cell office:value-type="float" office:value="9.86748120228141E-017" calcext:value-type="float">
            <text:p>9.86748120228141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107528686523" calcext:value-type="float">
            <text:p>33.3107528686523</text:p>
          </table:table-cell>
          <table:table-cell office:value-type="float" office:value="-22.3592090606689" calcext:value-type="float">
            <text:p>-22.3592090606689</text:p>
          </table:table-cell>
          <table:table-cell office:value-type="float" office:value="1" calcext:value-type="float">
            <text:p>1</text:p>
          </table:table-cell>
          <table:table-cell office:value-type="float" office:value="6.65033606143696E-025" calcext:value-type="float">
            <text:p>6.65033606143696E-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583438873291" calcext:value-type="float">
            <text:p>17.0583438873291</text:p>
          </table:table-cell>
          <table:table-cell office:value-type="float" office:value="-10.5790176391602" calcext:value-type="float">
            <text:p>-10.579017639160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993679639439693" calcext:value-type="float">
            <text:p>9.93679639439693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6572513580322" calcext:value-type="float">
            <text:p>8.76572513580322</text:p>
          </table:table-cell>
          <table:table-cell office:value-type="float" office:value="-3.97598576545715" calcext:value-type="float">
            <text:p>-3.97598576545715</text:p>
          </table:table-cell>
          <table:table-cell office:value-type="float" office:value="0.999997019767761" calcext:value-type="float">
            <text:p>0.999997019767761</text:p>
          </table:table-cell>
          <table:table-cell office:value-type="float" office:value="0.00000292647018795833" calcext:value-type="float">
            <text:p>2.92647018795833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1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6958829164505" calcext:value-type="float">
            <text:p>0.426958829164505</text:p>
          </table:table-cell>
          <table:table-cell office:value-type="float" office:value="4.38877296447754" calcext:value-type="float">
            <text:p>4.38877296447754</text:p>
          </table:table-cell>
          <table:table-cell office:value-type="float" office:value="0.0186732392758131" calcext:value-type="float">
            <text:p>0.018673239275813</text:p>
          </table:table-cell>
          <table:table-cell office:value-type="float" office:value="0.981326758861541" calcext:value-type="float">
            <text:p>0.9813267588615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8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576759338379" calcext:value-type="float">
            <text:p>19.9576759338379</text:p>
          </table:table-cell>
          <table:table-cell office:value-type="float" office:value="-12.1756010055542" calcext:value-type="float">
            <text:p>-12.175601005554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10839546633816" calcext:value-type="float">
            <text:p>1.10839546633816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824813842773" calcext:value-type="float">
            <text:p>30.0824813842773</text:p>
          </table:table-cell>
          <table:table-cell office:value-type="float" office:value="-19.7482662200928" calcext:value-type="float">
            <text:p>-19.7482662200928</text:p>
          </table:table-cell>
          <table:table-cell office:value-type="float" office:value="1" calcext:value-type="float">
            <text:p>1</text:p>
          </table:table-cell>
          <table:table-cell office:value-type="float" office:value="2.28444374142104E-022" calcext:value-type="float">
            <text:p>2.28444374142104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359596252441" calcext:value-type="float">
            <text:p>31.1359596252441</text:p>
          </table:table-cell>
          <table:table-cell office:value-type="float" office:value="-20.6843814849854" calcext:value-type="float">
            <text:p>-20.6843814849854</text:p>
          </table:table-cell>
          <table:table-cell office:value-type="float" office:value="1" calcext:value-type="float">
            <text:p>1</text:p>
          </table:table-cell>
          <table:table-cell office:value-type="float" office:value="3.12399962520194E-023" calcext:value-type="float">
            <text:p>3.12399962520194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377243041992" calcext:value-type="float">
            <text:p>32.2377243041992</text:p>
          </table:table-cell>
          <table:table-cell office:value-type="float" office:value="-21.5349388122559" calcext:value-type="float">
            <text:p>-21.5349388122559</text:p>
          </table:table-cell>
          <table:table-cell office:value-type="float" office:value="1" calcext:value-type="float">
            <text:p>1</text:p>
          </table:table-cell>
          <table:table-cell office:value-type="float" office:value="4.43434137055428E-024" calcext:value-type="float">
            <text:p>4.43434137055428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499309539795" calcext:value-type="float">
            <text:p>26.6499309539795</text:p>
          </table:table-cell>
          <table:table-cell office:value-type="float" office:value="-17.5760040283203" calcext:value-type="float">
            <text:p>-17.5760040283203</text:p>
          </table:table-cell>
          <table:table-cell office:value-type="float" office:value="1" calcext:value-type="float">
            <text:p>1</text:p>
          </table:table-cell>
          <table:table-cell office:value-type="float" office:value="6.20754136398725E-020" calcext:value-type="float">
            <text:p>6.20754136398725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2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7901363372803" calcext:value-type="float">
            <text:p>0.827901363372803</text:p>
          </table:table-cell>
          <table:table-cell office:value-type="float" office:value="3.73930144309998" calcext:value-type="float">
            <text:p>3.73930144309998</text:p>
          </table:table-cell>
          <table:table-cell office:value-type="float" office:value="0.0515928864479064" calcext:value-type="float">
            <text:p>0.051592886447906</text:p>
          </table:table-cell>
          <table:table-cell office:value-type="float" office:value="0.948407113552094" calcext:value-type="float">
            <text:p>0.9484071135520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2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81071066856384" calcext:value-type="float">
            <text:p>-3.81071066856384</text:p>
          </table:table-cell>
          <table:table-cell office:value-type="float" office:value="9.69368267059326" calcext:value-type="float">
            <text:p>9.69368267059326</text:p>
          </table:table-cell>
          <table:table-cell office:value-type="float" office:value="0.00000136494713842694" calcext:value-type="float">
            <text:p>1.36494713842694E-06</text:p>
          </table:table-cell>
          <table:table-cell office:value-type="float" office:value="0.999998688697815" calcext:value-type="float">
            <text:p>0.9999986886978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8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280494689941" calcext:value-type="float">
            <text:p>10.5280494689941</text:p>
          </table:table-cell>
          <table:table-cell office:value-type="float" office:value="-4.93371677398682" calcext:value-type="float">
            <text:p>-4.93371677398682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192770301055134" calcext:value-type="float">
            <text:p>1.92770301055134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952217102051" calcext:value-type="float">
            <text:p>35.3952217102051</text:p>
          </table:table-cell>
          <table:table-cell office:value-type="float" office:value="-23.3193759918213" calcext:value-type="float">
            <text:p>-23.3193759918213</text:p>
          </table:table-cell>
          <table:table-cell office:value-type="float" office:value="1" calcext:value-type="float">
            <text:p>1</text:p>
          </table:table-cell>
          <table:table-cell office:value-type="float" office:value="3.16645562608287E-026" calcext:value-type="float">
            <text:p>3.16645562608287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607467651367" calcext:value-type="float">
            <text:p>32.9607467651367</text:p>
          </table:table-cell>
          <table:table-cell office:value-type="float" office:value="-21.7912082672119" calcext:value-type="float">
            <text:p>-21.7912082672119</text:p>
          </table:table-cell>
          <table:table-cell office:value-type="float" office:value="1" calcext:value-type="float">
            <text:p>1</text:p>
          </table:table-cell>
          <table:table-cell office:value-type="float" office:value="1.66543959322853E-024" calcext:value-type="float">
            <text:p>1.66543959322853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229763031006" calcext:value-type="float">
            <text:p>19.1229763031006</text:p>
          </table:table-cell>
          <table:table-cell office:value-type="float" office:value="-11.5854177474976" calcext:value-type="float">
            <text:p>-11.585417747497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460801983051019" calcext:value-type="float">
            <text:p>4.60801983051019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610153198242" calcext:value-type="float">
            <text:p>19.3610153198242</text:p>
          </table:table-cell>
          <table:table-cell office:value-type="float" office:value="-11.7607717514038" calcext:value-type="float">
            <text:p>-11.760771751403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04774888865763" calcext:value-type="float">
            <text:p>3.04774888865763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973342895508" calcext:value-type="float">
            <text:p>11.1973342895508</text:p>
          </table:table-cell>
          <table:table-cell office:value-type="float" office:value="-5.80955839157105" calcext:value-type="float">
            <text:p>-5.80955839157105</text:p>
          </table:table-cell>
          <table:table-cell office:value-type="float" office:value="1" calcext:value-type="float">
            <text:p>1</text:p>
          </table:table-cell>
          <table:table-cell office:value-type="float" office:value="0.0000000411149834178559" calcext:value-type="float">
            <text:p>4.11149834178559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2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22896957397461" calcext:value-type="float">
            <text:p>-5.22896957397461</text:p>
          </table:table-cell>
          <table:table-cell office:value-type="float" office:value="10.4019289016724" calcext:value-type="float">
            <text:p>10.4019289016724</text:p>
          </table:table-cell>
          <table:table-cell office:value-type="float" office:value="0.000000162774739465021" calcext:value-type="float">
            <text:p>1.62774739465021E-07</text:p>
          </table:table-cell>
          <table:table-cell office:value-type="float" office:value="0.99999988079071" calcext:value-type="float">
            <text:p>0.999999880790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8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460697174072" calcext:value-type="float">
            <text:p>19.4460697174072</text:p>
          </table:table-cell>
          <table:table-cell office:value-type="float" office:value="-11.8626327514648" calcext:value-type="float">
            <text:p>-11.862632751464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52815262079048" calcext:value-type="float">
            <text:p>2.52815262079048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46265411377" calcext:value-type="float">
            <text:p>35.746265411377</text:p>
          </table:table-cell>
          <table:table-cell office:value-type="float" office:value="-24.3254222869873" calcext:value-type="float">
            <text:p>-24.3254222869873</text:p>
          </table:table-cell>
          <table:table-cell office:value-type="float" office:value="1" calcext:value-type="float">
            <text:p>1</text:p>
          </table:table-cell>
          <table:table-cell office:value-type="float" office:value="8.15076432512418E-027" calcext:value-type="float">
            <text:p>8.15076432512418E-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918930053711" calcext:value-type="float">
            <text:p>28.7918930053711</text:p>
          </table:table-cell>
          <table:table-cell office:value-type="float" office:value="-18.9385242462158" calcext:value-type="float">
            <text:p>-18.9385242462158</text:p>
          </table:table-cell>
          <table:table-cell office:value-type="float" office:value="1" calcext:value-type="float">
            <text:p>1</text:p>
          </table:table-cell>
          <table:table-cell office:value-type="float" office:value="1.86613905091363E-021" calcext:value-type="float">
            <text:p>1.86613905091363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031120300293" calcext:value-type="float">
            <text:p>26.3031120300293</text:p>
          </table:table-cell>
          <table:table-cell office:value-type="float" office:value="-17.4430046081543" calcext:value-type="float">
            <text:p>-17.4430046081543</text:p>
          </table:table-cell>
          <table:table-cell office:value-type="float" office:value="1" calcext:value-type="float">
            <text:p>1</text:p>
          </table:table-cell>
          <table:table-cell office:value-type="float" office:value="1.00300463721714E-019" calcext:value-type="float">
            <text:p>1.00300463721714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586578369141" calcext:value-type="float">
            <text:p>40.3586578369141</text:p>
          </table:table-cell>
          <table:table-cell office:value-type="float" office:value="-28.0916290283203" calcext:value-type="float">
            <text:p>-28.0916290283203</text:p>
          </table:table-cell>
          <table:table-cell office:value-type="float" office:value="1" calcext:value-type="float">
            <text:p>1</text:p>
          </table:table-cell>
          <table:table-cell office:value-type="float" office:value="1.87248425995591E-030" calcext:value-type="float">
            <text:p>1.87248425995591E-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876411437988" calcext:value-type="float">
            <text:p>10.1876411437988</text:p>
          </table:table-cell>
          <table:table-cell office:value-type="float" office:value="-4.96254253387451" calcext:value-type="float">
            <text:p>-4.96254253387451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63244146481156" calcext:value-type="float">
            <text:p>2.63244146481156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3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83982801437378" calcext:value-type="float">
            <text:p>-4.83982801437378</text:p>
          </table:table-cell>
          <table:table-cell office:value-type="float" office:value="10.5692377090454" calcext:value-type="float">
            <text:p>10.5692377090454</text:p>
          </table:table-cell>
          <table:table-cell office:value-type="float" office:value="0.000000203201963699939" calcext:value-type="float">
            <text:p>2.03201963699939E-07</text:p>
          </table:table-cell>
          <table:table-cell office:value-type="float" office:value="0.999999761581421" calcext:value-type="float">
            <text:p>0.9999997615814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8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443021774292" calcext:value-type="float">
            <text:p>5.8443021774292</text:p>
          </table:table-cell>
          <table:table-cell office:value-type="float" office:value="-1.71964013576508" calcext:value-type="float">
            <text:p>-1.71964013576508</text:p>
          </table:table-cell>
          <table:table-cell office:value-type="float" office:value="0.999481499195099" calcext:value-type="float">
            <text:p>0.999481499195099</text:p>
          </table:table-cell>
          <table:table-cell office:value-type="float" office:value="0.0005185567424632" calcext:value-type="float">
            <text:p>0.0005185567424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089580535889" calcext:value-type="float">
            <text:p>18.3089580535889</text:p>
          </table:table-cell>
          <table:table-cell office:value-type="float" office:value="-11.3520946502686" calcext:value-type="float">
            <text:p>-11.352094650268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31331374269607" calcext:value-type="float">
            <text:p>1.31331374269607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274600982666" calcext:value-type="float">
            <text:p>24.5274600982666</text:p>
          </table:table-cell>
          <table:table-cell office:value-type="float" office:value="-15.2598829269409" calcext:value-type="float">
            <text:p>-15.2598829269409</text:p>
          </table:table-cell>
          <table:table-cell office:value-type="float" office:value="1" calcext:value-type="float">
            <text:p>1</text:p>
          </table:table-cell>
          <table:table-cell office:value-type="float" office:value="5.25505030740856E-018" calcext:value-type="float">
            <text:p>5.25505030740856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475677490234" calcext:value-type="float">
            <text:p>29.6475677490234</text:p>
          </table:table-cell>
          <table:table-cell office:value-type="float" office:value="-18.7261848449707" calcext:value-type="float">
            <text:p>-18.7261848449707</text:p>
          </table:table-cell>
          <table:table-cell office:value-type="float" office:value="1" calcext:value-type="float">
            <text:p>1</text:p>
          </table:table-cell>
          <table:table-cell office:value-type="float" office:value="9.80722580635524E-022" calcext:value-type="float">
            <text:p>9.80722580635524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821266174316" calcext:value-type="float">
            <text:p>35.5821266174316</text:p>
          </table:table-cell>
          <table:table-cell office:value-type="float" office:value="-23.8320770263672" calcext:value-type="float">
            <text:p>-23.8320770263672</text:p>
          </table:table-cell>
          <table:table-cell office:value-type="float" office:value="1" calcext:value-type="float">
            <text:p>1</text:p>
          </table:table-cell>
          <table:table-cell office:value-type="float" office:value="1.57303810289167E-026" calcext:value-type="float">
            <text:p>1.57303810289167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572109222412" calcext:value-type="float">
            <text:p>23.0572109222412</text:p>
          </table:table-cell>
          <table:table-cell office:value-type="float" office:value="-14.6953315734863" calcext:value-type="float">
            <text:p>-14.6953315734863</text:p>
          </table:table-cell>
          <table:table-cell office:value-type="float" office:value="1" calcext:value-type="float">
            <text:p>1</text:p>
          </table:table-cell>
          <table:table-cell office:value-type="float" office:value="4.02049912504092E-017" calcext:value-type="float">
            <text:p>4.02049912504092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0229578018189" calcext:value-type="float">
            <text:p>5.20229578018189</text:p>
          </table:table-cell>
          <table:table-cell office:value-type="float" office:value="0.543493807315826" calcext:value-type="float">
            <text:p>0.543493807315826</text:p>
          </table:table-cell>
          <table:table-cell office:value-type="float" office:value="0.990611135959625" calcext:value-type="float">
            <text:p>0.990611135959625</text:p>
          </table:table-cell>
          <table:table-cell office:value-type="float" office:value="0.009388823993504" calcext:value-type="float">
            <text:p>0.009388823993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4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49769377708435" calcext:value-type="float">
            <text:p>-1.49769377708435</text:p>
          </table:table-cell>
          <table:table-cell office:value-type="float" office:value="6.48295736312866" calcext:value-type="float">
            <text:p>6.48295736312866</text:p>
          </table:table-cell>
          <table:table-cell office:value-type="float" office:value="0.0003418997803237" calcext:value-type="float">
            <text:p>0.000341899780324</text:p>
          </table:table-cell>
          <table:table-cell office:value-type="float" office:value="0.999658107757568" calcext:value-type="float">
            <text:p>0.9996581077575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45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87880873680115" calcext:value-type="float">
            <text:p>-3.87880873680115</text:p>
          </table:table-cell>
          <table:table-cell office:value-type="float" office:value="9.37275981903076" calcext:value-type="float">
            <text:p>9.37275981903076</text:p>
          </table:table-cell>
          <table:table-cell office:value-type="float" office:value="0.00000175758361820044" calcext:value-type="float">
            <text:p>1.75758361820044E-06</text:p>
          </table:table-cell>
          <table:table-cell office:value-type="float" office:value="0.999998211860657" calcext:value-type="float">
            <text:p>0.9999982118606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8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198192596436" calcext:value-type="float">
            <text:p>21.5198192596436</text:p>
          </table:table-cell>
          <table:table-cell office:value-type="float" office:value="-13.0003614425659" calcext:value-type="float">
            <text:p>-13.0003614425659</text:p>
          </table:table-cell>
          <table:table-cell office:value-type="float" office:value="1" calcext:value-type="float">
            <text:p>1</text:p>
          </table:table-cell>
          <table:table-cell office:value-type="float" office:value="1.01877067725512E-015" calcext:value-type="float">
            <text:p>1.01877067725512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914863586426" calcext:value-type="float">
            <text:p>22.1914863586426</text:p>
          </table:table-cell>
          <table:table-cell office:value-type="float" office:value="-13.7245950698853" calcext:value-type="float">
            <text:p>-13.7245950698853</text:p>
          </table:table-cell>
          <table:table-cell office:value-type="float" office:value="1" calcext:value-type="float">
            <text:p>1</text:p>
          </table:table-cell>
          <table:table-cell office:value-type="float" office:value="2.52257714288221E-016" calcext:value-type="float">
            <text:p>2.52257714288221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399707794189" calcext:value-type="float">
            <text:p>23.1399707794189</text:p>
          </table:table-cell>
          <table:table-cell office:value-type="float" office:value="-14.4070158004761" calcext:value-type="float">
            <text:p>-14.4070158004761</text:p>
          </table:table-cell>
          <table:table-cell office:value-type="float" office:value="1" calcext:value-type="float">
            <text:p>1</text:p>
          </table:table-cell>
          <table:table-cell office:value-type="float" office:value="4.93800289740107E-017" calcext:value-type="float">
            <text:p>4.93800289740107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2659034729" calcext:value-type="float">
            <text:p>29.52659034729</text:p>
          </table:table-cell>
          <table:table-cell office:value-type="float" office:value="-19.1840972900391" calcext:value-type="float">
            <text:p>-19.1840972900391</text:p>
          </table:table-cell>
          <table:table-cell office:value-type="float" office:value="1" calcext:value-type="float">
            <text:p>1</text:p>
          </table:table-cell>
          <table:table-cell office:value-type="float" office:value="7.00193343370954E-022" calcext:value-type="float">
            <text:p>7.00193343370954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240871429443" calcext:value-type="float">
            <text:p>17.8240871429443</text:p>
          </table:table-cell>
          <table:table-cell office:value-type="float" office:value="-10.9680776596069" calcext:value-type="float">
            <text:p>-10.968077659606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13128158384995" calcext:value-type="float">
            <text:p>3.13128158384995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G0350851.JP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.1028790473938" calcext:value-type="float">
            <text:p>6.1028790473938</text:p>
          </table:table-cell>
          <table:table-cell table:style-name="ce3" office:value-type="float" office:value="-0.832759261131287" calcext:value-type="float">
            <text:p>-0.832759261131287</text:p>
          </table:table-cell>
          <table:table-cell table:style-name="ce3" office:value-type="float" office:value="0.999028444290161" calcext:value-type="float">
            <text:p>0.999028444290161</text:p>
          </table:table-cell>
          <table:table-cell table:style-name="ce3" office:value-type="float" office:value="0.000971557223238" calcext:value-type="float">
            <text:p>0.000971557223238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9313726425171" calcext:value-type="float">
            <text:p>4.09313726425171</text:p>
          </table:table-cell>
          <table:table-cell office:value-type="float" office:value="0.071708470582962" calcext:value-type="float">
            <text:p>0.071708470582962</text:p>
          </table:table-cell>
          <table:table-cell office:value-type="float" office:value="0.982388436794281" calcext:value-type="float">
            <text:p>0.982388436794281</text:p>
          </table:table-cell>
          <table:table-cell office:value-type="float" office:value="0.0176116097718477" calcext:value-type="float">
            <text:p>0.017611609771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988128662109" calcext:value-type="float">
            <text:p>17.2988128662109</text:p>
          </table:table-cell>
          <table:table-cell office:value-type="float" office:value="-10.2122249603271" calcext:value-type="float">
            <text:p>-10.212224960327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12747810220026" calcext:value-type="float">
            <text:p>1.12747810220026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035999298096" calcext:value-type="float">
            <text:p>30.2035999298096</text:p>
          </table:table-cell>
          <table:table-cell office:value-type="float" office:value="-19.9378967285156" calcext:value-type="float">
            <text:p>-19.9378967285156</text:p>
          </table:table-cell>
          <table:table-cell office:value-type="float" office:value="1" calcext:value-type="float">
            <text:p>1</text:p>
          </table:table-cell>
          <table:table-cell office:value-type="float" office:value="1.67427018108766E-022" calcext:value-type="float">
            <text:p>1.67427018108766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668914794922" calcext:value-type="float">
            <text:p>29.2668914794922</text:p>
          </table:table-cell>
          <table:table-cell office:value-type="float" office:value="-18.9564456939697" calcext:value-type="float">
            <text:p>-18.9564456939697</text:p>
          </table:table-cell>
          <table:table-cell office:value-type="float" office:value="1" calcext:value-type="float">
            <text:p>1</text:p>
          </table:table-cell>
          <table:table-cell office:value-type="float" office:value="1.13991274231231E-021" calcext:value-type="float">
            <text:p>1.13991274231231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481864929199" calcext:value-type="float">
            <text:p>33.3481864929199</text:p>
          </table:table-cell>
          <table:table-cell office:value-type="float" office:value="-22.7064342498779" calcext:value-type="float">
            <text:p>-22.7064342498779</text:p>
          </table:table-cell>
          <table:table-cell office:value-type="float" office:value="1" calcext:value-type="float">
            <text:p>1</text:p>
          </table:table-cell>
          <table:table-cell office:value-type="float" office:value="4.52676885016018E-025" calcext:value-type="float">
            <text:p>4.52676885016018E-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680027008057" calcext:value-type="float">
            <text:p>16.5680027008057</text:p>
          </table:table-cell>
          <table:table-cell office:value-type="float" office:value="-9.72464370727539" calcext:value-type="float">
            <text:p>-9.7246437072753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81284153555539" calcext:value-type="float">
            <text:p>3.81284153555539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8254470825195" calcext:value-type="float">
            <text:p>9.68254470825195</text:p>
          </table:table-cell>
          <table:table-cell office:value-type="float" office:value="-4.10559272766113" calcext:value-type="float">
            <text:p>-4.10559272766113</text:p>
          </table:table-cell>
          <table:table-cell office:value-type="float" office:value="0.999998927116394" calcext:value-type="float">
            <text:p>0.999998927116394</text:p>
          </table:table-cell>
          <table:table-cell office:value-type="float" office:value="0.00000102775004506839" calcext:value-type="float">
            <text:p>1.02775004506839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5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14285230636597" calcext:value-type="float">
            <text:p>-6.14285230636597</text:p>
          </table:table-cell>
          <table:table-cell office:value-type="float" office:value="11.8488245010376" calcext:value-type="float">
            <text:p>11.8488245010376</text:p>
          </table:table-cell>
          <table:table-cell office:value-type="float" office:value="0.0000000153572781158573" calcext:value-type="float">
            <text:p>1.53572781158573E-0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8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112508773804" calcext:value-type="float">
            <text:p>15.6112508773804</text:p>
          </table:table-cell>
          <table:table-cell office:value-type="float" office:value="-8.89684677124023" calcext:value-type="float">
            <text:p>-8.8968467712402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27126598778549" calcext:value-type="float">
            <text:p>2.27126598778549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887714385986" calcext:value-type="float">
            <text:p>19.9887714385986</text:p>
          </table:table-cell>
          <table:table-cell office:value-type="float" office:value="-12.1913051605225" calcext:value-type="float">
            <text:p>-12.191305160522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05771900976324" calcext:value-type="float">
            <text:p>1.05771900976324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56587600708" calcext:value-type="float">
            <text:p>28.656587600708</text:p>
          </table:table-cell>
          <table:table-cell office:value-type="float" office:value="-18.9395313262939" calcext:value-type="float">
            <text:p>-18.9395313262939</text:p>
          </table:table-cell>
          <table:table-cell office:value-type="float" office:value="1" calcext:value-type="float">
            <text:p>1</text:p>
          </table:table-cell>
          <table:table-cell office:value-type="float" office:value="2.13436266390193E-021" calcext:value-type="float">
            <text:p>2.13436266390193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504556655884" calcext:value-type="float">
            <text:p>15.9504556655884</text:p>
          </table:table-cell>
          <table:table-cell office:value-type="float" office:value="-8.87183380126953" calcext:value-type="float">
            <text:p>-8.8718338012695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65888795755631" calcext:value-type="float">
            <text:p>1.65888795755631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801038742065" calcext:value-type="float">
            <text:p>14.5801038742065</text:p>
          </table:table-cell>
          <table:table-cell office:value-type="float" office:value="-8.04423809051514" calcext:value-type="float">
            <text:p>-8.0442380905151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49407750060782" calcext:value-type="float">
            <text:p>1.49407750060782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5141429901123" calcext:value-type="float">
            <text:p>9.75141429901123</text:p>
          </table:table-cell>
          <table:table-cell office:value-type="float" office:value="-4.74112367630005" calcext:value-type="float">
            <text:p>-4.74112367630005</text:p>
          </table:table-cell>
          <table:table-cell office:value-type="float" office:value="0.999999523162842" calcext:value-type="float">
            <text:p>0.999999523162842</text:p>
          </table:table-cell>
          <table:table-cell office:value-type="float" office:value="0.000000508124742282234" calcext:value-type="float">
            <text:p>5.08124742282234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6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17507100105286" calcext:value-type="float">
            <text:p>-3.17507100105286</text:p>
          </table:table-cell>
          <table:table-cell office:value-type="float" office:value="8.27240562438965" calcext:value-type="float">
            <text:p>8.27240562438965</text:p>
          </table:table-cell>
          <table:table-cell office:value-type="float" office:value="0.0000106762690847972" calcext:value-type="float">
            <text:p>1.06762690847972E-05</text:p>
          </table:table-cell>
          <table:table-cell office:value-type="float" office:value="0.99998927116394" calcext:value-type="float">
            <text:p>0.999989271163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8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915447235107" calcext:value-type="float">
            <text:p>15.4915447235107</text:p>
          </table:table-cell>
          <table:table-cell office:value-type="float" office:value="-8.57252597808838" calcext:value-type="float">
            <text:p>-8.5725259780883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354084123133092" calcext:value-type="float">
            <text:p>3.54084123133092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633338928223" calcext:value-type="float">
            <text:p>24.6633338928223</text:p>
          </table:table-cell>
          <table:table-cell office:value-type="float" office:value="-15.1515340805054" calcext:value-type="float">
            <text:p>-15.1515340805054</text:p>
          </table:table-cell>
          <table:table-cell office:value-type="float" office:value="1" calcext:value-type="float">
            <text:p>1</text:p>
          </table:table-cell>
          <table:table-cell office:value-type="float" office:value="5.11236826918806E-018" calcext:value-type="float">
            <text:p>5.11236826918806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888275146484" calcext:value-type="float">
            <text:p>30.1888275146484</text:p>
          </table:table-cell>
          <table:table-cell office:value-type="float" office:value="-19.6038856506348" calcext:value-type="float">
            <text:p>-19.6038856506348</text:p>
          </table:table-cell>
          <table:table-cell office:value-type="float" office:value="1" calcext:value-type="float">
            <text:p>1</text:p>
          </table:table-cell>
          <table:table-cell office:value-type="float" office:value="2.37300921835907E-022" calcext:value-type="float">
            <text:p>2.37300921835907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702861785889" calcext:value-type="float">
            <text:p>26.1702861785889</text:p>
          </table:table-cell>
          <table:table-cell office:value-type="float" office:value="-16.5707092285156" calcext:value-type="float">
            <text:p>-16.5707092285156</text:p>
          </table:table-cell>
          <table:table-cell office:value-type="float" office:value="1" calcext:value-type="float">
            <text:p>1</text:p>
          </table:table-cell>
          <table:table-cell office:value-type="float" office:value="2.7404426485457E-019" calcext:value-type="float">
            <text:p>2.7404426485457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917999267578" calcext:value-type="float">
            <text:p>21.3917999267578</text:p>
          </table:table-cell>
          <table:table-cell office:value-type="float" office:value="-13.4709396362305" calcext:value-type="float">
            <text:p>-13.4709396362305</text:p>
          </table:table-cell>
          <table:table-cell office:value-type="float" office:value="1" calcext:value-type="float">
            <text:p>1</text:p>
          </table:table-cell>
          <table:table-cell office:value-type="float" office:value="7.23276880858356E-016" calcext:value-type="float">
            <text:p>7.23276880858356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8496208190918" calcext:value-type="float">
            <text:p>8.38496208190918</text:p>
          </table:table-cell>
          <table:table-cell office:value-type="float" office:value="-2.99453043937683" calcext:value-type="float">
            <text:p>-2.99453043937683</text:p>
          </table:table-cell>
          <table:table-cell office:value-type="float" office:value="0.999988555908203" calcext:value-type="float">
            <text:p>0.999988555908203</text:p>
          </table:table-cell>
          <table:table-cell office:value-type="float" office:value="0.000011427312529122" calcext:value-type="float">
            <text:p>1.1427312529122E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G0350873.JP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41220903396606" calcext:value-type="float">
            <text:p>2.41220903396606</text:p>
          </table:table-cell>
          <table:table-cell table:style-name="ce3" office:value-type="float" office:value="2.33245420455933" calcext:value-type="float">
            <text:p>2.33245420455933</text:p>
          </table:table-cell>
          <table:table-cell table:style-name="ce3" office:value-type="float" office:value="0.519928157329559" calcext:value-type="float">
            <text:p>0.519928157329559</text:p>
          </table:table-cell>
          <table:table-cell table:style-name="ce3" office:value-type="float" office:value="0.480071842670441" calcext:value-type="float">
            <text:p>0.480071842670441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1502647399902" calcext:value-type="float">
            <text:p>8.11502647399902</text:p>
          </table:table-cell>
          <table:table-cell office:value-type="float" office:value="-3.35943293571472" calcext:value-type="float">
            <text:p>-3.35943293571472</text:p>
          </table:table-cell>
          <table:table-cell office:value-type="float" office:value="0.999989628791809" calcext:value-type="float">
            <text:p>0.999989628791809</text:p>
          </table:table-cell>
          <table:table-cell office:value-type="float" office:value="0.0000103920438050409" calcext:value-type="float">
            <text:p>1.03920438050409E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611503601074" calcext:value-type="float">
            <text:p>26.2611503601074</text:p>
          </table:table-cell>
          <table:table-cell office:value-type="float" office:value="-16.9871463775635" calcext:value-type="float">
            <text:p>-16.9871463775635</text:p>
          </table:table-cell>
          <table:table-cell office:value-type="float" office:value="1" calcext:value-type="float">
            <text:p>1</text:p>
          </table:table-cell>
          <table:table-cell office:value-type="float" office:value="1.65007061341935E-019" calcext:value-type="float">
            <text:p>1.65007061341935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499267578125" calcext:value-type="float">
            <text:p>21.0499267578125</text:p>
          </table:table-cell>
          <table:table-cell office:value-type="float" office:value="-13.0710935592651" calcext:value-type="float">
            <text:p>-13.0710935592651</text:p>
          </table:table-cell>
          <table:table-cell office:value-type="float" office:value="1" calcext:value-type="float">
            <text:p>1</text:p>
          </table:table-cell>
          <table:table-cell office:value-type="float" office:value="1.51854870349713E-015" calcext:value-type="float">
            <text:p>1.5185487034971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157363891602" calcext:value-type="float">
            <text:p>27.7157363891602</text:p>
          </table:table-cell>
          <table:table-cell office:value-type="float" office:value="-18.2988815307617" calcext:value-type="float">
            <text:p>-18.2988815307617</text:p>
          </table:table-cell>
          <table:table-cell office:value-type="float" office:value="1" calcext:value-type="float">
            <text:p>1</text:p>
          </table:table-cell>
          <table:table-cell office:value-type="float" office:value="1.03778015027418E-020" calcext:value-type="float">
            <text:p>1.03778015027418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210781097412" calcext:value-type="float">
            <text:p>19.0210781097412</text:p>
          </table:table-cell>
          <table:table-cell office:value-type="float" office:value="-11.4502639770508" calcext:value-type="float">
            <text:p>-11.450263977050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584069129324315" calcext:value-type="float">
            <text:p>5.84069129324315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116874694824" calcext:value-type="float">
            <text:p>12.3116874694824</text:p>
          </table:table-cell>
          <table:table-cell office:value-type="float" office:value="-6.76054573059082" calcext:value-type="float">
            <text:p>-6.76054573059082</text:p>
          </table:table-cell>
          <table:table-cell office:value-type="float" office:value="1" calcext:value-type="float">
            <text:p>1</text:p>
          </table:table-cell>
          <table:table-cell office:value-type="float" office:value="0.00000000521235943296006" calcext:value-type="float">
            <text:p>5.21235943296006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8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869460105896" calcext:value-type="float">
            <text:p>-5.869460105896</text:p>
          </table:table-cell>
          <table:table-cell office:value-type="float" office:value="11.3624830245972" calcext:value-type="float">
            <text:p>11.3624830245972</text:p>
          </table:table-cell>
          <table:table-cell office:value-type="float" office:value="0.0000000328293410234437" calcext:value-type="float">
            <text:p>3.28293410234437E-0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8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946008682251" calcext:value-type="float">
            <text:p>10.3946008682251</text:p>
          </table:table-cell>
          <table:table-cell office:value-type="float" office:value="-4.87639904022217" calcext:value-type="float">
            <text:p>-4.87639904022217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33286115758347" calcext:value-type="float">
            <text:p>2.33286115758347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688163757324" calcext:value-type="float">
            <text:p>18.8688163757324</text:p>
          </table:table-cell>
          <table:table-cell office:value-type="float" office:value="-11.030421257019" calcext:value-type="float">
            <text:p>-11.03042125701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03496502817588" calcext:value-type="float">
            <text:p>1.03496502817588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839473724365" calcext:value-type="float">
            <text:p>27.8839473724365</text:p>
          </table:table-cell>
          <table:table-cell office:value-type="float" office:value="-17.982551574707" calcext:value-type="float">
            <text:p>-17.982551574707</text:p>
          </table:table-cell>
          <table:table-cell office:value-type="float" office:value="1" calcext:value-type="float">
            <text:p>1</text:p>
          </table:table-cell>
          <table:table-cell office:value-type="float" office:value="1.20346030722136E-020" calcext:value-type="float">
            <text:p>1.20346030722136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990039825439" calcext:value-type="float">
            <text:p>30.8990039825439</text:p>
          </table:table-cell>
          <table:table-cell office:value-type="float" office:value="-20.245246887207" calcext:value-type="float">
            <text:p>-20.245246887207</text:p>
          </table:table-cell>
          <table:table-cell office:value-type="float" office:value="1" calcext:value-type="float">
            <text:p>1</text:p>
          </table:table-cell>
          <table:table-cell office:value-type="float" office:value="6.14235499797668E-023" calcext:value-type="float">
            <text:p>6.14235499797668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034984588623" calcext:value-type="float">
            <text:p>27.1034984588623</text:p>
          </table:table-cell>
          <table:table-cell office:value-type="float" office:value="-18.1087341308594" calcext:value-type="float">
            <text:p>-18.1087341308594</text:p>
          </table:table-cell>
          <table:table-cell office:value-type="float" office:value="1" calcext:value-type="float">
            <text:p>1</text:p>
          </table:table-cell>
          <table:table-cell office:value-type="float" office:value="2.3151334548113E-020" calcext:value-type="float">
            <text:p>2.3151334548113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902074813843" calcext:value-type="float">
            <text:p>11.6902074813843</text:p>
          </table:table-cell>
          <table:table-cell office:value-type="float" office:value="-6.09885740280151" calcext:value-type="float">
            <text:p>-6.09885740280151</text:p>
          </table:table-cell>
          <table:table-cell office:value-type="float" office:value="1" calcext:value-type="float">
            <text:p>1</text:p>
          </table:table-cell>
          <table:table-cell office:value-type="float" office:value="0.0000000188064781525554" calcext:value-type="float">
            <text:p>1.88064781525554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8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31848478317261" calcext:value-type="float">
            <text:p>-5.31848478317261</text:p>
          </table:table-cell>
          <table:table-cell office:value-type="float" office:value="11.2615594863892" calcext:value-type="float">
            <text:p>11.2615594863892</text:p>
          </table:table-cell>
          <table:table-cell office:value-type="float" office:value="0.0000000630054941552771" calcext:value-type="float">
            <text:p>6.30054941552771E-08</text:p>
          </table:table-cell>
          <table:table-cell office:value-type="float" office:value="0.99999988079071" calcext:value-type="float">
            <text:p>0.999999880790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8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984201431274" calcext:value-type="float">
            <text:p>10.0984201431274</text:p>
          </table:table-cell>
          <table:table-cell office:value-type="float" office:value="-4.93611526489258" calcext:value-type="float">
            <text:p>-4.93611526489258</text:p>
          </table:table-cell>
          <table:table-cell office:value-type="float" office:value="0.999999761581421" calcext:value-type="float">
            <text:p>0.999999761581421</text:p>
          </table:table-cell>
          <table:table-cell office:value-type="float" office:value="0.000000295518162829467" calcext:value-type="float">
            <text:p>2.95518162829467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269340515137" calcext:value-type="float">
            <text:p>27.1269340515137</text:p>
          </table:table-cell>
          <table:table-cell office:value-type="float" office:value="-17.4279499053955" calcext:value-type="float">
            <text:p>-17.4279499053955</text:p>
          </table:table-cell>
          <table:table-cell office:value-type="float" office:value="1" calcext:value-type="float">
            <text:p>1</text:p>
          </table:table-cell>
          <table:table-cell office:value-type="float" office:value="4.46744189903779E-020" calcext:value-type="float">
            <text:p>4.46744189903779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9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429195404053" calcext:value-type="float">
            <text:p>20.6429195404053</text:p>
          </table:table-cell>
          <table:table-cell office:value-type="float" office:value="-13.1504068374634" calcext:value-type="float">
            <text:p>-13.1504068374634</text:p>
          </table:table-cell>
          <table:table-cell office:value-type="float" office:value="1" calcext:value-type="float">
            <text:p>1</text:p>
          </table:table-cell>
          <table:table-cell office:value-type="float" office:value="2.10738769134083E-015" calcext:value-type="float">
            <text:p>2.1073876913408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319900512695" calcext:value-type="float">
            <text:p>29.0319900512695</text:p>
          </table:table-cell>
          <table:table-cell office:value-type="float" office:value="-19.158971786499" calcext:value-type="float">
            <text:p>-19.158971786499</text:p>
          </table:table-cell>
          <table:table-cell office:value-type="float" office:value="1" calcext:value-type="float">
            <text:p>1</text:p>
          </table:table-cell>
          <table:table-cell office:value-type="float" office:value="1.17741718398688E-021" calcext:value-type="float">
            <text:p>1.17741718398688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541366577148" calcext:value-type="float">
            <text:p>20.6541366577148</text:p>
          </table:table-cell>
          <table:table-cell office:value-type="float" office:value="-13.1097011566162" calcext:value-type="float">
            <text:p>-13.1097011566162</text:p>
          </table:table-cell>
          <table:table-cell office:value-type="float" office:value="1" calcext:value-type="float">
            <text:p>1</text:p>
          </table:table-cell>
          <table:table-cell office:value-type="float" office:value="2.17045479997807E-015" calcext:value-type="float">
            <text:p>2.17045479997807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299434661865" calcext:value-type="float">
            <text:p>11.0299434661865</text:p>
          </table:table-cell>
          <table:table-cell office:value-type="float" office:value="-5.78277921676636" calcext:value-type="float">
            <text:p>-5.78277921676636</text:p>
          </table:table-cell>
          <table:table-cell office:value-type="float" office:value="1" calcext:value-type="float">
            <text:p>1</text:p>
          </table:table-cell>
          <table:table-cell office:value-type="float" office:value="0.0000000499260401909396" calcext:value-type="float">
            <text:p>4.99260401909396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9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3928236961365" calcext:value-type="float">
            <text:p>1.73928236961365</text:p>
          </table:table-cell>
          <table:table-cell office:value-type="float" office:value="3.09317970275879" calcext:value-type="float">
            <text:p>3.09317970275879</text:p>
          </table:table-cell>
          <table:table-cell office:value-type="float" office:value="0.205233931541443" calcext:value-type="float">
            <text:p>0.205233931541443</text:p>
          </table:table-cell>
          <table:table-cell office:value-type="float" office:value="0.794766068458557" calcext:value-type="float">
            <text:p>0.7947660684585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9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681518197059631" calcext:value-type="float">
            <text:p>-0.681518197059631</text:p>
          </table:table-cell>
          <table:table-cell office:value-type="float" office:value="5.23002481460571" calcext:value-type="float">
            <text:p>5.23002481460571</text:p>
          </table:table-cell>
          <table:table-cell office:value-type="float" office:value="0.0027006918098777" calcext:value-type="float">
            <text:p>0.002700691809878</text:p>
          </table:table-cell>
          <table:table-cell office:value-type="float" office:value="0.997299373149872" calcext:value-type="float">
            <text:p>0.9972993731498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8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078838348389" calcext:value-type="float">
            <text:p>22.7078838348389</text:p>
          </table:table-cell>
          <table:table-cell office:value-type="float" office:value="-14.2103042602539" calcext:value-type="float">
            <text:p>-14.2103042602539</text:p>
          </table:table-cell>
          <table:table-cell office:value-type="float" office:value="1" calcext:value-type="float">
            <text:p>1</text:p>
          </table:table-cell>
          <table:table-cell office:value-type="float" office:value="9.26048614262265E-017" calcext:value-type="float">
            <text:p>9.26048614262265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352310180664" calcext:value-type="float">
            <text:p>22.1352310180664</text:p>
          </table:table-cell>
          <table:table-cell office:value-type="float" office:value="-13.7925872802734" calcext:value-type="float">
            <text:p>-13.7925872802734</text:p>
          </table:table-cell>
          <table:table-cell office:value-type="float" office:value="1" calcext:value-type="float">
            <text:p>1</text:p>
          </table:table-cell>
          <table:table-cell office:value-type="float" office:value="2.49314063038275E-016" calcext:value-type="float">
            <text:p>2.49314063038275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317016601562" calcext:value-type="float">
            <text:p>28.9317016601562</text:p>
          </table:table-cell>
          <table:table-cell office:value-type="float" office:value="-18.8820362091064" calcext:value-type="float">
            <text:p>-18.8820362091064</text:p>
          </table:table-cell>
          <table:table-cell office:value-type="float" office:value="1" calcext:value-type="float">
            <text:p>1</text:p>
          </table:table-cell>
          <table:table-cell office:value-type="float" office:value="1.71695250379572E-021" calcext:value-type="float">
            <text:p>1.71695250379572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8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660995483398" calcext:value-type="float">
            <text:p>38.1660995483398</text:p>
          </table:table-cell>
          <table:table-cell office:value-type="float" office:value="-25.9806499481201" calcext:value-type="float">
            <text:p>-25.9806499481201</text:p>
          </table:table-cell>
          <table:table-cell office:value-type="float" office:value="1" calcext:value-type="float">
            <text:p>1</text:p>
          </table:table-cell>
          <table:table-cell office:value-type="float" office:value="1.38490444516478E-028" calcext:value-type="float">
            <text:p>1.38490444516478E-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474193572998" calcext:value-type="float">
            <text:p>29.7474193572998</text:p>
          </table:table-cell>
          <table:table-cell office:value-type="float" office:value="-19.6328830718994" calcext:value-type="float">
            <text:p>-19.6328830718994</text:p>
          </table:table-cell>
          <table:table-cell office:value-type="float" office:value="1" calcext:value-type="float">
            <text:p>1</text:p>
          </table:table-cell>
          <table:table-cell office:value-type="float" office:value="3.58432318746345E-022" calcext:value-type="float">
            <text:p>3.58432318746345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292930603027" calcext:value-type="float">
            <text:p>17.5292930603027</text:p>
          </table:table-cell>
          <table:table-cell office:value-type="float" office:value="-10.6791200637817" calcext:value-type="float">
            <text:p>-10.679120063781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561361016265111" calcext:value-type="float">
            <text:p>5.61361016265111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3862562179565" calcext:value-type="float">
            <text:p>4.13862562179565</text:p>
          </table:table-cell>
          <table:table-cell office:value-type="float" office:value="1.46760284900665" calcext:value-type="float">
            <text:p>1.46760284900665</text:p>
          </table:table-cell>
          <table:table-cell office:value-type="float" office:value="0.935294926166534" calcext:value-type="float">
            <text:p>0.935294926166534</text:p>
          </table:table-cell>
          <table:table-cell office:value-type="float" office:value="0.0647050365805625" calcext:value-type="float">
            <text:p>0.0647050365805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0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18641877174377" calcext:value-type="float">
            <text:p>-3.18641877174377</text:p>
          </table:table-cell>
          <table:table-cell office:value-type="float" office:value="8.56344509124756" calcext:value-type="float">
            <text:p>8.56344509124756</text:p>
          </table:table-cell>
          <table:table-cell office:value-type="float" office:value="0.00000789033856563037" calcext:value-type="float">
            <text:p>7.89033856563037E-06</text:p>
          </table:table-cell>
          <table:table-cell office:value-type="float" office:value="0.99999213218689" calcext:value-type="float">
            <text:p>0.999992132186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9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087495803833" calcext:value-type="float">
            <text:p>12.9087495803833</text:p>
          </table:table-cell>
          <table:table-cell office:value-type="float" office:value="-7.17431592941284" calcext:value-type="float">
            <text:p>-7.17431592941284</text:p>
          </table:table-cell>
          <table:table-cell office:value-type="float" office:value="1" calcext:value-type="float">
            <text:p>1</text:p>
          </table:table-cell>
          <table:table-cell office:value-type="float" office:value="0.00000000189686177876069" calcext:value-type="float">
            <text:p>1.89686177876069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396953582764" calcext:value-type="float">
            <text:p>29.4396953582764</text:p>
          </table:table-cell>
          <table:table-cell office:value-type="float" office:value="-18.9397220611572" calcext:value-type="float">
            <text:p>-18.9397220611572</text:p>
          </table:table-cell>
          <table:table-cell office:value-type="float" office:value="1" calcext:value-type="float">
            <text:p>1</text:p>
          </table:table-cell>
          <table:table-cell office:value-type="float" office:value="9.7518263137921E-022" calcext:value-type="float">
            <text:p>9.7518263137921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603353500366" calcext:value-type="float">
            <text:p>11.3603353500366</text:p>
          </table:table-cell>
          <table:table-cell office:value-type="float" office:value="-5.38656425476074" calcext:value-type="float">
            <text:p>-5.38656425476074</text:p>
          </table:table-cell>
          <table:table-cell office:value-type="float" office:value="1" calcext:value-type="float">
            <text:p>1</text:p>
          </table:table-cell>
          <table:table-cell office:value-type="float" office:value="0.0000000533229709276384" calcext:value-type="float">
            <text:p>5.33229709276384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770236968994" calcext:value-type="float">
            <text:p>18.3770236968994</text:p>
          </table:table-cell>
          <table:table-cell office:value-type="float" office:value="-11.4010524749756" calcext:value-type="float">
            <text:p>-11.401052474975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16827703652671" calcext:value-type="float">
            <text:p>1.16827703652671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8064460754395" calcext:value-type="float">
            <text:p>7.58064460754395</text:p>
          </table:table-cell>
          <table:table-cell office:value-type="float" office:value="-2.90265679359436" calcext:value-type="float">
            <text:p>-2.90265679359436</text:p>
          </table:table-cell>
          <table:table-cell office:value-type="float" office:value="0.999971985816956" calcext:value-type="float">
            <text:p>0.999971985816956</text:p>
          </table:table-cell>
          <table:table-cell office:value-type="float" office:value="0.0000279993528238265" calcext:value-type="float">
            <text:p>2.79993528238265E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9008951187134" calcext:value-type="float">
            <text:p>3.39008951187134</text:p>
          </table:table-cell>
          <table:table-cell office:value-type="float" office:value="0.900047063827515" calcext:value-type="float">
            <text:p>0.900047063827515</text:p>
          </table:table-cell>
          <table:table-cell office:value-type="float" office:value="0.923440754413605" calcext:value-type="float">
            <text:p>0.923440754413605</text:p>
          </table:table-cell>
          <table:table-cell office:value-type="float" office:value="0.076559193432331" calcext:value-type="float">
            <text:p>0.0765591934323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1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83222901821136" calcext:value-type="float">
            <text:p>-1.83222901821136</text:p>
          </table:table-cell>
          <table:table-cell office:value-type="float" office:value="6.90475749969482" calcext:value-type="float">
            <text:p>6.90475749969482</text:p>
          </table:table-cell>
          <table:table-cell office:value-type="float" office:value="0.0001605112192919" calcext:value-type="float">
            <text:p>0.000160511219292</text:p>
          </table:table-cell>
          <table:table-cell office:value-type="float" office:value="0.999839425086975" calcext:value-type="float">
            <text:p>0.9998394250869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9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683704376221" calcext:value-type="float">
            <text:p>23.4683704376221</text:p>
          </table:table-cell>
          <table:table-cell office:value-type="float" office:value="-14.6230020523071" calcext:value-type="float">
            <text:p>-14.6230020523071</text:p>
          </table:table-cell>
          <table:table-cell office:value-type="float" office:value="1" calcext:value-type="float">
            <text:p>1</text:p>
          </table:table-cell>
          <table:table-cell office:value-type="float" office:value="2.86501350521581E-017" calcext:value-type="float">
            <text:p>2.86501350521581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78092956543" calcext:value-type="float">
            <text:p>32.178092956543</text:p>
          </table:table-cell>
          <table:table-cell office:value-type="float" office:value="-20.8983573913574" calcext:value-type="float">
            <text:p>-20.8983573913574</text:p>
          </table:table-cell>
          <table:table-cell office:value-type="float" office:value="1" calcext:value-type="float">
            <text:p>1</text:p>
          </table:table-cell>
          <table:table-cell office:value-type="float" office:value="8.89591185297407E-024" calcext:value-type="float">
            <text:p>8.89591185297407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016105651855" calcext:value-type="float">
            <text:p>22.7016105651855</text:p>
          </table:table-cell>
          <table:table-cell office:value-type="float" office:value="-14.5810203552246" calcext:value-type="float">
            <text:p>-14.5810203552246</text:p>
          </table:table-cell>
          <table:table-cell office:value-type="float" office:value="1" calcext:value-type="float">
            <text:p>1</text:p>
          </table:table-cell>
          <table:table-cell office:value-type="float" office:value="6.43219416264828E-017" calcext:value-type="float">
            <text:p>6.43219416264828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99963760376" calcext:value-type="float">
            <text:p>29.999963760376</text:p>
          </table:table-cell>
          <table:table-cell office:value-type="float" office:value="-20.213529586792" calcext:value-type="float">
            <text:p>-20.213529586792</text:p>
          </table:table-cell>
          <table:table-cell office:value-type="float" office:value="1" calcext:value-type="float">
            <text:p>1</text:p>
          </table:table-cell>
          <table:table-cell office:value-type="float" office:value="1.5579622962703E-022" calcext:value-type="float">
            <text:p>1.5579622962703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084175109863" calcext:value-type="float">
            <text:p>36.1084175109863</text:p>
          </table:table-cell>
          <table:table-cell office:value-type="float" office:value="-24.9981899261475" calcext:value-type="float">
            <text:p>-24.9981899261475</text:p>
          </table:table-cell>
          <table:table-cell office:value-type="float" office:value="1" calcext:value-type="float">
            <text:p>1</text:p>
          </table:table-cell>
          <table:table-cell office:value-type="float" office:value="2.89559888612427E-027" calcext:value-type="float">
            <text:p>2.89559888612427E-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601135253906" calcext:value-type="float">
            <text:p>16.9601135253906</text:p>
          </table:table-cell>
          <table:table-cell office:value-type="float" office:value="-10.1596603393555" calcext:value-type="float">
            <text:p>-10.159660339355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66736958441549" calcext:value-type="float">
            <text:p>1.66736958441549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545057296753" calcext:value-type="float">
            <text:p>11.6545057296753</text:p>
          </table:table-cell>
          <table:table-cell office:value-type="float" office:value="-6.40382957458496" calcext:value-type="float">
            <text:p>-6.40382957458496</text:p>
          </table:table-cell>
          <table:table-cell office:value-type="float" office:value="1" calcext:value-type="float">
            <text:p>1</text:p>
          </table:table-cell>
          <table:table-cell office:value-type="float" office:value="0.000000014366966283319" calcext:value-type="float">
            <text:p>1.4366966283319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1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978485405445099" calcext:value-type="float">
            <text:p>-0.978485405445099</text:p>
          </table:table-cell>
          <table:table-cell office:value-type="float" office:value="5.98303747177124" calcext:value-type="float">
            <text:p>5.98303747177124</text:p>
          </table:table-cell>
          <table:table-cell office:value-type="float" office:value="0.0009467550553381" calcext:value-type="float">
            <text:p>0.000946755055338</text:p>
          </table:table-cell>
          <table:table-cell office:value-type="float" office:value="0.999053299427032" calcext:value-type="float">
            <text:p>0.9990532994270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9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243978500366" calcext:value-type="float">
            <text:p>12.0243978500366</text:p>
          </table:table-cell>
          <table:table-cell office:value-type="float" office:value="-6.29207277297974" calcext:value-type="float">
            <text:p>-6.29207277297974</text:p>
          </table:table-cell>
          <table:table-cell office:value-type="float" office:value="1" calcext:value-type="float">
            <text:p>1</text:p>
          </table:table-cell>
          <table:table-cell office:value-type="float" office:value="0.0000000110983311429891" calcext:value-type="float">
            <text:p>1.10983311429891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2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676713943481" calcext:value-type="float">
            <text:p>13.9676713943481</text:p>
          </table:table-cell>
          <table:table-cell office:value-type="float" office:value="-7.96746444702148" calcext:value-type="float">
            <text:p>-7.9674644470214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97640467827875" calcext:value-type="float">
            <text:p>2.97640467827875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351318359375" calcext:value-type="float">
            <text:p>17.1351318359375</text:p>
          </table:table-cell>
          <table:table-cell office:value-type="float" office:value="-10.2256011962891" calcext:value-type="float">
            <text:p>-10.22560119628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31034191743623" calcext:value-type="float">
            <text:p>1.31034191743623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69514465332" calcext:value-type="float">
            <text:p>17.869514465332</text:p>
          </table:table-cell>
          <table:table-cell office:value-type="float" office:value="-10.9610347747803" calcext:value-type="float">
            <text:p>-10.961034774780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301336348451989" calcext:value-type="float">
            <text:p>3.01336348451989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9250621795655" calcext:value-type="float">
            <text:p>9.29250621795655</text:p>
          </table:table-cell>
          <table:table-cell office:value-type="float" office:value="-4.31688261032105" calcext:value-type="float">
            <text:p>-4.31688261032105</text:p>
          </table:table-cell>
          <table:table-cell office:value-type="float" office:value="0.999998807907104" calcext:value-type="float">
            <text:p>0.999998807907104</text:p>
          </table:table-cell>
          <table:table-cell office:value-type="float" office:value="0.00000122890196507797" calcext:value-type="float">
            <text:p>1.22890196507797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0596036911011" calcext:value-type="float">
            <text:p>4.60596036911011</text:p>
          </table:table-cell>
          <table:table-cell office:value-type="float" office:value="-0.34015092253685" calcext:value-type="float">
            <text:p>-0.34015092253685</text:p>
          </table:table-cell>
          <table:table-cell office:value-type="float" office:value="0.992939233779907" calcext:value-type="float">
            <text:p>0.992939233779907</text:p>
          </table:table-cell>
          <table:table-cell office:value-type="float" office:value="0.0070607997477054" calcext:value-type="float">
            <text:p>0.0070607997477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2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05241632461548" calcext:value-type="float">
            <text:p>-6.05241632461548</text:p>
          </table:table-cell>
          <table:table-cell office:value-type="float" office:value="11.7012414932251" calcext:value-type="float">
            <text:p>11.7012414932251</text:p>
          </table:table-cell>
          <table:table-cell office:value-type="float" office:value="0.0000000194842719736243" calcext:value-type="float">
            <text:p>1.94842719736243E-0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9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268684387207" calcext:value-type="float">
            <text:p>19.4268684387207</text:p>
          </table:table-cell>
          <table:table-cell office:value-type="float" office:value="-11.7592105865479" calcext:value-type="float">
            <text:p>-11.759210586547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285797183445166" calcext:value-type="float">
            <text:p>2.85797183445166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14595413208" calcext:value-type="float">
            <text:p>26.114595413208</text:p>
          </table:table-cell>
          <table:table-cell office:value-type="float" office:value="-17.0212650299072" calcext:value-type="float">
            <text:p>-17.0212650299072</text:p>
          </table:table-cell>
          <table:table-cell office:value-type="float" office:value="1" calcext:value-type="float">
            <text:p>1</text:p>
          </table:table-cell>
          <table:table-cell office:value-type="float" office:value="1.84643411430452E-019" calcext:value-type="float">
            <text:p>1.84643411430452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429624557495" calcext:value-type="float">
            <text:p>15.6429624557495</text:p>
          </table:table-cell>
          <table:table-cell office:value-type="float" office:value="-9.25231647491455" calcext:value-type="float">
            <text:p>-9.2523164749145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54211851621788" calcext:value-type="float">
            <text:p>1.54211851621788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317951202393" calcext:value-type="float">
            <text:p>25.4317951202393</text:p>
          </table:table-cell>
          <table:table-cell office:value-type="float" office:value="-16.5358028411865" calcext:value-type="float">
            <text:p>-16.5358028411865</text:p>
          </table:table-cell>
          <table:table-cell office:value-type="float" office:value="1" calcext:value-type="float">
            <text:p>1</text:p>
          </table:table-cell>
          <table:table-cell office:value-type="float" office:value="5.93886935286788E-019" calcext:value-type="float">
            <text:p>5.93886935286788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845249176025" calcext:value-type="float">
            <text:p>16.2845249176025</text:p>
          </table:table-cell>
          <table:table-cell office:value-type="float" office:value="-9.18347263336182" calcext:value-type="float">
            <text:p>-9.1834726333618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869738742831361" calcext:value-type="float">
            <text:p>8.69738742831361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353536605835" calcext:value-type="float">
            <text:p>14.0353536605835</text:p>
          </table:table-cell>
          <table:table-cell office:value-type="float" office:value="-7.57296466827393" calcext:value-type="float">
            <text:p>-7.5729646682739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412692491291722" calcext:value-type="float">
            <text:p>4.12692491291722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32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721604347229" calcext:value-type="float">
            <text:p>-1.721604347229</text:p>
          </table:table-cell>
          <table:table-cell office:value-type="float" office:value="6.87341737747192" calcext:value-type="float">
            <text:p>6.87341737747192</text:p>
          </table:table-cell>
          <table:table-cell office:value-type="float" office:value="0.000184990291018" calcext:value-type="float">
            <text:p>0.000184990291018</text:p>
          </table:table-cell>
          <table:table-cell office:value-type="float" office:value="0.999815046787262" calcext:value-type="float">
            <text:p>0.9998150467872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9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771467208862" calcext:value-type="float">
            <text:p>15.3771467208862</text:p>
          </table:table-cell>
          <table:table-cell office:value-type="float" office:value="-8.9724817276001" calcext:value-type="float">
            <text:p>-8.972481727600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66128091785944" calcext:value-type="float">
            <text:p>2.66128091785944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728462219238" calcext:value-type="float">
            <text:p>35.7728462219238</text:p>
          </table:table-cell>
          <table:table-cell office:value-type="float" office:value="-23.3945865631104" calcext:value-type="float">
            <text:p>-23.3945865631104</text:p>
          </table:table-cell>
          <table:table-cell office:value-type="float" office:value="1" calcext:value-type="float">
            <text:p>1</text:p>
          </table:table-cell>
          <table:table-cell office:value-type="float" office:value="2.0133052259554E-026" calcext:value-type="float">
            <text:p>2.0133052259554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233615875244" calcext:value-type="float">
            <text:p>18.1233615875244</text:p>
          </table:table-cell>
          <table:table-cell office:value-type="float" office:value="-10.9436521530151" calcext:value-type="float">
            <text:p>-10.943652153015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37879350549128" calcext:value-type="float">
            <text:p>2.37879350549128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252681732178" calcext:value-type="float">
            <text:p>29.4252681732178</text:p>
          </table:table-cell>
          <table:table-cell office:value-type="float" office:value="-19.2806282043457" calcext:value-type="float">
            <text:p>-19.2806282043457</text:p>
          </table:table-cell>
          <table:table-cell office:value-type="float" office:value="1" calcext:value-type="float">
            <text:p>1</text:p>
          </table:table-cell>
          <table:table-cell office:value-type="float" office:value="7.03556238477249E-022" calcext:value-type="float">
            <text:p>7.03556238477249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011558532715" calcext:value-type="float">
            <text:p>22.5011558532715</text:p>
          </table:table-cell>
          <table:table-cell office:value-type="float" office:value="-14.8440408706665" calcext:value-type="float">
            <text:p>-14.8440408706665</text:p>
          </table:table-cell>
          <table:table-cell office:value-type="float" office:value="1" calcext:value-type="float">
            <text:p>1</text:p>
          </table:table-cell>
          <table:table-cell office:value-type="float" office:value="6.04209512402378E-017" calcext:value-type="float">
            <text:p>6.04209512402378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269567489624" calcext:value-type="float">
            <text:p>15.3269567489624</text:p>
          </table:table-cell>
          <table:table-cell office:value-type="float" office:value="-9.1791181564331" calcext:value-type="float">
            <text:p>-9.179118156433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27586716833317" calcext:value-type="float">
            <text:p>2.27586716833317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3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7787754535675" calcext:value-type="float">
            <text:p>-2.7787754535675</text:p>
          </table:table-cell>
          <table:table-cell office:value-type="float" office:value="7.31090211868286" calcext:value-type="float">
            <text:p>7.31090211868286</text:p>
          </table:table-cell>
          <table:table-cell office:value-type="float" office:value="0.0000415040594816674" calcext:value-type="float">
            <text:p>4.15040594816674E-05</text:p>
          </table:table-cell>
          <table:table-cell office:value-type="float" office:value="0.999958515167236" calcext:value-type="float">
            <text:p>0.9999585151672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40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9774694442749" calcext:value-type="float">
            <text:p>-6.9774694442749</text:p>
          </table:table-cell>
          <table:table-cell office:value-type="float" office:value="12.7003002166748" calcext:value-type="float">
            <text:p>12.7003002166748</text:p>
          </table:table-cell>
          <table:table-cell office:value-type="float" office:value="0.00000000284481238566059" calcext:value-type="float">
            <text:p>2.84481238566059E-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9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32716178894" calcext:value-type="float">
            <text:p>15.132716178894</text:p>
          </table:table-cell>
          <table:table-cell office:value-type="float" office:value="-8.16890430450439" calcext:value-type="float">
            <text:p>-8.1689043045043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758987872551131" calcext:value-type="float">
            <text:p>7.58987872551131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328681945801" calcext:value-type="float">
            <text:p>25.7328681945801</text:p>
          </table:table-cell>
          <table:table-cell office:value-type="float" office:value="-16.1863136291504" calcext:value-type="float">
            <text:p>-16.1863136291504</text:p>
          </table:table-cell>
          <table:table-cell office:value-type="float" office:value="1" calcext:value-type="float">
            <text:p>1</text:p>
          </table:table-cell>
          <table:table-cell office:value-type="float" office:value="6.23348161874994E-019" calcext:value-type="float">
            <text:p>6.23348161874994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232872009277" calcext:value-type="float">
            <text:p>23.1232872009277</text:p>
          </table:table-cell>
          <table:table-cell office:value-type="float" office:value="-14.5179586410522" calcext:value-type="float">
            <text:p>-14.5179586410522</text:p>
          </table:table-cell>
          <table:table-cell office:value-type="float" office:value="1" calcext:value-type="float">
            <text:p>1</text:p>
          </table:table-cell>
          <table:table-cell office:value-type="float" office:value="4.49380525409887E-017" calcext:value-type="float">
            <text:p>4.49380525409887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753841400146" calcext:value-type="float">
            <text:p>25.0753841400146</text:p>
          </table:table-cell>
          <table:table-cell office:value-type="float" office:value="-15.9318809509277" calcext:value-type="float">
            <text:p>-15.9318809509277</text:p>
          </table:table-cell>
          <table:table-cell office:value-type="float" office:value="1" calcext:value-type="float">
            <text:p>1</text:p>
          </table:table-cell>
          <table:table-cell office:value-type="float" office:value="1.55157193647988E-018" calcext:value-type="float">
            <text:p>1.55157193647988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581634521484" calcext:value-type="float">
            <text:p>20.2581634521484</text:p>
          </table:table-cell>
          <table:table-cell office:value-type="float" office:value="-12.786111831665" calcext:value-type="float">
            <text:p>-12.786111831665</text:p>
          </table:table-cell>
          <table:table-cell office:value-type="float" office:value="1" calcext:value-type="float">
            <text:p>1</text:p>
          </table:table-cell>
          <table:table-cell office:value-type="float" office:value="4.45712124977002E-015" calcext:value-type="float">
            <text:p>4.45712124977002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2381019592285" calcext:value-type="float">
            <text:p>6.72381019592285</text:p>
          </table:table-cell>
          <table:table-cell office:value-type="float" office:value="-2.08194708824158" calcext:value-type="float">
            <text:p>-2.08194708824158</text:p>
          </table:table-cell>
          <table:table-cell office:value-type="float" office:value="0.999850153923035" calcext:value-type="float">
            <text:p>0.999850153923035</text:p>
          </table:table-cell>
          <table:table-cell office:value-type="float" office:value="0.000149845262058" calcext:value-type="float">
            <text:p>0.0001498452620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4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2421088218689" calcext:value-type="float">
            <text:p>-6.2421088218689</text:p>
          </table:table-cell>
          <table:table-cell office:value-type="float" office:value="12.1848449707031" calcext:value-type="float">
            <text:p>12.1848449707031</text:p>
          </table:table-cell>
          <table:table-cell office:value-type="float" office:value="0.00000000993746063215894" calcext:value-type="float">
            <text:p>9.93746063215894E-0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9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822002410889" calcext:value-type="float">
            <text:p>22.8822002410889</text:p>
          </table:table-cell>
          <table:table-cell office:value-type="float" office:value="-14.3083095550537" calcext:value-type="float">
            <text:p>-14.3083095550537</text:p>
          </table:table-cell>
          <table:table-cell office:value-type="float" office:value="1" calcext:value-type="float">
            <text:p>1</text:p>
          </table:table-cell>
          <table:table-cell office:value-type="float" office:value="7.05288468627296E-017" calcext:value-type="float">
            <text:p>7.05288468627296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06392288208" calcext:value-type="float">
            <text:p>28.706392288208</text:p>
          </table:table-cell>
          <table:table-cell office:value-type="float" office:value="-18.5996532440186" calcext:value-type="float">
            <text:p>-18.5996532440186</text:p>
          </table:table-cell>
          <table:table-cell office:value-type="float" office:value="1" calcext:value-type="float">
            <text:p>1</text:p>
          </table:table-cell>
          <table:table-cell office:value-type="float" office:value="2.85263008541072E-021" calcext:value-type="float">
            <text:p>2.85263008541072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026062011719" calcext:value-type="float">
            <text:p>22.2026062011719</text:p>
          </table:table-cell>
          <table:table-cell office:value-type="float" office:value="-14.3613538742065" calcext:value-type="float">
            <text:p>-14.3613538742065</text:p>
          </table:table-cell>
          <table:table-cell office:value-type="float" office:value="1" calcext:value-type="float">
            <text:p>1</text:p>
          </table:table-cell>
          <table:table-cell office:value-type="float" office:value="1.31969480187674E-016" calcext:value-type="float">
            <text:p>1.31969480187674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04988861084" calcext:value-type="float">
            <text:p>28.304988861084</text:p>
          </table:table-cell>
          <table:table-cell office:value-type="float" office:value="-18.7423934936523" calcext:value-type="float">
            <text:p>-18.7423934936523</text:p>
          </table:table-cell>
          <table:table-cell office:value-type="float" office:value="1" calcext:value-type="float">
            <text:p>1</text:p>
          </table:table-cell>
          <table:table-cell office:value-type="float" office:value="3.6947193360353E-021" calcext:value-type="float">
            <text:p>3.6947193360353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6638698577881" calcext:value-type="float">
            <text:p>9.26638698577881</text:p>
          </table:table-cell>
          <table:table-cell office:value-type="float" office:value="-4.21795845031738" calcext:value-type="float">
            <text:p>-4.21795845031738</text:p>
          </table:table-cell>
          <table:table-cell office:value-type="float" office:value="0.999998569488525" calcext:value-type="float">
            <text:p>0.999998569488525</text:p>
          </table:table-cell>
          <table:table-cell office:value-type="float" office:value="0.00000139258770559536" calcext:value-type="float">
            <text:p>1.39258770559536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4630994796753" calcext:value-type="float">
            <text:p>4.54630994796753</text:p>
          </table:table-cell>
          <table:table-cell office:value-type="float" office:value="0.296120047569275" calcext:value-type="float">
            <text:p>0.296120047569275</text:p>
          </table:table-cell>
          <table:table-cell office:value-type="float" office:value="0.985939025878906" calcext:value-type="float">
            <text:p>0.985939025878906</text:p>
          </table:table-cell>
          <table:table-cell office:value-type="float" office:value="0.0140609974041581" calcext:value-type="float">
            <text:p>0.014060997404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5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00018739700317" calcext:value-type="float">
            <text:p>-6.00018739700317</text:p>
          </table:table-cell>
          <table:table-cell office:value-type="float" office:value="11.4610471725464" calcext:value-type="float">
            <text:p>11.4610471725464</text:p>
          </table:table-cell>
          <table:table-cell office:value-type="float" office:value="0.0000000261024926118125" calcext:value-type="float">
            <text:p>2.61024926118125E-0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9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464744567871" calcext:value-type="float">
            <text:p>24.0464744567871</text:p>
          </table:table-cell>
          <table:table-cell office:value-type="float" office:value="-15.2906637191772" calcext:value-type="float">
            <text:p>-15.2906637191772</text:p>
          </table:table-cell>
          <table:table-cell office:value-type="float" office:value="1" calcext:value-type="float">
            <text:p>1</text:p>
          </table:table-cell>
          <table:table-cell office:value-type="float" office:value="8.24323282563086E-018" calcext:value-type="float">
            <text:p>8.24323282563086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242443084717" calcext:value-type="float">
            <text:p>31.0242443084717</text:p>
          </table:table-cell>
          <table:table-cell office:value-type="float" office:value="-20.2462387084961" calcext:value-type="float">
            <text:p>-20.2462387084961</text:p>
          </table:table-cell>
          <table:table-cell office:value-type="float" office:value="1" calcext:value-type="float">
            <text:p>1</text:p>
          </table:table-cell>
          <table:table-cell office:value-type="float" office:value="5.41391389611963E-023" calcext:value-type="float">
            <text:p>5.41391389611963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870174407959" calcext:value-type="float">
            <text:p>20.6870174407959</text:p>
          </table:table-cell>
          <table:table-cell office:value-type="float" office:value="-13.2328262329102" calcext:value-type="float">
            <text:p>-13.2328262329102</text:p>
          </table:table-cell>
          <table:table-cell office:value-type="float" office:value="1" calcext:value-type="float">
            <text:p>1</text:p>
          </table:table-cell>
          <table:table-cell office:value-type="float" office:value="1.85694164817789E-015" calcext:value-type="float">
            <text:p>1.85694164817789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080284118652" calcext:value-type="float">
            <text:p>29.1080284118652</text:p>
          </table:table-cell>
          <table:table-cell office:value-type="float" office:value="-19.5880355834961" calcext:value-type="float">
            <text:p>-19.5880355834961</text:p>
          </table:table-cell>
          <table:table-cell office:value-type="float" office:value="1" calcext:value-type="float">
            <text:p>1</text:p>
          </table:table-cell>
          <table:table-cell office:value-type="float" office:value="7.10506595301451E-022" calcext:value-type="float">
            <text:p>7.10506595301451E-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421720504761" calcext:value-type="float">
            <text:p>12.4421720504761</text:p>
          </table:table-cell>
          <table:table-cell office:value-type="float" office:value="-6.67994737625122" calcext:value-type="float">
            <text:p>-6.67994737625122</text:p>
          </table:table-cell>
          <table:table-cell office:value-type="float" office:value="1" calcext:value-type="float">
            <text:p>1</text:p>
          </table:table-cell>
          <table:table-cell office:value-type="float" office:value="0.00000000495871166350526" calcext:value-type="float">
            <text:p>4.95871166350526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4992847442627" calcext:value-type="float">
            <text:p>9.74992847442627</text:p>
          </table:table-cell>
          <table:table-cell office:value-type="float" office:value="-4.47942590713501" calcext:value-type="float">
            <text:p>-4.47942590713501</text:p>
          </table:table-cell>
          <table:table-cell office:value-type="float" office:value="0.999999284744263" calcext:value-type="float">
            <text:p>0.999999284744263</text:p>
          </table:table-cell>
          <table:table-cell office:value-type="float" office:value="0.000000661103399579588" calcext:value-type="float">
            <text:p>6.61103399579588E-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6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28830933570862" calcext:value-type="float">
            <text:p>-2.28830933570862</text:p>
          </table:table-cell>
          <table:table-cell office:value-type="float" office:value="7.8255729675293" calcext:value-type="float">
            <text:p>7.8255729675293</text:p>
          </table:table-cell>
          <table:table-cell office:value-type="float" office:value="0.0000405115861212835" calcext:value-type="float">
            <text:p>4.05115861212835E-05</text:p>
          </table:table-cell>
          <table:table-cell office:value-type="float" office:value="0.999959468841553" calcext:value-type="float">
            <text:p>0.9999594688415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9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567892074585" calcext:value-type="float">
            <text:p>11.2567892074585</text:p>
          </table:table-cell>
          <table:table-cell office:value-type="float" office:value="-5.79377698898315" calcext:value-type="float">
            <text:p>-5.79377698898315</text:p>
          </table:table-cell>
          <table:table-cell office:value-type="float" office:value="1" calcext:value-type="float">
            <text:p>1</text:p>
          </table:table-cell>
          <table:table-cell office:value-type="float" office:value="0.000000039358035053283" calcext:value-type="float">
            <text:p>3.9358035053283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579313278198" calcext:value-type="float">
            <text:p>13.1579313278198</text:p>
          </table:table-cell>
          <table:table-cell office:value-type="float" office:value="-7.11818981170654" calcext:value-type="float">
            <text:p>-7.11818981170654</text:p>
          </table:table-cell>
          <table:table-cell office:value-type="float" office:value="1" calcext:value-type="float">
            <text:p>1</text:p>
          </table:table-cell>
          <table:table-cell office:value-type="float" office:value="0.00000000156384050153946" calcext:value-type="float">
            <text:p>1.56384050153946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352825164795" calcext:value-type="float">
            <text:p>25.1352825164795</text:p>
          </table:table-cell>
          <table:table-cell office:value-type="float" office:value="-16.1665458679199" calcext:value-type="float">
            <text:p>-16.1665458679199</text:p>
          </table:table-cell>
          <table:table-cell office:value-type="float" office:value="1" calcext:value-type="float">
            <text:p>1</text:p>
          </table:table-cell>
          <table:table-cell office:value-type="float" office:value="1.15569880494849E-018" calcext:value-type="float">
            <text:p>1.15569880494849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704700469971" calcext:value-type="float">
            <text:p>19.3704700469971</text:p>
          </table:table-cell>
          <table:table-cell office:value-type="float" office:value="-12.3376417160034" calcext:value-type="float">
            <text:p>-12.337641716003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69567441007544" calcext:value-type="float">
            <text:p>1.69567441007544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39185333252" calcext:value-type="float">
            <text:p>28.239185333252</text:p>
          </table:table-cell>
          <table:table-cell office:value-type="float" office:value="-18.7247428894043" calcext:value-type="float">
            <text:p>-18.7247428894043</text:p>
          </table:table-cell>
          <table:table-cell office:value-type="float" office:value="1" calcext:value-type="float">
            <text:p>1</text:p>
          </table:table-cell>
          <table:table-cell office:value-type="float" office:value="4.0162906459267E-021" calcext:value-type="float">
            <text:p>4.0162906459267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513502120972" calcext:value-type="float">
            <text:p>15.4513502120972</text:p>
          </table:table-cell>
          <table:table-cell office:value-type="float" office:value="-9.26591873168945" calcext:value-type="float">
            <text:p>-9.2659187316894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84257886726158" calcext:value-type="float">
            <text:p>1.84257886726158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6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817811608314514" calcext:value-type="float">
            <text:p>-0.817811608314514</text:p>
          </table:table-cell>
          <table:table-cell office:value-type="float" office:value="6.44843292236328" calcext:value-type="float">
            <text:p>6.44843292236328</text:p>
          </table:table-cell>
          <table:table-cell office:value-type="float" office:value="0.0006982434424571" calcext:value-type="float">
            <text:p>0.000698243442457</text:p>
          </table:table-cell>
          <table:table-cell office:value-type="float" office:value="0.999301791191101" calcext:value-type="float">
            <text:p>0.9993017911911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9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3015699386597" calcext:value-type="float">
            <text:p>7.13015699386597</text:p>
          </table:table-cell>
          <table:table-cell office:value-type="float" office:value="-1.85809111595154" calcext:value-type="float">
            <text:p>-1.85809111595154</text:p>
          </table:table-cell>
          <table:table-cell office:value-type="float" office:value="0.99987518787384" calcext:value-type="float">
            <text:p>0.99987518787384</text:p>
          </table:table-cell>
          <table:table-cell office:value-type="float" office:value="0.0001248531043529" calcext:value-type="float">
            <text:p>0.0001248531043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834503173828" calcext:value-type="float">
            <text:p>11.0834503173828</text:p>
          </table:table-cell>
          <table:table-cell office:value-type="float" office:value="-5.30037546157837" calcext:value-type="float">
            <text:p>-5.30037546157837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766646266470161" calcext:value-type="float">
            <text:p>7.66646266470161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14729309082" calcext:value-type="float">
            <text:p>35.714729309082</text:p>
          </table:table-cell>
          <table:table-cell office:value-type="float" office:value="-24.1034641265869" calcext:value-type="float">
            <text:p>-24.1034641265869</text:p>
          </table:table-cell>
          <table:table-cell office:value-type="float" office:value="1" calcext:value-type="float">
            <text:p>1</text:p>
          </table:table-cell>
          <table:table-cell office:value-type="float" office:value="1.05024233948341E-026" calcext:value-type="float">
            <text:p>1.05024233948341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200359344482" calcext:value-type="float">
            <text:p>25.3200359344482</text:p>
          </table:table-cell>
          <table:table-cell office:value-type="float" office:value="-16.342679977417" calcext:value-type="float">
            <text:p>-16.342679977417</text:p>
          </table:table-cell>
          <table:table-cell office:value-type="float" office:value="1" calcext:value-type="float">
            <text:p>1</text:p>
          </table:table-cell>
          <table:table-cell office:value-type="float" office:value="8.05586907565966E-019" calcext:value-type="float">
            <text:p>8.05586907565966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257381439209" calcext:value-type="float">
            <text:p>24.6257381439209</text:p>
          </table:table-cell>
          <table:table-cell office:value-type="float" office:value="-16.0791797637939" calcext:value-type="float">
            <text:p>-16.0791797637939</text:p>
          </table:table-cell>
          <table:table-cell office:value-type="float" office:value="1" calcext:value-type="float">
            <text:p>1</text:p>
          </table:table-cell>
          <table:table-cell office:value-type="float" office:value="2.09932070175242E-018" calcext:value-type="float">
            <text:p>2.09932070175242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829624176025" calcext:value-type="float">
            <text:p>16.1829624176025</text:p>
          </table:table-cell>
          <table:table-cell office:value-type="float" office:value="-9.47940063476562" calcext:value-type="float">
            <text:p>-9.4794006347656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716106080683732" calcext:value-type="float">
            <text:p>7.16106080683732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9979181289673" calcext:value-type="float">
            <text:p>4.79979181289673</text:p>
          </table:table-cell>
          <table:table-cell office:value-type="float" office:value="-0.346293956041336" calcext:value-type="float">
            <text:p>-0.346293956041336</text:p>
          </table:table-cell>
          <table:table-cell office:value-type="float" office:value="0.994211494922638" calcext:value-type="float">
            <text:p>0.994211494922638</text:p>
          </table:table-cell>
          <table:table-cell office:value-type="float" office:value="0.005788448266685" calcext:value-type="float">
            <text:p>0.0057884482666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7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03961038589478" calcext:value-type="float">
            <text:p>-5.03961038589478</text:p>
          </table:table-cell>
          <table:table-cell office:value-type="float" office:value="10.2412881851196" calcext:value-type="float">
            <text:p>10.2412881851196</text:p>
          </table:table-cell>
          <table:table-cell office:value-type="float" office:value="0.000000230988177918334" calcext:value-type="float">
            <text:p>2.30988177918334E-07</text:p>
          </table:table-cell>
          <table:table-cell office:value-type="float" office:value="0.999999761581421" calcext:value-type="float">
            <text:p>0.9999997615814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9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704181671143" calcext:value-type="float">
            <text:p>11.7704181671143</text:p>
          </table:table-cell>
          <table:table-cell office:value-type="float" office:value="-5.75346565246582" calcext:value-type="float">
            <text:p>-5.75346565246582</text:p>
          </table:table-cell>
          <table:table-cell office:value-type="float" office:value="1" calcext:value-type="float">
            <text:p>1</text:p>
          </table:table-cell>
          <table:table-cell office:value-type="float" office:value="0.0000000245173730206716" calcext:value-type="float">
            <text:p>2.45173730206716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305694580078" calcext:value-type="float">
            <text:p>19.1305694580078</text:p>
          </table:table-cell>
          <table:table-cell office:value-type="float" office:value="-11.7895545959473" calcext:value-type="float">
            <text:p>-11.789554595947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72872848049266" calcext:value-type="float">
            <text:p>3.72872848049266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777652740479" calcext:value-type="float">
            <text:p>22.2777652740479</text:p>
          </table:table-cell>
          <table:table-cell office:value-type="float" office:value="-14.28892993927" calcext:value-type="float">
            <text:p>-14.28892993927</text:p>
          </table:table-cell>
          <table:table-cell office:value-type="float" office:value="1" calcext:value-type="float">
            <text:p>1</text:p>
          </table:table-cell>
          <table:table-cell office:value-type="float" office:value="1.31609014729058E-016" calcext:value-type="float">
            <text:p>1.31609014729058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814052581787" calcext:value-type="float">
            <text:p>18.9814052581787</text:p>
          </table:table-cell>
          <table:table-cell office:value-type="float" office:value="-12.05091381073" calcext:value-type="float">
            <text:p>-12.0509138107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33300112498585" calcext:value-type="float">
            <text:p>3.33300112498585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338878631592" calcext:value-type="float">
            <text:p>16.0338878631592</text:p>
          </table:table-cell>
          <table:table-cell office:value-type="float" office:value="-9.58571624755859" calcext:value-type="float">
            <text:p>-9.585716247558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747390083849497" calcext:value-type="float">
            <text:p>7.47390083849497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038494110107" calcext:value-type="float">
            <text:p>12.1038494110107</text:p>
          </table:table-cell>
          <table:table-cell office:value-type="float" office:value="-6.62378978729248" calcext:value-type="float">
            <text:p>-6.62378978729248</text:p>
          </table:table-cell>
          <table:table-cell office:value-type="float" office:value="1" calcext:value-type="float">
            <text:p>1</text:p>
          </table:table-cell>
          <table:table-cell office:value-type="float" office:value="0.00000000735681870978056" calcext:value-type="float">
            <text:p>7.35681870978056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83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18630957603455" calcext:value-type="float">
            <text:p>-3.18630957603455</text:p>
          </table:table-cell>
          <table:table-cell office:value-type="float" office:value="8.4172477722168" calcext:value-type="float">
            <text:p>8.4172477722168</text:p>
          </table:table-cell>
          <table:table-cell office:value-type="float" office:value="0.00000913345229491824" calcext:value-type="float">
            <text:p>9.13345229491824E-06</text:p>
          </table:table-cell>
          <table:table-cell office:value-type="float" office:value="0.999990820884705" calcext:value-type="float">
            <text:p>0.9999908208847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9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1500787734985" calcext:value-type="float">
            <text:p>7.11500787734985</text:p>
          </table:table-cell>
          <table:table-cell office:value-type="float" office:value="-1.74160635471344" calcext:value-type="float">
            <text:p>-1.74160635471344</text:p>
          </table:table-cell>
          <table:table-cell office:value-type="float" office:value="0.999857544898987" calcext:value-type="float">
            <text:p>0.999857544898987</text:p>
          </table:table-cell>
          <table:table-cell office:value-type="float" office:value="0.0001424162328476" calcext:value-type="float">
            <text:p>0.000142416232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151584625244" calcext:value-type="float">
            <text:p>21.7151584625244</text:p>
          </table:table-cell>
          <table:table-cell office:value-type="float" office:value="-13.825159072876" calcext:value-type="float">
            <text:p>-13.825159072876</text:p>
          </table:table-cell>
          <table:table-cell office:value-type="float" office:value="1" calcext:value-type="float">
            <text:p>1</text:p>
          </table:table-cell>
          <table:table-cell office:value-type="float" office:value="3.67312952370851E-016" calcext:value-type="float">
            <text:p>3.67312952370851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124710083008" calcext:value-type="float">
            <text:p>20.2124710083008</text:p>
          </table:table-cell>
          <table:table-cell office:value-type="float" office:value="-12.8417892456055" calcext:value-type="float">
            <text:p>-12.8417892456055</text:p>
          </table:table-cell>
          <table:table-cell office:value-type="float" office:value="1" calcext:value-type="float">
            <text:p>1</text:p>
          </table:table-cell>
          <table:table-cell office:value-type="float" office:value="4.41282989695809E-015" calcext:value-type="float">
            <text:p>4.41282989695809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56196975708" calcext:value-type="float">
            <text:p>23.256196975708</text:p>
          </table:table-cell>
          <table:table-cell office:value-type="float" office:value="-15.0952072143555" calcext:value-type="float">
            <text:p>-15.0952072143555</text:p>
          </table:table-cell>
          <table:table-cell office:value-type="float" office:value="1" calcext:value-type="float">
            <text:p>1</text:p>
          </table:table-cell>
          <table:table-cell office:value-type="float" office:value="2.2090096486245E-017" calcext:value-type="float">
            <text:p>2.2090096486245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659198760986" calcext:value-type="float">
            <text:p>16.0659198760986</text:p>
          </table:table-cell>
          <table:table-cell office:value-type="float" office:value="-9.68141937255859" calcext:value-type="float">
            <text:p>-9.6814193725585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657767850603674" calcext:value-type="float">
            <text:p>6.57767850603674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959667205811" calcext:value-type="float">
            <text:p>16.1959667205811</text:p>
          </table:table-cell>
          <table:table-cell office:value-type="float" office:value="-9.01224327087402" calcext:value-type="float">
            <text:p>-9.0122432708740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12775171146051" calcext:value-type="float">
            <text:p>1.12775171146051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G0350990.JP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.95162343978882" calcext:value-type="float">
            <text:p>7.95162343978882</text:p>
          </table:table-cell>
          <table:table-cell table:style-name="ce3" office:value-type="float" office:value="-2.1968309879303" calcext:value-type="float">
            <text:p>-2.1968309879303</text:p>
          </table:table-cell>
          <table:table-cell table:style-name="ce3" office:value-type="float" office:value="0.999960899353027" calcext:value-type="float">
            <text:p>0.999960899353027</text:p>
          </table:table-cell>
          <table:table-cell table:style-name="ce3" office:value-type="float" office:value="0.0000391349822166376" calcext:value-type="float">
            <text:p>3.91349822166376E-05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0906763076782" calcext:value-type="float">
            <text:p>6.40906763076782</text:p>
          </table:table-cell>
          <table:table-cell office:value-type="float" office:value="-1.53746700286865" calcext:value-type="float">
            <text:p>-1.53746700286865</text:p>
          </table:table-cell>
          <table:table-cell office:value-type="float" office:value="0.999646186828613" calcext:value-type="float">
            <text:p>0.999646186828613</text:p>
          </table:table-cell>
          <table:table-cell office:value-type="float" office:value="0.0003537611919455" calcext:value-type="float">
            <text:p>0.0003537611919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60120010376" calcext:value-type="float">
            <text:p>13.160120010376</text:p>
          </table:table-cell>
          <table:table-cell office:value-type="float" office:value="-7.36012935638428" calcext:value-type="float">
            <text:p>-7.36012935638428</text:p>
          </table:table-cell>
          <table:table-cell office:value-type="float" office:value="1" calcext:value-type="float">
            <text:p>1</text:p>
          </table:table-cell>
          <table:table-cell office:value-type="float" office:value="0.00000000122509380418023" calcext:value-type="float">
            <text:p>1.22509380418023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558406829834" calcext:value-type="float">
            <text:p>24.8558406829834</text:p>
          </table:table-cell>
          <table:table-cell office:value-type="float" office:value="-16.1085815429688" calcext:value-type="float">
            <text:p>-16.1085815429688</text:p>
          </table:table-cell>
          <table:table-cell office:value-type="float" office:value="1" calcext:value-type="float">
            <text:p>1</text:p>
          </table:table-cell>
          <table:table-cell office:value-type="float" office:value="1.61948398175837E-018" calcext:value-type="float">
            <text:p>1.61948398175837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508056640625" calcext:value-type="float">
            <text:p>30.9508056640625</text:p>
          </table:table-cell>
          <table:table-cell office:value-type="float" office:value="-20.6977500915527" calcext:value-type="float">
            <text:p>-20.6977500915527</text:p>
          </table:table-cell>
          <table:table-cell office:value-type="float" office:value="1" calcext:value-type="float">
            <text:p>1</text:p>
          </table:table-cell>
          <table:table-cell office:value-type="float" office:value="3.70951585488413E-023" calcext:value-type="float">
            <text:p>3.70951585488413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9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869483947754" calcext:value-type="float">
            <text:p>23.5869483947754</text:p>
          </table:table-cell>
          <table:table-cell office:value-type="float" office:value="-15.4853582382202" calcext:value-type="float">
            <text:p>-15.4853582382202</text:p>
          </table:table-cell>
          <table:table-cell office:value-type="float" office:value="1" calcext:value-type="float">
            <text:p>1</text:p>
          </table:table-cell>
          <table:table-cell office:value-type="float" office:value="1.0742674024565E-017" calcext:value-type="float">
            <text:p>1.0742674024565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0401744842529" calcext:value-type="float">
            <text:p>9.40401744842529</text:p>
          </table:table-cell>
          <table:table-cell office:value-type="float" office:value="-4.3778829574585" calcext:value-type="float">
            <text:p>-4.3778829574585</text:p>
          </table:table-cell>
          <table:table-cell office:value-type="float" office:value="0.999998927116394" calcext:value-type="float">
            <text:p>0.999998927116394</text:p>
          </table:table-cell>
          <table:table-cell office:value-type="float" office:value="0.00000103418028629676" calcext:value-type="float">
            <text:p>1.03418028629676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270774841309" calcext:value-type="float">
            <text:p>3.72270774841309</text:p>
          </table:table-cell>
          <table:table-cell office:value-type="float" office:value="1.69909620285034" calcext:value-type="float">
            <text:p>1.69909620285034</text:p>
          </table:table-cell>
          <table:table-cell office:value-type="float" office:value="0.883253931999206" calcext:value-type="float">
            <text:p>0.883253931999206</text:p>
          </table:table-cell>
          <table:table-cell office:value-type="float" office:value="0.116746075451374" calcext:value-type="float">
            <text:p>0.1167460754513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099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06439352035522" calcext:value-type="float">
            <text:p>-4.06439352035522</text:p>
          </table:table-cell>
          <table:table-cell office:value-type="float" office:value="9.24169921875" calcext:value-type="float">
            <text:p>9.24169921875</text:p>
          </table:table-cell>
          <table:table-cell office:value-type="float" office:value="0.00000166431857451244" calcext:value-type="float">
            <text:p>1.66431857451244E-06</text:p>
          </table:table-cell>
          <table:table-cell office:value-type="float" office:value="0.999998331069946" calcext:value-type="float">
            <text:p>0.9999983310699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09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353700637817" calcext:value-type="float">
            <text:p>11.3353700637817</text:p>
          </table:table-cell>
          <table:table-cell office:value-type="float" office:value="-5.0378942489624" calcext:value-type="float">
            <text:p>-5.0378942489624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77478567561684" calcext:value-type="float">
            <text:p>7.7478567561684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357555389404" calcext:value-type="float">
            <text:p>23.6357555389404</text:p>
          </table:table-cell>
          <table:table-cell office:value-type="float" office:value="-15.2256937026978" calcext:value-type="float">
            <text:p>-15.2256937026978</text:p>
          </table:table-cell>
          <table:table-cell office:value-type="float" office:value="1" calcext:value-type="float">
            <text:p>1</text:p>
          </table:table-cell>
          <table:table-cell office:value-type="float" office:value="1.32643696906992E-017" calcext:value-type="float">
            <text:p>1.32643696906992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787437438965" calcext:value-type="float">
            <text:p>36.2787437438965</text:p>
          </table:table-cell>
          <table:table-cell office:value-type="float" office:value="-24.7061614990234" calcext:value-type="float">
            <text:p>-24.7061614990234</text:p>
          </table:table-cell>
          <table:table-cell office:value-type="float" office:value="1" calcext:value-type="float">
            <text:p>1</text:p>
          </table:table-cell>
          <table:table-cell office:value-type="float" office:value="3.27033420134449E-027" calcext:value-type="float">
            <text:p>3.27033420134449E-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108879089355" calcext:value-type="float">
            <text:p>34.7108879089355</text:p>
          </table:table-cell>
          <table:table-cell office:value-type="float" office:value="-23.1427097320557" calcext:value-type="float">
            <text:p>-23.1427097320557</text:p>
          </table:table-cell>
          <table:table-cell office:value-type="float" office:value="1" calcext:value-type="float">
            <text:p>1</text:p>
          </table:table-cell>
          <table:table-cell office:value-type="float" office:value="7.49032982119875E-026" calcext:value-type="float">
            <text:p>7.49032982119875E-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432353973389" calcext:value-type="float">
            <text:p>31.9432353973389</text:p>
          </table:table-cell>
          <table:table-cell office:value-type="float" office:value="-21.3057498931885" calcext:value-type="float">
            <text:p>-21.3057498931885</text:p>
          </table:table-cell>
          <table:table-cell office:value-type="float" office:value="1" calcext:value-type="float">
            <text:p>1</text:p>
          </table:table-cell>
          <table:table-cell office:value-type="float" office:value="7.48616692824619E-024" calcext:value-type="float">
            <text:p>7.48616692824619E-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822992324829" calcext:value-type="float">
            <text:p>15.5822992324829</text:p>
          </table:table-cell>
          <table:table-cell office:value-type="float" office:value="-9.14783954620361" calcext:value-type="float">
            <text:p>-9.1478395462036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181901889384495" calcext:value-type="float">
            <text:p>1.81901889384495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05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39661693573" calcext:value-type="float">
            <text:p>1.739661693573</text:p>
          </table:table-cell>
          <table:table-cell office:value-type="float" office:value="3.16233205795288" calcext:value-type="float">
            <text:p>3.16233205795288</text:p>
          </table:table-cell>
          <table:table-cell office:value-type="float" office:value="0.194243296980858" calcext:value-type="float">
            <text:p>0.194243296980858</text:p>
          </table:table-cell>
          <table:table-cell office:value-type="float" office:value="0.805756688117981" calcext:value-type="float">
            <text:p>0.8057566881179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10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987154006958" calcext:value-type="float">
            <text:p>3.9987154006958</text:p>
          </table:table-cell>
          <table:table-cell office:value-type="float" office:value="0.901113748550415" calcext:value-type="float">
            <text:p>0.901113748550415</text:p>
          </table:table-cell>
          <table:table-cell office:value-type="float" office:value="0.956793665885925" calcext:value-type="float">
            <text:p>0.956793665885925</text:p>
          </table:table-cell>
          <table:table-cell office:value-type="float" office:value="0.0432062894105911" calcext:value-type="float">
            <text:p>0.0432062894105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393787384033" calcext:value-type="float">
            <text:p>21.4393787384033</text:p>
          </table:table-cell>
          <table:table-cell office:value-type="float" office:value="-13.5874490737915" calcext:value-type="float">
            <text:p>-13.5874490737915</text:p>
          </table:table-cell>
          <table:table-cell office:value-type="float" office:value="1" calcext:value-type="float">
            <text:p>1</text:p>
          </table:table-cell>
          <table:table-cell office:value-type="float" office:value="6.13820742315313E-016" calcext:value-type="float">
            <text:p>6.13820742315313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385101318359" calcext:value-type="float">
            <text:p>25.2385101318359</text:p>
          </table:table-cell>
          <table:table-cell office:value-type="float" office:value="-16.4196319580078" calcext:value-type="float">
            <text:p>-16.4196319580078</text:p>
          </table:table-cell>
          <table:table-cell office:value-type="float" office:value="1" calcext:value-type="float">
            <text:p>1</text:p>
          </table:table-cell>
          <table:table-cell office:value-type="float" office:value="8.09279907109497E-019" calcext:value-type="float">
            <text:p>8.09279907109497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050121307373" calcext:value-type="float">
            <text:p>16.9050121307373</text:p>
          </table:table-cell>
          <table:table-cell office:value-type="float" office:value="-10.1970167160034" calcext:value-type="float">
            <text:p>-10.197016716003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69722265755401" calcext:value-type="float">
            <text:p>1.69722265755401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219402313232" calcext:value-type="float">
            <text:p>21.0219402313232</text:p>
          </table:table-cell>
          <table:table-cell office:value-type="float" office:value="-13.2290420532227" calcext:value-type="float">
            <text:p>-13.2290420532227</text:p>
          </table:table-cell>
          <table:table-cell office:value-type="float" office:value="1" calcext:value-type="float">
            <text:p>1</text:p>
          </table:table-cell>
          <table:table-cell office:value-type="float" office:value="1.3334802630933E-015" calcext:value-type="float">
            <text:p>1.3334802630933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808584213257" calcext:value-type="float">
            <text:p>15.3808584213257</text:p>
          </table:table-cell>
          <table:table-cell office:value-type="float" office:value="-9.06715869903564" calcext:value-type="float">
            <text:p>-9.067158699035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241190990790674" calcext:value-type="float">
            <text:p>2.41190990790674E-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G0351012.JP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.15671157836914" calcext:value-type="float">
            <text:p>4.15671157836914</text:p>
          </table:table-cell>
          <table:table-cell table:style-name="ce3" office:value-type="float" office:value="1.06658160686493" calcext:value-type="float">
            <text:p>1.06658160686493</text:p>
          </table:table-cell>
          <table:table-cell table:style-name="ce3" office:value-type="float" office:value="0.956483840942383" calcext:value-type="float">
            <text:p>0.956483840942383</text:p>
          </table:table-cell>
          <table:table-cell table:style-name="ce3" office:value-type="float" office:value="0.0435162335634231" calcext:value-type="float">
            <text:p>0.043516233563423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7656517028809" calcext:value-type="float">
            <text:p>5.17656517028809</text:p>
          </table:table-cell>
          <table:table-cell office:value-type="float" office:value="-0.974735260009766" calcext:value-type="float">
            <text:p>-0.974735260009766</text:p>
          </table:table-cell>
          <table:table-cell office:value-type="float" office:value="0.997873783111572" calcext:value-type="float">
            <text:p>0.997873783111572</text:p>
          </table:table-cell>
          <table:table-cell office:value-type="float" office:value="0.0021261787042021" calcext:value-type="float">
            <text:p>0.002126178704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4437808990479" calcext:value-type="float">
            <text:p>8.24437808990479</text:p>
          </table:table-cell>
          <table:table-cell office:value-type="float" office:value="-3.37689995765686" calcext:value-type="float">
            <text:p>-3.37689995765686</text:p>
          </table:table-cell>
          <table:table-cell office:value-type="float" office:value="0.999991059303284" calcext:value-type="float">
            <text:p>0.999991059303284</text:p>
          </table:table-cell>
          <table:table-cell office:value-type="float" office:value="0.00000897303380043013" calcext:value-type="float">
            <text:p>8.97303380043013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688087463379" calcext:value-type="float">
            <text:p>18.8688087463379</text:p>
          </table:table-cell>
          <table:table-cell office:value-type="float" office:value="-11.2812051773071" calcext:value-type="float">
            <text:p>-11.281205177307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805407579821879" calcext:value-type="float">
            <text:p>8.05407579821879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1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397884368896" calcext:value-type="float">
            <text:p>22.3397884368896</text:p>
          </table:table-cell>
          <table:table-cell office:value-type="float" office:value="-14.2397108078003" calcext:value-type="float">
            <text:p>-14.2397108078003</text:p>
          </table:table-cell>
          <table:table-cell office:value-type="float" office:value="1" calcext:value-type="float">
            <text:p>1</text:p>
          </table:table-cell>
          <table:table-cell office:value-type="float" office:value="1.29934880578589E-016" calcext:value-type="float">
            <text:p>1.29934880578589E-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1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9326171875" calcext:value-type="float">
            <text:p>30.59326171875</text:p>
          </table:table-cell>
          <table:table-cell office:value-type="float" office:value="-20.521900177002" calcext:value-type="float">
            <text:p>-20.521900177002</text:p>
          </table:table-cell>
          <table:table-cell office:value-type="float" office:value="1" calcext:value-type="float">
            <text:p>1</text:p>
          </table:table-cell>
          <table:table-cell office:value-type="float" office:value="6.32364154488371E-023" calcext:value-type="float">
            <text:p>6.32364154488371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074825286865" calcext:value-type="float">
            <text:p>20.5074825286865</text:p>
          </table:table-cell>
          <table:table-cell office:value-type="float" office:value="-12.9004373550415" calcext:value-type="float">
            <text:p>-12.9004373550415</text:p>
          </table:table-cell>
          <table:table-cell office:value-type="float" office:value="1" calcext:value-type="float">
            <text:p>1</text:p>
          </table:table-cell>
          <table:table-cell office:value-type="float" office:value="3.09830612534522E-015" calcext:value-type="float">
            <text:p>3.09830612534522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206184387207" calcext:value-type="float">
            <text:p>4.25206184387207</text:p>
          </table:table-cell>
          <table:table-cell office:value-type="float" office:value="0.838279366493225" calcext:value-type="float">
            <text:p>0.838279366493225</text:p>
          </table:table-cell>
          <table:table-cell office:value-type="float" office:value="0.968132555484772" calcext:value-type="float">
            <text:p>0.968132555484772</text:p>
          </table:table-cell>
          <table:table-cell office:value-type="float" office:value="0.0318674929440021" calcext:value-type="float">
            <text:p>0.031867492944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20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6359186172485" calcext:value-type="float">
            <text:p>-3.66359186172485</text:p>
          </table:table-cell>
          <table:table-cell office:value-type="float" office:value="8.60410213470459" calcext:value-type="float">
            <text:p>8.60410213470459</text:p>
          </table:table-cell>
          <table:table-cell office:value-type="float" office:value="0.0000047011703827593" calcext:value-type="float">
            <text:p>4.7011703827593E-06</text:p>
          </table:table-cell>
          <table:table-cell office:value-type="float" office:value="0.999995350837708" calcext:value-type="float">
            <text:p>0.9999953508377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10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685396194458" calcext:value-type="float">
            <text:p>13.5685396194458</text:p>
          </table:table-cell>
          <table:table-cell office:value-type="float" office:value="-7.71861553192139" calcext:value-type="float">
            <text:p>-7.7186155319213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568991742611047" calcext:value-type="float">
            <text:p>5.68991742611047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840232849121" calcext:value-type="float">
            <text:p>27.7840232849121</text:p>
          </table:table-cell>
          <table:table-cell office:value-type="float" office:value="-18.0781574249268" calcext:value-type="float">
            <text:p>-18.0781574249268</text:p>
          </table:table-cell>
          <table:table-cell office:value-type="float" office:value="1" calcext:value-type="float">
            <text:p>1</text:p>
          </table:table-cell>
          <table:table-cell office:value-type="float" office:value="1.20866839468553E-020" calcext:value-type="float">
            <text:p>1.20866839468553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456653594971" calcext:value-type="float">
            <text:p>17.4456653594971</text:p>
          </table:table-cell>
          <table:table-cell office:value-type="float" office:value="-10.9035291671753" calcext:value-type="float">
            <text:p>-10.903529167175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487642586900761" calcext:value-type="float">
            <text:p>4.87642586900761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498996734619" calcext:value-type="float">
            <text:p>26.9498996734619</text:p>
          </table:table-cell>
          <table:table-cell office:value-type="float" office:value="-17.9104328155518" calcext:value-type="float">
            <text:p>-17.9104328155518</text:p>
          </table:table-cell>
          <table:table-cell office:value-type="float" office:value="1" calcext:value-type="float">
            <text:p>1</text:p>
          </table:table-cell>
          <table:table-cell office:value-type="float" office:value="3.29158559436549E-020" calcext:value-type="float">
            <text:p>3.29158559436549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705312728882" calcext:value-type="float">
            <text:p>13.6705312728882</text:p>
          </table:table-cell>
          <table:table-cell office:value-type="float" office:value="-7.99431037902832" calcext:value-type="float">
            <text:p>-7.9943103790283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390013132900435" calcext:value-type="float">
            <text:p>3.90013132900435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398515701294" calcext:value-type="float">
            <text:p>6.26398515701294</text:p>
          </table:table-cell>
          <table:table-cell office:value-type="float" office:value="-1.96139788627625" calcext:value-type="float">
            <text:p>-1.96139788627625</text:p>
          </table:table-cell>
          <table:table-cell office:value-type="float" office:value="0.999732315540314" calcext:value-type="float">
            <text:p>0.999732315540314</text:p>
          </table:table-cell>
          <table:table-cell office:value-type="float" office:value="0.0002676981384865" calcext:value-type="float">
            <text:p>0.0002676981384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27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459972858429" calcext:value-type="float">
            <text:p>-3.6459972858429</text:p>
          </table:table-cell>
          <table:table-cell office:value-type="float" office:value="8.5736665725708" calcext:value-type="float">
            <text:p>8.5736665725708</text:p>
          </table:table-cell>
          <table:table-cell office:value-type="float" office:value="0.00000493248080601916" calcext:value-type="float">
            <text:p>4.93248080601916E-06</text:p>
          </table:table-cell>
          <table:table-cell office:value-type="float" office:value="0.999995112419128" calcext:value-type="float">
            <text:p>0.9999951124191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10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329458236694" calcext:value-type="float">
            <text:p>12.3329458236694</text:p>
          </table:table-cell>
          <table:table-cell office:value-type="float" office:value="-6.86028718948364" calcext:value-type="float">
            <text:p>-6.86028718948364</text:p>
          </table:table-cell>
          <table:table-cell office:value-type="float" office:value="1" calcext:value-type="float">
            <text:p>1</text:p>
          </table:table-cell>
          <table:table-cell office:value-type="float" office:value="0.00000000461832661002859" calcext:value-type="float">
            <text:p>4.61832661002859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76628112793" calcext:value-type="float">
            <text:p>13.176628112793</text:p>
          </table:table-cell>
          <table:table-cell office:value-type="float" office:value="-7.63477849960327" calcext:value-type="float">
            <text:p>-7.6347784996032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915631515052695" calcext:value-type="float">
            <text:p>9.15631515052695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3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897336959839" calcext:value-type="float">
            <text:p>12.9897336959839</text:p>
          </table:table-cell>
          <table:table-cell office:value-type="float" office:value="-7.34445142745972" calcext:value-type="float">
            <text:p>-7.34445142745972</text:p>
          </table:table-cell>
          <table:table-cell office:value-type="float" office:value="1" calcext:value-type="float">
            <text:p>1</text:p>
          </table:table-cell>
          <table:table-cell office:value-type="float" office:value="0.00000000147562440044879" calcext:value-type="float">
            <text:p>1.47562440044879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411281585693" calcext:value-type="float">
            <text:p>20.0411281585693</text:p>
          </table:table-cell>
          <table:table-cell office:value-type="float" office:value="-12.3230085372925" calcext:value-type="float">
            <text:p>-12.3230085372925</text:p>
          </table:table-cell>
          <table:table-cell office:value-type="float" office:value="1" calcext:value-type="float">
            <text:p>1</text:p>
          </table:table-cell>
          <table:table-cell office:value-type="float" office:value="8.79902314882388E-015" calcext:value-type="float">
            <text:p>8.79902314882388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561370849609" calcext:value-type="float">
            <text:p>23.5561370849609</text:p>
          </table:table-cell>
          <table:table-cell office:value-type="float" office:value="-15.1644830703735" calcext:value-type="float">
            <text:p>-15.1644830703735</text:p>
          </table:table-cell>
          <table:table-cell office:value-type="float" office:value="1" calcext:value-type="float">
            <text:p>1</text:p>
          </table:table-cell>
          <table:table-cell office:value-type="float" office:value="1.52703414059638E-017" calcext:value-type="float">
            <text:p>1.52703414059638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341711044312" calcext:value-type="float">
            <text:p>11.0341711044312</text:p>
          </table:table-cell>
          <table:table-cell office:value-type="float" office:value="-5.33509635925293" calcext:value-type="float">
            <text:p>-5.33509635925293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777889397340914" calcext:value-type="float">
            <text:p>7.77889397340914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3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61308741569519" calcext:value-type="float">
            <text:p>-3.61308741569519</text:p>
          </table:table-cell>
          <table:table-cell office:value-type="float" office:value="8.87420654296875" calcext:value-type="float">
            <text:p>8.87420654296875</text:p>
          </table:table-cell>
          <table:table-cell office:value-type="float" office:value="0.00000377429091713566" calcext:value-type="float">
            <text:p>3.77429091713566E-06</text:p>
          </table:table-cell>
          <table:table-cell office:value-type="float" office:value="0.999996185302734" calcext:value-type="float">
            <text:p>0.9999961853027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10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3948307037354" calcext:value-type="float">
            <text:p>6.53948307037354</text:p>
          </table:table-cell>
          <table:table-cell office:value-type="float" office:value="-1.64663529396057" calcext:value-type="float">
            <text:p>-1.64663529396057</text:p>
          </table:table-cell>
          <table:table-cell office:value-type="float" office:value="0.999721586704254" calcext:value-type="float">
            <text:p>0.999721586704254</text:p>
          </table:table-cell>
          <table:table-cell office:value-type="float" office:value="0.0002784153330139" calcext:value-type="float">
            <text:p>0.000278415333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3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266124725342" calcext:value-type="float">
            <text:p>24.8266124725342</text:p>
          </table:table-cell>
          <table:table-cell office:value-type="float" office:value="-15.7869319915771" calcext:value-type="float">
            <text:p>-15.7869319915771</text:p>
          </table:table-cell>
          <table:table-cell office:value-type="float" office:value="1" calcext:value-type="float">
            <text:p>1</text:p>
          </table:table-cell>
          <table:table-cell office:value-type="float" office:value="2.30017959322469E-018" calcext:value-type="float">
            <text:p>2.30017959322469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3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399549484253" calcext:value-type="float">
            <text:p>10.7399549484253</text:p>
          </table:table-cell>
          <table:table-cell office:value-type="float" office:value="-5.52537775039673" calcext:value-type="float">
            <text:p>-5.52537775039673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.0000000863088871483342" calcext:value-type="float">
            <text:p>8.63088871483342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634788513184" calcext:value-type="float">
            <text:p>19.6634788513184</text:p>
          </table:table-cell>
          <table:table-cell office:value-type="float" office:value="-12.4177131652832" calcext:value-type="float">
            <text:p>-12.4177131652832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116765711005327" calcext:value-type="float">
            <text:p>1.16765711005327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014583587646" calcext:value-type="float">
            <text:p>17.3014583587646</text:p>
          </table:table-cell>
          <table:table-cell office:value-type="float" office:value="-10.7419509887695" calcext:value-type="float">
            <text:p>-10.7419509887695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662067243476644" calcext:value-type="float">
            <text:p>6.62067243476644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3114366531372" calcext:value-type="float">
            <text:p>4.03114366531372</text:p>
          </table:table-cell>
          <table:table-cell office:value-type="float" office:value="0.879586815834045" calcext:value-type="float">
            <text:p>0.879586815834045</text:p>
          </table:table-cell>
          <table:table-cell office:value-type="float" office:value="0.958970069885254" calcext:value-type="float">
            <text:p>0.958970069885254</text:p>
          </table:table-cell>
          <table:table-cell office:value-type="float" office:value="0.0410299748182296" calcext:value-type="float">
            <text:p>0.041029974818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4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81997299194336" calcext:value-type="float">
            <text:p>-4.81997299194336</text:p>
          </table:table-cell>
          <table:table-cell office:value-type="float" office:value="10.1508016586304" calcext:value-type="float">
            <text:p>10.1508016586304</text:p>
          </table:table-cell>
          <table:table-cell office:value-type="float" office:value="0.00000031497421559834" calcext:value-type="float">
            <text:p>3.1497421559834E-07</text:p>
          </table:table-cell>
          <table:table-cell office:value-type="float" office:value="0.999999642372131" calcext:value-type="float">
            <text:p>0.9999996423721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104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764862060547" calcext:value-type="float">
            <text:p>13.9764862060547</text:p>
          </table:table-cell>
          <table:table-cell office:value-type="float" office:value="-7.95231294631958" calcext:value-type="float">
            <text:p>-7.95231294631958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99532371128564" calcext:value-type="float">
            <text:p>2.99532371128564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803859710693" calcext:value-type="float">
            <text:p>17.2803859710693</text:p>
          </table:table-cell>
          <table:table-cell office:value-type="float" office:value="-10.2752161026001" calcext:value-type="float">
            <text:p>-10.275216102600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07833490400888" calcext:value-type="float">
            <text:p>1.07833490400888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19310760498" calcext:value-type="float">
            <text:p>17.719310760498</text:p>
          </table:table-cell>
          <table:table-cell office:value-type="float" office:value="-10.71373462677" calcext:value-type="float">
            <text:p>-10.7137346267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448420760159468" calcext:value-type="float">
            <text:p>4.48420760159468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827556610107" calcext:value-type="float">
            <text:p>24.4827556610107</text:p>
          </table:table-cell>
          <table:table-cell office:value-type="float" office:value="-16.00758934021" calcext:value-type="float">
            <text:p>-16.00758934021</text:p>
          </table:table-cell>
          <table:table-cell office:value-type="float" office:value="1" calcext:value-type="float">
            <text:p>1</text:p>
          </table:table-cell>
          <table:table-cell office:value-type="float" office:value="2.60175620287657E-018" calcext:value-type="float">
            <text:p>2.60175620287657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4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025938034058" calcext:value-type="float">
            <text:p>12.7025938034058</text:p>
          </table:table-cell>
          <table:table-cell office:value-type="float" office:value="-7.27126359939575" calcext:value-type="float">
            <text:p>-7.27126359939575</text:p>
          </table:table-cell>
          <table:table-cell office:value-type="float" office:value="1" calcext:value-type="float">
            <text:p>1</text:p>
          </table:table-cell>
          <table:table-cell office:value-type="float" office:value="0.00000000211574713304685" calcext:value-type="float">
            <text:p>2.11574713304685E-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463695526123" calcext:value-type="float">
            <text:p>11.0463695526123</text:p>
          </table:table-cell>
          <table:table-cell office:value-type="float" office:value="-5.76968002319336" calcext:value-type="float">
            <text:p>-5.76968002319336</text:p>
          </table:table-cell>
          <table:table-cell office:value-type="float" office:value="1" calcext:value-type="float">
            <text:p>1</text:p>
          </table:table-cell>
          <table:table-cell office:value-type="float" office:value="0.0000000497602421489774" calcext:value-type="float">
            <text:p>4.97602421489774E-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48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62477016448975" calcext:value-type="float">
            <text:p>-5.62477016448975</text:p>
          </table:table-cell>
          <table:table-cell office:value-type="float" office:value="11.6255903244019" calcext:value-type="float">
            <text:p>11.6255903244019</text:p>
          </table:table-cell>
          <table:table-cell office:value-type="float" office:value="0.0000000322302469157876" calcext:value-type="float">
            <text:p>3.22302469157876E-0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1049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3524122238159" calcext:value-type="float">
            <text:p>1.93524122238159</text:p>
          </table:table-cell>
          <table:table-cell office:value-type="float" office:value="2.26760339736938" calcext:value-type="float">
            <text:p>2.26760339736938</text:p>
          </table:table-cell>
          <table:table-cell office:value-type="float" office:value="0.417665988206863" calcext:value-type="float">
            <text:p>0.417665988206863</text:p>
          </table:table-cell>
          <table:table-cell office:value-type="float" office:value="0.582334041595459" calcext:value-type="float">
            <text:p>0.5823340415954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519100189209" calcext:value-type="float">
            <text:p>16.9519100189209</text:p>
          </table:table-cell>
          <table:table-cell office:value-type="float" office:value="-10.1261978149414" calcext:value-type="float">
            <text:p>-10.126197814941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173830979992295" calcext:value-type="float">
            <text:p>1.73830979992295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11429977417" calcext:value-type="float">
            <text:p>28.811429977417</text:p>
          </table:table-cell>
          <table:table-cell office:value-type="float" office:value="-18.8709735870361" calcext:value-type="float">
            <text:p>-18.8709735870361</text:p>
          </table:table-cell>
          <table:table-cell office:value-type="float" office:value="1" calcext:value-type="float">
            <text:p>1</text:p>
          </table:table-cell>
          <table:table-cell office:value-type="float" office:value="1.95792136378364E-021" calcext:value-type="float">
            <text:p>1.95792136378364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995662689209" calcext:value-type="float">
            <text:p>18.2995662689209</text:p>
          </table:table-cell>
          <table:table-cell office:value-type="float" office:value="-11.3310279846191" calcext:value-type="float">
            <text:p>-11.3310279846191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135393066658281" calcext:value-type="float">
            <text:p>1.35393066658281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949565887451" calcext:value-type="float">
            <text:p>20.8949565887451</text:p>
          </table:table-cell>
          <table:table-cell office:value-type="float" office:value="-13.5902681350708" calcext:value-type="float">
            <text:p>-13.5902681350708</text:p>
          </table:table-cell>
          <table:table-cell office:value-type="float" office:value="1" calcext:value-type="float">
            <text:p>1</text:p>
          </table:table-cell>
          <table:table-cell office:value-type="float" office:value="1.05501045250781E-015" calcext:value-type="float">
            <text:p>1.05501045250781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558284759521" calcext:value-type="float">
            <text:p>25.6558284759521</text:p>
          </table:table-cell>
          <table:table-cell office:value-type="float" office:value="-17.2719402313232" calcext:value-type="float">
            <text:p>-17.2719402313232</text:p>
          </table:table-cell>
          <table:table-cell office:value-type="float" office:value="1" calcext:value-type="float">
            <text:p>1</text:p>
          </table:table-cell>
          <table:table-cell office:value-type="float" office:value="2.27356252377517E-019" calcext:value-type="float">
            <text:p>2.27356252377517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849830627441" calcext:value-type="float">
            <text:p>17.3849830627441</text:p>
          </table:table-cell>
          <table:table-cell office:value-type="float" office:value="-10.5370874404907" calcext:value-type="float">
            <text:p>-10.537087440490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747479443792554" calcext:value-type="float">
            <text:p>7.47479443792554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56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66234087944031" calcext:value-type="float">
            <text:p>-2.66234087944031</text:p>
          </table:table-cell>
          <table:table-cell office:value-type="float" office:value="7.98711109161377" calcext:value-type="float">
            <text:p>7.98711109161377</text:p>
          </table:table-cell>
          <table:table-cell office:value-type="float" office:value="0.0000237132680922514" calcext:value-type="float">
            <text:p>2.37132680922514E-05</text:p>
          </table:table-cell>
          <table:table-cell office:value-type="float" office:value="0.999976277351379" calcext:value-type="float">
            <text:p>0.9999762773513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1057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31120586395264" calcext:value-type="float">
            <text:p>-1.31120586395264</text:p>
          </table:table-cell>
          <table:table-cell office:value-type="float" office:value="6.5783863067627" calcext:value-type="float">
            <text:p>6.5783863067627</text:p>
          </table:table-cell>
          <table:table-cell office:value-type="float" office:value="0.0003744820132851" calcext:value-type="float">
            <text:p>0.000374482013285</text:p>
          </table:table-cell>
          <table:table-cell office:value-type="float" office:value="0.999625444412231" calcext:value-type="float">
            <text:p>0.9996254444122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990310668945" calcext:value-type="float">
            <text:p>23.9990310668945</text:p>
          </table:table-cell>
          <table:table-cell office:value-type="float" office:value="-14.8485555648804" calcext:value-type="float">
            <text:p>-14.8485555648804</text:p>
          </table:table-cell>
          <table:table-cell office:value-type="float" office:value="1" calcext:value-type="float">
            <text:p>1</text:p>
          </table:table-cell>
          <table:table-cell office:value-type="float" office:value="1.34495282805549E-017" calcext:value-type="float">
            <text:p>1.34495282805549E-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095123291016" calcext:value-type="float">
            <text:p>34.1095123291016</text:p>
          </table:table-cell>
          <table:table-cell office:value-type="float" office:value="-22.1096992492676" calcext:value-type="float">
            <text:p>-22.1096992492676</text:p>
          </table:table-cell>
          <table:table-cell office:value-type="float" office:value="1" calcext:value-type="float">
            <text:p>1</text:p>
          </table:table-cell>
          <table:table-cell office:value-type="float" office:value="3.83978267483457E-025" calcext:value-type="float">
            <text:p>3.83978267483457E-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900024414062" calcext:value-type="float">
            <text:p>36.1900024414062</text:p>
          </table:table-cell>
          <table:table-cell office:value-type="float" office:value="-24.0197982788086" calcext:value-type="float">
            <text:p>-24.0197982788086</text:p>
          </table:table-cell>
          <table:table-cell office:value-type="float" office:value="1" calcext:value-type="float">
            <text:p>1</text:p>
          </table:table-cell>
          <table:table-cell office:value-type="float" office:value="7.09930441272992E-027" calcext:value-type="float">
            <text:p>7.09930441272992E-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499374389648" calcext:value-type="float">
            <text:p>24.8499374389648</text:p>
          </table:table-cell>
          <table:table-cell office:value-type="float" office:value="-16.0318183898926" calcext:value-type="float">
            <text:p>-16.0318183898926</text:p>
          </table:table-cell>
          <table:table-cell office:value-type="float" office:value="1" calcext:value-type="float">
            <text:p>1</text:p>
          </table:table-cell>
          <table:table-cell office:value-type="float" office:value="1.75905333933383E-018" calcext:value-type="float">
            <text:p>1.75905333933383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095233917236" calcext:value-type="float">
            <text:p>19.0095233917236</text:p>
          </table:table-cell>
          <table:table-cell office:value-type="float" office:value="-12.1050977706909" calcext:value-type="float">
            <text:p>-12.1050977706909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0306967315065118" calcext:value-type="float">
            <text:p>3.06967315065118E-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63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19859421253204" calcext:value-type="float">
            <text:p>-1.19859421253204</text:p>
          </table:table-cell>
          <table:table-cell office:value-type="float" office:value="6.21586656570435" calcext:value-type="float">
            <text:p>6.21586656570435</text:p>
          </table:table-cell>
          <table:table-cell office:value-type="float" office:value="0.0006021144799888" calcext:value-type="float">
            <text:p>0.000602114479989</text:p>
          </table:table-cell>
          <table:table-cell office:value-type="float" office:value="0.999397873878479" calcext:value-type="float">
            <text:p>0.9993978738784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64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22403430938721" calcext:value-type="float">
            <text:p>-5.22403430938721</text:p>
          </table:table-cell>
          <table:table-cell office:value-type="float" office:value="11.2734022140503" calcext:value-type="float">
            <text:p>11.2734022140503</text:p>
          </table:table-cell>
          <table:table-cell office:value-type="float" office:value="0.0000000684312269072507" calcext:value-type="float">
            <text:p>6.84312269072507E-08</text:p>
          </table:table-cell>
          <table:table-cell office:value-type="float" office:value="0.99999988079071" calcext:value-type="float">
            <text:p>0.999999880790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10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868911743164" calcext:value-type="float">
            <text:p>18.0868911743164</text:p>
          </table:table-cell>
          <table:table-cell office:value-type="float" office:value="-10.9226217269897" calcext:value-type="float">
            <text:p>-10.9226217269897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0251958013914449" calcext:value-type="float">
            <text:p>2.51958013914449E-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571269989014" calcext:value-type="float">
            <text:p>31.5571269989014</text:p>
          </table:table-cell>
          <table:table-cell office:value-type="float" office:value="-20.4274444580078" calcext:value-type="float">
            <text:p>-20.4274444580078</text:p>
          </table:table-cell>
          <table:table-cell office:value-type="float" office:value="1" calcext:value-type="float">
            <text:p>1</text:p>
          </table:table-cell>
          <table:table-cell office:value-type="float" office:value="2.65085915582338E-023" calcext:value-type="float">
            <text:p>2.65085915582338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998592376709" calcext:value-type="float">
            <text:p>28.0998592376709</text:p>
          </table:table-cell>
          <table:table-cell office:value-type="float" office:value="-18.2957134246826" calcext:value-type="float">
            <text:p>-18.2957134246826</text:p>
          </table:table-cell>
          <table:table-cell office:value-type="float" office:value="1" calcext:value-type="float">
            <text:p>1</text:p>
          </table:table-cell>
          <table:table-cell office:value-type="float" office:value="7.09020527768599E-021" calcext:value-type="float">
            <text:p>7.09020527768599E-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17032623291" calcext:value-type="float">
            <text:p>27.517032623291</text:p>
          </table:table-cell>
          <table:table-cell office:value-type="float" office:value="-18.035514831543" calcext:value-type="float">
            <text:p>-18.035514831543</text:p>
          </table:table-cell>
          <table:table-cell office:value-type="float" office:value="1" calcext:value-type="float">
            <text:p>1</text:p>
          </table:table-cell>
          <table:table-cell office:value-type="float" office:value="1.64732776651865E-020" calcext:value-type="float">
            <text:p>1.64732776651865E-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047046661377" calcext:value-type="float">
            <text:p>24.3047046661377</text:p>
          </table:table-cell>
          <table:table-cell office:value-type="float" office:value="-15.9557828903198" calcext:value-type="float">
            <text:p>-15.9557828903198</text:p>
          </table:table-cell>
          <table:table-cell office:value-type="float" office:value="1" calcext:value-type="float">
            <text:p>1</text:p>
          </table:table-cell>
          <table:table-cell office:value-type="float" office:value="3.2741070095283E-018" calcext:value-type="float">
            <text:p>3.2741070095283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1571035385132" calcext:value-type="float">
            <text:p>5.51571035385132</text:p>
          </table:table-cell>
          <table:table-cell office:value-type="float" office:value="-0.419207245111465" calcext:value-type="float">
            <text:p>-0.419207245111465</text:p>
          </table:table-cell>
          <table:table-cell office:value-type="float" office:value="0.997361481189728" calcext:value-type="float">
            <text:p>0.997361481189728</text:p>
          </table:table-cell>
          <table:table-cell office:value-type="float" office:value="0.0026384610682725" calcext:value-type="float">
            <text:p>0.002638461068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71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62855339050293" calcext:value-type="float">
            <text:p>-4.62855339050293</text:p>
          </table:table-cell>
          <table:table-cell office:value-type="float" office:value="9.94086456298828" calcext:value-type="float">
            <text:p>9.94086456298828</text:p>
          </table:table-cell>
          <table:table-cell office:value-type="float" office:value="0.000000470524213369572" calcext:value-type="float">
            <text:p>4.70524213369572E-07</text:p>
          </table:table-cell>
          <table:table-cell office:value-type="float" office:value="0.999999523162842" calcext:value-type="float">
            <text:p>0.9999995231628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10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3998556137085" calcext:value-type="float">
            <text:p>6.63998556137085</text:p>
          </table:table-cell>
          <table:table-cell office:value-type="float" office:value="-1.34084677696228" calcext:value-type="float">
            <text:p>-1.34084677696228</text:p>
          </table:table-cell>
          <table:table-cell office:value-type="float" office:value="0.999658107757568" calcext:value-type="float">
            <text:p>0.999658107757568</text:p>
          </table:table-cell>
          <table:table-cell office:value-type="float" office:value="0.0003418378473725" calcext:value-type="float">
            <text:p>0.000341837847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04768371582" calcext:value-type="float">
            <text:p>31.004768371582</text:p>
          </table:table-cell>
          <table:table-cell office:value-type="float" office:value="-19.9555015563965" calcext:value-type="float">
            <text:p>-19.9555015563965</text:p>
          </table:table-cell>
          <table:table-cell office:value-type="float" office:value="1" calcext:value-type="float">
            <text:p>1</text:p>
          </table:table-cell>
          <table:table-cell office:value-type="float" office:value="7.38305271051421E-023" calcext:value-type="float">
            <text:p>7.38305271051421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953384399414" calcext:value-type="float">
            <text:p>20.9953384399414</text:p>
          </table:table-cell>
          <table:table-cell office:value-type="float" office:value="-12.7654867172241" calcext:value-type="float">
            <text:p>-12.7654867172241</text:p>
          </table:table-cell>
          <table:table-cell office:value-type="float" office:value="1" calcext:value-type="float">
            <text:p>1</text:p>
          </table:table-cell>
          <table:table-cell office:value-type="float" office:value="2.1770055410339E-015" calcext:value-type="float">
            <text:p>2.1770055410339E-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440612792969" calcext:value-type="float">
            <text:p>31.4440612792969</text:p>
          </table:table-cell>
          <table:table-cell office:value-type="float" office:value="-20.9258575439453" calcext:value-type="float">
            <text:p>-20.9258575439453</text:p>
          </table:table-cell>
          <table:table-cell office:value-type="float" office:value="1" calcext:value-type="float">
            <text:p>1</text:p>
          </table:table-cell>
          <table:table-cell office:value-type="float" office:value="1.8031556957323E-023" calcext:value-type="float">
            <text:p>1.8031556957323E-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115879058838" calcext:value-type="float">
            <text:p>26.2115879058838</text:p>
          </table:table-cell>
          <table:table-cell office:value-type="float" office:value="-17.3341846466064" calcext:value-type="float">
            <text:p>-17.3341846466064</text:p>
          </table:table-cell>
          <table:table-cell office:value-type="float" office:value="1" calcext:value-type="float">
            <text:p>1</text:p>
          </table:table-cell>
          <table:table-cell office:value-type="float" office:value="1.22549418538539E-019" calcext:value-type="float">
            <text:p>1.22549418538539E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7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973804473877" calcext:value-type="float">
            <text:p>24.2973804473877</text:p>
          </table:table-cell>
          <table:table-cell office:value-type="float" office:value="-16.1099891662598" calcext:value-type="float">
            <text:p>-16.1099891662598</text:p>
          </table:table-cell>
          <table:table-cell office:value-type="float" office:value="1" calcext:value-type="float">
            <text:p>1</text:p>
          </table:table-cell>
          <table:table-cell office:value-type="float" office:value="2.82684176692444E-018" calcext:value-type="float">
            <text:p>2.82684176692444E-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78.JP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21735596656799" calcext:value-type="float">
            <text:p>-1.21735596656799</text:p>
          </table:table-cell>
          <table:table-cell office:value-type="float" office:value="6.27030611038208" calcext:value-type="float">
            <text:p>6.27030611038208</text:p>
          </table:table-cell>
          <table:table-cell office:value-type="float" office:value="0.0005596370901912" calcext:value-type="float">
            <text:p>0.000559637090191</text:p>
          </table:table-cell>
          <table:table-cell office:value-type="float" office:value="0.999440371990204" calcext:value-type="float">
            <text:p>0.9994403719902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3510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240243911743" calcext:value-type="float">
            <text:p>2.61240243911743</text:p>
          </table:table-cell>
          <table:table-cell office:value-type="float" office:value="2.50557279586792" calcext:value-type="float">
            <text:p>2.50557279586792</text:p>
          </table:table-cell>
          <table:table-cell office:value-type="float" office:value="0.526682019233704" calcext:value-type="float">
            <text:p>0.526682019233704</text:p>
          </table:table-cell>
          <table:table-cell office:value-type="float" office:value="0.473317980766296" calcext:value-type="float">
            <text:p>0.473317980766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6322498321533" calcext:value-type="float">
            <text:p>8.86322498321533</text:p>
          </table:table-cell>
          <table:table-cell office:value-type="float" office:value="-4.04633331298828" calcext:value-type="float">
            <text:p>-4.04633331298828</text:p>
          </table:table-cell>
          <table:table-cell office:value-type="float" office:value="0.999997496604919" calcext:value-type="float">
            <text:p>0.999997496604919</text:p>
          </table:table-cell>
          <table:table-cell office:value-type="float" office:value="0.0000024742807909206" calcext:value-type="float">
            <text:p>2.4742807909206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605407714844" calcext:value-type="float">
            <text:p>16.9605407714844</text:p>
          </table:table-cell>
          <table:table-cell office:value-type="float" office:value="-9.37695503234863" calcext:value-type="float">
            <text:p>-9.37695503234863</text:p>
          </table:table-cell>
          <table:table-cell office:value-type="float" office:value="1" calcext:value-type="float">
            <text:p>1</text:p>
          </table:table-cell>
          <table:table-cell office:value-type="float" office:value="0.0000000000036456159271947" calcext:value-type="float">
            <text:p>3.6456159271947E-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612257003784" calcext:value-type="float">
            <text:p>14.2612257003784</text:p>
          </table:table-cell>
          <table:table-cell office:value-type="float" office:value="-8.00839710235596" calcext:value-type="float">
            <text:p>-8.00839710235596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13022613437808" calcext:value-type="float">
            <text:p>2.13022613437808E-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03510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1302223205566" calcext:value-type="float">
            <text:p>9.21302223205566</text:p>
          </table:table-cell>
          <table:table-cell office:value-type="float" office:value="-3.68536806106567" calcext:value-type="float">
            <text:p>-3.68536806106567</text:p>
          </table:table-cell>
          <table:table-cell office:value-type="float" office:value="0.999997496604919" calcext:value-type="float">
            <text:p>0.999997496604919</text:p>
          </table:table-cell>
          <table:table-cell office:value-type="float" office:value="0.00000250206949203857" calcext:value-type="float">
            <text:p>2.50206949203857E-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2:.C800])" office:value-type="float" office:value="108" calcext:value-type="float">
            <text:p>108</text:p>
          </table:table-cell>
          <table:table-cell table:number-columns-repeated="7"/>
        </table:table-row>
        <table:table-row table:style-name="ro1" table:number-rows-repeated="1047774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'model-2596727_best___file-NUE_1_2019-06-27_range_8'.A49:'model-2596727_best___file-NUE_1_2019-06-27_range_8'.J1048576 'model-2596727_best___file-NUE_1_2019-06-27_range_8'.A1:'model-2596727_best___file-NUE_1_2019-06-27_range_8'.J47">
            <calcext:condition calcext:apply-style-name="Good" calcext:value="=1" calcext:base-cell-address="'model-2596727_best___file-NUE_1_2019-06-27_range_8'.A1"/>
          </calcext:conditional-format>
          <calcext:conditional-format calcext:target-range-address="'model-2596727_best___file-NUE_1_2019-06-27_range_8'.A48:'model-2596727_best___file-NUE_1_2019-06-27_range_8'.J48">
            <calcext:condition calcext:apply-style-name="Good" calcext:value="=1" calcext:base-cell-address="'model-2596727_best___file-NUE_1_2019-06-27_range_8'.A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5T14:56:49.321676402</dc:date>
    <meta:editing-duration>PT11S</meta:editing-duration>
    <meta:editing-cycles>1</meta:editing-cycles>
    <meta:generator>LibreOffice/6.0.7.3$Linux_X86_64 LibreOffice_project/00m0$Build-3</meta:generator>
    <meta:document-statistic meta:table-count="1" meta:cell-count="8001" meta:object-count="0"/>
  </office:meta>
</office:document-meta>
</file>